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Droid Sans Mono" svg:font-family="'Droid Sans Mono', monospace, monospace, 'Droid Sans Fallback'"/>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Narrow" svg:font-family="'Liberation Sans Narrow'" style:font-family-generic="swiss" style:font-pitch="variable"/>
    <style:font-face style:name="Verdana" svg:font-family="Verdana"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Таблица2" style:family="table">
      <style:table-properties style:width="4.297cm" fo:margin-left="0.011cm" table:align="left" style:writing-mode="lr-tb"/>
    </style:style>
    <style:style style:name="Таблица2.A" style:family="table-column">
      <style:table-column-properties style:column-width="4.297cm"/>
    </style:style>
    <style:style style:name="Таблица2.A1" style:family="table-cell">
      <style:table-cell-properties fo:padding="0.097cm" fo:border="0.05pt solid #000000"/>
    </style:style>
    <style:style style:name="Таблица1" style:family="table">
      <style:table-properties style:width="4.297cm" fo:margin-left="0.011cm" table:align="left" style:writing-mode="lr-tb"/>
    </style:style>
    <style:style style:name="Таблица1.A" style:family="table-column">
      <style:table-column-properties style:column-width="4.297cm"/>
    </style:style>
    <style:style style:name="Таблица1.A1" style:family="table-cell">
      <style:table-cell-properties fo:padding="0.097cm" fo:border="0.05pt solid #000000"/>
    </style:style>
    <style:style style:name="Таблица3" style:family="table">
      <style:table-properties style:width="4.297cm" fo:margin-left="0.011cm" table:align="left" style:writing-mode="lr-tb"/>
    </style:style>
    <style:style style:name="Таблица3.A" style:family="table-column">
      <style:table-column-properties style:column-width="4.297cm"/>
    </style:style>
    <style:style style:name="Таблица3.A1" style:family="table-cell">
      <style:table-cell-properties fo:padding="0.097cm" fo:border="0.05pt solid #000000"/>
    </style:style>
    <style:style style:name="Таблица4" style:family="table">
      <style:table-properties style:width="4.297cm" fo:margin-left="0.011cm" table:align="left" style:writing-mode="lr-tb"/>
    </style:style>
    <style:style style:name="Таблица4.A" style:family="table-column">
      <style:table-column-properties style:column-width="4.297cm"/>
    </style:style>
    <style:style style:name="Таблица4.A1" style:family="table-cell">
      <style:table-cell-properties fo:padding="0.097cm" fo:border="0.05pt solid #000000"/>
    </style:style>
    <style:style style:name="Таблица5" style:family="table">
      <style:table-properties style:width="4.297cm" fo:margin-left="0.011cm" table:align="left" style:writing-mode="lr-tb"/>
    </style:style>
    <style:style style:name="Таблица5.A" style:family="table-column">
      <style:table-column-properties style:column-width="4.297cm"/>
    </style:style>
    <style:style style:name="Таблица5.A1" style:family="table-cell">
      <style:table-cell-properties fo:padding="0.097cm" fo:border="0.05pt solid #000000"/>
    </style:style>
    <style:style style:name="Таблица6" style:family="table">
      <style:table-properties style:width="4.297cm" fo:margin-left="0.011cm" table:align="left" style:writing-mode="lr-tb"/>
    </style:style>
    <style:style style:name="Таблица6.A" style:family="table-column">
      <style:table-column-properties style:column-width="4.297cm"/>
    </style:style>
    <style:style style:name="Таблица6.A1" style:family="table-cell">
      <style:table-cell-properties fo:padding="0.097cm" fo:border="0.05pt solid #000000"/>
    </style:style>
    <style:style style:name="Таблица7" style:family="table">
      <style:table-properties style:width="4.297cm" fo:margin-left="0.011cm" table:align="left" style:writing-mode="lr-tb"/>
    </style:style>
    <style:style style:name="Таблица7.A" style:family="table-column">
      <style:table-column-properties style:column-width="4.297cm"/>
    </style:style>
    <style:style style:name="Таблица7.A1" style:family="table-cell">
      <style:table-cell-properties fo:padding="0.097cm" fo:border="0.05pt solid #000000"/>
    </style:style>
    <style:style style:name="Таблица8" style:family="table">
      <style:table-properties style:width="4.297cm" fo:margin-left="0.011cm" table:align="left" style:writing-mode="lr-tb"/>
    </style:style>
    <style:style style:name="Таблица8.A" style:family="table-column">
      <style:table-column-properties style:column-width="4.297cm"/>
    </style:style>
    <style:style style:name="Таблица8.A1" style:family="table-cell">
      <style:table-cell-properties fo:padding="0.097cm" fo:border="0.05pt solid #000000"/>
    </style:style>
    <style:style style:name="P1" style:family="paragraph" style:parent-style-name="Standard">
      <style:text-properties style:font-name="Calibri" style:font-name-complex="Calibri"/>
    </style:style>
    <style:style style:name="P2" style:family="paragraph" style:parent-style-name="Standard">
      <style:paragraph-properties fo:text-align="center" style:justify-single-word="false"/>
      <style:text-properties style:font-name="Calibri" style:font-name-complex="Calibri"/>
    </style:style>
    <style:style style:name="P3" style:family="paragraph" style:parent-style-name="Standard">
      <style:paragraph-properties fo:text-align="center" style:justify-single-word="false" style:text-autospace="none"/>
      <style:text-properties style:font-name="Calibri" style:font-name-complex="Calibri"/>
    </style:style>
    <style:style style:name="P4" style:family="paragraph" style:parent-style-name="Standard">
      <style:paragraph-properties fo:text-align="center" style:justify-single-word="false" style:text-autospace="none"/>
      <style:text-properties style:font-name="Calibri" officeooo:paragraph-rsid="0017612a" style:font-name-complex="Calibri"/>
    </style:style>
    <style:style style:name="P5" style:family="paragraph" style:parent-style-name="Standard">
      <style:paragraph-properties style:text-autospace="none"/>
      <style:text-properties style:font-name="Calibri" style:font-name-complex="Calibri"/>
    </style:style>
    <style:style style:name="P6" style:family="paragraph" style:parent-style-name="Standard">
      <style:paragraph-properties fo:text-align="justify" style:justify-single-word="false"/>
      <style:text-properties style:font-name="Calibri" style:font-name-complex="Calibri"/>
    </style:style>
    <style:style style:name="P7" style:family="paragraph" style:parent-style-name="Standard">
      <style:text-properties style:font-name="Calibri" style:text-underline-style="solid" style:text-underline-width="auto" style:text-underline-color="font-color" style:font-name-complex="Calibri"/>
    </style:style>
    <style:style style:name="P8" style:family="paragraph" style:parent-style-name="Standard">
      <style:text-properties style:font-name="Calibri" fo:language="en" fo:country="US" style:text-underline-style="solid" style:text-underline-width="auto" style:text-underline-color="font-color" style:font-name-complex="Calibri"/>
    </style:style>
    <style:style style:name="P9" style:family="paragraph" style:parent-style-name="Standard">
      <style:paragraph-properties style:text-autospace="none"/>
      <style:text-properties style:font-name="Calibri" fo:language="en" fo:country="US" style:text-underline-style="solid" style:text-underline-width="auto" style:text-underline-color="font-color" style:font-name-complex="Calibri"/>
    </style:style>
    <style:style style:name="P10" style:family="paragraph" style:parent-style-name="Standard">
      <style:text-properties style:font-name="Calibri" fo:language="en" fo:country="US" style:font-name-complex="Calibri"/>
    </style:style>
    <style:style style:name="P11" style:family="paragraph" style:parent-style-name="Standard">
      <style:text-properties style:font-name="Calibri" fo:font-size="10pt" fo:language="en" fo:country="US" style:text-underline-style="solid" style:text-underline-width="auto" style:text-underline-color="font-color" style:font-size-asian="10pt" style:font-name-complex="Calibri" style:font-size-complex="10pt"/>
    </style:style>
    <style:style style:name="P12" style:family="paragraph" style:parent-style-name="Standard">
      <style:paragraph-properties style:text-autospace="none"/>
      <style:text-properties style:font-name="Calibri" fo:font-size="10pt" fo:language="en" fo:country="US" style:text-underline-style="solid" style:text-underline-width="auto" style:text-underline-color="font-color" style:font-size-asian="10pt" style:font-name-complex="Calibri" style:font-size-complex="10pt"/>
    </style:style>
    <style:style style:name="P13" style:family="paragraph" style:parent-style-name="Standard">
      <style:paragraph-properties style:text-autospace="none"/>
      <style:text-properties style:font-name="Calibri" fo:font-size="10pt" fo:language="en" fo:country="US" style:font-size-asian="10pt" style:font-name-complex="Calibri" style:font-size-complex="10pt"/>
    </style:style>
    <style:style style:name="P14" style:family="paragraph" style:parent-style-name="Standard">
      <style:paragraph-properties style:text-autospace="none"/>
      <style:text-properties style:font-name="Calibri" fo:font-size="11pt" fo:language="en" fo:country="US" style:font-size-asian="11pt" style:font-name-complex="Calibri" style:font-size-complex="11pt"/>
    </style:style>
    <style:style style:name="P15" style:family="paragraph" style:parent-style-name="Standard">
      <style:paragraph-properties style:text-autospace="none"/>
      <style:text-properties style:font-name="Calibri" fo:font-size="9pt" fo:language="en" fo:country="US" style:font-size-asian="9pt" style:font-name-complex="Calibri" style:font-size-complex="9pt"/>
    </style:style>
    <style:style style:name="P16" style:family="paragraph" style:parent-style-name="Standard">
      <style:text-properties fo:color="#000000" style:font-name="Calibri" fo:background-color="#ffffff" style:font-name-complex="Calibri"/>
    </style:style>
    <style:style style:name="P17" style:family="paragraph" style:parent-style-name="Standard">
      <style:paragraph-properties fo:text-align="justify" style:justify-single-word="false"/>
      <style:text-properties fo:color="#000000" style:font-name="Calibri" style:font-name-complex="Calibri"/>
    </style:style>
    <style:style style:name="P18" style:family="paragraph" style:parent-style-name="Standard">
      <style:paragraph-properties style:text-autospace="none"/>
      <style:text-properties style:font-name="Courier New" fo:font-size="10pt" style:font-size-asian="10pt" style:font-name-complex="Courier New" style:font-size-complex="10pt"/>
    </style:style>
    <style:style style:name="P19" style:family="paragraph" style:parent-style-name="Standard">
      <style:paragraph-properties style:text-autospace="none"/>
      <style:text-properties style:font-name="Courier New" fo:font-size="10pt" fo:language="en" fo:country="US" style:font-size-asian="10pt" style:font-name-complex="Courier New" style:font-size-complex="10pt"/>
    </style:style>
    <style:style style:name="P20" style:family="paragraph" style:parent-style-name="Standard">
      <style:paragraph-properties style:text-autospace="none"/>
      <style:text-properties style:font-name="Courier New" fo:font-size="10pt" fo:language="en" fo:country="US" style:text-underline-style="solid" style:text-underline-width="auto" style:text-underline-color="font-color" style:font-size-asian="10pt" style:font-name-complex="Courier New" style:font-size-complex="10pt"/>
    </style:style>
    <style:style style:name="P21" style:family="paragraph" style:parent-style-name="Standard">
      <style:text-properties style:font-name="Courier New" fo:font-size="10pt" style:text-underline-style="solid" style:text-underline-width="auto" style:text-underline-color="font-color" style:font-size-asian="10pt" style:font-name-complex="Courier New" style:font-size-complex="10pt"/>
    </style:style>
    <style:style style:name="P22" style:family="paragraph" style:parent-style-name="Standard">
      <style:paragraph-properties style:text-autospace="none"/>
      <style:text-properties style:font-name="Courier New" fo:font-size="11pt" fo:language="en" fo:country="US" style:font-size-asian="11pt" style:font-name-complex="Courier New" style:font-size-complex="11pt"/>
    </style:style>
    <style:style style:name="P23" style:family="paragraph" style:parent-style-name="Standard">
      <style:paragraph-properties style:text-autospace="none"/>
      <style:text-properties style:font-name="Courier New" fo:font-size="11pt" fo:language="en" fo:country="US" style:text-underline-style="solid" style:text-underline-width="auto" style:text-underline-color="font-color" style:font-size-asian="11pt" style:font-name-complex="Courier New" style:font-size-complex="11pt"/>
    </style:style>
    <style:style style:name="P24" style:family="paragraph" style:parent-style-name="Standard">
      <style:paragraph-properties style:text-autospace="none"/>
      <style:text-properties style:font-name="Courier New" fo:font-size="11pt" style:font-size-asian="11pt" style:font-name-complex="Courier New" style:font-size-complex="11pt"/>
    </style:style>
    <style:style style:name="P25" style:family="paragraph" style:parent-style-name="Standard">
      <style:paragraph-properties style:text-autospace="none"/>
      <style:text-properties style:font-name="Courier New" fo:font-size="9pt" style:font-size-asian="9pt" style:font-name-complex="Courier New" style:font-size-complex="9pt"/>
    </style:style>
    <style:style style:name="P26" style:family="paragraph" style:parent-style-name="Standard">
      <style:paragraph-properties style:text-autospace="none"/>
    </style:style>
    <style:style style:name="P27" style:family="paragraph" style:parent-style-name="Standard">
      <style:paragraph-properties fo:text-align="center" style:justify-single-word="false" style:text-autospace="none"/>
      <style:text-properties officeooo:paragraph-rsid="0017612a"/>
    </style:style>
    <style:style style:name="P28" style:family="paragraph" style:parent-style-name="Standard">
      <style:paragraph-properties fo:text-align="justify" style:justify-single-word="false"/>
    </style:style>
    <style:style style:name="P29" style:family="paragraph" style:parent-style-name="Standard">
      <style:paragraph-properties fo:margin-left="-1.251cm" fo:margin-right="0cm" fo:text-indent="0cm" style:auto-text-indent="false"/>
      <style:text-properties style:font-name="Calibri" style:font-name-complex="Calibri"/>
    </style:style>
    <style:style style:name="P30" style:family="paragraph" style:parent-style-name="Standard">
      <style:paragraph-properties fo:margin-left="-1.251cm" fo:margin-right="0cm" fo:text-indent="0cm" style:auto-text-indent="false" style:text-autospace="none"/>
      <style:text-properties style:font-name="Calibri" style:font-name-complex="Calibri"/>
    </style:style>
    <style:style style:name="P31" style:family="paragraph" style:parent-style-name="Standard">
      <style:paragraph-properties fo:margin-left="-0.616cm" fo:margin-right="0cm" fo:text-indent="0cm" style:auto-text-indent="false"/>
      <style:text-properties style:font-name="Calibri" style:font-name-complex="Calibri"/>
    </style:style>
    <style:style style:name="P32" style:family="paragraph" style:parent-style-name="Standard">
      <style:paragraph-properties fo:margin-left="-0.616cm" fo:margin-right="0cm" fo:text-indent="0.635cm" style:auto-text-indent="false"/>
      <style:text-properties style:font-name="Calibri" style:font-name-complex="Calibri"/>
    </style:style>
    <style:style style:name="P33" style:family="paragraph" style:parent-style-name="Standard">
      <style:paragraph-properties fo:margin-left="-1.251cm" fo:margin-right="0cm" fo:text-indent="0.115cm" style:auto-text-indent="false"/>
    </style:style>
    <style:style style:name="P34" style:family="paragraph" style:parent-style-name="Standard">
      <style:paragraph-properties fo:margin-left="-1.251cm" fo:margin-right="0cm" fo:text-indent="0.115cm" style:auto-text-indent="false"/>
      <style:text-properties style:font-name="Calibri" style:font-name-complex="Calibri"/>
    </style:style>
    <style:style style:name="P35" style:family="paragraph" style:parent-style-name="Standard">
      <style:paragraph-properties fo:margin-left="-1.251cm" fo:margin-right="0cm" fo:text-indent="1.251cm" style:auto-text-indent="false"/>
      <style:text-properties fo:color="#000000" style:font-name="Calibri" fo:background-color="#ffffff" style:font-name-complex="Calibri"/>
    </style:style>
    <style:style style:name="P36" style:family="paragraph" style:parent-style-name="Standard">
      <style:paragraph-properties fo:margin-left="-1.251cm" fo:margin-right="0cm" fo:text-indent="1.251cm" style:auto-text-indent="false"/>
      <style:text-properties fo:color="#000000" style:font-name="Calibri" fo:language="en" fo:country="US" style:text-underline-style="solid" style:text-underline-width="auto" style:text-underline-color="font-color" fo:background-color="#ffffff" style:font-name-complex="Calibri"/>
    </style:style>
    <style:style style:name="P37" style:family="paragraph" style:parent-style-name="Standard">
      <style:paragraph-properties fo:margin-left="-1.251cm" fo:margin-right="0cm" fo:text-indent="1.251cm" style:auto-text-indent="false"/>
      <style:text-properties style:font-name="Calibri" style:font-name-complex="Calibri"/>
    </style:style>
    <style:style style:name="P38" style:family="paragraph" style:parent-style-name="Standard">
      <style:paragraph-properties fo:margin-left="-1.251cm" fo:margin-right="0cm" fo:text-indent="1.251cm" style:auto-text-indent="false"/>
      <style:text-properties style:font-name="Calibri" fo:font-size="10pt" fo:language="en" fo:country="US" style:font-size-asian="10pt" style:font-name-complex="Calibri" style:font-size-complex="10pt"/>
    </style:style>
    <style:style style:name="P39" style:family="paragraph" style:parent-style-name="Standard">
      <style:paragraph-properties fo:margin-left="-1.251cm" fo:margin-right="0cm" fo:text-indent="1.251cm" style:auto-text-indent="false"/>
      <style:text-properties style:font-name="Calibri" fo:language="en" fo:country="US" style:text-underline-style="solid" style:text-underline-width="auto" style:text-underline-color="font-color" style:font-name-complex="Calibri"/>
    </style:style>
    <style:style style:name="P40" style:family="paragraph" style:parent-style-name="Обычный_20__28_веб_29_">
      <style:paragraph-properties fo:margin-left="-1.251cm" fo:margin-right="0cm" fo:margin-top="0cm" fo:margin-bottom="0cm" loext:contextual-spacing="false" fo:text-align="justify" style:justify-single-word="false" fo:text-indent="1.251cm" style:auto-text-indent="false"/>
    </style:style>
    <style:style style:name="P41" style:family="paragraph" style:parent-style-name="Standard">
      <style:paragraph-properties fo:margin-left="0cm" fo:margin-right="0cm" fo:text-indent="-0.751cm" style:auto-text-indent="false" style:text-autospace="none"/>
      <style:text-properties style:font-name="Courier New" fo:font-size="10pt" style:font-size-asian="10pt" style:font-name-complex="Courier New" style:font-size-complex="10pt"/>
    </style:style>
    <style:style style:name="P42" style:family="paragraph" style:parent-style-name="Standard">
      <style:paragraph-properties fo:margin-left="0cm" fo:margin-right="0cm" fo:text-align="justify" style:justify-single-word="false" fo:text-indent="0.635cm" style:auto-text-indent="false"/>
    </style:style>
    <style:style style:name="P43" style:family="paragraph" style:parent-style-name="Standard">
      <style:paragraph-properties fo:margin-left="0cm" fo:margin-right="0cm" fo:text-indent="0.635cm" style:auto-text-indent="false"/>
      <style:text-properties style:font-name="Calibri" style:font-name-complex="Calibri"/>
    </style:style>
    <style:style style:name="P44" style:family="paragraph" style:parent-style-name="Standard">
      <style:paragraph-properties fo:margin-left="0cm" fo:margin-right="0cm" fo:text-indent="0.635cm" style:auto-text-indent="false"/>
      <style:text-properties style:font-name="Calibri" style:text-underline-style="solid" style:text-underline-width="auto" style:text-underline-color="font-color" style:font-name-complex="Calibri"/>
    </style:style>
    <style:style style:name="P45" style:family="paragraph" style:parent-style-name="Standard">
      <style:paragraph-properties fo:margin-left="0cm" fo:margin-right="0cm" fo:text-indent="0.635cm" style:auto-text-indent="false"/>
      <style:text-properties style:font-name="Calibri" fo:language="en" fo:country="US" style:text-underline-style="solid" style:text-underline-width="auto" style:text-underline-color="font-color" style:font-name-complex="Calibri"/>
    </style:style>
    <style:style style:name="P46" style:family="paragraph" style:parent-style-name="Standard">
      <style:paragraph-properties fo:margin-left="0cm" fo:margin-right="0cm" fo:text-indent="0.635cm" style:auto-text-indent="false"/>
      <style:text-properties style:font-name="Calibri" fo:font-size="10pt" fo:language="en" fo:country="US" style:text-underline-style="solid" style:text-underline-width="auto" style:text-underline-color="font-color" style:font-size-asian="10pt" style:font-name-complex="Calibri" style:font-size-complex="10pt"/>
    </style:style>
    <style:style style:name="P47" style:family="paragraph" style:parent-style-name="Standard">
      <style:paragraph-properties fo:margin-left="0cm" fo:margin-right="0cm" fo:text-indent="0.635cm" style:auto-text-indent="false"/>
      <style:text-properties style:font-name="Calibri" fo:font-size="11pt" fo:language="en" fo:country="US" style:text-underline-style="solid" style:text-underline-width="auto" style:text-underline-color="font-color" style:font-size-asian="11pt" style:font-name-complex="Calibri" style:font-size-complex="11pt"/>
    </style:style>
    <style:style style:name="P48" style:family="paragraph" style:parent-style-name="Standard">
      <style:paragraph-properties fo:margin-left="0cm" fo:margin-right="0cm" fo:text-indent="1.249cm" style:auto-text-indent="false"/>
      <style:text-properties style:font-name="Calibri" style:font-name-complex="Calibri"/>
    </style:style>
    <style:style style:name="P49" style:family="paragraph" style:parent-style-name="Standard">
      <style:paragraph-properties fo:margin-left="0cm" fo:margin-right="0cm" fo:text-indent="1.249cm" style:auto-text-indent="false" style:text-autospace="none"/>
    </style:style>
    <style:style style:name="P50" style:family="paragraph" style:parent-style-name="Standard">
      <style:paragraph-properties fo:margin-left="0cm" fo:margin-right="0cm" fo:line-height="100%" fo:text-align="center" style:justify-single-word="false" fo:text-indent="0cm" style:auto-text-indent="false" style:text-autospace="none">
        <style:tab-stops>
          <style:tab-stop style:position="13.767cm" style:leader-style="solid" style:leader-text="_"/>
        </style:tab-stops>
      </style:paragraph-properties>
      <style:text-properties fo:color="#000000" style:font-name="Times New Roman" officeooo:paragraph-rsid="0017612a" style:font-name-complex="Calibri"/>
    </style:style>
    <style:style style:name="P51" style:family="paragraph" style:parent-style-name="Standard">
      <style:paragraph-properties fo:margin-left="0cm" fo:margin-right="0cm" fo:line-height="100%" fo:text-align="start" style:justify-single-word="false" fo:text-indent="0cm" style:auto-text-indent="false"/>
      <style:text-properties fo:color="#000000" style:font-name="Times New Roman" fo:font-size="10pt" fo:font-weight="bold" officeooo:paragraph-rsid="0017612a" style:font-name-asian="Times New Roman" style:font-size-asian="10pt" style:language-asian="ru" style:country-asian="RU" style:font-weight-asian="bold" style:font-size-complex="10pt"/>
    </style:style>
    <style:style style:name="P52" style:family="paragraph" style:parent-style-name="Standard">
      <style:paragraph-properties fo:margin-left="0cm" fo:margin-right="0cm" fo:line-height="100%" fo:text-align="start" style:justify-single-word="false" fo:text-indent="0cm" style:auto-text-indent="false">
        <style:tab-stops>
          <style:tab-stop style:position="13.767cm" style:leader-style="solid" style:leader-text="_"/>
        </style:tab-stops>
      </style:paragraph-properties>
      <style:text-properties fo:color="#000000" style:font-name="Times New Roman" fo:font-size="12pt" officeooo:paragraph-rsid="0017612a" style:font-name-asian="Times New Roman" style:font-size-asian="12pt" style:language-asian="ru" style:country-asian="RU" style:font-size-complex="12pt"/>
    </style:style>
    <style:style style:name="P53" style:family="paragraph" style:parent-style-name="Standard">
      <style:paragraph-properties fo:margin-left="0cm" fo:margin-right="0cm" fo:line-height="100%" fo:text-align="start" style:justify-single-word="false" fo:text-indent="0cm" style:auto-text-indent="false"/>
      <style:text-properties fo:color="#000000" style:font-name="Times New Roman" fo:font-size="12pt" officeooo:paragraph-rsid="0017612a" style:font-name-asian="Times New Roman" style:font-size-asian="12pt" style:language-asian="ru" style:country-asian="RU" style:font-size-complex="12pt"/>
    </style:style>
    <style:style style:name="P54" style:family="paragraph" style:parent-style-name="Standard">
      <style:paragraph-properties fo:margin-left="0cm" fo:margin-right="0cm" fo:line-height="100%" fo:text-align="start" style:justify-single-word="false" fo:text-indent="0cm" style:auto-text-indent="false">
        <style:tab-stops>
          <style:tab-stop style:position="13.767cm" style:leader-style="solid" style:leader-text="_"/>
        </style:tab-stops>
      </style:paragraph-properties>
      <style:text-properties fo:color="#000000" style:font-name="Times New Roman" fo:font-size="12pt" style:text-underline-style="solid" style:text-underline-width="auto" style:text-underline-color="font-color" officeooo:paragraph-rsid="0017612a" style:font-name-asian="Times New Roman" style:font-size-asian="12pt" style:language-asian="ru" style:country-asian="RU" style:font-size-complex="12pt"/>
    </style:style>
    <style:style style:name="P55" style:family="paragraph" style:parent-style-name="Standard">
      <style:paragraph-properties fo:margin-left="0cm" fo:margin-right="0cm" fo:line-height="100%" fo:text-align="center" style:justify-single-word="false" fo:text-indent="0cm" style:auto-text-indent="false"/>
      <style:text-properties fo:text-transform="uppercase" fo:color="#000000" style:font-name="Times New Roman" fo:font-size="12pt" fo:font-weight="bold" officeooo:paragraph-rsid="0017612a" style:font-name-asian="Times New Roman" style:font-size-asian="12pt" style:language-asian="ru" style:country-asian="RU" style:font-weight-asian="bold" style:font-size-complex="12pt"/>
    </style:style>
    <style:style style:name="P56" style:family="paragraph" style:parent-style-name="Standard">
      <style:paragraph-properties fo:margin-left="0cm" fo:margin-right="0cm" fo:line-height="100%" fo:text-align="center" style:justify-single-word="false" fo:text-indent="0cm" style:auto-text-indent="false"/>
      <style:text-properties fo:text-transform="uppercase" fo:color="#000000" style:font-name="Times New Roman" fo:font-weight="bold" officeooo:paragraph-rsid="0017612a"/>
    </style:style>
    <style:style style:name="P57" style:family="paragraph" style:parent-style-name="Standard">
      <style:paragraph-properties fo:margin-left="0cm" fo:margin-right="0cm" fo:line-height="100%" fo:text-align="center" style:justify-single-word="false" fo:text-indent="0cm" style:auto-text-indent="false"/>
      <style:text-properties officeooo:paragraph-rsid="0017612a"/>
    </style:style>
    <style:style style:name="P58" style:family="paragraph" style:parent-style-name="Standard">
      <style:paragraph-properties fo:margin-left="0cm" fo:margin-right="0cm" fo:margin-top="0.009cm" fo:margin-bottom="0cm" loext:contextual-spacing="false" fo:text-align="center" style:justify-single-word="false" fo:text-indent="0cm" style:auto-text-indent="false"/>
      <style:text-properties fo:color="#000000" style:font-name="Times New Roman" fo:font-size="16pt" officeooo:paragraph-rsid="0017612a" style:font-name-asian="Times New Roman" style:font-size-asian="16pt" style:language-asian="ru" style:country-asian="RU" style:font-size-complex="16pt"/>
    </style:style>
    <style:style style:name="P59" style:family="paragraph" style:parent-style-name="Standard">
      <style:paragraph-properties fo:margin-left="0cm" fo:margin-right="0cm" fo:margin-top="0.009cm" fo:margin-bottom="0cm" loext:contextual-spacing="false" fo:text-align="start" style:justify-single-word="false" fo:text-indent="0cm" style:auto-text-indent="false"/>
      <style:text-properties fo:color="#333333" style:font-name="Times New Roman" fo:font-size="12pt" fo:language="ru" fo:country="RU" officeooo:rsid="00375afb" officeooo:paragraph-rsid="0017612a" style:font-name-asian="Times New Roman" style:font-size-asian="12pt" style:language-asian="ru" style:country-asian="RU" style:font-size-complex="12pt"/>
    </style:style>
    <style:style style:name="P60" style:family="paragraph" style:parent-style-name="Standard">
      <style:paragraph-properties fo:margin-left="0cm" fo:margin-right="0cm" fo:line-height="100%" fo:text-align="center" style:justify-single-word="false" fo:text-indent="0.319cm" style:auto-text-indent="false"/>
      <style:text-properties fo:color="#000000" style:font-name="Times New Roman" officeooo:paragraph-rsid="0017612a"/>
    </style:style>
    <style:style style:name="P61" style:family="paragraph" style:parent-style-name="Standard">
      <style:paragraph-properties fo:margin-left="0cm" fo:margin-right="0cm" fo:margin-top="0.009cm" fo:margin-bottom="0cm" loext:contextual-spacing="false" fo:line-height="100%" fo:text-align="end" style:justify-single-word="false" fo:text-indent="0.319cm" style:auto-text-indent="false">
        <style:tab-stops>
          <style:tab-stop style:position="13.767cm" style:leader-style="solid" style:leader-text="_"/>
        </style:tab-stops>
      </style:paragraph-properties>
      <style:text-properties fo:color="#000000" style:font-name="Times New Roman" fo:font-size="12pt" officeooo:paragraph-rsid="0017612a" style:font-name-asian="Times New Roman" style:font-size-asian="12pt" style:language-asian="ru" style:country-asian="RU" style:font-size-complex="12pt"/>
    </style:style>
    <style:style style:name="P62" style:family="paragraph" style:parent-style-name="Standard">
      <style:paragraph-properties fo:margin-left="11.432cm" fo:margin-right="0cm" fo:line-height="100%" fo:text-align="start" style:justify-single-word="false" fo:text-indent="0cm" style:auto-text-indent="false"/>
      <style:text-properties fo:color="#000000" style:font-name="Times New Roman" fo:font-size="12pt" officeooo:paragraph-rsid="0017612a" style:font-name-asian="Times New Roman" style:font-size-asian="12pt" style:language-asian="ru" style:country-asian="RU" style:font-size-complex="12pt"/>
    </style:style>
    <style:style style:name="P63" style:family="paragraph" style:parent-style-name="Standard">
      <style:paragraph-properties fo:margin-left="11.432cm" fo:margin-right="0cm" fo:margin-top="0.009cm" fo:margin-bottom="0cm" loext:contextual-spacing="false" fo:line-height="100%" fo:text-align="start" style:justify-single-word="false" fo:text-indent="0cm" style:auto-text-indent="false"/>
      <style:text-properties fo:color="#000000" style:font-name="Times New Roman" fo:font-size="12pt" officeooo:paragraph-rsid="0017612a" style:font-name-asian="Times New Roman" style:font-size-asian="12pt" style:language-asian="ru" style:country-asian="RU" style:font-size-complex="12pt"/>
    </style:style>
    <style:style style:name="P64" style:family="paragraph" style:parent-style-name="Standard">
      <style:paragraph-properties fo:margin-left="11.432cm" fo:margin-right="0cm" fo:margin-top="0.009cm" fo:margin-bottom="0cm" loext:contextual-spacing="false" fo:line-height="100%" fo:text-align="start" style:justify-single-word="false" fo:text-indent="0cm" style:auto-text-indent="false"/>
      <style:text-properties fo:color="#000000" style:font-name="Times New Roman" fo:font-size="12pt" officeooo:rsid="000f8397" officeooo:paragraph-rsid="0017612a" style:font-name-asian="Times New Roman" style:font-size-asian="12pt" style:language-asian="ru" style:country-asian="RU" style:font-size-complex="12pt"/>
    </style:style>
    <style:style style:name="P65" style:family="paragraph" style:parent-style-name="Standard">
      <style:paragraph-properties fo:margin-left="11.432cm" fo:margin-right="0cm" fo:margin-top="0.009cm" fo:margin-bottom="0cm" loext:contextual-spacing="false" fo:line-height="100%" fo:text-align="start" style:justify-single-word="false" fo:text-indent="0cm" style:auto-text-indent="false"/>
      <style:text-properties fo:color="#000000" style:font-name="Times New Roman" fo:font-size="12pt" fo:language="ru" fo:country="RU" officeooo:rsid="00375373" officeooo:paragraph-rsid="0017612a" style:font-name-asian="Times New Roman" style:font-size-asian="12pt" style:language-asian="ru" style:country-asian="RU" style:font-size-complex="12pt"/>
    </style:style>
    <style:style style:name="P66" style:family="paragraph" style:parent-style-name="Standard">
      <style:paragraph-properties fo:margin-left="11.432cm" fo:margin-right="0cm" fo:margin-top="0.009cm" fo:margin-bottom="0cm" loext:contextual-spacing="false" fo:line-height="100%" fo:text-align="start" style:justify-single-word="false" fo:text-indent="0cm" style:auto-text-indent="false"/>
      <style:text-properties fo:font-variant="normal" fo:text-transform="none" fo:color="#333333" style:text-line-through-style="none" style:text-line-through-type="none" style:font-name="Times New Roman" fo:font-size="12pt" fo:letter-spacing="normal" fo:font-style="normal" fo:font-weight="normal" officeooo:paragraph-rsid="0017612a" style:font-name-asian="Times New Roman" style:font-size-asian="12pt" style:language-asian="ru" style:country-asian="RU" style:font-size-complex="12pt"/>
    </style:style>
    <style:style style:name="P67" style:family="paragraph" style:parent-style-name="Standard">
      <style:paragraph-properties fo:margin-left="11.432cm" fo:margin-right="0cm" fo:margin-top="0.009cm" fo:margin-bottom="0cm" loext:contextual-spacing="false" fo:line-height="100%" fo:text-align="start" style:justify-single-word="false" fo:text-indent="0cm" style:auto-text-indent="false"/>
      <style:text-properties fo:font-variant="normal" fo:text-transform="none" fo:color="#333333" style:text-line-through-style="none" style:text-line-through-type="none" style:font-name="Times New Roman" fo:font-size="12pt" fo:letter-spacing="normal" fo:language="en" fo:country="US" fo:font-style="normal" fo:font-weight="normal" officeooo:rsid="00375afb" officeooo:paragraph-rsid="0017612a" style:font-name-asian="Times New Roman" style:font-size-asian="12pt" style:language-asian="ru" style:country-asian="RU" style:font-size-complex="12pt"/>
    </style:style>
    <style:style style:name="P68" style:family="paragraph" style:parent-style-name="Standard">
      <style:paragraph-properties fo:margin-left="11.432cm" fo:margin-right="0cm" fo:margin-top="0.009cm" fo:margin-bottom="0cm" loext:contextual-spacing="false" fo:line-height="100%" fo:text-align="start" style:justify-single-word="false" fo:text-indent="0cm" style:auto-text-indent="false"/>
      <style:text-properties fo:font-variant="normal" fo:text-transform="none" fo:color="#000000" style:text-line-through-style="none" style:text-line-through-type="none" style:font-name="Times New Roman" fo:font-size="12pt" fo:letter-spacing="normal" fo:font-style="normal" fo:font-weight="normal" officeooo:paragraph-rsid="0017612a" style:font-name-asian="Times New Roman" style:font-size-asian="12pt" style:language-asian="ru" style:country-asian="RU" style:font-size-complex="12pt"/>
    </style:style>
    <style:style style:name="P69" style:family="paragraph" style:parent-style-name="Standard">
      <style:paragraph-properties fo:margin-left="11.43cm" fo:margin-right="0cm" fo:margin-top="0.009cm" fo:margin-bottom="0cm" loext:contextual-spacing="false" fo:text-align="end" style:justify-single-word="false" fo:text-indent="0cm" style:auto-text-indent="false"/>
      <style:text-properties fo:color="#000000" style:font-name="Times New Roman" fo:font-size="12pt" officeooo:paragraph-rsid="0017612a" style:font-name-asian="Times New Roman" style:font-size-asian="12pt" style:language-asian="ru" style:country-asian="RU" style:font-size-complex="12pt"/>
    </style:style>
    <style:style style:name="P70" style:family="paragraph" style:parent-style-name="Standard">
      <style:paragraph-properties fo:margin-left="7.62cm" fo:margin-right="0cm" fo:margin-top="0.009cm" fo:margin-bottom="0cm" loext:contextual-spacing="false" fo:text-align="center" style:justify-single-word="false" fo:text-indent="-7.62cm" style:auto-text-indent="false"/>
      <style:text-properties fo:color="#000000" style:font-name="Times New Roman" fo:font-size="12pt" officeooo:paragraph-rsid="0017612a" style:font-name-asian="Times New Roman" style:font-size-asian="12pt" style:language-asian="ru" style:country-asian="RU" style:font-size-complex="14pt"/>
    </style:style>
    <style:style style:name="P71" style:family="paragraph" style:parent-style-name="Standard">
      <style:paragraph-properties fo:margin-left="7.62cm" fo:margin-right="0cm" fo:margin-top="0.009cm" fo:margin-bottom="0cm" loext:contextual-spacing="false" fo:text-align="center" style:justify-single-word="false" fo:text-indent="-7.62cm" style:auto-text-indent="false"/>
      <style:text-properties fo:color="#000000" style:font-name="Times New Roman" officeooo:paragraph-rsid="0017612a" style:font-name-asian="Times New Roman" style:language-asian="ru" style:country-asian="RU" style:font-size-complex="14pt"/>
    </style:style>
    <style:style style:name="P72" style:family="paragraph" style:parent-style-name="Обычный_20__28_веб_29_">
      <style:paragraph-properties fo:margin-top="0cm" fo:margin-bottom="0cm" loext:contextual-spacing="false" fo:text-align="justify" style:justify-single-word="false"/>
      <style:text-properties fo:color="#000000" style:font-name="Verdana" fo:font-size="9.5pt" style:font-size-asian="9.5pt" style:font-name-complex="Verdana" style:font-size-complex="9.5pt"/>
    </style:style>
    <style:style style:name="P73" style:family="paragraph" style:parent-style-name="Обычный_20__28_веб_29_">
      <style:paragraph-properties fo:margin-top="0cm" fo:margin-bottom="0cm" loext:contextual-spacing="false" fo:text-align="justify" style:justify-single-word="false"/>
      <style:text-properties fo:color="#000000" style:font-name="Calibri" style:font-name-complex="Calibri"/>
    </style:style>
    <style:style style:name="P74" style:family="paragraph" style:parent-style-name="Обычный_20__28_веб_29_">
      <style:paragraph-properties fo:margin-top="0cm" fo:margin-bottom="0cm" loext:contextual-spacing="false" fo:text-align="justify" style:justify-single-word="false"/>
    </style:style>
    <style:style style:name="P75" style:family="paragraph" style:parent-style-name="Обычный_20__28_веб_29_">
      <style:paragraph-properties fo:margin-top="0cm" fo:margin-bottom="0.265cm" loext:contextual-spacing="false"/>
      <style:text-properties fo:color="#464646" style:font-name="Verdana" fo:font-size="10pt" style:font-size-asian="10pt" style:font-name-complex="Verdana" style:font-size-complex="10pt"/>
    </style:style>
    <style:style style:name="P76" style:family="paragraph" style:parent-style-name="Обычный_20__28_веб_29_">
      <style:paragraph-properties fo:margin-top="0cm" fo:margin-bottom="0.265cm" loext:contextual-spacing="false"/>
      <style:text-properties fo:color="#464646" style:font-name="Calibri" style:font-name-complex="Calibri"/>
    </style:style>
    <style:style style:name="P77" style:family="paragraph" style:parent-style-name="Обычный_20__28_веб_29_">
      <style:paragraph-properties fo:margin-top="0cm" fo:margin-bottom="0.265cm" loext:contextual-spacing="false"/>
      <style:text-properties fo:color="#464646" style:font-name="Calibri" fo:font-size="9pt" style:font-size-asian="9pt" style:font-name-complex="Calibri" style:font-size-complex="9pt"/>
    </style:style>
    <style:style style:name="P78" style:family="paragraph" style:parent-style-name="Text_20_body">
      <style:paragraph-properties fo:text-align="center" style:justify-single-word="false"/>
      <style:text-properties style:font-name="Times New Roman" fo:language="ru" fo:country="RU" officeooo:rsid="00375373" officeooo:paragraph-rsid="0017612a"/>
    </style:style>
    <style:style style:name="P79" style:family="paragraph" style:parent-style-name="Table_20_Contents">
      <style:paragraph-properties fo:text-align="end" style:justify-single-word="false"/>
      <style:text-properties style:font-name="Times New Roman" fo:font-size="12pt" officeooo:paragraph-rsid="0017612a" style:font-name-asian="Times New Roman" style:font-size-asian="12pt" style:font-size-complex="12pt"/>
    </style:style>
    <style:style style:name="P80" style:family="paragraph" style:parent-style-name="Heading_20_1">
      <style:paragraph-properties fo:text-align="center" style:justify-single-word="false"/>
      <style:text-properties style:font-name="Times New Roman" fo:language="ru" fo:country="RU" officeooo:rsid="00375373" officeooo:paragraph-rsid="0017612a"/>
    </style:style>
    <style:style style:name="P81" style:family="paragraph" style:parent-style-name="Heading_20_1">
      <style:paragraph-properties fo:text-align="center" style:justify-single-word="false"/>
      <style:text-properties style:font-name="Times New Roman" officeooo:paragraph-rsid="0017612a"/>
    </style:style>
    <style:style style:name="P82" style:family="paragraph" style:parent-style-name="Heading_20_1">
      <style:paragraph-properties fo:margin-left="0cm" fo:margin-right="0cm" fo:margin-top="0.009cm" fo:margin-bottom="0cm" loext:contextual-spacing="false" fo:text-align="center" style:justify-single-word="false" fo:text-indent="0cm" style:auto-text-indent="false"/>
      <style:text-properties fo:color="#000000" style:font-name="Times New Roman" fo:font-size="16pt" officeooo:paragraph-rsid="0017612a" style:font-name-asian="Times New Roman" style:font-size-asian="16pt" style:language-asian="ru" style:country-asian="RU" style:font-size-complex="16pt"/>
    </style:style>
    <style:style style:name="P83" style:family="paragraph" style:parent-style-name="Standard" style:master-page-name="Standard">
      <style:paragraph-properties fo:margin-left="0cm" fo:margin-right="0cm" fo:line-height="100%" fo:text-align="center" style:justify-single-word="false" fo:text-indent="0cm" style:auto-text-indent="false" style:page-number="auto"/>
      <style:text-properties fo:color="#000000" style:text-line-through-style="none" style:text-line-through-type="none" style:font-name="Times New Roman" fo:font-size="12pt" fo:letter-spacing="0.002cm" officeooo:rsid="000660c5" officeooo:paragraph-rsid="0017612a" style:font-name-asian="Times New Roman" style:font-size-asian="12pt" style:language-asian="ru" style:country-asian="RU" style:font-size-complex="12pt"/>
    </style:style>
    <style:style style:name="P84" style:family="paragraph" style:parent-style-name="Standard">
      <style:paragraph-properties fo:margin-left="0cm" fo:margin-right="0cm" fo:line-height="100%" fo:text-align="start" style:justify-single-word="false" fo:text-indent="0cm" style:auto-text-indent="false">
        <style:tab-stops>
          <style:tab-stop style:position="13.767cm" style:leader-style="solid" style:leader-text="_"/>
        </style:tab-stops>
      </style:paragraph-properties>
      <style:text-properties fo:color="#000000" style:font-name="Times New Roman" fo:font-size="12pt" officeooo:paragraph-rsid="0017612a" style:font-name-asian="Times New Roman" style:font-size-asian="12pt" style:language-asian="ru" style:country-asian="RU" style:font-size-complex="12pt"/>
    </style:style>
    <style:style style:name="P85" style:family="paragraph" style:parent-style-name="Standard">
      <style:paragraph-properties fo:margin-left="0cm" fo:margin-right="0cm" fo:line-height="100%" fo:text-align="center" style:justify-single-word="false" fo:text-indent="0cm" style:auto-text-indent="false" style:text-autospace="none">
        <style:tab-stops>
          <style:tab-stop style:position="13.767cm" style:leader-style="solid" style:leader-text="_"/>
        </style:tab-stops>
      </style:paragraph-properties>
      <style:text-properties fo:color="#000000" style:font-name="Times New Roman" officeooo:paragraph-rsid="0017612a" style:font-name-complex="Calibri"/>
    </style:style>
    <style:style style:name="P86" style:family="paragraph" style:parent-style-name="Standard">
      <style:paragraph-properties fo:margin-left="0cm" fo:margin-right="0cm" fo:line-height="100%" fo:text-align="center" style:justify-single-word="false" fo:text-indent="0cm" style:auto-text-indent="false" style:text-autospace="none">
        <style:tab-stops>
          <style:tab-stop style:position="13.767cm" style:leader-style="solid" style:leader-text="_"/>
        </style:tab-stops>
      </style:paragraph-properties>
      <style:text-properties style:font-name="Times New Roman" fo:font-size="10pt" officeooo:paragraph-rsid="0017612a" style:font-size-asian="10pt" style:font-name-complex="Courier New" style:font-size-complex="10pt"/>
    </style:style>
    <style:style style:name="P87" style:family="paragraph" style:parent-style-name="Standard">
      <style:paragraph-properties fo:margin-left="0cm" fo:margin-right="0cm" fo:line-height="100%" fo:text-align="center" style:justify-single-word="false" fo:text-indent="0cm" style:auto-text-indent="false">
        <style:tab-stops>
          <style:tab-stop style:position="13.767cm" style:leader-style="solid" style:leader-text="_"/>
        </style:tab-stops>
      </style:paragraph-properties>
      <style:text-properties style:font-name="Times New Roman" officeooo:paragraph-rsid="0017612a" style:font-name-complex="Calibri"/>
    </style:style>
    <style:style style:name="P88" style:family="paragraph" style:parent-style-name="Standard">
      <style:paragraph-properties fo:margin-left="0cm" fo:margin-right="0cm" fo:line-height="100%" fo:text-align="center" style:justify-single-word="false" fo:text-indent="0cm" style:auto-text-indent="false" style:text-autospace="none">
        <style:tab-stops>
          <style:tab-stop style:position="13.767cm" style:leader-style="solid" style:leader-text="_"/>
        </style:tab-stops>
      </style:paragraph-properties>
      <style:text-properties style:font-name="Times New Roman" officeooo:paragraph-rsid="0017612a" style:font-name-complex="Calibri"/>
    </style:style>
    <style:style style:name="P89" style:family="paragraph" style:parent-style-name="Standard">
      <style:paragraph-properties fo:margin-left="-1.251cm" fo:margin-right="0cm" fo:text-indent="0cm" style:auto-text-indent="false"/>
      <style:text-properties style:font-name="Calibri" style:font-name-complex="Calibri"/>
    </style:style>
    <style:style style:name="P90" style:family="paragraph" style:parent-style-name="Standard">
      <style:text-properties style:font-name="Calibri"/>
    </style:style>
    <style:style style:name="P91" style:family="paragraph" style:parent-style-name="Standard">
      <style:text-properties style:font-name="Calibri" style:font-name-complex="Calibri"/>
    </style:style>
    <style:style style:name="P92" style:family="paragraph" style:parent-style-name="Standard" style:list-style-name="WW8Num2">
      <style:text-properties style:font-name="Calibri" style:font-name-complex="Calibri"/>
    </style:style>
    <style:style style:name="P93" style:family="paragraph" style:parent-style-name="Standard" style:list-style-name="WW8Num18">
      <style:text-properties style:font-name="Calibri" style:font-name-complex="Calibri"/>
    </style:style>
    <style:style style:name="P94" style:family="paragraph" style:parent-style-name="Standard">
      <style:paragraph-properties style:text-autospace="none"/>
      <style:text-properties style:font-name="Calibri" style:font-name-complex="Calibri"/>
    </style:style>
    <style:style style:name="P95" style:family="paragraph" style:parent-style-name="Standard" style:list-style-name="WW8Num9">
      <style:paragraph-properties style:text-autospace="none"/>
      <style:text-properties style:font-name="Calibri" style:font-name-complex="Calibri"/>
    </style:style>
    <style:style style:name="P96" style:family="paragraph" style:parent-style-name="Standard" style:list-style-name="WW8Num16">
      <style:paragraph-properties style:text-autospace="none"/>
      <style:text-properties style:font-name="Calibri" style:font-name-complex="Calibri"/>
    </style:style>
    <style:style style:name="P97" style:family="paragraph" style:parent-style-name="Standard" style:list-style-name="WW8Num21">
      <style:text-properties style:font-name="Calibri" style:font-name-complex="Calibri"/>
    </style:style>
    <style:style style:name="P98" style:family="paragraph" style:parent-style-name="Standard">
      <style:paragraph-properties fo:text-align="center" style:justify-single-word="false" style:text-autospace="none"/>
      <style:text-properties style:font-name="Calibri" officeooo:paragraph-rsid="0017612a" style:font-name-complex="Calibri"/>
    </style:style>
    <style:style style:name="P99" style:family="paragraph" style:parent-style-name="Standard" style:list-style-name="WW8Num5">
      <style:text-properties style:font-name="Calibri" style:font-name-complex="Calibri"/>
    </style:style>
    <style:style style:name="P100" style:family="paragraph" style:parent-style-name="Standard" style:list-style-name="WW8Num3">
      <style:paragraph-properties style:text-autospace="none"/>
      <style:text-properties style:font-name="Calibri" style:font-name-complex="Calibri"/>
    </style:style>
    <style:style style:name="P101" style:family="paragraph" style:parent-style-name="Standard" style:list-style-name="WW8Num7">
      <style:paragraph-properties style:text-autospace="none"/>
      <style:text-properties style:font-name="Calibri" style:font-name-complex="Calibri"/>
    </style:style>
    <style:style style:name="P102" style:family="paragraph" style:parent-style-name="Standard" style:list-style-name="WW8Num11">
      <style:paragraph-properties style:text-autospace="none"/>
      <style:text-properties style:font-name="Calibri" style:font-name-complex="Calibri"/>
    </style:style>
    <style:style style:name="P103" style:family="paragraph" style:parent-style-name="Standard" style:list-style-name="WW8Num14">
      <style:paragraph-properties style:text-autospace="none"/>
      <style:text-properties style:font-name="Calibri" style:font-name-complex="Calibri"/>
    </style:style>
    <style:style style:name="P104" style:family="paragraph" style:parent-style-name="Standard">
      <style:text-properties style:font-name="Calibri" fo:language="en" fo:country="US" style:text-underline-style="solid" style:text-underline-width="auto" style:text-underline-color="font-color" style:font-name-complex="Calibri"/>
    </style:style>
    <style:style style:name="P105" style:family="paragraph" style:parent-style-name="Standard">
      <style:paragraph-properties style:text-autospace="none"/>
      <style:text-properties style:font-name="Calibri" fo:language="en" fo:country="US" style:text-underline-style="solid" style:text-underline-width="auto" style:text-underline-color="font-color" style:font-name-complex="Calibri"/>
    </style:style>
    <style:style style:name="P106" style:family="paragraph" style:parent-style-name="Standard">
      <style:text-properties style:font-name="Calibri" fo:language="en" fo:country="US" style:text-underline-style="none" style:font-name-complex="Calibri"/>
    </style:style>
    <style:style style:name="P107" style:family="paragraph" style:parent-style-name="Standard">
      <style:paragraph-properties style:text-autospace="none"/>
      <style:text-properties style:font-name="Calibri" fo:font-size="10pt" fo:language="en" fo:country="US" style:font-size-asian="10pt" style:font-name-complex="Calibri" style:font-size-complex="10pt"/>
    </style:style>
    <style:style style:name="P108" style:family="paragraph" style:parent-style-name="Standard">
      <style:text-properties style:font-name="Calibri" fo:font-size="10pt" fo:language="en" fo:country="US" style:text-underline-style="solid" style:text-underline-width="auto" style:text-underline-color="font-color" style:font-size-asian="10pt" style:font-name-complex="Calibri" style:font-size-complex="10pt"/>
    </style:style>
    <style:style style:name="P109" style:family="paragraph" style:parent-style-name="Standard">
      <style:paragraph-properties style:text-autospace="none"/>
      <style:text-properties style:font-name="Calibri" fo:font-size="10pt" fo:language="en" fo:country="US" style:text-underline-style="solid" style:text-underline-width="auto" style:text-underline-color="font-color" style:font-size-asian="10pt" style:font-name-complex="Calibri" style:font-size-complex="10pt"/>
    </style:style>
    <style:style style:name="P110" style:family="paragraph" style:parent-style-name="Standard">
      <style:text-properties style:font-name="Calibri" style:text-underline-style="solid" style:text-underline-width="auto" style:text-underline-color="font-color" style:font-name-complex="Calibri"/>
    </style:style>
    <style:style style:name="P111" style:family="paragraph" style:parent-style-name="Standard">
      <style:text-properties style:font-name="Calibri" fo:font-size="12pt" fo:language="en" fo:country="US" style:text-underline-style="solid" style:text-underline-width="auto" style:text-underline-color="font-color" officeooo:paragraph-rsid="0023ec2f" style:font-size-asian="12pt" style:font-name-complex="Calibri" style:font-size-complex="12pt"/>
    </style:style>
    <style:style style:name="P112" style:family="paragraph" style:parent-style-name="Standard">
      <style:paragraph-properties style:text-autospace="none"/>
      <style:text-properties style:font-name="Courier New" fo:font-size="10pt" fo:language="en" fo:country="US" style:font-size-asian="10pt" style:font-name-complex="Courier New" style:font-size-complex="10pt"/>
    </style:style>
    <style:style style:name="P113" style:family="paragraph" style:parent-style-name="Standard">
      <style:paragraph-properties style:text-autospace="none"/>
      <style:text-properties style:font-name="Courier New" fo:font-size="10pt" fo:language="en" fo:country="US" officeooo:paragraph-rsid="0020e03b" style:font-size-asian="10pt" style:font-name-complex="Courier New" style:font-size-complex="10pt"/>
    </style:style>
    <style:style style:name="P114" style:family="paragraph" style:parent-style-name="Standard">
      <style:paragraph-properties style:text-autospace="none"/>
      <style:text-properties style:font-name="Courier New" fo:font-size="10pt" fo:language="en" fo:country="US" officeooo:paragraph-rsid="00221e52" style:font-size-asian="10pt" style:font-name-complex="Courier New" style:font-size-complex="10pt"/>
    </style:style>
    <style:style style:name="P115" style:family="paragraph" style:parent-style-name="Standard">
      <style:paragraph-properties style:text-autospace="none"/>
      <style:text-properties style:font-name="Courier New" fo:font-size="10pt" fo:language="en" fo:country="US" style:text-underline-style="solid" style:text-underline-width="auto" style:text-underline-color="font-color" officeooo:paragraph-rsid="0020e03b" style:font-size-asian="10pt" style:font-name-complex="Courier New" style:font-size-complex="10pt"/>
    </style:style>
    <style:style style:name="P116" style:family="paragraph" style:parent-style-name="Standard">
      <style:paragraph-properties style:text-autospace="none"/>
      <style:text-properties style:font-name="Courier New" fo:font-size="10pt" fo:language="en" fo:country="US" style:text-underline-style="none" officeooo:paragraph-rsid="0020e03b" style:font-size-asian="10pt" style:font-name-complex="Courier New" style:font-size-complex="10pt"/>
    </style:style>
    <style:style style:name="P117" style:family="paragraph" style:parent-style-name="Standard">
      <style:paragraph-properties style:text-autospace="none"/>
      <style:text-properties style:font-name="Courier New" fo:font-size="10pt" fo:language="en" fo:country="US" style:text-underline-style="none" officeooo:paragraph-rsid="00221e52" style:font-size-asian="10pt" style:font-name-complex="Courier New" style:font-size-complex="10pt"/>
    </style:style>
    <style:style style:name="P118" style:family="paragraph" style:parent-style-name="Standard">
      <style:paragraph-properties style:text-autospace="none"/>
      <style:text-properties style:font-name="Courier New" fo:font-size="10pt" style:font-size-asian="10pt" style:font-name-complex="Courier New" style:font-size-complex="10pt"/>
    </style:style>
    <style:style style:name="P119" style:family="paragraph" style:parent-style-name="Standard">
      <style:paragraph-properties style:text-autospace="none"/>
      <style:text-properties style:font-name="Courier New" fo:font-size="10pt" officeooo:rsid="0020e03b" officeooo:paragraph-rsid="0020e03b" style:font-size-asian="10pt" style:font-name-complex="Courier New" style:font-size-complex="10pt"/>
    </style:style>
    <style:style style:name="P120" style:family="paragraph" style:parent-style-name="Standard">
      <style:paragraph-properties style:text-autospace="none"/>
      <style:text-properties style:font-name="Courier New" fo:font-size="9pt" fo:language="en" fo:country="US" style:font-size-asian="9pt" style:font-name-complex="Courier New" style:font-size-complex="9pt"/>
    </style:style>
    <style:style style:name="P121" style:family="paragraph" style:parent-style-name="Standard">
      <style:paragraph-properties style:text-autospace="none"/>
      <style:text-properties style:font-name="Courier New" fo:font-size="9pt" fo:language="en" fo:country="US" officeooo:rsid="0029eaff" officeooo:paragraph-rsid="0029eaff" style:font-size-asian="9pt" style:font-name-complex="Courier New" style:font-size-complex="9pt"/>
    </style:style>
    <style:style style:name="P122" style:family="paragraph" style:parent-style-name="Standard">
      <style:paragraph-properties style:text-autospace="none"/>
      <style:text-properties style:font-name="Courier New" fo:font-size="9pt" style:font-size-asian="9pt" style:font-name-complex="Courier New" style:font-size-complex="9pt"/>
    </style:style>
    <style:style style:name="P123" style:family="paragraph" style:parent-style-name="Standard">
      <style:paragraph-properties style:text-autospace="none"/>
      <style:text-properties style:font-name="Courier New" fo:font-size="9pt" officeooo:rsid="0029eaff" officeooo:paragraph-rsid="0029eaff" style:font-size-asian="9pt" style:font-name-complex="Courier New" style:font-size-complex="9pt"/>
    </style:style>
    <style:style style:name="P124" style:family="paragraph" style:parent-style-name="Standard">
      <style:paragraph-properties style:text-autospace="none"/>
      <style:text-properties style:font-name="Courier New" fo:language="en" fo:country="US" style:font-name-complex="Courier New"/>
    </style:style>
    <style:style style:name="P125" style:family="paragraph" style:parent-style-name="Standard" style:list-style-name="WW8Num18"/>
    <style:style style:name="P126" style:family="paragraph" style:parent-style-name="Standard" style:list-style-name="WW8Num13">
      <style:paragraph-properties fo:text-align="justify" style:justify-single-word="false"/>
    </style:style>
    <style:style style:name="P127" style:family="paragraph" style:parent-style-name="Standard" style:list-style-name="WW8Num19">
      <style:paragraph-properties fo:text-align="justify" style:justify-single-word="false"/>
    </style:style>
    <style:style style:name="P128" style:family="paragraph" style:parent-style-name="Standard" style:list-style-name="WW8Num19">
      <style:paragraph-properties fo:text-align="justify" style:justify-single-word="false"/>
      <style:text-properties fo:color="#000000" style:font-name="Calibri" style:font-name-complex="Calibri"/>
    </style:style>
    <style:style style:name="P129" style:family="paragraph" style:parent-style-name="Standard">
      <style:paragraph-properties style:text-autospace="none"/>
      <style:text-properties fo:color="#000000" style:font-name="Droid Sans Mono" fo:font-size="10.5pt" fo:font-weight="normal" fo:background-color="#ffffff"/>
    </style:style>
    <style:style style:name="P130" style:family="paragraph" style:parent-style-name="Standard" style:list-style-name="WW8Num16">
      <style:paragraph-properties style:text-autospace="none"/>
    </style:style>
    <style:style style:name="P131" style:family="paragraph" style:parent-style-name="Standard">
      <style:paragraph-properties fo:text-align="center" style:justify-single-word="false" style:text-autospace="none"/>
      <style:text-properties officeooo:paragraph-rsid="0017612a"/>
    </style:style>
    <style:style style:name="P132" style:family="paragraph" style:parent-style-name="Standard">
      <style:paragraph-properties style:text-autospace="none"/>
    </style:style>
    <style:style style:name="P133" style:family="paragraph" style:parent-style-name="Standard">
      <style:paragraph-properties style:text-autospace="none"/>
      <style:text-properties officeooo:paragraph-rsid="0020e03b"/>
    </style:style>
    <style:style style:name="P134" style:family="paragraph" style:parent-style-name="Standard">
      <style:paragraph-properties fo:margin-left="-0.616cm" fo:margin-right="0cm" fo:text-indent="0.635cm" style:auto-text-indent="false"/>
      <style:text-properties style:font-name="Calibri" style:font-name-complex="Calibri"/>
    </style:style>
    <style:style style:name="P135" style:family="paragraph" style:parent-style-name="Standard">
      <style:paragraph-properties fo:margin-left="-1.251cm" fo:margin-right="0cm" fo:text-indent="0.115cm" style:auto-text-indent="false"/>
      <style:text-properties style:font-name="Calibri" style:font-name-complex="Calibri"/>
    </style:style>
    <style:style style:name="P136" style:family="paragraph" style:parent-style-name="Standard">
      <style:paragraph-properties fo:margin-left="-1.251cm" fo:margin-right="0cm" fo:text-indent="1.251cm" style:auto-text-indent="false"/>
      <style:text-properties style:font-name="Calibri" style:font-name-complex="Calibri"/>
    </style:style>
    <style:style style:name="P137" style:family="paragraph" style:parent-style-name="Standard">
      <style:paragraph-properties fo:margin-left="-1.251cm" fo:margin-right="0cm" fo:text-indent="1.251cm" style:auto-text-indent="false"/>
      <style:text-properties style:font-name="Calibri" fo:language="en" fo:country="US" style:text-underline-style="solid" style:text-underline-width="auto" style:text-underline-color="font-color" style:font-name-complex="Calibri"/>
    </style:style>
    <style:style style:name="P138" style:family="paragraph" style:parent-style-name="Standard">
      <style:paragraph-properties fo:margin-left="-1.251cm" fo:margin-right="0cm" fo:text-indent="1.251cm" style:auto-text-indent="false"/>
      <style:text-properties style:font-name="Courier New" fo:font-size="10pt" fo:language="en" fo:country="US" style:font-size-asian="10pt" style:font-name-complex="Courier New" style:font-size-complex="10pt"/>
    </style:style>
    <style:style style:name="P139" style:family="paragraph" style:parent-style-name="Standard">
      <style:paragraph-properties fo:margin-left="-1.251cm" fo:margin-right="0cm" fo:text-indent="1.251cm" style:auto-text-indent="false"/>
      <style:text-properties fo:color="#d4d4d4" style:font-name="Droid Sans Mono" fo:font-size="10.5pt" fo:font-weight="normal" fo:background-color="#1e1e1e"/>
    </style:style>
    <style:style style:name="P140" style:family="paragraph" style:parent-style-name="Standard">
      <style:paragraph-properties fo:margin-left="0cm" fo:margin-right="0cm" fo:text-indent="1.249cm" style:auto-text-indent="false" style:text-autospace="none"/>
      <style:text-properties style:font-name="Calibri" style:font-name-complex="Calibri"/>
    </style:style>
    <style:style style:name="P141" style:family="paragraph" style:parent-style-name="Standard">
      <style:paragraph-properties fo:margin-left="0cm" fo:margin-right="0cm" fo:text-indent="0.635cm" style:auto-text-indent="false"/>
      <style:text-properties style:font-name="Courier New" fo:font-size="10pt" fo:language="en" fo:country="US" style:font-size-asian="10pt" style:font-name-complex="Courier New" style:font-size-complex="10pt"/>
    </style:style>
    <style:style style:name="P142" style:family="paragraph" style:parent-style-name="Standard">
      <style:paragraph-properties fo:margin-left="0cm" fo:margin-right="0cm" fo:text-indent="0.635cm" style:auto-text-indent="false"/>
      <style:text-properties style:font-name="Calibri" fo:language="en" fo:country="US" style:text-underline-style="solid" style:text-underline-width="auto" style:text-underline-color="font-color" officeooo:paragraph-rsid="00221e52" style:font-name-complex="Calibri"/>
    </style:style>
    <style:style style:name="P143" style:family="paragraph" style:parent-style-name="Standard">
      <style:paragraph-properties fo:margin-left="11.432cm" fo:margin-right="0cm" fo:margin-top="0.009cm" fo:margin-bottom="0cm" loext:contextual-spacing="false" fo:line-height="100%" fo:text-align="start" style:justify-single-word="false" fo:text-indent="0cm" style:auto-text-indent="false"/>
      <style:text-properties fo:color="#000000" style:font-name="Times New Roman" fo:font-size="12pt" officeooo:rsid="000f8397" officeooo:paragraph-rsid="0017612a" style:font-name-asian="Times New Roman" style:font-size-asian="12pt" style:language-asian="ru" style:country-asian="RU" style:font-size-complex="12pt"/>
    </style:style>
    <style:style style:name="T1" style:family="text">
      <style:text-properties style:font-name="Calibri" style:font-name-complex="Calibri"/>
    </style:style>
    <style:style style:name="T2" style:family="text">
      <style:text-properties style:font-name="Calibri" style:font-name-complex="Calibri" style:font-style-complex="italic" style:font-weight-complex="bold"/>
    </style:style>
    <style:style style:name="T3" style:family="text">
      <style:text-properties style:font-name="Calibri" officeooo:rsid="0017f01b" style:font-name-complex="Calibri"/>
    </style:style>
    <style:style style:name="T4" style:family="text">
      <style:text-properties style:font-name="Calibri" officeooo:rsid="001ee683" style:font-name-complex="Calibri"/>
    </style:style>
    <style:style style:name="T5" style:family="text">
      <style:text-properties style:font-name="Calibri" officeooo:rsid="0022bbd0" style:font-name-complex="Calibri"/>
    </style:style>
    <style:style style:name="T6" style:family="text">
      <style:text-properties style:font-name="Calibri" officeooo:rsid="0029eaff" style:font-name-complex="Calibri"/>
    </style:style>
    <style:style style:name="T7" style:family="text">
      <style:text-properties style:font-name="Calibri" fo:font-style="normal" fo:background-color="#ffffff" loext:char-shading-value="0" style:font-style-asian="normal" style:font-name-complex="Calibri"/>
    </style:style>
    <style:style style:name="T8" style:family="text">
      <style:text-properties style:font-name="Calibri" fo:background-color="#ffffff" loext:char-shading-value="0" style:font-name-complex="Calibri"/>
    </style:style>
    <style:style style:name="T9" style:family="text">
      <style:text-properties style:font-name="Calibri" style:text-underline-style="solid" style:text-underline-width="auto" style:text-underline-color="font-color" style:font-name-complex="Calibri"/>
    </style:style>
    <style:style style:name="T10" style:family="text">
      <style:text-properties style:font-name="Calibri" fo:language="en" fo:country="US" style:font-name-complex="Calibri"/>
    </style:style>
    <style:style style:name="T11" style:family="text">
      <style:text-properties style:font-name="Calibri" fo:language="en" fo:country="US" officeooo:rsid="001ee683" style:font-name-complex="Calibri"/>
    </style:style>
    <style:style style:name="T12" style:family="text">
      <style:text-properties style:font-name="Calibri" fo:language="en" fo:country="US" style:text-underline-style="solid" style:text-underline-width="auto" style:text-underline-color="font-color" style:font-name-complex="Calibri"/>
    </style:style>
    <style:style style:name="T13" style:family="text">
      <style:text-properties style:font-name="Calibri" fo:language="en" fo:country="US" style:text-underline-style="solid" style:text-underline-width="auto" style:text-underline-color="font-color" officeooo:rsid="001fa596" style:font-name-complex="Calibri"/>
    </style:style>
    <style:style style:name="T14" style:family="text">
      <style:text-properties style:font-name="Calibri" style:font-name-asian="Calibri" style:font-name-complex="Calibri"/>
    </style:style>
    <style:style style:name="T15" style:family="text">
      <style:text-properties fo:color="#000000" style:font-name="Calibri" style:font-name-complex="Calibri"/>
    </style:style>
    <style:style style:name="T16" style:family="text">
      <style:text-properties fo:color="#000000" style:font-name="Calibri" fo:background-color="#ffffff" loext:char-shading-value="0" style:font-name-complex="Calibri"/>
    </style:style>
    <style:style style:name="T17" style:family="text">
      <style:text-properties fo:color="#000000" style:text-line-through-style="none" style:text-line-through-type="none" style:font-name="Times New Roman" fo:font-size="12pt" style:text-underline-style="none" fo:font-weight="bold" style:font-name-asian="Times New Roman" style:font-size-asian="12pt" style:language-asian="ru" style:country-asian="RU" style:font-weight-asian="bold" style:font-size-complex="12pt"/>
    </style:style>
    <style:style style:name="T18" style:family="text">
      <style:text-properties fo:color="#000000" style:font-name="Times New Roman" fo:font-size="12pt" style:font-name-asian="Times New Roman" style:font-size-asian="12pt" style:language-asian="ru" style:country-asian="RU" style:font-size-complex="12pt"/>
    </style:style>
    <style:style style:name="T19" style:family="text">
      <style:text-properties fo:color="#000000" style:font-name="Times New Roman" fo:font-size="12pt" officeooo:rsid="0003d0d0" style:font-name-asian="Times New Roman" style:font-size-asian="12pt" style:language-asian="ru" style:country-asian="RU" style:font-size-complex="12pt"/>
    </style:style>
    <style:style style:name="T20" style:family="text">
      <style:text-properties fo:color="#000000" style:font-name="Times New Roman" fo:font-size="12pt" style:font-name-asian="Times New Roman" style:font-size-asian="12pt" style:language-asian="ru" style:country-asian="RU" style:font-name-complex="Calibri" style:font-size-complex="12pt"/>
    </style:style>
    <style:style style:name="T21" style:family="text">
      <style:text-properties fo:color="#000000" style:font-name="Times New Roman" fo:font-size="12pt" officeooo:rsid="0003d0d0" style:font-name-asian="Times New Roman" style:font-size-asian="12pt" style:language-asian="ru" style:country-asian="RU" style:font-name-complex="Calibri" style:font-size-complex="12pt"/>
    </style:style>
    <style:style style:name="T22" style:family="text">
      <style:text-properties fo:color="#000000" style:font-name="Times New Roman" fo:font-size="12pt" fo:language="ru" fo:country="RU" officeooo:rsid="00375373" style:font-name-asian="Times New Roman" style:font-size-asian="12pt" style:language-asian="ru" style:country-asian="RU" style:font-size-complex="12pt"/>
    </style:style>
    <style:style style:name="T23" style:family="text">
      <style:text-properties fo:color="#000000" style:font-name="Times New Roman" fo:font-size="12pt" fo:language="ru" fo:country="RU" officeooo:rsid="00375373" style:font-name-asian="Times New Roman" style:font-size-asian="12pt" style:language-asian="ru" style:country-asian="RU" style:font-name-complex="Calibri" style:font-size-complex="12pt"/>
    </style:style>
    <style:style style:name="T24" style:family="text">
      <style:text-properties fo:color="#000000" fo:font-size="12pt" style:font-name-asian="Times New Roman" style:font-size-asian="12pt" style:language-asian="ru" style:country-asian="RU" style:font-size-complex="12pt"/>
    </style:style>
    <style:style style:name="T25" style:family="text">
      <style:text-properties fo:color="#000000" fo:font-size="12pt" officeooo:rsid="0003d0d0" style:font-name-asian="Times New Roman" style:font-size-asian="12pt" style:language-asian="ru" style:country-asian="RU" style:font-size-complex="12pt"/>
    </style:style>
    <style:style style:name="T26" style:family="text">
      <style:text-properties fo:color="#000000" fo:font-size="12pt" fo:language="ru" fo:country="RU" officeooo:rsid="00375373" style:font-name-asian="Times New Roman" style:font-size-asian="12pt" style:language-asian="ru" style:country-asian="RU" style:font-size-complex="12pt"/>
    </style:style>
    <style:style style:name="T27" style:family="text">
      <style:text-properties fo:font-size="10pt" style:font-size-asian="10pt" style:font-size-complex="10pt"/>
    </style:style>
    <style:style style:name="T28" style:family="text">
      <style:text-properties fo:color="#0000ff" style:font-name="Calibri" style:font-name-complex="Calibri"/>
    </style:style>
    <style:style style:name="T29" style:family="text">
      <style:text-properties fo:color="#0000ff" style:font-name="Calibri" fo:background-color="#ffffff" loext:char-shading-value="0" style:font-name-complex="Calibri"/>
    </style:style>
    <style:style style:name="T30" style:family="text">
      <style:text-properties fo:font-size="12pt" style:font-name-asian="Times New Roman" style:font-size-asian="12pt" style:language-asian="ru" style:country-asian="RU" style:font-size-complex="12pt"/>
    </style:style>
    <style:style style:name="T31" style:family="text">
      <style:text-properties fo:font-size="12pt" officeooo:rsid="0003d0d0" style:font-name-asian="Times New Roman" style:font-size-asian="12pt" style:language-asian="ru" style:country-asian="RU" style:font-size-complex="12pt"/>
    </style:style>
    <style:style style:name="T32" style:family="text">
      <style:text-properties fo:font-size="12pt" style:font-name-asian="Times New Roman" style:font-size-asian="12pt" style:language-asian="ru" style:country-asian="RU" style:font-weight-asian="bold" style:font-size-complex="12pt"/>
    </style:style>
    <style:style style:name="T33" style:family="text">
      <style:text-properties fo:font-size="12pt" fo:language="ru" fo:country="RU" officeooo:rsid="00375373" style:font-name-asian="Times New Roman" style:font-size-asian="12pt" style:language-asian="ru" style:country-asian="RU" style:font-size-complex="12pt"/>
    </style:style>
    <style:style style:name="T34" style:family="text">
      <style:text-properties fo:font-size="12pt" fo:letter-spacing="0.002cm" style:font-name-asian="Times New Roman" style:font-size-asian="12pt" style:language-asian="ru" style:country-asian="RU" style:font-size-complex="12pt"/>
    </style:style>
    <style:style style:name="T35" style:family="text">
      <style:text-properties fo:font-size="12pt" fo:letter-spacing="0.002cm" officeooo:rsid="0003d0d0" style:font-name-asian="Times New Roman" style:font-size-asian="12pt" style:language-asian="ru" style:country-asian="RU" style:font-size-complex="12pt"/>
    </style:style>
    <style:style style:name="T36" style:family="text">
      <style:text-properties fo:font-variant="normal" fo:text-transform="none" style:text-line-through-style="none" style:text-line-through-type="none" fo:letter-spacing="normal" fo:font-style="normal" style:text-underline-style="none"/>
    </style:style>
    <style:style style:name="T37" style:family="text">
      <style:text-properties fo:font-variant="normal" fo:text-transform="none" style:text-line-through-style="none" style:text-line-through-type="none" fo:letter-spacing="normal" fo:font-style="normal" style:text-underline-style="none" officeooo:rsid="000660c5"/>
    </style:style>
    <style:style style:name="T38" style:family="text">
      <style:text-properties fo:font-variant="normal" fo:text-transform="none" fo:color="#000000" style:text-line-through-style="none" style:text-line-through-type="none" style:font-name="Times New Roman" fo:font-size="10.5pt" fo:letter-spacing="normal" fo:font-style="normal" style:text-underline-style="none" fo:font-weight="bold" style:text-blinking="false" fo:background-color="#ffffff" loext:char-shading-value="0" style:font-weight-asian="bold" style:font-weight-complex="bold"/>
    </style:style>
    <style:style style:name="T39" style:family="text">
      <style:text-properties fo:font-variant="normal" fo:text-transform="none" fo:color="#000000" style:text-line-through-style="none" style:text-line-through-type="none" style:font-name="Times New Roman" fo:font-size="10.5pt" fo:letter-spacing="normal" fo:font-style="normal" style:text-underline-style="none" fo:font-weight="bold" officeooo:rsid="000660c5" style:text-blinking="false" fo:background-color="#ffffff" loext:char-shading-value="0" style:font-weight-asian="bold" style:font-weight-complex="bold"/>
    </style:style>
    <style:style style:name="T40" style:family="text">
      <style:text-properties fo:language="ru" fo:country="RU" officeooo:rsid="002e28fe"/>
    </style:style>
    <style:style style:name="T41" style:family="text">
      <style:text-properties fo:language="ru" fo:country="RU" officeooo:rsid="00375373"/>
    </style:style>
    <style:style style:name="T42" style:family="text">
      <style:text-properties fo:language="ru" fo:country="RU" officeooo:rsid="0017612a"/>
    </style:style>
    <style:style style:name="T43" style:family="text">
      <style:text-properties style:text-underline-style="none" fo:font-weight="bold" style:font-weight-asian="bold" style:font-weight-complex="bold"/>
    </style:style>
    <style:style style:name="T44" style:family="text">
      <style:text-properties style:text-underline-style="none" fo:font-weight="bold" officeooo:rsid="00375373" style:font-weight-asian="bold" style:font-weight-complex="bold"/>
    </style:style>
    <style:style style:name="T45" style:family="text">
      <style:text-properties style:text-underline-style="none" officeooo:rsid="0003d0d0"/>
    </style:style>
    <style:style style:name="T46" style:family="text">
      <style:text-properties style:text-underline-style="none" officeooo:rsid="0008168f"/>
    </style:style>
    <style:style style:name="T47" style:family="text">
      <style:text-properties style:text-underline-style="none" officeooo:rsid="00375afb"/>
    </style:style>
    <style:style style:name="T48" style:family="text">
      <style:text-properties style:text-underline-style="none" officeooo:rsid="002b6e6c"/>
    </style:style>
    <style:style style:name="T49" style:family="text">
      <style:text-properties style:text-underline-style="none" officeooo:rsid="002ce1d2"/>
    </style:style>
    <style:style style:name="T50" style:family="text">
      <style:text-properties officeooo:rsid="0008168f"/>
    </style:style>
    <style:style style:name="T51" style:family="text">
      <style:text-properties officeooo:rsid="0017f01b"/>
    </style:style>
    <style:style style:name="T52" style:family="text">
      <style:text-properties officeooo:rsid="001b69a2"/>
    </style:style>
    <style:style style:name="T53" style:family="text">
      <style:text-properties fo:color="#dcdcaa"/>
    </style:style>
    <style:style style:name="T54" style:family="text">
      <style:text-properties officeooo:rsid="001d4238"/>
    </style:style>
    <style:style style:name="T55" style:family="text">
      <style:text-properties officeooo:rsid="001ee683"/>
    </style:style>
    <style:style style:name="T56" style:family="text">
      <style:text-properties officeooo:rsid="001f4251"/>
    </style:style>
    <style:style style:name="T57" style:family="text">
      <style:text-properties officeooo:rsid="001fa596"/>
    </style:style>
    <style:style style:name="T58" style:family="text">
      <style:text-properties officeooo:rsid="0020e03b"/>
    </style:style>
    <style:style style:name="T59" style:family="text">
      <style:text-properties officeooo:rsid="00220092"/>
    </style:style>
    <style:style style:name="T60" style:family="text">
      <style:text-properties officeooo:rsid="00221e52"/>
    </style:style>
    <style:style style:name="T61" style:family="text">
      <style:text-properties officeooo:rsid="0023ec2f"/>
    </style:style>
    <style:style style:name="T62" style:family="text">
      <style:text-properties officeooo:rsid="00243c5d"/>
    </style:style>
    <style:style style:name="T63" style:family="text">
      <style:text-properties style:font-name-complex="Calibri"/>
    </style:style>
    <style:style style:name="T64" style:family="text">
      <style:text-properties officeooo:rsid="00258de1" style:font-name-complex="Calibri"/>
    </style:style>
    <style:style style:name="T65" style:family="text">
      <style:text-properties officeooo:rsid="0017f01b" style:font-name-complex="Calibri"/>
    </style:style>
    <style:style style:name="T66" style:family="text">
      <style:text-properties officeooo:rsid="002864a4"/>
    </style:style>
    <style:style style:name="T67" style:family="text">
      <style:text-properties officeooo:rsid="0029ea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Национальный исследовательский институт</text:p>
      <text:p text:style-name="P60"><text:span text:style-name="T34">«</text:span><text:span text:style-name="T35">Московский Авиационный Институт</text:span><text:span text:style-name="T30">»</text:span></text:p>
      <text:p text:style-name="P55"/>
      <text:p text:style-name="P56"><text:span text:style-name="T32">факультет </text:span><text:span text:style-name="T36">ИНФОРМАЦИОННЫ</text:span><text:span text:style-name="T37">Х</text:span><text:span text:style-name="T36"> ТЕХНОЛОГИ</text:span><text:span text:style-name="T37">Й</text:span><text:span text:style-name="T36"> И ПРИКЛАДН</text:span><text:span text:style-name="T37">ОЙ</text:span><text:span text:style-name="T36"> МАТЕМАТИК</text:span><text:span text:style-name="T37">И</text:span></text:p>
      <text:p text:style-name="P57"><text:span text:style-name="T17">Кафедра </text:span><text:a xlink:type="simple" xlink:href="https://www.mai.ru/education/fpmf/806/" text:style-name="Internet_20_link" text:visited-style-name="Visited_20_Internet_20_Link"><text:span text:style-name="T38">вычислительн</text:span></text:a><text:a xlink:type="simple" xlink:href="https://www.mai.ru/education/fpmf/806/" text:style-name="Internet_20_link" text:visited-style-name="Visited_20_Internet_20_Link"><text:span text:style-name="T39">ой</text:span></text:a><text:a xlink:type="simple" xlink:href="https://www.mai.ru/education/fpmf/806/" text:style-name="Internet_20_link" text:visited-style-name="Visited_20_Internet_20_Link"><text:span text:style-name="T38"> математик</text:span></text:a><text:a xlink:type="simple" xlink:href="https://www.mai.ru/education/fpmf/806/" text:style-name="Internet_20_link" text:visited-style-name="Visited_20_Internet_20_Link"><text:span text:style-name="T39">и</text:span></text:a><text:a xlink:type="simple" xlink:href="https://www.mai.ru/education/fpmf/806/" text:style-name="Internet_20_link" text:visited-style-name="Visited_20_Internet_20_Link"><text:span text:style-name="T38"> и программировани</text:span></text:a><text:span text:style-name="T39">я</text:span></text:p>
      <text:p text:style-name="P51"/>
      <text:p text:style-name="P53"/>
      <text:p text:style-name="P62"/>
      <text:p text:style-name="P58"/>
      <text:h text:style-name="P80" text:outline-level="1"/>
      <text:h text:style-name="P80" text:outline-level="1"/>
      <text:p text:style-name="P78"/>
      <text:h text:style-name="P81" text:outline-level="1">Отчет по лабораторной работе № <text:span text:style-name="T42">1</text:span></text:h>
      <text:h text:style-name="P82" text:outline-level="1">по курсу «Объектно-ориентированное программирование»</text:h>
      <text:p text:style-name="P69"/>
      <text:p text:style-name="P69"/>
      <text:p text:style-name="P63">Работу выполнил </text:p>
      <text:p text:style-name="P63">студент <text:span text:style-name="T44">2</text:span><text:span text:style-name="T45"> </text:span>курса </text:p>
      <text:p text:style-name="P63"><text:span text:style-name="T43">очного</text:span> отделения</text:p>
      <text:p text:style-name="P64"><text:span text:style-name="T52">Нурмаммедов</text:span> <text:span text:style-name="T52">Э</text:span>.В.</text:p>
      <text:p text:style-name="P65">группы М80-208Б-<text:span text:style-name="T55">17</text:span></text:p>
      <text:p text:style-name="P63"/>
      <text:p text:style-name="P66"><text:span text:style-name="T50">п</text:span>реподавател<text:span text:style-name="T50">ь:</text:span></text:p>
      <text:p text:style-name="P66">Поповкин Александр Викторович</text:p>
      <text:p text:style-name="P67"/>
      <text:p text:style-name="P68"/>
      <text:p text:style-name="P70"/>
      <text:p text:style-name="P71"/>
      <text:p text:style-name="P71"/>
      <text:p text:style-name="P71"/>
      <text:p text:style-name="P59">Оценка:</text:p>
      <table:table table:name="Таблица2" table:style-name="Таблица2">
        <table:table-column table:style-name="Таблица2.A"/>
        <table:table-row>
          <table:table-cell table:style-name="Таблица2.A1" office:value-type="string">
            <text:p text:style-name="P79"/>
          </table:table-cell>
        </table:table-row>
      </table:table>
      <text:p text:style-name="P61"/>
      <text:p text:style-name="P52">Подпись <text:span text:style-name="T41">преподавателя</text:span></text:p>
      <text:p text:style-name="P54"><text:s text:c="14"/></text:p>
      <text:p text:style-name="P52">Подпись студента</text:p>
      <text:p text:style-name="P54"><text:s text:c="14"/></text:p>
      <text:p text:style-name="P52"><text:span text:style-name="T41">Ч</text:span>исло</text:p>
      <text:p text:style-name="P52"><text:span text:style-name="T48">15</text:span><text:span text:style-name="T46">.</text:span><text:span text:style-name="T47">10</text:span><text:span text:style-name="T46">.</text:span><text:span text:style-name="T47">2018</text:span></text:p>
      <text:p text:style-name="P52"><text:span text:style-name="T47"/></text:p>
      <text:p text:style-name="P52"><text:span text:style-name="T47"/></text:p>
      <text:p text:style-name="P52"><text:span text:style-name="T47"/></text:p>
      <text:p text:style-name="P52"><text:span text:style-name="T47"/></text:p>
      <text:p text:style-name="P52"><text:span text:style-name="T47"/></text:p>
      <text:p text:style-name="P52"><text:span text:style-name="T47"/></text:p>
      <text:p text:style-name="P52"><text:span text:style-name="T47"/></text:p>
      <text:p text:style-name="P52"><text:span text:style-name="T47"/></text:p>
      <text:p text:style-name="P52"><text:span text:style-name="T47"/></text:p>
      <text:p text:style-name="P87"><text:span text:style-name="T24">Москва-20</text:span><text:span text:style-name="T25">1</text:span><text:span text:style-name="T26">8</text:span></text:p>
      <text:p text:style-name="P2"><text:soft-page-break/>Лабораторная работа №1</text:p>
      <text:p text:style-name="P1"/>
      <text:p text:style-name="P29">ЗАДАНИЕ<text:tab/></text:p>
      <text:p text:style-name="P29"><text:tab/><text:tab/>Необходимо<text:tab/>спроектировать и запрограммировать на<text:tab/>языке<text:tab/>C++ классы фигур,<text:tab/>согласно вариант<text:span text:style-name="T52">ам</text:span><text:tab/>задания. Классы должны удовлетворять<text:tab/>следующим правилам:<text:tab/></text:p>
      <text:list xml:id="list3531798727" text:style-name="WW8Num2">
        <text:list-item>
          <text:p text:style-name="P92">Должны иметь общий родительский класс Figure.<text:tab/></text:p>
        </text:list-item>
        <text:list-item>
          <text:p text:style-name="P92">Должны иметь общий виртуальный метод Print, печатающий<text:tab/>параметры фигуры и ее тип в стандартный поток вывода cout.<text:tab/></text:p>
        </text:list-item>
        <text:list-item>
          <text:p text:style-name="P92">Должный имеет общий виртуальный метод расчета площади<text:tab/>фигуры – Square.</text:p>
        </text:list-item>
        <text:list-item>
          <text:p text:style-name="P92">Должны иметь конструктор, считывающий значения основных параметров<text:tab/>фигуры из стандартного потока cin.</text:p>
        </text:list-item>
        <text:list-item>
          <text:p text:style-name="P92">Должны быть расположены в раздельных файлах: отдельно заголовки (.h),<text:tab/>отдельно описание методов (.cpp).<text:tab/></text:p>
        </text:list-item>
      </text:list>
      <text:p text:style-name="P31"/>
      <text:p text:style-name="P32">Программа должна позволять вводить фигуру каждого типа с<text:tab/>клавиатуры, выводить параметры фигур на экран и их площадь.<text:tab/></text:p>
      <text:p text:style-name="P32"/>
      <text:p text:style-name="P34">ОПИСАНИЕ</text:p>
      <text:p text:style-name="P34"/>
      <text:p text:style-name="P33"><text:span text:style-name="T1"><text:tab/></text:span><text:span text:style-name="Emphasis"><text:span text:style-name="T7">Классом</text:span></text:span><text:span text:style-name="T8"> называется составной тип данных, элементами которого являются функции и переменные (поля). В основу понятия класс положен тот факт, что «над объектами можно совершать различные операции». Свойства объектов описываются с помощью полей классов, а действия над объектами описываются с помощью функций, которые называются методами класса. Класс имеет имя, состоит из полей, называемых членами класса, и функций — методов класса.</text:span></text:p>
      <text:p text:style-name="P40"><text:span text:style-name="define"><text:span text:style-name="T2">Виртуальные функции</text:span></text:span><text:span text:style-name="T1">— специальный вид функций-членов класса. Виртуальная функция отличается об обычной функции тем, что для обычной функции связывание вызова функции с ее определением осуществляется на этапе компиляции. Для виртуальных функций это происходит во время выполнения программы.</text:span></text:p>
      <text:p text:style-name="P34"><text:tab/></text:p>
      <text:p text:style-name="P35"/>
      <text:p text:style-name="P16">ЛИСТИНГ ПРОГРАММЫ</text:p>
      <text:p text:style-name="P35"/>
      <text:p text:style-name="P36">Figure.h<text:span text:style-name="T54">pp</text:span></text:p>
      <text:p text:style-name="P36"/>
      <text:p text:style-name="P129">#ifndef FIGURE_H</text:p>
      <text:p text:style-name="P129">#define FIGURE_H</text:p>
      <text:p text:style-name="P129"/>
      <text:p text:style-name="P129">class Figure {</text:p>
      <text:p text:style-name="P129">public:</text:p>
      <text:p text:style-name="P129"><text:s text:c="4"/>virtual double Square() = 0;</text:p>
      <text:p text:style-name="P129"><text:s text:c="4"/>virtual void Print() = 0;</text:p>
      <text:p text:style-name="P129"><text:s text:c="4"/>virtual ~Figure() {};</text:p>
      <text:p text:style-name="P129">};</text:p>
      <text:p text:style-name="P129"/>
      <text:p text:style-name="P129">#endif</text:p>
      <text:p text:style-name="P13"/>
      <text:p text:style-name="P39"><text:span text:style-name="T54">t</text:span>rapez<text:span text:style-name="T54">ium</text:span>.h<text:span text:style-name="T54">pp</text:span></text:p>
      <text:p text:style-name="P39"/>
      <text:p text:style-name="P138">#ifndef TRAPEZIUM_H</text:p>
      <text:p text:style-name="P138">#define TRAPEZIUM_H</text:p>
      <text:p text:style-name="P138">#include &lt;cstdlib&gt;</text:p>
      <text:p text:style-name="P138">#include &lt;iostream&gt;</text:p>
      <text:p text:style-name="P138">#include "figure.hpp"</text:p>
      <text:p text:style-name="P138"/>
      <text:p text:style-name="P138">class Trapezium : public Figure {</text:p>
      <text:p text:style-name="P138">public:</text:p>
      <text:p text:style-name="P138"><text:s text:c="4"/>Trapezium();</text:p>
      <text:p text:style-name="P138"><text:s text:c="4"/>Trapezium(std::istream &amp;in);</text:p>
      <text:p text:style-name="P138"><text:soft-page-break/><text:s text:c="4"/>Trapezium(size_t a, size_t b, size_t h);</text:p>
      <text:p text:style-name="P138"><text:s text:c="4"/>Trapezium(const Trapezium&amp; orig);</text:p>
      <text:p text:style-name="P138"/>
      <text:p text:style-name="P138"><text:s text:c="4"/>double Square() override;</text:p>
      <text:p text:style-name="P138"><text:s text:c="4"/>void Print() override;</text:p>
      <text:p text:style-name="P138"/>
      <text:p text:style-name="P138"><text:s text:c="4"/>virtual ~Trapezium();</text:p>
      <text:p text:style-name="P138">private:</text:p>
      <text:p text:style-name="P138"><text:s text:c="4"/>size_t side_a;</text:p>
      <text:p text:style-name="P138"><text:s text:c="4"/>size_t side_b;</text:p>
      <text:p text:style-name="P138"><text:s text:c="4"/>size_t side_h;</text:p>
      <text:p text:style-name="P138">};</text:p>
      <text:p text:style-name="P138"/>
      <text:p text:style-name="P138">#endif</text:p>
      <text:p text:style-name="P38"/>
      <text:p text:style-name="P39"><text:span text:style-name="T54">t</text:span>rapez<text:span text:style-name="T54">ium</text:span>.cpp</text:p>
      <text:p text:style-name="P139"/>
      <text:p text:style-name="P19">#include "trapezium.hpp"</text:p>
      <text:p text:style-name="P19">#include &lt;iostream&gt;</text:p>
      <text:p text:style-name="P19">#include &lt;cmath&gt;</text:p>
      <text:p text:style-name="P19"/>
      <text:p text:style-name="P19">Trapezium::Trapezium(size_t a, size_t b, size_t h) : side_a(a), side_b(b), side_h(h) {</text:p>
      <text:p text:style-name="P19"><text:s text:c="4"/>std::cout &lt;&lt; "Trapezium created: " &lt;&lt; side_a &lt;&lt; ", " &lt;&lt; side_b &lt;&lt; ", " &lt;&lt; side_h &lt;&lt; std::endl;</text:p>
      <text:p text:style-name="P19">}</text:p>
      <text:p text:style-name="P19"/>
      <text:p text:style-name="P19">Trapezium::Trapezium(std::istream &amp;in) {</text:p>
      <text:p text:style-name="P19"><text:s text:c="4"/>std::cout &lt;&lt; "Trapezium's top side: " &lt;&lt; std::endl;</text:p>
      <text:p text:style-name="P19"><text:s text:c="4"/>in &gt;&gt; side_a;</text:p>
      <text:p text:style-name="P19"><text:s text:c="4"/>std::cout &lt;&lt; "Trapezium's bottom side: " &lt;&lt; std::endl;</text:p>
      <text:p text:style-name="P19"><text:s text:c="4"/>in &gt;&gt; side_b;</text:p>
      <text:p text:style-name="P19"><text:s text:c="4"/>std::cout &lt;&lt; "Trapezium's height: " &lt;&lt; std::endl;</text:p>
      <text:p text:style-name="P19"><text:s text:c="4"/>in &gt;&gt; side_h;</text:p>
      <text:p text:style-name="P19">}</text:p>
      <text:p text:style-name="P19"/>
      <text:p text:style-name="P19">Trapezium::Trapezium(const Trapezium&amp; orig) {</text:p>
      <text:p text:style-name="P19"><text:s text:c="4"/>std::cout &lt;&lt; "Trapezium copy created" &lt;&lt; std::endl;</text:p>
      <text:p text:style-name="P19"><text:s text:c="4"/>side_a = orig.side_a;</text:p>
      <text:p text:style-name="P19"><text:s text:c="4"/>side_b = orig.side_b;</text:p>
      <text:p text:style-name="P19"><text:s text:c="4"/>side_h = orig.side_h;</text:p>
      <text:p text:style-name="P19">}</text:p>
      <text:p text:style-name="P19"/>
      <text:p text:style-name="P19">double Trapezium::Square() {</text:p>
      <text:p text:style-name="P19"><text:s text:c="4"/>return (double(side_a)+double(side_b))*double(side_h)/2;</text:p>
      <text:p text:style-name="P19">}</text:p>
      <text:p text:style-name="P19"/>
      <text:p text:style-name="P19">void Trapezium::Print() {</text:p>
      <text:p text:style-name="P19"><text:s text:c="4"/>std::cout &lt;&lt; "a=" &lt;&lt; side_a &lt;&lt; ", b=" &lt;&lt; side_b &lt;&lt; ", h=" &lt;&lt; side_h &lt;&lt; std::endl;</text:p>
      <text:p text:style-name="P19">}</text:p>
      <text:p text:style-name="P19"/>
      <text:p text:style-name="P19">Trapezium::~Trapezium() {</text:p>
      <text:p text:style-name="P19"><text:s text:c="4"/>std::cout &lt;&lt; "Trapezium deleted" &lt;&lt; std::endl;</text:p>
      <text:p text:style-name="P19">}</text:p>
      <text:p text:style-name="P38"/>
      <text:p text:style-name="P39"><text:span text:style-name="T54">r</text:span>hombus.h<text:span text:style-name="T54">pp</text:span></text:p>
      <text:p text:style-name="P138"><text:span text:style-name="T53"/></text:p>
      <text:p text:style-name="P19">#ifndef RHOMBUS_H</text:p>
      <text:p text:style-name="P19">#define RHOMBUS_H</text:p>
      <text:p text:style-name="P19">#include &lt;cstdlib&gt;</text:p>
      <text:p text:style-name="P19">#include &lt;iostream&gt;</text:p>
      <text:p text:style-name="P19">#include "figure.hpp"</text:p>
      <text:p text:style-name="P19"/>
      <text:p text:style-name="P19">class Rhombus : public Figure {</text:p>
      <text:p text:style-name="P19">public:</text:p>
      <text:p text:style-name="P19"><text:s text:c="4"/>Rhombus();</text:p>
      <text:p text:style-name="P19"><text:s text:c="4"/>Rhombus(std::istream &amp;in);</text:p>
      <text:p text:style-name="P19"><text:s text:c="4"/>Rhombus(size_t a, size_t h);</text:p>
      <text:p text:style-name="P19"><text:s text:c="4"/>Rhombus(const Rhombus&amp; orig);</text:p>
      <text:p text:style-name="P19"><text:soft-page-break/></text:p>
      <text:p text:style-name="P19"><text:s text:c="4"/>double Square() override;</text:p>
      <text:p text:style-name="P19"><text:s text:c="4"/>void Print() override;</text:p>
      <text:p text:style-name="P19"/>
      <text:p text:style-name="P19"><text:s text:c="4"/>virtual ~Rhombus();</text:p>
      <text:p text:style-name="P19">private:</text:p>
      <text:p text:style-name="P19"><text:s text:c="4"/>size_t side_a;</text:p>
      <text:p text:style-name="P19"><text:s text:c="4"/>size_t side_h;</text:p>
      <text:p text:style-name="P19">};</text:p>
      <text:p text:style-name="P19"/>
      <text:p text:style-name="P19">#endif</text:p>
      <text:p text:style-name="P19"/>
      <text:p text:style-name="P9"><text:span text:style-name="T54">r</text:span>hombus.cpp</text:p>
      <text:p text:style-name="P20"/>
      <text:p text:style-name="P19">#include "rhombus.hpp"</text:p>
      <text:p text:style-name="P19">#include &lt;iostream&gt;</text:p>
      <text:p text:style-name="P19">#include &lt;cmath&gt;</text:p>
      <text:p text:style-name="P19"/>
      <text:p text:style-name="P19">Rhombus::Rhombus(size_t a, size_t h) : side_a(a), side_h(h) {</text:p>
      <text:p text:style-name="P19"><text:s text:c="4"/>std::cout &lt;&lt; "Rhombus created: " &lt;&lt; side_a &lt;&lt; ", " &lt;&lt; side_h &lt;&lt; std::endl;</text:p>
      <text:p text:style-name="P19">}</text:p>
      <text:p text:style-name="P19"/>
      <text:p text:style-name="P19">Rhombus::Rhombus(std::istream &amp;in) {</text:p>
      <text:p text:style-name="P19"><text:s text:c="4"/>std::cout &lt;&lt; "Rhombus's side: " &lt;&lt; std::endl;</text:p>
      <text:p text:style-name="P19"><text:s text:c="4"/>in &gt;&gt; side_a;</text:p>
      <text:p text:style-name="P19"><text:s text:c="4"/>std::cout &lt;&lt; "Rhombus's height: " &lt;&lt; std::endl;</text:p>
      <text:p text:style-name="P19"><text:s text:c="4"/>in &gt;&gt; side_h;</text:p>
      <text:p text:style-name="P19">}</text:p>
      <text:p text:style-name="P19"/>
      <text:p text:style-name="P19">Rhombus::Rhombus(const Rhombus&amp; orig) {</text:p>
      <text:p text:style-name="P19"><text:s text:c="4"/>std::cout &lt;&lt; "Rhombus copy created" &lt;&lt; std::endl;</text:p>
      <text:p text:style-name="P19"><text:s text:c="4"/>side_a = orig.side_a;</text:p>
      <text:p text:style-name="P19"><text:s text:c="4"/>side_h = orig.side_h;</text:p>
      <text:p text:style-name="P19">}</text:p>
      <text:p text:style-name="P19"/>
      <text:p text:style-name="P19">double Rhombus::Square() {</text:p>
      <text:p text:style-name="P19"><text:s text:c="4"/>return double(side_a)*double(side_h);</text:p>
      <text:p text:style-name="P19">}</text:p>
      <text:p text:style-name="P19"/>
      <text:p text:style-name="P19">void Rhombus::Print() {</text:p>
      <text:p text:style-name="P19"><text:s text:c="4"/>std::cout &lt;&lt; "a=" &lt;&lt; side_a &lt;&lt; ", h=" &lt;&lt; side_h &lt;&lt; std::endl;</text:p>
      <text:p text:style-name="P19">}</text:p>
      <text:p text:style-name="P19"/>
      <text:p text:style-name="P19">Rhombus::~Rhombus() {</text:p>
      <text:p text:style-name="P19"><text:s text:c="4"/>std::cout &lt;&lt; "Rhombus deleted" &lt;&lt; std::endl;</text:p>
      <text:p text:style-name="P19">}</text:p>
      <text:p text:style-name="P12"/>
      <text:p text:style-name="P9"><text:span text:style-name="T54">retrangle</text:span>.h<text:span text:style-name="T54">pp</text:span></text:p>
      <text:p text:style-name="P20"/>
      <text:p text:style-name="P19">#ifndef RETRANGLE_H</text:p>
      <text:p text:style-name="P19">#define RETRANGLE_H</text:p>
      <text:p text:style-name="P19">#include &lt;cstdlib&gt;</text:p>
      <text:p text:style-name="P19">#include &lt;iostream&gt;</text:p>
      <text:p text:style-name="P19">#include "figure.hpp"</text:p>
      <text:p text:style-name="P19"/>
      <text:p text:style-name="P19">class Retrangle : public Figure {</text:p>
      <text:p text:style-name="P19">public:</text:p>
      <text:p text:style-name="P19"><text:s text:c="4"/>Retrangle();</text:p>
      <text:p text:style-name="P19"><text:s text:c="4"/>Retrangle(std::istream &amp;in);</text:p>
      <text:p text:style-name="P19"><text:s text:c="4"/>Retrangle(size_t a, size_t b);</text:p>
      <text:p text:style-name="P19"><text:s text:c="4"/>Retrangle(const Retrangle&amp; orig);</text:p>
      <text:p text:style-name="P19"/>
      <text:p text:style-name="P19"><text:s text:c="4"/>double Square() override;</text:p>
      <text:p text:style-name="P19"><text:s text:c="4"/>void Print() override;</text:p>
      <text:p text:style-name="P19"/>
      <text:p text:style-name="P19"><text:s text:c="4"/>virtual ~Retrangle();</text:p>
      <text:p text:style-name="P19">private:</text:p>
      <text:p text:style-name="P19"><text:s text:c="4"/>size_t side_a;</text:p>
      <text:p text:style-name="P19"><text:s text:c="4"/>size_t side_b;</text:p>
      <text:p text:style-name="P19">};</text:p>
      <text:p text:style-name="P19"><text:soft-page-break/></text:p>
      <text:p text:style-name="P19">#endif</text:p>
      <text:p text:style-name="P22"/>
      <text:p text:style-name="P9">Pentagon.cpp</text:p>
      <text:p text:style-name="P23"/>
      <text:p text:style-name="P18">#include "retrangle.hpp"</text:p>
      <text:p text:style-name="P18">#include &lt;iostream&gt;</text:p>
      <text:p text:style-name="P18">#include &lt;cmath&gt;</text:p>
      <text:p text:style-name="P18"/>
      <text:p text:style-name="P18">Retrangle::Retrangle(size_t a, size_t b) : side_a(a), side_b(b) {</text:p>
      <text:p text:style-name="P18"><text:s text:c="4"/>std::cout &lt;&lt; "Retrangle created: " &lt;&lt; side_a &lt;&lt; ", " &lt;&lt; side_b &lt;&lt; std::endl;</text:p>
      <text:p text:style-name="P18">}</text:p>
      <text:p text:style-name="P18"/>
      <text:p text:style-name="P18">Retrangle::Retrangle(std::istream &amp;in) {</text:p>
      <text:p text:style-name="P18"><text:s text:c="4"/>std::cout &lt;&lt; "Retrangle's 1 side: " &lt;&lt; std::endl;</text:p>
      <text:p text:style-name="P18"><text:s text:c="4"/>in &gt;&gt; side_a;</text:p>
      <text:p text:style-name="P18"><text:s text:c="4"/>std::cout &lt;&lt; "Retrangle's 2 side: " &lt;&lt; std::endl;</text:p>
      <text:p text:style-name="P18"><text:s text:c="4"/>in &gt;&gt; side_b;</text:p>
      <text:p text:style-name="P18">}</text:p>
      <text:p text:style-name="P18"/>
      <text:p text:style-name="P18">Retrangle::Retrangle(const Retrangle&amp; orig) {</text:p>
      <text:p text:style-name="P18"><text:s text:c="4"/>std::cout &lt;&lt; "Retrangle copy created" &lt;&lt; std::endl;</text:p>
      <text:p text:style-name="P18"><text:s text:c="4"/>side_a = orig.side_a;</text:p>
      <text:p text:style-name="P18"><text:s text:c="4"/>side_b = orig.side_b;</text:p>
      <text:p text:style-name="P18">}</text:p>
      <text:p text:style-name="P18"/>
      <text:p text:style-name="P18">double Retrangle::Square() {</text:p>
      <text:p text:style-name="P18"><text:s text:c="4"/>return double(side_a)*double(side_b);</text:p>
      <text:p text:style-name="P18">}</text:p>
      <text:p text:style-name="P18"/>
      <text:p text:style-name="P18">void Retrangle::Print() {</text:p>
      <text:p text:style-name="P18"><text:s text:c="4"/>std::cout &lt;&lt; "a=" &lt;&lt; side_a &lt;&lt; ", b=" &lt;&lt; side_b &lt;&lt; std::endl;</text:p>
      <text:p text:style-name="P18">}</text:p>
      <text:p text:style-name="P18"/>
      <text:p text:style-name="P18">Retrangle::~Retrangle() {</text:p>
      <text:p text:style-name="P18"><text:s text:c="4"/>std::cout &lt;&lt; "Retrangle deleted" &lt;&lt; std::endl;</text:p>
      <text:p text:style-name="P18">}</text:p>
      <text:p text:style-name="P22"/>
      <text:p text:style-name="P9"><text:span text:style-name="T54">m</text:span>ain.cpp</text:p>
      <text:p text:style-name="P23"/>
      <text:p text:style-name="P19">#include &lt;cstdlib&gt;</text:p>
      <text:p text:style-name="P19">#include "retrangle.hpp"</text:p>
      <text:p text:style-name="P19">#include "trapezium.hpp"</text:p>
      <text:p text:style-name="P19">#include "rhombus.hpp"</text:p>
      <text:p text:style-name="P19"/>
      <text:p text:style-name="P19">int main() {</text:p>
      <text:p text:style-name="P19"><text:s text:c="4"/>int matching = 0;</text:p>
      <text:p text:style-name="P19"><text:s text:c="4"/>std::cout &lt;&lt; "Enter the number of figure:" &lt;&lt; std::endl</text:p>
      <text:p text:style-name="P19"><text:s text:c="14"/>&lt;&lt; "1 - retrangle" &lt;&lt; std::endl </text:p>
      <text:p text:style-name="P19"><text:s text:c="14"/>&lt;&lt; "2 - trapezium" &lt;&lt; std::endl </text:p>
      <text:p text:style-name="P19"><text:s text:c="14"/>&lt;&lt; "3 - rhombus" &lt;&lt; std::endl</text:p>
      <text:p text:style-name="P19"><text:s text:c="14"/>&lt;&lt; "0 - exit" &lt;&lt; std::endl;</text:p>
      <text:p text:style-name="P19"><text:s text:c="4"/>while (std::cin &gt;&gt; matching) {</text:p>
      <text:p text:style-name="P19"><text:s text:c="8"/>if (matching == 1) {</text:p>
      <text:p text:style-name="P19"><text:s text:c="12"/>Figure *ptr_ret = new Retrangle(std::cin);</text:p>
      <text:p text:style-name="P19"><text:s text:c="12"/>ptr_ret-&gt;Print();</text:p>
      <text:p text:style-name="P19"><text:s text:c="12"/>std::cout &lt;&lt; ptr_ret-&gt;Square() &lt;&lt; std::endl;</text:p>
      <text:p text:style-name="P19"><text:s text:c="12"/>delete ptr_ret;</text:p>
      <text:p text:style-name="P19"><text:s text:c="8"/>}</text:p>
      <text:p text:style-name="P19"><text:s text:c="8"/>if (matching == 2) {</text:p>
      <text:p text:style-name="P19"><text:s text:c="12"/>Figure *ptr_tra = new Trapezium(std::cin);</text:p>
      <text:p text:style-name="P19"><text:s text:c="12"/>ptr_tra-&gt;Print();</text:p>
      <text:p text:style-name="P19"><text:s text:c="12"/>std::cout &lt;&lt; ptr_tra-&gt;Square() &lt;&lt; std::endl;</text:p>
      <text:p text:style-name="P19"><text:s text:c="12"/>delete ptr_tra;</text:p>
      <text:p text:style-name="P19"><text:s text:c="8"/>}</text:p>
      <text:p text:style-name="P19"><text:s text:c="8"/>if (matching == 3) {</text:p>
      <text:p text:style-name="P19"><text:s text:c="12"/>Figure *ptr_rho = new Rhombus(std::cin);</text:p>
      <text:p text:style-name="P19"><text:s text:c="12"/>ptr_rho-&gt;Print();</text:p>
      <text:p text:style-name="P19"><text:s text:c="12"/>std::cout &lt;&lt; ptr_rho-&gt;Square() &lt;&lt; std::endl;</text:p>
      <text:p text:style-name="P19"><text:soft-page-break/><text:s text:c="12"/>delete ptr_rho;</text:p>
      <text:p text:style-name="P19"><text:s text:c="8"/>}</text:p>
      <text:p text:style-name="P19"><text:s text:c="8"/>if (matching == 0)</text:p>
      <text:p text:style-name="P19"><text:s text:c="12"/>break;</text:p>
      <text:p text:style-name="P19"><text:s text:c="8"/>std::cout &lt;&lt; "Enter the number of figure:" &lt;&lt; std::endl</text:p>
      <text:p text:style-name="P19"><text:s text:c="14"/>&lt;&lt; "1 - retrangle" &lt;&lt; std::endl </text:p>
      <text:p text:style-name="P19"><text:s text:c="14"/>&lt;&lt; "2 - trapezium" &lt;&lt; std::endl </text:p>
      <text:p text:style-name="P19"><text:s text:c="14"/>&lt;&lt; "3 - rhombus" &lt;&lt; std::endl</text:p>
      <text:p text:style-name="P19"><text:s text:c="14"/>&lt;&lt; "0 - exit" &lt;&lt; std::endl;</text:p>
      <text:p text:style-name="P19"><text:s text:c="4"/>}</text:p>
      <text:p text:style-name="P19"><text:s text:c="4"/>return 0;</text:p>
      <text:p text:style-name="P19">}</text:p>
      <text:p text:style-name="P19"/>
      <text:p text:style-name="P41">ПРИМЕР РАБОТЫ ПРОГРАММЫ</text:p>
      <text:p text:style-name="P41"/>
      <text:p text:style-name="P120">Enter the number of figure:</text:p>
      <text:p text:style-name="P120">1 - retrangle</text:p>
      <text:p text:style-name="P120">2 - trapezium</text:p>
      <text:p text:style-name="P120">3 - rhombus</text:p>
      <text:p text:style-name="P120">0 - exit</text:p>
      <text:p text:style-name="P120">1</text:p>
      <text:p text:style-name="P120">Retrangle's 1 side:</text:p>
      <text:p text:style-name="P120">1</text:p>
      <text:p text:style-name="P120">Retrangle's 2 side:</text:p>
      <text:p text:style-name="P120">2</text:p>
      <text:p text:style-name="P120">a=1, b=2</text:p>
      <text:p text:style-name="P120">2</text:p>
      <text:p text:style-name="P120">Retrangle deleted</text:p>
      <text:p text:style-name="P120">Enter the number of figure:</text:p>
      <text:p text:style-name="P120">1 - retrangle</text:p>
      <text:p text:style-name="P120">2 - trapezium</text:p>
      <text:p text:style-name="P120">3 - rhombus</text:p>
      <text:p text:style-name="P120">0 - exit</text:p>
      <text:p text:style-name="P120">2</text:p>
      <text:p text:style-name="P120">Trapezium's top side:</text:p>
      <text:p text:style-name="P120">2</text:p>
      <text:p text:style-name="P120">Trapezium's bottom side:</text:p>
      <text:p text:style-name="P120">5</text:p>
      <text:p text:style-name="P120">Trapezium's height:</text:p>
      <text:p text:style-name="P120">2</text:p>
      <text:p text:style-name="P120">a=2, b=5, h=2</text:p>
      <text:p text:style-name="P120">7</text:p>
      <text:p text:style-name="P120">Trapezium deleted</text:p>
      <text:p text:style-name="P120">Enter the number of figure:</text:p>
      <text:p text:style-name="P120">1 - retrangle</text:p>
      <text:p text:style-name="P120">2 - trapezium</text:p>
      <text:p text:style-name="P120">3 - rhombus</text:p>
      <text:p text:style-name="P120">0 - exit</text:p>
      <text:p text:style-name="P120">3</text:p>
      <text:p text:style-name="P120">Rhombus's side:</text:p>
      <text:p text:style-name="P120">2</text:p>
      <text:p text:style-name="P120">Rhombus's height:</text:p>
      <text:p text:style-name="P120">1</text:p>
      <text:p text:style-name="P120">a=2, h=1</text:p>
      <text:p text:style-name="P120">2</text:p>
      <text:p text:style-name="P120">Rhombus deleted</text:p>
      <text:p text:style-name="P120">Enter the number of figure:</text:p>
      <text:p text:style-name="P120">1 - retrangle</text:p>
      <text:p text:style-name="P120">2 - trapezium</text:p>
      <text:p text:style-name="P120">3 - rhombus</text:p>
      <text:p text:style-name="P120">0 - exit</text:p>
      <text:p text:style-name="P120">0</text:p>
      <text:p text:style-name="P25"/>
      <text:p text:style-name="P25"/>
      <text:p text:style-name="P25"/>
      <text:p text:style-name="P25"/>
      <text:p text:style-name="P30">ВЫВОД</text:p>
      <text:p text:style-name="P30"/>
      <text:p text:style-name="P30"><text:tab/><text:tab/>В первой лабораторной работе в курсе изучения объектно-ориентированного программирования нам предлагалось ознакомиться с базовыми понятиями С++ <text:span text:style-name="T55">и научиться писать простейшую программу с применением принципов ООП</text:span>. <text:span text:style-name="T55">Данная ЛР научила меня лучше понимать принципы базовых возможностей языка C++.</text:span></text:p>
      <text:p text:style-name="P83">Национальный исследовательский институт</text:p>
      <text:p text:style-name="P60"><text:span text:style-name="T34">«</text:span><text:span text:style-name="T35">Московский Авиационный Институт</text:span><text:span text:style-name="T30">»</text:span></text:p>
      <text:p text:style-name="P55"/>
      <text:p text:style-name="P56"><text:span text:style-name="T32">факультет </text:span><text:span text:style-name="T36">ИНФОРМАЦИОННЫ</text:span><text:span text:style-name="T37">Х</text:span><text:span text:style-name="T36"> ТЕХНОЛОГИ</text:span><text:span text:style-name="T37">Й</text:span><text:span text:style-name="T36"> И ПРИКЛАДН</text:span><text:span text:style-name="T37">ОЙ</text:span><text:span text:style-name="T36"> МАТЕМАТИК</text:span><text:span text:style-name="T37">И</text:span></text:p>
      <text:p text:style-name="P57"><text:span text:style-name="T17">Кафедра </text:span><text:a xlink:type="simple" xlink:href="https://www.mai.ru/education/fpmf/806/" text:style-name="Internet_20_link" text:visited-style-name="Visited_20_Internet_20_Link"><text:span text:style-name="T38">вычислительн</text:span></text:a><text:a xlink:type="simple" xlink:href="https://www.mai.ru/education/fpmf/806/" text:style-name="Internet_20_link" text:visited-style-name="Visited_20_Internet_20_Link"><text:span text:style-name="T39">ой</text:span></text:a><text:a xlink:type="simple" xlink:href="https://www.mai.ru/education/fpmf/806/" text:style-name="Internet_20_link" text:visited-style-name="Visited_20_Internet_20_Link"><text:span text:style-name="T38"> математик</text:span></text:a><text:a xlink:type="simple" xlink:href="https://www.mai.ru/education/fpmf/806/" text:style-name="Internet_20_link" text:visited-style-name="Visited_20_Internet_20_Link"><text:span text:style-name="T39">и</text:span></text:a><text:a xlink:type="simple" xlink:href="https://www.mai.ru/education/fpmf/806/" text:style-name="Internet_20_link" text:visited-style-name="Visited_20_Internet_20_Link"><text:span text:style-name="T38"> и программировани</text:span></text:a><text:span text:style-name="T39">я</text:span></text:p>
      <text:p text:style-name="P51"/>
      <text:p text:style-name="P53"/>
      <text:p text:style-name="P62"/>
      <text:p text:style-name="P58"/>
      <text:h text:style-name="P80" text:outline-level="1"/>
      <text:h text:style-name="P80" text:outline-level="1"/>
      <text:p text:style-name="P78"/>
      <text:h text:style-name="P81" text:outline-level="1">Отчет по лабораторной работе № <text:span text:style-name="T42">2</text:span></text:h>
      <text:h text:style-name="P82" text:outline-level="1">по курсу «Объектно-ориентированное программирование»</text:h>
      <text:p text:style-name="P69"/>
      <text:p text:style-name="P69"/>
      <text:p text:style-name="P63">Работу выполнил </text:p>
      <text:p text:style-name="P63">студент <text:span text:style-name="T44">2</text:span><text:span text:style-name="T45"> </text:span>курса </text:p>
      <text:p text:style-name="P63"><text:span text:style-name="T43">очного</text:span> отделения</text:p>
      <text:p text:style-name="P64"><text:span text:style-name="T55">Нурмаммедов Э</text:span>.В.</text:p>
      <text:p text:style-name="P65">группы М80-208Б-<text:span text:style-name="T55">17</text:span></text:p>
      <text:p text:style-name="P63"/>
      <text:p text:style-name="P66"><text:span text:style-name="T50">п</text:span>реподавател<text:span text:style-name="T50">ь:</text:span></text:p>
      <text:p text:style-name="P66">Поповкин Александр Викторович</text:p>
      <text:p text:style-name="P67"/>
      <text:p text:style-name="P68"/>
      <text:p text:style-name="P70"/>
      <text:p text:style-name="P71"/>
      <text:p text:style-name="P71"/>
      <text:p text:style-name="P71"/>
      <text:p text:style-name="P59">Оценка:</text:p>
      <table:table table:name="Таблица1" table:style-name="Таблица1">
        <table:table-column table:style-name="Таблица1.A"/>
        <table:table-row>
          <table:table-cell table:style-name="Таблица1.A1" office:value-type="string">
            <text:p text:style-name="P79"/>
          </table:table-cell>
        </table:table-row>
      </table:table>
      <text:p text:style-name="P61"/>
      <text:p text:style-name="P52">Подпись <text:span text:style-name="T41">преподавателя</text:span></text:p>
      <text:p text:style-name="P54"><text:s text:c="14"/></text:p>
      <text:p text:style-name="P52">Подпись студента</text:p>
      <text:p text:style-name="P54"><text:s text:c="14"/></text:p>
      <text:p text:style-name="P52"><text:span text:style-name="T41">Ч</text:span>исло</text:p>
      <text:p text:style-name="P52"><text:span text:style-name="T48">02</text:span><text:span text:style-name="T46">.</text:span><text:span text:style-name="T47">1</text:span><text:span text:style-name="T48">1</text:span><text:span text:style-name="T46">.</text:span><text:span text:style-name="T47">2018</text:span></text:p>
      <text:p text:style-name="P52"><text:span text:style-name="T47"/></text:p>
      <text:p text:style-name="P52"><text:span text:style-name="T47"/></text:p>
      <text:p text:style-name="P52"><text:span text:style-name="T47"/></text:p>
      <text:p text:style-name="P52"><text:span text:style-name="T47"/></text:p>
      <text:p text:style-name="P52"><text:span text:style-name="T47"/></text:p>
      <text:p text:style-name="P52"><text:span text:style-name="T47"/></text:p>
      <text:p text:style-name="P52"><text:span text:style-name="T47"/></text:p>
      <text:p text:style-name="P52"><text:span text:style-name="T47"/></text:p>
      <text:p text:style-name="P52"><text:span text:style-name="T47"/></text:p>
      <text:p text:style-name="P86"><text:span text:style-name="T24">Москва-20</text:span><text:span text:style-name="T25">1</text:span><text:span text:style-name="T26">8</text:span></text:p>
      <text:p text:style-name="P3"><text:soft-page-break/>Лабораторная работа №2</text:p>
      <text:p text:style-name="P18"/>
      <text:p text:style-name="P24"/>
      <text:p text:style-name="P37">ЗАДАНИЕ</text:p>
      <text:p text:style-name="P37"><text:tab/>Необходимо спроектировать и запрограммировать на языке C++ класс-контейнер<text:tab/>первого уровня, содержащий одну фигуру (колонка фигура 1), согласно вариантов задания и <text:tab/>(реализованную в ЛР1). Классы должны удовлетворять следующим правилам:<text:tab/></text:p>
      <text:list xml:id="list2102091009" text:style-name="WW8Num18">
        <text:list-item>
          <text:p text:style-name="P93">Требования к классу фигуры аналогичны<text:tab/>требованиям<text:tab/>из лабораторной работы 1.<text:tab/></text:p>
        </text:list-item>
        <text:list-item>
          <text:p text:style-name="P93">Классы фигур<text:tab/>должны иметь переопределенный оператор вывода в<text:tab/>поток std::ostream (&lt;&lt;). Оператор должен распечатывать параметры фигуры (тип<text:tab/>фигуры, длины сторон, радиус и т.д). </text:p>
        </text:list-item>
        <text:list-item>
          <text:p text:style-name="P93">Классы фигур<text:tab/>должны иметь переопределенный оператор ввода фигуры из потока std::istream (&gt;&gt;). Оператор должен вводить основные параметры фигуры (длины сторон, радиус и т.д).</text:p>
        </text:list-item>
        <text:list-item>
          <text:p text:style-name="P93">Классы фигур<text:tab/>должны иметь операторы копирования (=). </text:p>
        </text:list-item>
        <text:list-item>
          <text:p text:style-name="P93">Классы фигур<text:tab/>должны иметь операторы сравнения с такими же фигурами (==). </text:p>
        </text:list-item>
        <text:list-item>
          <text:p text:style-name="P93">Класс-контейнер должен содежержать объекты<text:tab/>фигур<text:tab/>“по значению” (не по ссылке).</text:p>
        </text:list-item>
        <text:list-item>
          <text:p text:style-name="P93">Класс-контейнер должен иметь метод по<text:tab/>добавлению фигуры в контейнер.</text:p>
        </text:list-item>
        <text:list-item>
          <text:p text:style-name="P93">Класс-контейнер должен иметь методы по получению<text:tab/>фигуры из контейнера (определяется структурой контейнера).</text:p>
        </text:list-item>
        <text:list-item>
          <text:p text:style-name="P125"><text:span text:style-name="T14"><text:s/></text:span><text:span text:style-name="T1">Класс-контейнер должен иметь метод по удалению фигуры из контейнера (определяется структурой контейнера).<text:tab/></text:span></text:p>
        </text:list-item>
        <text:list-item>
          <text:p text:style-name="P125"><text:span text:style-name="T14"><text:s/></text:span><text:span text:style-name="T1">Класс-контейнер должен иметь перегруженный оператор по выводу контейнера<text:tab/>в поток<text:tab/>std::ostream<text:tab/>(&lt;&lt;).</text:span></text:p>
        </text:list-item>
        <text:list-item>
          <text:p text:style-name="P93">Класс-контейнер должен иметь деструктор, удаляющий все элементы контейнераю</text:p>
        </text:list-item>
        <text:list-item>
          <text:p text:style-name="P93">Классы должны быть расположены в раздельных файлах: отдельно заголовки (.h), отдельно описание<text:tab/>методов (.cpp).</text:p>
        </text:list-item>
      </text:list>
      <text:p text:style-name="P1"/>
      <text:p text:style-name="P74"><text:span text:style-name="T1"><text:tab/>В С++ разработана новая библиотека ввода-вывода </text:span><text:span text:style-name="notermin"><text:span text:style-name="T1">iostream</text:span></text:span><text:span text:style-name="T1">, использующая концепцию объектно-ориентированного программирования:</text:span></text:p>
      <text:p text:style-name="P74"><text:span text:style-name="T1">Библиотека </text:span><text:span text:style-name="notermin"><text:span text:style-name="T1">iostream </text:span></text:span><text:span text:style-name="T1">определяет три стандартных потока:</text:span></text:p>
      <text:list xml:id="list1505376817" text:style-name="WW8Num13">
        <text:list-item>
          <text:p text:style-name="P126"><text:span text:style-name="notermin"><text:span text:style-name="T1">cin </text:span></text:span><text:span text:style-name="T1"><text:s/>стандартный входной поток (</text:span><text:span text:style-name="notermin"><text:span text:style-name="T1">stdin </text:span></text:span><text:span text:style-name="T1">в С)</text:span></text:p>
        </text:list-item>
        <text:list-item>
          <text:p text:style-name="P126"><text:span text:style-name="notermin"><text:span text:style-name="T1">сout </text:span></text:span><text:span text:style-name="T1"><text:s/>стандартный выходной поток (</text:span><text:span text:style-name="notermin"><text:span text:style-name="T1">stdout </text:span></text:span><text:span text:style-name="T1">в С)</text:span></text:p>
        </text:list-item>
        <text:list-item>
          <text:p text:style-name="P126"><text:span text:style-name="notermin"><text:span text:style-name="T1">cerr </text:span></text:span><text:span text:style-name="T1"><text:s/>стандартный поток вывода сообщений об ошибках (</text:span><text:span text:style-name="notermin"><text:span text:style-name="T1">stderr </text:span></text:span><text:span text:style-name="T1">в С)</text:span></text:p>
        </text:list-item>
      </text:list>
      <text:p text:style-name="P42"><text:span text:style-name="T16">Механизм перегрузки операций позволяет обеспечить более традиционную и удобную запись действий над объектами. Для перегрузки встроенных операторов используется ключевое слова </text:span><text:span text:style-name="termin"><text:span text:style-name="T29">operator</text:span></text:span><text:span text:style-name="T16">.</text:span></text:p>
      <text:p text:style-name="P28"><text:span text:style-name="T16">Тип возвращаемого значения должен быть отличным от </text:span><text:span text:style-name="termin"><text:span text:style-name="T29">void</text:span></text:span><text:span text:style-name="T16">, если необходимо использовать перегруженную операцию внутри другого выражения.</text:span></text:p>
      <text:p text:style-name="P73">Имеется два способа описания функции, соответствующей переопределяемой операции:</text:p>
      <text:list xml:id="list3873626604" text:style-name="WW8Num19">
        <text:list-item>
          <text:p text:style-name="P127"><text:span text:style-name="T15">если функция задается как обычная функция-элемент класса, то первым операндом операции является объект класса, указатель на который передается неявным параметром </text:span><text:span text:style-name="termin"><text:span text:style-name="T28">this</text:span></text:span><text:span text:style-name="T15">;</text:span></text:p>
        </text:list-item>
        <text:list-item>
          <text:p text:style-name="P128">если первый операнд переопределяемой операции не является объектом некоторого класса, либо требуется передавать в качестве операнда не указатель, а сам объект (значение), то соответствующая функция должна быть определена как дружественная классу с полным списком аргументов.</text:p>
        </text:list-item>
      </text:list>
      <text:p text:style-name="P17"/>
      <text:p text:style-name="P6">ЛИСТИНГ ПРОГРАММЫ</text:p>
      <text:p text:style-name="P1"/>
      <text:p text:style-name="Standard"><text:span text:style-name="T1">На протяжении всех лабораторных работ мы работаем с классом фигур, в частности с фигурами, соответствующими определенному варианту. Такие файлы, как </text:span><text:span text:style-name="T4">f</text:span><text:span text:style-name="T10">igure</text:span><text:span text:style-name="T1">.</text:span><text:span text:style-name="T10">h</text:span><text:span text:style-name="T11">pp</text:span><text:span text:style-name="T1">, </text:span><text:soft-page-break/><text:span text:style-name="T10">Trapez</text:span><text:span text:style-name="T11">ium</text:span><text:span text:style-name="T1">.</text:span><text:span text:style-name="T10">h</text:span><text:span text:style-name="T11">pp</text:span><text:span text:style-name="T1">, </text:span><text:span text:style-name="T4">t</text:span><text:span text:style-name="T10">rapez</text:span><text:span text:style-name="T11">ium</text:span><text:span text:style-name="T1">.</text:span><text:span text:style-name="T10">cpp</text:span><text:span text:style-name="T1">, </text:span><text:span text:style-name="T4">retrangle</text:span><text:span text:style-name="T1">.</text:span><text:span text:style-name="T10">h</text:span><text:span text:style-name="T11">pp</text:span><text:span text:style-name="T1">, </text:span><text:span text:style-name="T4">retrangle</text:span><text:span text:style-name="T1">.</text:span><text:span text:style-name="T10">cpp</text:span><text:span text:style-name="T1">, </text:span><text:span text:style-name="T4">r</text:span><text:span text:style-name="T10">hombus</text:span><text:span text:style-name="T1">.</text:span><text:span text:style-name="T10">h</text:span><text:span text:style-name="T11">pp</text:span><text:span text:style-name="T1">, </text:span><text:span text:style-name="T4">r</text:span><text:span text:style-name="T10">hombus</text:span><text:span text:style-name="T1">.</text:span><text:span text:style-name="T10">cpp</text:span><text:span text:style-name="T1"> не изменяются.</text:span></text:p>
      <text:p text:style-name="P1"/>
      <text:p text:style-name="P8">T<text:span text:style-name="T55">ntree</text:span>.h<text:span text:style-name="T55">pp</text:span></text:p>
      <text:p text:style-name="P8"/>
      <text:p text:style-name="P19">#ifndef TNTREE_H</text:p>
      <text:p text:style-name="P19">#define TNTREE_H</text:p>
      <text:p text:style-name="P19">#include &lt;iostream&gt;</text:p>
      <text:p text:style-name="P19">#include &lt;string&gt;</text:p>
      <text:p text:style-name="P19">#include "retrangle.hpp"</text:p>
      <text:p text:style-name="P19">#include "TNtreeItem.hpp"</text:p>
      <text:p text:style-name="P19"/>
      <text:p text:style-name="P19">class TNtree {</text:p>
      <text:p text:style-name="P19">public:</text:p>
      <text:p text:style-name="P19"><text:s text:c="4"/>TNtree();</text:p>
      <text:p text:style-name="P19"><text:s text:c="4"/>TNtree(const TNtree&amp; orig);</text:p>
      <text:p text:style-name="P19"/>
      <text:p text:style-name="P19"><text:s text:c="4"/>void Push(TNtree* tree, std::string parent_id, std::string cur_id, Retrangle &amp;retrangle);</text:p>
      <text:p text:style-name="P19"><text:s text:c="4"/>void Remove(std::string cur_id);</text:p>
      <text:p text:style-name="P19"><text:s text:c="4"/>void NodeRemove(TNtreeItem* tree, std::string id);</text:p>
      <text:p text:style-name="P19"><text:s text:c="4"/>void PrintTree(TNtreeItem* tree, int num);</text:p>
      <text:p text:style-name="P19"><text:s text:c="4"/>void PrintItem(TNtree* tree, std::string id);</text:p>
      <text:p text:style-name="P19"><text:s text:c="4"/>void SetNull(TNtreeItem* tree);</text:p>
      <text:p text:style-name="P19"><text:s text:c="4"/></text:p>
      <text:p text:style-name="P19"><text:s text:c="4"/>TNtreeItem* GetRoot();</text:p>
      <text:p text:style-name="P19"><text:s text:c="4"/>bool IsEmpty();</text:p>
      <text:p text:style-name="P19"><text:s text:c="4"/>virtual ~TNtree();</text:p>
      <text:p text:style-name="P19"><text:s text:c="4"/></text:p>
      <text:p text:style-name="P19"><text:s text:c="4"/>TNtreeItem* root;</text:p>
      <text:p text:style-name="P19"><text:s text:c="4"/>TNtreeItem* FindNode(TNtreeItem* node, std::string id);</text:p>
      <text:p text:style-name="P19">};</text:p>
      <text:p text:style-name="P19"/>
      <text:p text:style-name="P19">#endif</text:p>
      <text:p text:style-name="P11"/>
      <text:p text:style-name="P8">T<text:span text:style-name="T55">ntree</text:span>.cpp</text:p>
      <text:p text:style-name="P8"/>
      <text:p text:style-name="P19">#include &lt;string&gt;</text:p>
      <text:p text:style-name="P19"/>
      <text:p text:style-name="P19">#include "TNtree.hpp"</text:p>
      <text:p text:style-name="P19">#include "TNtreeItem.hpp"</text:p>
      <text:p text:style-name="P19"/>
      <text:p text:style-name="P19">TNtree::TNtree() {</text:p>
      <text:p text:style-name="P19"><text:s text:c="4"/>root = nullptr;</text:p>
      <text:p text:style-name="P19">}</text:p>
      <text:p text:style-name="P19"/>
      <text:p text:style-name="P19">TNtree::TNtree(const TNtree&amp; orig) {</text:p>
      <text:p text:style-name="P19"><text:s text:c="4"/>root = orig.root;</text:p>
      <text:p text:style-name="P19">}</text:p>
      <text:p text:style-name="P19"/>
      <text:p text:style-name="P19">TNtreeItem* TNtree::FindNode(TNtreeItem* tree_item, std::string find_id) {</text:p>
      <text:p text:style-name="P19"><text:s text:c="4"/>if (tree_item-&gt;GetID() == find_id) {</text:p>
      <text:p text:style-name="P19"><text:s text:c="8"/>return tree_item;</text:p>
      <text:p text:style-name="P19"><text:s text:c="4"/>}</text:p>
      <text:p text:style-name="P19"><text:s text:c="4"/>if (tree_item-&gt;GetChild()) {</text:p>
      <text:p text:style-name="P19"><text:s text:c="8"/>TNtreeItem* tr = FindNode(tree_item-&gt;GetChild(), find_id);</text:p>
      <text:p text:style-name="P19"><text:s text:c="8"/>if (tr != nullptr) {</text:p>
      <text:p text:style-name="P19"><text:s text:c="12"/>return tr;</text:p>
      <text:p text:style-name="P19"><text:s text:c="8"/>}</text:p>
      <text:p text:style-name="P19"><text:s text:c="4"/>}</text:p>
      <text:p text:style-name="P19"><text:s text:c="4"/>if (tree_item-&gt;GetSibling()) {</text:p>
      <text:p text:style-name="P19"><text:s text:c="8"/>TNtreeItem* tr = FindNode(tree_item-&gt;GetSibling(), find_id);</text:p>
      <text:p text:style-name="P19"><text:s text:c="8"/>if (tr != nullptr) {</text:p>
      <text:p text:style-name="P19"><text:s text:c="12"/>return tr;</text:p>
      <text:p text:style-name="P19"><text:s text:c="8"/>}</text:p>
      <text:p text:style-name="P19"><text:s text:c="4"/>}</text:p>
      <text:p text:style-name="P19"><text:s text:c="4"/>return nullptr;</text:p>
      <text:p text:style-name="P19">}</text:p>
      <text:p text:style-name="P19"/>
      <text:p text:style-name="P19"><text:soft-page-break/>// Дописать, если что, добавление без проверки на существование родителя</text:p>
      <text:p text:style-name="P19">//(введением текущей высоты) </text:p>
      <text:p text:style-name="P19">void TNtree::Push(TNtree* tree, std::string parent_id, std::string cur_id, Retrangle &amp;retrangle) {</text:p>
      <text:p text:style-name="P19"><text:s text:c="4"/>if (!tree-&gt;root) {</text:p>
      <text:p text:style-name="P19"><text:s text:c="8"/>tree-&gt;root = new TNtreeItem(cur_id,retrangle);</text:p>
      <text:p text:style-name="P19"><text:s text:c="8"/>return;</text:p>
      <text:p text:style-name="P19"><text:s text:c="4"/>}</text:p>
      <text:p text:style-name="P19"><text:s text:c="4"/>else {</text:p>
      <text:p text:style-name="P19"><text:s text:c="8"/>TNtreeItem *parent_node = FindNode(tree-&gt;root, parent_id);</text:p>
      <text:p text:style-name="P19"><text:s text:c="8"/>if (parent_node) {</text:p>
      <text:p text:style-name="P19"><text:s text:c="12"/>if(!parent_node-&gt;GetChild()) {</text:p>
      <text:p text:style-name="P19"><text:s text:c="16"/>parent_node-&gt;SetChild(new TNtreeItem(cur_id, retrangle));</text:p>
      <text:p text:style-name="P19"><text:s text:c="12"/>}</text:p>
      <text:p text:style-name="P19"><text:s text:c="12"/>else {</text:p>
      <text:p text:style-name="P19"><text:s text:c="16"/>TNtreeItem* sibling = parent_node-&gt;GetChild();</text:p>
      <text:p text:style-name="P19"><text:s text:c="16"/>while (sibling-&gt;GetSibling()) {</text:p>
      <text:p text:style-name="P19"><text:s text:c="20"/>sibling = sibling-&gt;GetSibling();</text:p>
      <text:p text:style-name="P19"><text:s text:c="16"/>}</text:p>
      <text:p text:style-name="P19"><text:s text:c="16"/>sibling-&gt;SetSibling(new TNtreeItem(cur_id, retrangle));</text:p>
      <text:p text:style-name="P19"><text:s text:c="12"/>}</text:p>
      <text:p text:style-name="P19"><text:s text:c="8"/>}</text:p>
      <text:p text:style-name="P19"><text:s text:c="8"/>else {</text:p>
      <text:p text:style-name="P19"><text:s text:c="12"/>std::cout &lt;&lt; "No such parent" &lt;&lt; std::endl;</text:p>
      <text:p text:style-name="P19"><text:s text:c="8"/>}</text:p>
      <text:p text:style-name="P19"><text:s text:c="4"/>}</text:p>
      <text:p text:style-name="P19">}</text:p>
      <text:p text:style-name="P19"/>
      <text:p text:style-name="P19">bool TNtree::IsEmpty() {</text:p>
      <text:p text:style-name="P19"><text:s text:c="4"/>return root == nullptr; <text:s text:c="3"/></text:p>
      <text:p text:style-name="P19">}</text:p>
      <text:p text:style-name="P19"/>
      <text:p text:style-name="P19">void TNtree::NodeRemove(TNtreeItem* tree_item, std::string id) {</text:p>
      <text:p text:style-name="P19"><text:s text:c="4"/>if (tree_item-&gt;GetChild()) {</text:p>
      <text:p text:style-name="P19"><text:s text:c="8"/>if (tree_item-&gt;GetChild()-&gt;GetID() == id) {</text:p>
      <text:p text:style-name="P19"><text:s text:c="12"/>TNtreeItem* tr = tree_item-&gt;GetChild();</text:p>
      <text:p text:style-name="P19"><text:s text:c="12"/>tree_item-&gt;SetChild(tree_item-&gt;GetChild()-&gt;GetSibling());</text:p>
      <text:p text:style-name="P19"><text:s text:c="12"/>SetNull(tr-&gt;GetSibling());</text:p>
      <text:p text:style-name="P19"><text:s text:c="12"/>delete tr;</text:p>
      <text:p text:style-name="P19"><text:s text:c="12"/>return;</text:p>
      <text:p text:style-name="P19"><text:s text:c="8"/>}</text:p>
      <text:p text:style-name="P19"><text:s text:c="8"/>else {</text:p>
      <text:p text:style-name="P19"><text:s text:c="12"/>NodeRemove(tree_item-&gt;GetChild(), id);</text:p>
      <text:p text:style-name="P19"><text:s text:c="8"/>}</text:p>
      <text:p text:style-name="P19"><text:s text:c="4"/>}</text:p>
      <text:p text:style-name="P19"><text:s text:c="4"/>if (tree_item-&gt;GetSibling()) {</text:p>
      <text:p text:style-name="P19"><text:s text:c="8"/>if(tree_item-&gt;GetSibling()-&gt;GetID() == id) {</text:p>
      <text:p text:style-name="P19"><text:s text:c="12"/>TNtreeItem* tr = tree_item-&gt;GetSibling();</text:p>
      <text:p text:style-name="P19"><text:s text:c="12"/>tree_item-&gt;SetSibling(tree_item-&gt;GetSibling()-&gt;GetSibling());</text:p>
      <text:p text:style-name="P19"><text:s text:c="12"/>SetNull(tr-&gt;GetSibling());</text:p>
      <text:p text:style-name="P19"><text:s text:c="12"/>delete tr;</text:p>
      <text:p text:style-name="P19"><text:s text:c="12"/>return;</text:p>
      <text:p text:style-name="P19"><text:s text:c="8"/>}</text:p>
      <text:p text:style-name="P19"><text:s text:c="8"/>else {</text:p>
      <text:p text:style-name="P19"><text:s text:c="12"/>NodeRemove(tree_item-&gt;GetSibling(), id); </text:p>
      <text:p text:style-name="P19"><text:s text:c="8"/>}</text:p>
      <text:p text:style-name="P19"><text:s text:c="4"/>}</text:p>
      <text:p text:style-name="P19">}</text:p>
      <text:p text:style-name="P19"/>
      <text:p text:style-name="P19">void TNtree::SetNull(TNtreeItem* tr) {</text:p>
      <text:p text:style-name="P19"><text:s text:c="4"/>tr = nullptr;</text:p>
      <text:p text:style-name="P19">}</text:p>
      <text:p text:style-name="P19"/>
      <text:p text:style-name="P19">TNtreeItem* TNtree::GetRoot() {</text:p>
      <text:p text:style-name="P19"><text:s text:c="4"/>return this-&gt;root;</text:p>
      <text:p text:style-name="P19">}</text:p>
      <text:p text:style-name="P19"/>
      <text:p text:style-name="P19">void TNtree::Remove(std::string id) {</text:p>
      <text:p text:style-name="P19"><text:s text:c="4"/>if (root-&gt;GetID() == id) {</text:p>
      <text:p text:style-name="P19"><text:s text:c="8"/>root = root-&gt;GetChild();</text:p>
      <text:p text:style-name="P19"><text:s text:c="4"/>}</text:p>
      <text:p text:style-name="P19"><text:soft-page-break/><text:s text:c="4"/>else {</text:p>
      <text:p text:style-name="P19"><text:s text:c="8"/>NodeRemove(root, id);</text:p>
      <text:p text:style-name="P19"><text:s text:c="4"/>}</text:p>
      <text:p text:style-name="P19">}</text:p>
      <text:p text:style-name="P19"/>
      <text:p text:style-name="P19">void TNtree::PrintTree (TNtreeItem* tree_item, int num) {</text:p>
      <text:p text:style-name="P19"><text:s text:c="4"/>if (tree_item) {</text:p>
      <text:p text:style-name="P19"><text:s text:c="8"/>for (int i = 0; i &lt; num; ++i) {</text:p>
      <text:p text:style-name="P19"><text:s text:c="12"/>printf("\t");</text:p>
      <text:p text:style-name="P19"><text:s text:c="8"/>}</text:p>
      <text:p text:style-name="P19"><text:s text:c="8"/>std::cout &lt;&lt; tree_item-&gt;GetID() &lt;&lt; " ";</text:p>
      <text:p text:style-name="P19"><text:s text:c="8"/>tree_item-&gt;GetRetrangle().Print();</text:p>
      <text:p text:style-name="P19"><text:s text:c="8"/>std::cout &lt;&lt; std::endl;</text:p>
      <text:p text:style-name="P19"><text:s text:c="8"/>if (tree_item-&gt;GetChild()) {</text:p>
      <text:p text:style-name="P19"><text:s text:c="12"/>PrintTree(tree_item-&gt;GetChild(), num + 1);</text:p>
      <text:p text:style-name="P19"><text:s text:c="8"/>}</text:p>
      <text:p text:style-name="P19"><text:s text:c="8"/>if (tree_item-&gt;GetSibling()) {</text:p>
      <text:p text:style-name="P19"><text:s text:c="12"/>PrintTree(tree_item-&gt;GetSibling(), num);</text:p>
      <text:p text:style-name="P19"><text:s text:c="8"/>}</text:p>
      <text:p text:style-name="P19"><text:s text:c="4"/>}</text:p>
      <text:p text:style-name="P19">}</text:p>
      <text:p text:style-name="P19"/>
      <text:p text:style-name="P19">void TNtree::PrintItem(TNtree* tree, std::string id) {</text:p>
      <text:p text:style-name="P19"><text:s text:c="4"/>TNtreeItem* tmp = FindNode(tree-&gt;root, id);</text:p>
      <text:p text:style-name="P19"><text:s text:c="4"/>if(tmp) {</text:p>
      <text:p text:style-name="P19"><text:s text:c="8"/>std::cout &lt;&lt; tmp-&gt;GetID() &lt;&lt; " ";</text:p>
      <text:p text:style-name="P19"><text:s text:c="8"/>tmp-&gt;GetRetrangle().Print();</text:p>
      <text:p text:style-name="P19"><text:s text:c="4"/>}</text:p>
      <text:p text:style-name="P19"><text:s text:c="4"/>delete tmp;</text:p>
      <text:p text:style-name="P19">}</text:p>
      <text:p text:style-name="P19"/>
      <text:p text:style-name="P19">TNtree::~TNtree() {</text:p>
      <text:p text:style-name="P19"><text:s text:c="4"/>delete root;</text:p>
      <text:p text:style-name="P19">}</text:p>
      <text:p text:style-name="P11"/>
      <text:p text:style-name="P8">T<text:span text:style-name="T55">Ntree</text:span>Item.h<text:span text:style-name="T55">pp</text:span></text:p>
      <text:p text:style-name="P8"/>
      <text:p text:style-name="P19">#ifndef TNTREEITEM_H</text:p>
      <text:p text:style-name="P19">#define TNTREEITEM_H</text:p>
      <text:p text:style-name="P19">#include &lt;string&gt;</text:p>
      <text:p text:style-name="P19">#include &lt;cstdlib&gt;</text:p>
      <text:p text:style-name="P19">#include "retrangle.hpp"</text:p>
      <text:p text:style-name="P19"/>
      <text:p text:style-name="P19">class TNtreeItem {</text:p>
      <text:p text:style-name="P19">public:</text:p>
      <text:p text:style-name="P19"><text:s text:c="4"/>TNtreeItem ();</text:p>
      <text:p text:style-name="P19"><text:s text:c="4"/>TNtreeItem (std::string id, const Retrangle&amp; retrangle);</text:p>
      <text:p text:style-name="P19"><text:s text:c="4"/>friend std::ostream&amp; operator&lt;&lt;(std::ostream&amp; os, const TNtreeItem&amp; obj);</text:p>
      <text:p text:style-name="P19"><text:s text:c="4"/>void SetChild(TNtreeItem* child);</text:p>
      <text:p text:style-name="P19"><text:s text:c="4"/>void SetSibling(TNtreeItem* sibling);</text:p>
      <text:p text:style-name="P19"><text:s text:c="4"/>TNtreeItem* GetChild();</text:p>
      <text:p text:style-name="P19"><text:s text:c="4"/>TNtreeItem* GetSibling();</text:p>
      <text:p text:style-name="P19"><text:s text:c="4"/>Retrangle GetRetrangle() const; //не изменяет нестат. элементы</text:p>
      <text:p text:style-name="P19"><text:s text:c="4"/>std::string GetID();</text:p>
      <text:p text:style-name="P19"/>
      <text:p text:style-name="P19"><text:s text:c="4"/>virtual ~TNtreeItem();</text:p>
      <text:p text:style-name="P19"/>
      <text:p text:style-name="P19">private:</text:p>
      <text:p text:style-name="P19"><text:s text:c="4"/>Retrangle retrangle;</text:p>
      <text:p text:style-name="P19"><text:s text:c="4"/>std::string id;</text:p>
      <text:p text:style-name="P19"><text:s text:c="4"/>TNtreeItem* child;</text:p>
      <text:p text:style-name="P19"><text:s text:c="4"/>TNtreeItem* sibling;</text:p>
      <text:p text:style-name="P19">};</text:p>
      <text:p text:style-name="P19"/>
      <text:p text:style-name="P19">#endif</text:p>
      <text:p text:style-name="P11"/>
      <text:p text:style-name="P8">T<text:span text:style-name="T55">Ntree</text:span>Item.cpp</text:p>
      <text:p text:style-name="P8"/>
      <text:p text:style-name="P19">#include &lt;iostream&gt;</text:p>
      <text:p text:style-name="P19">#include "TNtreeItem.hpp"</text:p>
      <text:p text:style-name="P19"><text:soft-page-break/>#include "retrangle.hpp"</text:p>
      <text:p text:style-name="P19"/>
      <text:p text:style-name="P19">TNtreeItem::TNtreeItem() {</text:p>
      <text:p text:style-name="P19"><text:s text:c="4"/>(*this).child = nullptr;</text:p>
      <text:p text:style-name="P19"><text:s text:c="4"/>(*this).sibling = nullptr;</text:p>
      <text:p text:style-name="P19"><text:s text:c="4"/>(*this).id = "";</text:p>
      <text:p text:style-name="P19">}</text:p>
      <text:p text:style-name="P19"/>
      <text:p text:style-name="P19">TNtreeItem::TNtreeItem(std::string id, const Retrangle&amp; retrangle) {</text:p>
      <text:p text:style-name="P19"><text:s text:c="4"/>(*this).retrangle = retrangle;</text:p>
      <text:p text:style-name="P19"><text:s text:c="4"/>(*this).child = nullptr;</text:p>
      <text:p text:style-name="P19"><text:s text:c="4"/>(*this).sibling = nullptr;</text:p>
      <text:p text:style-name="P19"><text:s text:c="4"/>(*this).id = id;</text:p>
      <text:p text:style-name="P19">}</text:p>
      <text:p text:style-name="P19"/>
      <text:p text:style-name="P19">void TNtreeItem::SetChild(TNtreeItem* child) {</text:p>
      <text:p text:style-name="P19"><text:s text:c="4"/>(*this).child = child;</text:p>
      <text:p text:style-name="P19">}</text:p>
      <text:p text:style-name="P19"/>
      <text:p text:style-name="P19">void TNtreeItem::SetSibling(TNtreeItem* sibling) {</text:p>
      <text:p text:style-name="P19"><text:s text:c="4"/>(*this).sibling = sibling;</text:p>
      <text:p text:style-name="P19">}</text:p>
      <text:p text:style-name="P19"/>
      <text:p text:style-name="P19">Retrangle TNtreeItem::GetRetrangle() const {</text:p>
      <text:p text:style-name="P19"><text:s text:c="4"/>return (*this).retrangle;</text:p>
      <text:p text:style-name="P19">}</text:p>
      <text:p text:style-name="P19"/>
      <text:p text:style-name="P19">TNtreeItem* TNtreeItem::GetChild() {</text:p>
      <text:p text:style-name="P19"><text:s text:c="4"/>return (*this).child;</text:p>
      <text:p text:style-name="P19">}</text:p>
      <text:p text:style-name="P19"/>
      <text:p text:style-name="P19">TNtreeItem* TNtreeItem::GetSibling() {</text:p>
      <text:p text:style-name="P19"><text:s text:c="4"/>return (*this).sibling;</text:p>
      <text:p text:style-name="P19">}</text:p>
      <text:p text:style-name="P19"/>
      <text:p text:style-name="P19">std::string TNtreeItem::GetID() {</text:p>
      <text:p text:style-name="P19"><text:s text:c="4"/>return (*this).id;</text:p>
      <text:p text:style-name="P19">}</text:p>
      <text:p text:style-name="P19"/>
      <text:p text:style-name="P19">std::ostream&amp; operator&lt;&lt;(std::ostream&amp; os, const TNtreeItem&amp; obj) {</text:p>
      <text:p text:style-name="P19"><text:s text:c="4"/>os &lt;&lt; obj.retrangle &lt;&lt; std::endl;</text:p>
      <text:p text:style-name="P19"><text:s text:c="4"/>return os;</text:p>
      <text:p text:style-name="P19">}</text:p>
      <text:p text:style-name="P19"/>
      <text:p text:style-name="P19">TNtreeItem::~TNtreeItem() {</text:p>
      <text:p text:style-name="P19"><text:s text:c="4"/>delete child;</text:p>
      <text:p text:style-name="P19"><text:s text:c="4"/>delete sibling;</text:p>
      <text:p text:style-name="P19">}</text:p>
      <text:p text:style-name="P11"/>
      <text:p text:style-name="P8"><text:span text:style-name="T55">m</text:span>ain.cpp</text:p>
      <text:p text:style-name="P18">#include &lt;iostream&gt;</text:p>
      <text:p text:style-name="P18">#include &lt;string&gt;</text:p>
      <text:p text:style-name="P18"/>
      <text:p text:style-name="P18">#include "TNtree.hpp"</text:p>
      <text:p text:style-name="P18">#include "retrangle.hpp"</text:p>
      <text:p text:style-name="P18"/>
      <text:p text:style-name="P18">int main(int argc, char** argv)</text:p>
      <text:p text:style-name="P18">{</text:p>
      <text:p text:style-name="P18"><text:s text:c="4"/>TNtree *tree = new TNtree();</text:p>
      <text:p text:style-name="P18"><text:s text:c="4"/>std::string action;</text:p>
      <text:p text:style-name="P18"/>
      <text:p text:style-name="P18"><text:s text:c="4"/>std::cout &lt;&lt; "Type 'h' for help." &lt;&lt; std::endl;</text:p>
      <text:p text:style-name="P18"><text:s text:c="4"/>while (1) {</text:p>
      <text:p text:style-name="P18"><text:s text:c="8"/>std::cin.clear();</text:p>
      <text:p text:style-name="P18"><text:s text:c="8"/>std::cin.sync();</text:p>
      <text:p text:style-name="P18"><text:s text:c="8"/>std::cout &lt;&lt; "&gt; ";</text:p>
      <text:p text:style-name="P18"><text:s text:c="8"/>std::cin &gt;&gt; action;</text:p>
      <text:p text:style-name="P18"><text:s text:c="7"/></text:p>
      <text:p text:style-name="P18"><text:s text:c="8"/>if (action == "q") {</text:p>
      <text:p text:style-name="P18"><text:s text:c="12"/>if (tree-&gt;GetRoot() != nullptr) {</text:p>
      <text:p text:style-name="P18"><text:s text:c="16"/>delete tree;</text:p>
      <text:p text:style-name="P18"><text:soft-page-break/><text:s text:c="16"/>std::cout &lt;&lt; "The tree is deleted" &lt;&lt; std::endl;</text:p>
      <text:p text:style-name="P18"><text:s text:c="12"/>}</text:p>
      <text:p text:style-name="P18"><text:s text:c="12"/>break;</text:p>
      <text:p text:style-name="P18"><text:s text:c="8"/>} else if (action == "i") { <text:s text:c="28"/>//insert</text:p>
      <text:p text:style-name="P18"><text:s text:c="12"/>int side_a, side_b;</text:p>
      <text:p text:style-name="P18"><text:s text:c="12"/>std::string parent_id, id;</text:p>
      <text:p text:style-name="P18"><text:s text:c="12"/>std::cout &lt;&lt; "Enter parent id: ";</text:p>
      <text:p text:style-name="P18"><text:s text:c="12"/>std::cin &gt;&gt; parent_id;</text:p>
      <text:p text:style-name="P18"><text:s text:c="12"/>std::cout &lt;&lt; "Enter node id: ";</text:p>
      <text:p text:style-name="P18"><text:s text:c="12"/>std::cin &gt;&gt; id;</text:p>
      <text:p text:style-name="P18"><text:s text:c="12"/>std::cout &lt;&lt; "Enter Rectangle's sides:\n";</text:p>
      <text:p text:style-name="P18"><text:s text:c="12"/>if (!(std::cin &gt;&gt; side_a &gt;&gt; side_b)) {</text:p>
      <text:p text:style-name="P18"><text:s text:c="16"/>std::cout &lt;&lt; "Incorrect values." &lt;&lt; std::endl;</text:p>
      <text:p text:style-name="P18"><text:s text:c="16"/>continue;</text:p>
      <text:p text:style-name="P18"><text:s text:c="12"/>}</text:p>
      <text:p text:style-name="P18"><text:s text:c="12"/>Retrangle* fig = new Retrangle(side_a, side_b);</text:p>
      <text:p text:style-name="P18"><text:s text:c="12"/>tree-&gt;Push(tree, parent_id, id, *fig);</text:p>
      <text:p text:style-name="P18"><text:s text:c="12"/>delete fig;</text:p>
      <text:p text:style-name="P18"><text:s text:c="8"/>} else if (action == "r") { <text:s text:c="28"/>//remove</text:p>
      <text:p text:style-name="P18"><text:s text:c="12"/>std::string id;</text:p>
      <text:p text:style-name="P18"><text:s text:c="12"/>if (!(std::cin &gt;&gt; id)) {</text:p>
      <text:p text:style-name="P18"><text:s text:c="16"/>std::cout &lt;&lt; "Incorrect value." &lt;&lt; std::endl;</text:p>
      <text:p text:style-name="P18"><text:s text:c="16"/>continue;</text:p>
      <text:p text:style-name="P18"><text:s text:c="12"/>}</text:p>
      <text:p text:style-name="P18"><text:s text:c="12"/>tree-&gt;Remove(id);</text:p>
      <text:p text:style-name="P18"><text:s text:c="8"/>} else if (action == "d") { <text:s text:c="28"/>//delete tree</text:p>
      <text:p text:style-name="P18"><text:s text:c="12"/>delete tree;</text:p>
      <text:p text:style-name="P18"><text:s text:c="12"/>tree = new TNtree();</text:p>
      <text:p text:style-name="P18"><text:s text:c="12"/>std::cout &lt;&lt; "The tree was deleted." &lt;&lt; std::endl;</text:p>
      <text:p text:style-name="P18"><text:s text:c="8"/>} else if (action == "p") { <text:s text:c="28"/>//print</text:p>
      <text:p text:style-name="P18"><text:s text:c="12"/>if (!tree-&gt;IsEmpty()) {</text:p>
      <text:p text:style-name="P18"><text:s text:c="16"/>tree-&gt;PrintTree(tree-&gt;GetRoot(), 0);</text:p>
      <text:p text:style-name="P18"><text:s text:c="12"/>}</text:p>
      <text:p text:style-name="P18"><text:s text:c="12"/>else {</text:p>
      <text:p text:style-name="P18"><text:s text:c="16"/>std::cout &lt;&lt; "The tree is empty." &lt;&lt; std::endl;</text:p>
      <text:p text:style-name="P18"><text:s text:c="12"/>}</text:p>
      <text:p text:style-name="P18"><text:s text:c="8"/>} else if (action == "pitem") { //print item</text:p>
      <text:p text:style-name="P18"><text:s text:c="12"/>std::string id;</text:p>
      <text:p text:style-name="P18"><text:s text:c="12"/>std::cout &lt;&lt; "Enter item id: ";</text:p>
      <text:p text:style-name="P18"><text:s text:c="12"/>std::cin &gt;&gt; id;</text:p>
      <text:p text:style-name="P18"/>
      <text:p text:style-name="P18"><text:s text:c="12"/>tree-&gt;PrintItem(tree, id);</text:p>
      <text:p text:style-name="P18"><text:s text:c="8"/>} else if (action == "help" || action == "h") {</text:p>
      <text:p text:style-name="P18"><text:s text:c="12"/>std::cout &lt;&lt; "'h' <text:s text:c="6"/>- display the help." &lt;&lt; std::endl;</text:p>
      <text:p text:style-name="P18"><text:s text:c="12"/>std::cout &lt;&lt; "'r' <text:s text:c="6"/>- remove the octagon with area s." &lt;&lt; std::endl;</text:p>
      <text:p text:style-name="P18"><text:s text:c="12"/>std::cout &lt;&lt; "'d' <text:s text:c="6"/>- delete the tree." &lt;&lt; std::endl;</text:p>
      <text:p text:style-name="P18"><text:s text:c="12"/>std::cout &lt;&lt; "'p' <text:s text:c="6"/>- output the tree." &lt;&lt; std::endl;</text:p>
      <text:p text:style-name="P18"><text:s text:c="12"/>std::cout &lt;&lt; "'i' <text:s text:c="6"/>- insert a octagon into the tree." &lt;&lt; std::endl;</text:p>
      <text:p text:style-name="P18"><text:s text:c="12"/>std::cout &lt;&lt; "'pitem' <text:s text:c="2"/>- print item by id." &lt;&lt; std::endl;</text:p>
      <text:p text:style-name="P18"><text:s text:c="12"/>std::cout &lt;&lt; "'q' <text:s text:c="6"/>- exit the program." &lt;&lt; std::endl;</text:p>
      <text:p text:style-name="P18"><text:s text:c="8"/>}</text:p>
      <text:p text:style-name="P18"><text:s text:c="4"/>}</text:p>
      <text:p text:style-name="P18"><text:s text:c="4"/></text:p>
      <text:p text:style-name="P18"><text:s text:c="4"/>return 0;</text:p>
      <text:p text:style-name="P18">}</text:p>
      <text:p text:style-name="P1">ПРИМЕР РАБОТЫ ПРОГРАММЫ</text:p>
      <text:p text:style-name="P25">Type 'h' for help.</text:p>
      <text:p text:style-name="P25">&gt; h</text:p>
      <text:p text:style-name="P25">'h' <text:s text:c="6"/>- display the help.</text:p>
      <text:p text:style-name="P25">'r' <text:s text:c="6"/>- remove the retrangle with area s.</text:p>
      <text:p text:style-name="P25">'d' <text:s text:c="6"/>- delete the tree.</text:p>
      <text:p text:style-name="P25">'p' <text:s text:c="6"/>- output the tree.</text:p>
      <text:p text:style-name="P25">'i' <text:s text:c="6"/>- insert a retrangle into the tree.</text:p>
      <text:p text:style-name="P25">'pitem' <text:s text:c="2"/>- print item by id.</text:p>
      <text:p text:style-name="P25">'q' <text:s text:c="6"/>- exit the program.</text:p>
      <text:p text:style-name="P25">&gt; i</text:p>
      <text:p text:style-name="P25">Enter parent id: 0</text:p>
      <text:p text:style-name="P25">Enter node id: r</text:p>
      <text:p text:style-name="P25">Enter Rectangle's sides:</text:p>
      <text:p text:style-name="P25">1 1</text:p>
      <text:p text:style-name="P25"><text:soft-page-break/>&gt; i</text:p>
      <text:p text:style-name="P25">Enter parent id: r</text:p>
      <text:p text:style-name="P25">Enter node id: rc</text:p>
      <text:p text:style-name="P25">Enter Rectangle's sides:</text:p>
      <text:p text:style-name="P25">1 2</text:p>
      <text:p text:style-name="P25">&gt; p</text:p>
      <text:p text:style-name="P25">r (1, 1)</text:p>
      <text:p text:style-name="P25"/>
      <text:p text:style-name="P25"><text:s text:c="8"/>rc (1, 2)</text:p>
      <text:p text:style-name="P25"/>
      <text:p text:style-name="P25">&gt; i</text:p>
      <text:p text:style-name="P25">Enter parent id: r</text:p>
      <text:p text:style-name="P25">Enter node id: rcb</text:p>
      <text:p text:style-name="P25">Enter Rectangle's sides:</text:p>
      <text:p text:style-name="P25">1 3</text:p>
      <text:p text:style-name="P25">&gt; i</text:p>
      <text:p text:style-name="P25">Enter parent id: rc</text:p>
      <text:p text:style-name="P25">Enter node id: rcc</text:p>
      <text:p text:style-name="P25">Enter Rectangle's sides:</text:p>
      <text:p text:style-name="P25">1 4</text:p>
      <text:p text:style-name="P25">&gt; p</text:p>
      <text:p text:style-name="P25">r (1, 1)</text:p>
      <text:p text:style-name="P25"/>
      <text:p text:style-name="P25"><text:s text:c="8"/>rc (1, 2)</text:p>
      <text:p text:style-name="P25"/>
      <text:p text:style-name="P25"><text:s text:c="16"/>rcc (1, 4)</text:p>
      <text:p text:style-name="P25"/>
      <text:p text:style-name="P25"><text:s text:c="8"/>rcb (1, 3)</text:p>
      <text:p text:style-name="P25"/>
      <text:p text:style-name="P25">&gt; q</text:p>
      <text:p text:style-name="P25">The tree is deleted</text:p>
      <text:p text:style-name="P25"/>
      <text:p text:style-name="P25"/>
      <text:p text:style-name="P5">ВЫВОД</text:p>
      <text:p text:style-name="P5"><text:tab/>В ходе <text:span text:style-name="T56">данной</text:span> лабораторной работы я создал динамическую структуру данных - <text:s text:c="2"/><text:span text:style-name="T56">N-дерево</text:span>. Объекты передаются контейнеру первого уровня по вводимым с консоли значениям. <text:span text:style-name="T56">Было непросто сделать данную ЛР, так как реализация данной структуры неоднозначно и в разных ресурсах трактуется по-разному. Но задача выполнена и программа работает корректно.</text:span></text:p>
      <text:p text:style-name="P83">Национальный исследовательский институт</text:p>
      <text:p text:style-name="P60"><text:span text:style-name="T34">«</text:span><text:span text:style-name="T35">Московский Авиационный Институт</text:span><text:span text:style-name="T30">»</text:span></text:p>
      <text:p text:style-name="P55"/>
      <text:p text:style-name="P56"><text:span text:style-name="T32">факультет </text:span><text:span text:style-name="T36">ИНФОРМАЦИОННЫ</text:span><text:span text:style-name="T37">Х</text:span><text:span text:style-name="T36"> ТЕХНОЛОГИ</text:span><text:span text:style-name="T37">Й</text:span><text:span text:style-name="T36"> И ПРИКЛАДН</text:span><text:span text:style-name="T37">ОЙ</text:span><text:span text:style-name="T36"> МАТЕМАТИК</text:span><text:span text:style-name="T37">И</text:span></text:p>
      <text:p text:style-name="P57"><text:span text:style-name="T17">Кафедра </text:span><text:a xlink:type="simple" xlink:href="https://www.mai.ru/education/fpmf/806/" text:style-name="Internet_20_link" text:visited-style-name="Visited_20_Internet_20_Link"><text:span text:style-name="T38">вычислительн</text:span></text:a><text:a xlink:type="simple" xlink:href="https://www.mai.ru/education/fpmf/806/" text:style-name="Internet_20_link" text:visited-style-name="Visited_20_Internet_20_Link"><text:span text:style-name="T39">ой</text:span></text:a><text:a xlink:type="simple" xlink:href="https://www.mai.ru/education/fpmf/806/" text:style-name="Internet_20_link" text:visited-style-name="Visited_20_Internet_20_Link"><text:span text:style-name="T38"> математик</text:span></text:a><text:a xlink:type="simple" xlink:href="https://www.mai.ru/education/fpmf/806/" text:style-name="Internet_20_link" text:visited-style-name="Visited_20_Internet_20_Link"><text:span text:style-name="T39">и</text:span></text:a><text:a xlink:type="simple" xlink:href="https://www.mai.ru/education/fpmf/806/" text:style-name="Internet_20_link" text:visited-style-name="Visited_20_Internet_20_Link"><text:span text:style-name="T38"> и программировани</text:span></text:a><text:span text:style-name="T39">я</text:span></text:p>
      <text:p text:style-name="P51"/>
      <text:p text:style-name="P53"/>
      <text:p text:style-name="P62"/>
      <text:p text:style-name="P58"/>
      <text:h text:style-name="P80" text:outline-level="1"/>
      <text:h text:style-name="P80" text:outline-level="1"/>
      <text:p text:style-name="P78"/>
      <text:h text:style-name="P81" text:outline-level="1">Отчет по лабораторной работе № <text:span text:style-name="T42">3</text:span></text:h>
      <text:h text:style-name="P82" text:outline-level="1">по курсу «Объектно-ориентированное программирование»</text:h>
      <text:p text:style-name="P69"/>
      <text:p text:style-name="P69"/>
      <text:p text:style-name="P63">Работу выполнил </text:p>
      <text:p text:style-name="P63">студент <text:span text:style-name="T44">2</text:span><text:span text:style-name="T45"> </text:span>курса </text:p>
      <text:p text:style-name="P63"><text:span text:style-name="T43">очного</text:span> отделения</text:p>
      <text:p text:style-name="P64"><text:span text:style-name="T56">Нурмаммедов Э</text:span>.В.</text:p>
      <text:p text:style-name="P65">группы М80-208Б-<text:span text:style-name="T56">17</text:span></text:p>
      <text:p text:style-name="P63"/>
      <text:p text:style-name="P66"><text:span text:style-name="T50">п</text:span>реподавател<text:span text:style-name="T50">ь:</text:span></text:p>
      <text:p text:style-name="P66">Поповкин Александр Викторович</text:p>
      <text:p text:style-name="P67"/>
      <text:p text:style-name="P68"/>
      <text:p text:style-name="P70"/>
      <text:p text:style-name="P71"/>
      <text:p text:style-name="P71"/>
      <text:p text:style-name="P71"/>
      <text:p text:style-name="P59">Оценка:</text:p>
      <table:table table:name="Таблица3" table:style-name="Таблица3">
        <table:table-column table:style-name="Таблица3.A"/>
        <table:table-row>
          <table:table-cell table:style-name="Таблица3.A1" office:value-type="string">
            <text:p text:style-name="P79"/>
          </table:table-cell>
        </table:table-row>
      </table:table>
      <text:p text:style-name="P61"/>
      <text:p text:style-name="P52">Подпись <text:span text:style-name="T41">преподавателя</text:span></text:p>
      <text:p text:style-name="P54"><text:s text:c="14"/></text:p>
      <text:p text:style-name="P52">Подпись студента</text:p>
      <text:p text:style-name="P54"><text:s text:c="14"/></text:p>
      <text:p text:style-name="P52"><text:span text:style-name="T41">Ч</text:span>исло</text:p>
      <text:p text:style-name="P52"><text:span text:style-name="T48">16</text:span><text:span text:style-name="T46">.</text:span><text:span text:style-name="T47">1</text:span><text:span text:style-name="T48">1</text:span><text:span text:style-name="T46">.</text:span><text:span text:style-name="T47">2018</text:span></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88"><text:span text:style-name="T24">Москва-20</text:span><text:span text:style-name="T25">1</text:span><text:span text:style-name="T26">8</text:span></text:p>
      <text:p text:style-name="P3"><text:soft-page-break/>Лабораторная работа №3</text:p>
      <text:p text:style-name="P3"/>
      <text:p text:style-name="P5">ЗАДАНИЕ</text:p>
      <text:p text:style-name="P5"/>
      <text:p text:style-name="P5"><text:tab/>Необходимо спроектировать и запрограммировать на языке C++ класс-контейнер первого уровня, содержащий все три фигуры класса фигуры, согласно вариантов задания (реализованную в ЛР1). Классы должны удовлетворять следующим правилам:</text:p>
      <text:list xml:id="list3377657389" text:style-name="WW8Num9">
        <text:list-item>
          <text:p text:style-name="P95">Требования к классу<text:tab/>фигуры аналогичны<text:tab/>требованиям<text:tab/>из лабораторной работы 1. </text:p>
        </text:list-item>
        <text:list-item>
          <text:p text:style-name="P95">Класс-контейнер должен содержать объекты используя std:shared_ptr&lt;…&gt;.</text:p>
        </text:list-item>
        <text:list-item>
          <text:p text:style-name="P95">Класс-контейнер должен иметь метод по<text:tab/>добавлению фигуры<text:tab/>в контейнер. </text:p>
        </text:list-item>
        <text:list-item>
          <text:p text:style-name="P95">Класс-контейнер должен иметь методы по получению фигуры из контейнера (определяется структурой контейнера).</text:p>
        </text:list-item>
        <text:list-item>
          <text:p text:style-name="P95">Класс-контейнер должен иметь метод по удалению фигуры из контейнера (определяется структурой контейнера).</text:p>
        </text:list-item>
        <text:list-item>
          <text:p text:style-name="P95">Класс-контейнер должен иметь перегруженный оператор по выводу контейнера в поток std::ostream (&lt;&lt;).</text:p>
        </text:list-item>
        <text:list-item>
          <text:p text:style-name="P95">Класс-контейнер должен иметь деструктор, удаляющий все элементы контейнера.</text:p>
        </text:list-item>
        <text:list-item>
          <text:p text:style-name="P95">Классы должны быть расположены в раздельных файлах: отдельно заголовки (.h), отдельно описание методов (.cpp)</text:p>
        </text:list-item>
      </text:list>
      <text:p text:style-name="P5"/>
      <text:p text:style-name="P5">ЛИСТИНГ ПРОГРАММЫ</text:p>
      <text:p text:style-name="P5"/>
      <text:p text:style-name="P26"><text:span text:style-name="T12">T</text:span><text:span text:style-name="T13">Ntree</text:span><text:span text:style-name="T9">.</text:span><text:span text:style-name="T12">h</text:span><text:span text:style-name="T13">pp</text:span></text:p>
      <text:p text:style-name="P26"><text:span text:style-name="T12"/></text:p>
      <text:p text:style-name="P19">#ifndef TNTREE_H</text:p>
      <text:p text:style-name="P19">#define TNTREE_H</text:p>
      <text:p text:style-name="P19">#include &lt;iostream&gt;</text:p>
      <text:p text:style-name="P19">#include &lt;string&gt;</text:p>
      <text:p text:style-name="P19">#include "figure.hpp"</text:p>
      <text:p text:style-name="P19">#include "retrangle.hpp"</text:p>
      <text:p text:style-name="P19">#include "rhombus.hpp"</text:p>
      <text:p text:style-name="P19">#include "trapezium.hpp"</text:p>
      <text:p text:style-name="P19">#include "TNtreeItem.hpp"</text:p>
      <text:p text:style-name="P19"/>
      <text:p text:style-name="P19">class TNtree {</text:p>
      <text:p text:style-name="P19">public:</text:p>
      <text:p text:style-name="P19"><text:s text:c="4"/>TNtree();</text:p>
      <text:p text:style-name="P19"><text:s text:c="4"/>TNtree(const TNtree&amp; orig);</text:p>
      <text:p text:style-name="P19"/>
      <text:p text:style-name="P19"><text:s text:c="4"/>void Push(std::string parent_id, std::string cur_id, std::shared_ptr&lt;Figure&gt; fig);</text:p>
      <text:p text:style-name="P19"><text:s text:c="4"/>void Remove(std::string cur_id);</text:p>
      <text:p text:style-name="P19"><text:s text:c="4"/>void NodeRemove(TNtreeItem* tree, std::string id);</text:p>
      <text:p text:style-name="P19"><text:s text:c="4"/>void PrintTree(TNtreeItem* tree, int num);</text:p>
      <text:p text:style-name="P19"><text:s text:c="4"/>void PrintItem(std::string id);</text:p>
      <text:p text:style-name="P19"><text:s text:c="4"/>void SetNull(TNtreeItem* tree);</text:p>
      <text:p text:style-name="P19"><text:s text:c="4"/></text:p>
      <text:p text:style-name="P19"><text:s text:c="4"/>TNtreeItem* GetRoot();</text:p>
      <text:p text:style-name="P19"><text:s text:c="4"/>bool IsEmpty();</text:p>
      <text:p text:style-name="P19"><text:s text:c="4"/>virtual ~TNtree();</text:p>
      <text:p text:style-name="P19"><text:s text:c="4"/></text:p>
      <text:p text:style-name="P19"><text:s text:c="4"/>TNtreeItem* root;</text:p>
      <text:p text:style-name="P19"><text:s text:c="4"/>TNtreeItem* FindNode(TNtreeItem* node, std::string id);</text:p>
      <text:p text:style-name="P19">};</text:p>
      <text:p text:style-name="P19"/>
      <text:p text:style-name="P19">#endif</text:p>
      <text:p text:style-name="P12"/>
      <text:p text:style-name="P26"><text:span text:style-name="T12">T</text:span><text:span text:style-name="T13">Ntree</text:span><text:span text:style-name="T9">.</text:span><text:span text:style-name="T12">cpp</text:span></text:p>
      <text:p text:style-name="P19"/>
      <text:p text:style-name="P19">#include &lt;string&gt;</text:p>
      <text:p text:style-name="P19"/>
      <text:p text:style-name="P19">#include "TNtree.hpp"</text:p>
      <text:p text:style-name="P19">#include "TNtreeItem.hpp"</text:p>
      <text:p text:style-name="P19"><text:soft-page-break/>#include "figure.hpp"</text:p>
      <text:p text:style-name="P19">#include "retrangle.hpp"</text:p>
      <text:p text:style-name="P19">#include "rhombus.hpp"</text:p>
      <text:p text:style-name="P19">#include "trapezium.hpp"</text:p>
      <text:p text:style-name="P19"/>
      <text:p text:style-name="P19">TNtree::TNtree() {</text:p>
      <text:p text:style-name="P19"><text:s text:c="4"/>root = nullptr;</text:p>
      <text:p text:style-name="P19">}</text:p>
      <text:p text:style-name="P19"/>
      <text:p text:style-name="P19">TNtree::TNtree(const TNtree&amp; orig) {</text:p>
      <text:p text:style-name="P19"><text:s text:c="4"/>root = orig.root;</text:p>
      <text:p text:style-name="P19">}</text:p>
      <text:p text:style-name="P19"/>
      <text:p text:style-name="P19">TNtreeItem* TNtree::FindNode(TNtreeItem* tree_item, std::string find_id) {</text:p>
      <text:p text:style-name="P19"><text:s text:c="4"/>if (tree_item-&gt;GetID() == find_id) {</text:p>
      <text:p text:style-name="P19"><text:s text:c="8"/>return tree_item;</text:p>
      <text:p text:style-name="P19"><text:s text:c="4"/>}</text:p>
      <text:p text:style-name="P19"><text:s text:c="4"/>if (tree_item-&gt;GetChild()) {</text:p>
      <text:p text:style-name="P19"><text:s text:c="8"/>TNtreeItem* tr = FindNode(tree_item-&gt;GetChild(), find_id);</text:p>
      <text:p text:style-name="P19"><text:s text:c="8"/>if (tr != nullptr) {</text:p>
      <text:p text:style-name="P19"><text:s text:c="12"/>return tr;</text:p>
      <text:p text:style-name="P19"><text:s text:c="8"/>}</text:p>
      <text:p text:style-name="P19"><text:s text:c="4"/>}</text:p>
      <text:p text:style-name="P19"><text:s text:c="4"/>if (tree_item-&gt;GetSibling()) {</text:p>
      <text:p text:style-name="P19"><text:s text:c="8"/>TNtreeItem* tr = FindNode(tree_item-&gt;GetSibling(), find_id);</text:p>
      <text:p text:style-name="P19"><text:s text:c="8"/>if (tr != nullptr) {</text:p>
      <text:p text:style-name="P19"><text:s text:c="12"/>return tr;</text:p>
      <text:p text:style-name="P19"><text:s text:c="8"/>}</text:p>
      <text:p text:style-name="P19"><text:s text:c="4"/>}</text:p>
      <text:p text:style-name="P19"><text:s text:c="4"/>return nullptr;</text:p>
      <text:p text:style-name="P19">}</text:p>
      <text:p text:style-name="P19"/>
      <text:p text:style-name="P19">// Дописать, если что, добавление без проверки на существование родителя</text:p>
      <text:p text:style-name="P19">//(введением текущей высоты) </text:p>
      <text:p text:style-name="P19">void TNtree::Push(std::string parent_id, std::string cur_id, std::shared_ptr&lt;Figure&gt; fig) {</text:p>
      <text:p text:style-name="P19"><text:s text:c="4"/>if (!root) {</text:p>
      <text:p text:style-name="P19"><text:s text:c="8"/>root = new TNtreeItem(cur_id, fig);</text:p>
      <text:p text:style-name="P19"><text:s text:c="8"/>return;</text:p>
      <text:p text:style-name="P19"><text:s text:c="4"/>}</text:p>
      <text:p text:style-name="P19"><text:s text:c="4"/>else {</text:p>
      <text:p text:style-name="P19"><text:s text:c="8"/>TNtreeItem *parent_node = FindNode(root, parent_id);</text:p>
      <text:p text:style-name="P19"><text:s text:c="8"/>if (parent_node) {</text:p>
      <text:p text:style-name="P19"><text:s text:c="12"/>if(!parent_node-&gt;GetChild()) {</text:p>
      <text:p text:style-name="P19"><text:s text:c="16"/>parent_node-&gt;SetChild(new TNtreeItem(cur_id, fig));</text:p>
      <text:p text:style-name="P19"><text:s text:c="12"/>}</text:p>
      <text:p text:style-name="P19"><text:s text:c="12"/>else {</text:p>
      <text:p text:style-name="P19"><text:s text:c="16"/>TNtreeItem* sibling = parent_node-&gt;GetChild();</text:p>
      <text:p text:style-name="P19"><text:s text:c="16"/>while (sibling-&gt;GetSibling()) {</text:p>
      <text:p text:style-name="P19"><text:s text:c="20"/>sibling = sibling-&gt;GetSibling();</text:p>
      <text:p text:style-name="P19"><text:s text:c="16"/>}</text:p>
      <text:p text:style-name="P19"><text:s text:c="16"/>sibling-&gt;SetSibling(new TNtreeItem(cur_id, fig));</text:p>
      <text:p text:style-name="P19"><text:s text:c="12"/>}</text:p>
      <text:p text:style-name="P19"><text:s text:c="8"/>}</text:p>
      <text:p text:style-name="P19"><text:s text:c="8"/>else {</text:p>
      <text:p text:style-name="P19"><text:s text:c="12"/>std::cout &lt;&lt; "No such parent" &lt;&lt; std::endl;</text:p>
      <text:p text:style-name="P19"><text:s text:c="8"/>}</text:p>
      <text:p text:style-name="P19"><text:s text:c="4"/>}</text:p>
      <text:p text:style-name="P19">}</text:p>
      <text:p text:style-name="P19"/>
      <text:p text:style-name="P19">bool TNtree::IsEmpty() {</text:p>
      <text:p text:style-name="P19"><text:s text:c="4"/>return root == nullptr; <text:s text:c="3"/></text:p>
      <text:p text:style-name="P19">}</text:p>
      <text:p text:style-name="P19"/>
      <text:p text:style-name="P19">void TNtree::NodeRemove(TNtreeItem* tree_item, std::string id) {</text:p>
      <text:p text:style-name="P19"><text:s text:c="4"/>if (tree_item-&gt;GetChild()) {</text:p>
      <text:p text:style-name="P19"><text:s text:c="8"/>if (tree_item-&gt;GetChild()-&gt;GetID() == id) {</text:p>
      <text:p text:style-name="P19"><text:s text:c="12"/>TNtreeItem* tr = tree_item-&gt;GetChild();</text:p>
      <text:p text:style-name="P19"><text:s text:c="12"/>tree_item-&gt;SetChild(tree_item-&gt;GetChild()-&gt;GetSibling());</text:p>
      <text:p text:style-name="P19"><text:s text:c="12"/>SetNull(tr-&gt;GetSibling());</text:p>
      <text:p text:style-name="P19"><text:s text:c="12"/>delete tr;</text:p>
      <text:p text:style-name="P19"><text:soft-page-break/><text:s text:c="12"/>return;</text:p>
      <text:p text:style-name="P19"><text:s text:c="8"/>}</text:p>
      <text:p text:style-name="P19"><text:s text:c="8"/>else {</text:p>
      <text:p text:style-name="P19"><text:s text:c="12"/>NodeRemove(tree_item-&gt;GetChild(), id);</text:p>
      <text:p text:style-name="P19"><text:s text:c="8"/>}</text:p>
      <text:p text:style-name="P19"><text:s text:c="4"/>}</text:p>
      <text:p text:style-name="P19"><text:s text:c="4"/>if (tree_item-&gt;GetSibling()) {</text:p>
      <text:p text:style-name="P19"><text:s text:c="8"/>if(tree_item-&gt;GetSibling()-&gt;GetID() == id) {</text:p>
      <text:p text:style-name="P19"><text:s text:c="12"/>TNtreeItem* tr = tree_item-&gt;GetSibling();</text:p>
      <text:p text:style-name="P19"><text:s text:c="12"/>tree_item-&gt;SetSibling(tree_item-&gt;GetSibling()-&gt;GetSibling());</text:p>
      <text:p text:style-name="P19"><text:s text:c="12"/>SetNull(tr-&gt;GetSibling());</text:p>
      <text:p text:style-name="P19"><text:s text:c="12"/>delete tr;</text:p>
      <text:p text:style-name="P19"><text:s text:c="12"/>return;</text:p>
      <text:p text:style-name="P19"><text:s text:c="8"/>}</text:p>
      <text:p text:style-name="P19"><text:s text:c="8"/>else {</text:p>
      <text:p text:style-name="P19"><text:s text:c="12"/>NodeRemove(tree_item-&gt;GetSibling(), id); </text:p>
      <text:p text:style-name="P19"><text:s text:c="8"/>}</text:p>
      <text:p text:style-name="P19"><text:s text:c="4"/>}</text:p>
      <text:p text:style-name="P19">}</text:p>
      <text:p text:style-name="P19"/>
      <text:p text:style-name="P19">void TNtree::SetNull(TNtreeItem* tr) {</text:p>
      <text:p text:style-name="P19"><text:s text:c="4"/>tr = nullptr;</text:p>
      <text:p text:style-name="P19">}</text:p>
      <text:p text:style-name="P19"/>
      <text:p text:style-name="P19">TNtreeItem* TNtree::GetRoot() {</text:p>
      <text:p text:style-name="P19"><text:s text:c="4"/>return this-&gt;root;</text:p>
      <text:p text:style-name="P19">}</text:p>
      <text:p text:style-name="P19"/>
      <text:p text:style-name="P19">void TNtree::Remove(std::string id) {</text:p>
      <text:p text:style-name="P19"><text:s text:c="4"/>if (root-&gt;GetID() == id &amp;&amp; !root-&gt;GetChild()) {</text:p>
      <text:p text:style-name="P19"><text:s text:c="8"/>delete root; </text:p>
      <text:p text:style-name="P19"><text:s text:c="4"/>} else if(root-&gt;GetID() == id &amp;&amp; root-&gt;GetChild()) {</text:p>
      <text:p text:style-name="P19"><text:s text:c="8"/>std::cout&lt;&lt;"Root has child !!!" &lt;&lt; std::endl;</text:p>
      <text:p text:style-name="P19"><text:s text:c="4"/>}</text:p>
      <text:p text:style-name="P19"><text:s text:c="4"/>else {</text:p>
      <text:p text:style-name="P19"><text:s text:c="8"/>NodeRemove(root, id);</text:p>
      <text:p text:style-name="P19"><text:s text:c="4"/>}</text:p>
      <text:p text:style-name="P19">}</text:p>
      <text:p text:style-name="P19"/>
      <text:p text:style-name="P19">void TNtree::PrintTree (TNtreeItem* tree_item, int num) {</text:p>
      <text:p text:style-name="P19"><text:s text:c="4"/>if (tree_item) {</text:p>
      <text:p text:style-name="P19"><text:s text:c="8"/>for (int i = 0; i &lt; num; ++i) {</text:p>
      <text:p text:style-name="P19"><text:s text:c="12"/>printf("\t");</text:p>
      <text:p text:style-name="P19"><text:s text:c="8"/>}</text:p>
      <text:p text:style-name="P19"><text:s text:c="8"/>std::cout &lt;&lt; tree_item-&gt;GetID() &lt;&lt; " ";</text:p>
      <text:p text:style-name="P19"><text:s text:c="8"/>tree_item-&gt;GetFigure()-&gt;Print();</text:p>
      <text:p text:style-name="P19"><text:s text:c="8"/>std::cout &lt;&lt; std::endl;</text:p>
      <text:p text:style-name="P19"><text:s text:c="8"/>if (tree_item-&gt;GetChild()) {</text:p>
      <text:p text:style-name="P19"><text:s text:c="12"/>PrintTree(tree_item-&gt;GetChild(), num + 1);</text:p>
      <text:p text:style-name="P19"><text:s text:c="8"/>}</text:p>
      <text:p text:style-name="P19"><text:s text:c="8"/>if (tree_item-&gt;GetSibling()) {</text:p>
      <text:p text:style-name="P19"><text:s text:c="12"/>PrintTree(tree_item-&gt;GetSibling(), num);</text:p>
      <text:p text:style-name="P19"><text:s text:c="8"/>}</text:p>
      <text:p text:style-name="P19"><text:s text:c="4"/>}</text:p>
      <text:p text:style-name="P19">}</text:p>
      <text:p text:style-name="P19"/>
      <text:p text:style-name="P19">void TNtree::PrintItem(std::string id) {</text:p>
      <text:p text:style-name="P19"><text:s text:c="4"/>TNtreeItem* tmp = FindNode(root, id);</text:p>
      <text:p text:style-name="P19"><text:s text:c="4"/>if(tmp) {</text:p>
      <text:p text:style-name="P19"><text:s text:c="8"/>std::cout &lt;&lt; tmp-&gt;GetID() &lt;&lt; " ";</text:p>
      <text:p text:style-name="P19"><text:s text:c="8"/>tmp-&gt;GetFigure()-&gt;Print();</text:p>
      <text:p text:style-name="P19"><text:s text:c="4"/>}</text:p>
      <text:p text:style-name="P19">}</text:p>
      <text:p text:style-name="P19"/>
      <text:p text:style-name="P19">TNtree::~TNtree() {</text:p>
      <text:p text:style-name="P19"><text:s text:c="4"/>delete root;</text:p>
      <text:p text:style-name="P19">}</text:p>
      <text:p text:style-name="P12"/>
      <text:p text:style-name="P26"><text:span text:style-name="T12">T</text:span><text:span text:style-name="T13">Ntree</text:span><text:span text:style-name="T12">Item</text:span><text:span text:style-name="T9">.</text:span><text:span text:style-name="T12">h</text:span><text:span text:style-name="T13">pp</text:span></text:p>
      <text:p text:style-name="P19"/>
      <text:p text:style-name="P19">#ifndef TNTREEITEM_H</text:p>
      <text:p text:style-name="P19"><text:soft-page-break/>#define TNTREEITEM_H</text:p>
      <text:p text:style-name="P19">#include &lt;string&gt;</text:p>
      <text:p text:style-name="P19">#include &lt;memory&gt;</text:p>
      <text:p text:style-name="P19">#include &lt;cstdlib&gt;</text:p>
      <text:p text:style-name="P19">#include "figure.hpp"</text:p>
      <text:p text:style-name="P19">#include "retrangle.hpp"</text:p>
      <text:p text:style-name="P19">#include "rhombus.hpp"</text:p>
      <text:p text:style-name="P19">#include "trapezium.hpp"</text:p>
      <text:p text:style-name="P19"/>
      <text:p text:style-name="P19">class TNtreeItem {</text:p>
      <text:p text:style-name="P19">public:</text:p>
      <text:p text:style-name="P19"><text:s text:c="4"/>TNtreeItem ();</text:p>
      <text:p text:style-name="P19"><text:s text:c="4"/>TNtreeItem (std::string id, std::shared_ptr&lt;Figure&gt; fig);</text:p>
      <text:p text:style-name="P19"><text:s text:c="4"/>friend std::ostream&amp; operator&lt;&lt;(std::ostream&amp; os, const TNtreeItem&amp; obj);</text:p>
      <text:p text:style-name="P19"><text:s text:c="4"/>void SetChild(TNtreeItem* child);</text:p>
      <text:p text:style-name="P19"><text:s text:c="4"/>void SetSibling(TNtreeItem* sibling);</text:p>
      <text:p text:style-name="P19"><text:s text:c="4"/>TNtreeItem* GetChild();</text:p>
      <text:p text:style-name="P19"><text:s text:c="4"/>TNtreeItem* GetSibling();</text:p>
      <text:p text:style-name="P19"><text:s text:c="4"/>std::shared_ptr&lt;Figure&gt; GetFigure() const; //не изменяет нестат. элементы</text:p>
      <text:p text:style-name="P19"><text:s text:c="4"/>std::string GetID();</text:p>
      <text:p text:style-name="P19"/>
      <text:p text:style-name="P19"><text:s text:c="4"/>virtual ~TNtreeItem();</text:p>
      <text:p text:style-name="P19"/>
      <text:p text:style-name="P19">private:</text:p>
      <text:p text:style-name="P19"><text:s text:c="4"/>std::shared_ptr&lt;Figure&gt; fig;</text:p>
      <text:p text:style-name="P19"><text:s text:c="4"/>std::string id;</text:p>
      <text:p text:style-name="P19"><text:s text:c="4"/>TNtreeItem* child;</text:p>
      <text:p text:style-name="P19"><text:s text:c="4"/>TNtreeItem* sibling;</text:p>
      <text:p text:style-name="P19">};</text:p>
      <text:p text:style-name="P19"/>
      <text:p text:style-name="P19">#endif</text:p>
      <text:p text:style-name="P12"/>
      <text:p text:style-name="P9">T<text:span text:style-name="T57">Ntree</text:span>Item.cpp</text:p>
      <text:p text:style-name="P19"/>
      <text:p text:style-name="P19">#include &lt;iostream&gt;</text:p>
      <text:p text:style-name="P19">#include "TNtreeItem.hpp"</text:p>
      <text:p text:style-name="P19">#include "figure.hpp"</text:p>
      <text:p text:style-name="P19">#include "retrangle.hpp"</text:p>
      <text:p text:style-name="P19">#include "rhombus.hpp"</text:p>
      <text:p text:style-name="P19">#include "trapezium.hpp"</text:p>
      <text:p text:style-name="P19"/>
      <text:p text:style-name="P19">TNtreeItem::TNtreeItem() {</text:p>
      <text:p text:style-name="P19"><text:s text:c="4"/>(*this).child = nullptr;</text:p>
      <text:p text:style-name="P19"><text:s text:c="4"/>(*this).sibling = nullptr;</text:p>
      <text:p text:style-name="P19"><text:s text:c="4"/>(*this).id = "";</text:p>
      <text:p text:style-name="P19">}</text:p>
      <text:p text:style-name="P19"/>
      <text:p text:style-name="P19">TNtreeItem::TNtreeItem(std::string id, std::shared_ptr&lt;Figure&gt; fig) {</text:p>
      <text:p text:style-name="P19"><text:s text:c="4"/>(*this).fig = fig;</text:p>
      <text:p text:style-name="P19"><text:s text:c="4"/>(*this).child = nullptr;</text:p>
      <text:p text:style-name="P19"><text:s text:c="4"/>(*this).sibling = nullptr;</text:p>
      <text:p text:style-name="P19"><text:s text:c="4"/>(*this).id = id;</text:p>
      <text:p text:style-name="P19">}</text:p>
      <text:p text:style-name="P19"/>
      <text:p text:style-name="P19">void TNtreeItem::SetChild(TNtreeItem* child) {</text:p>
      <text:p text:style-name="P19"><text:s text:c="4"/>(*this).child = child;</text:p>
      <text:p text:style-name="P19">}</text:p>
      <text:p text:style-name="P19"/>
      <text:p text:style-name="P19">void TNtreeItem::SetSibling(TNtreeItem* sibling) {</text:p>
      <text:p text:style-name="P19"><text:s text:c="4"/>(*this).sibling = sibling;</text:p>
      <text:p text:style-name="P19">}</text:p>
      <text:p text:style-name="P19"/>
      <text:p text:style-name="P19">std::shared_ptr&lt;Figure&gt; TNtreeItem::GetFigure() const {</text:p>
      <text:p text:style-name="P19"><text:s text:c="4"/>return (*this).fig;</text:p>
      <text:p text:style-name="P19">}</text:p>
      <text:p text:style-name="P19"/>
      <text:p text:style-name="P19">TNtreeItem* TNtreeItem::GetChild() {</text:p>
      <text:p text:style-name="P19"><text:s text:c="4"/>return (*this).child;</text:p>
      <text:p text:style-name="P19">}</text:p>
      <text:p text:style-name="P19"/>
      <text:p text:style-name="P19">TNtreeItem* TNtreeItem::GetSibling() {</text:p>
      <text:p text:style-name="P19"><text:soft-page-break/><text:s text:c="4"/>return (*this).sibling;</text:p>
      <text:p text:style-name="P19">}</text:p>
      <text:p text:style-name="P19"/>
      <text:p text:style-name="P19">std::string TNtreeItem::GetID() {</text:p>
      <text:p text:style-name="P19"><text:s text:c="4"/>return (*this).id;</text:p>
      <text:p text:style-name="P19">}</text:p>
      <text:p text:style-name="P19"/>
      <text:p text:style-name="P19">std::ostream&amp; operator&lt;&lt;(std::ostream&amp; os, const TNtreeItem&amp; obj) {</text:p>
      <text:p text:style-name="P19"><text:s text:c="4"/>os &lt;&lt; obj.fig &lt;&lt; std::endl;</text:p>
      <text:p text:style-name="P19"><text:s text:c="4"/>return os;</text:p>
      <text:p text:style-name="P19">}</text:p>
      <text:p text:style-name="P19"/>
      <text:p text:style-name="P19">TNtreeItem::~TNtreeItem() {</text:p>
      <text:p text:style-name="P19"><text:s text:c="4"/>delete child;</text:p>
      <text:p text:style-name="P19"><text:s text:c="4"/>delete sibling;</text:p>
      <text:p text:style-name="P19">}</text:p>
      <text:p text:style-name="P12"/>
      <text:p text:style-name="P9"><text:span text:style-name="T57">m</text:span>ain.cpp</text:p>
      <text:p text:style-name="P9"/>
      <text:p text:style-name="P19">#include &lt;iostream&gt;</text:p>
      <text:p text:style-name="P19">#include &lt;string&gt;</text:p>
      <text:p text:style-name="P19">#include "figure.hpp"</text:p>
      <text:p text:style-name="P19">#include "TNtree.hpp"</text:p>
      <text:p text:style-name="P19">#include "retrangle.hpp"</text:p>
      <text:p text:style-name="P19">#include "trapezium.hpp"</text:p>
      <text:p text:style-name="P19">#include "rhombus.hpp"</text:p>
      <text:p text:style-name="P19"/>
      <text:p text:style-name="P19">int main(int argc, char** argv)</text:p>
      <text:p text:style-name="P19">{</text:p>
      <text:p text:style-name="P19"><text:s text:c="4"/>TNtree *tree = new TNtree();</text:p>
      <text:p text:style-name="P19"><text:s text:c="4"/>std::string action;</text:p>
      <text:p text:style-name="P19"/>
      <text:p text:style-name="P19"><text:s text:c="4"/>std::cout &lt;&lt; "Type 'h' for help." &lt;&lt; std::endl;</text:p>
      <text:p text:style-name="P19"><text:s text:c="4"/>while (1) {</text:p>
      <text:p text:style-name="P19"><text:s text:c="8"/>std::cin.clear();</text:p>
      <text:p text:style-name="P19"><text:s text:c="8"/>std::cin.sync();</text:p>
      <text:p text:style-name="P19"><text:s text:c="8"/>std::cout &lt;&lt; "&gt; ";</text:p>
      <text:p text:style-name="P19"><text:s text:c="8"/>std::cin &gt;&gt; action;</text:p>
      <text:p text:style-name="P19"><text:s text:c="7"/></text:p>
      <text:p text:style-name="P19"><text:s text:c="8"/>if (action == "q") {</text:p>
      <text:p text:style-name="P19"><text:s text:c="12"/>if (tree-&gt;GetRoot() != nullptr) {</text:p>
      <text:p text:style-name="P19"><text:s text:c="16"/>delete tree;</text:p>
      <text:p text:style-name="P19"><text:s text:c="16"/>std::cout &lt;&lt; "The tree is deleted" &lt;&lt; std::endl;</text:p>
      <text:p text:style-name="P19"><text:s text:c="12"/>}</text:p>
      <text:p text:style-name="P19"><text:s text:c="12"/>break;</text:p>
      <text:p text:style-name="P19"><text:s text:c="8"/>} else if (action == "i") { <text:s text:c="28"/>//insert</text:p>
      <text:p text:style-name="P19"><text:s text:c="12"/>size_t side_a, side_b, side_h;</text:p>
      <text:p text:style-name="P19"><text:s text:c="12"/>std::string parent_id, id;</text:p>
      <text:p text:style-name="P19"><text:s text:c="12"/>std::cout &lt;&lt; "Enter parent id: ";</text:p>
      <text:p text:style-name="P19"><text:s text:c="12"/>std::cin &gt;&gt; parent_id;</text:p>
      <text:p text:style-name="P19"><text:s text:c="12"/>std::cout &lt;&lt; "Enter node id: ";</text:p>
      <text:p text:style-name="P19"><text:s text:c="12"/>std::cin &gt;&gt; id;</text:p>
      <text:p text:style-name="P19"><text:s text:c="12"/>int type_of_figure = 0;</text:p>
      <text:p text:style-name="P19"><text:s text:c="12"/>std::cout &lt;&lt; "Enter type of figure:" &lt;&lt; std::endl &lt;&lt;</text:p>
      <text:p text:style-name="P19"><text:s text:c="26"/>"1 - rectangle;" &lt;&lt; std::endl &lt;&lt;</text:p>
      <text:p text:style-name="P19"><text:s text:c="26"/>"2 - rhombus;" &lt;&lt; std::endl &lt;&lt;</text:p>
      <text:p text:style-name="P19"><text:s text:c="26"/>"3 - trapezium." &lt;&lt; std::endl;</text:p>
      <text:p text:style-name="P19"><text:s text:c="12"/>std::cin &gt;&gt; type_of_figure;</text:p>
      <text:p text:style-name="P19"><text:s text:c="12"/>if (type_of_figure == 1){</text:p>
      <text:p text:style-name="P19"><text:s text:c="16"/>std::cout &lt;&lt; "Enter side_a, side_b" &lt;&lt; std::endl;</text:p>
      <text:p text:style-name="P19"><text:s text:c="16"/>if (!(std::cin &gt;&gt; side_a &gt;&gt; side_b)) {</text:p>
      <text:p text:style-name="P19"><text:s text:c="20"/>std::cout &lt;&lt; "Incorrect values." &lt;&lt; std::endl;</text:p>
      <text:p text:style-name="P19"><text:s text:c="20"/>continue;</text:p>
      <text:p text:style-name="P19"><text:s text:c="16"/>}</text:p>
      <text:p text:style-name="P19"><text:s text:c="16"/>std::shared_ptr&lt;Retrangle&gt; fig(new Retrangle(side_a, side_b));</text:p>
      <text:p text:style-name="P19"><text:s text:c="16"/>tree-&gt;Push(parent_id, id, fig);</text:p>
      <text:p text:style-name="P19"><text:s text:c="12"/>}</text:p>
      <text:p text:style-name="P19"><text:s text:c="12"/>if (type_of_figure == 2) {</text:p>
      <text:p text:style-name="P19"><text:s text:c="16"/>std::cout &lt;&lt; "Enter side_a, side_h" &lt;&lt; std::endl;</text:p>
      <text:p text:style-name="P19"><text:s text:c="16"/>if (!(std::cin &gt;&gt; side_a &gt;&gt; side_h)) {</text:p>
      <text:p text:style-name="P19"><text:soft-page-break/><text:s text:c="20"/>std::cout &lt;&lt; "Incorrect values." &lt;&lt; std::endl;</text:p>
      <text:p text:style-name="P19"><text:s text:c="20"/>continue;</text:p>
      <text:p text:style-name="P19"><text:s text:c="16"/>}</text:p>
      <text:p text:style-name="P19"><text:s text:c="16"/>std::shared_ptr&lt;Rhombus&gt; fig(new Rhombus(side_a, side_h));</text:p>
      <text:p text:style-name="P19"><text:s text:c="16"/>tree-&gt;Push(parent_id, id, fig);</text:p>
      <text:p text:style-name="P19"><text:s text:c="12"/>}</text:p>
      <text:p text:style-name="P19"><text:s text:c="12"/>if (type_of_figure == 3) {</text:p>
      <text:p text:style-name="P19"><text:s text:c="16"/>std::cout &lt;&lt; "Enter side_a, side_b, side_h" &lt;&lt; std::endl;</text:p>
      <text:p text:style-name="P19"><text:s text:c="16"/>if (!(std::cin &gt;&gt; side_a &gt;&gt; side_b &gt;&gt; side_h)) {</text:p>
      <text:p text:style-name="P19"><text:s text:c="20"/>std::cout &lt;&lt; "Incorrect values." &lt;&lt; std::endl;</text:p>
      <text:p text:style-name="P19"><text:s text:c="20"/>continue;</text:p>
      <text:p text:style-name="P19"><text:s text:c="16"/>}</text:p>
      <text:p text:style-name="P19"><text:s text:c="16"/>std::shared_ptr&lt;Trapezium&gt; fig(new Trapezium(side_a, side_b, side_h));</text:p>
      <text:p text:style-name="P19"><text:s text:c="16"/>tree-&gt;Push(parent_id, id, fig);</text:p>
      <text:p text:style-name="P19"><text:s text:c="12"/>}</text:p>
      <text:p text:style-name="P19"><text:s text:c="8"/>} else if (action == "d") { <text:s text:c="28"/>//delete tree</text:p>
      <text:p text:style-name="P19"><text:s text:c="12"/>delete tree;</text:p>
      <text:p text:style-name="P19"><text:s text:c="12"/>tree = new TNtree();</text:p>
      <text:p text:style-name="P19"><text:s text:c="12"/>std::cout &lt;&lt; "The tree was deleted." &lt;&lt; std::endl;</text:p>
      <text:p text:style-name="P19"><text:s text:c="8"/>} else if (action == "p") { <text:s text:c="28"/>//print</text:p>
      <text:p text:style-name="P19"><text:s text:c="12"/>if (!tree-&gt;IsEmpty()) {</text:p>
      <text:p text:style-name="P19"><text:s text:c="16"/>tree-&gt;PrintTree(tree-&gt;GetRoot(), 0);</text:p>
      <text:p text:style-name="P19"><text:s text:c="12"/>}</text:p>
      <text:p text:style-name="P19"><text:s text:c="12"/>else {</text:p>
      <text:p text:style-name="P19"><text:s text:c="16"/>std::cout &lt;&lt; "The tree is empty." &lt;&lt; std::endl;</text:p>
      <text:p text:style-name="P19"><text:s text:c="12"/>}</text:p>
      <text:p text:style-name="P19"><text:s text:c="8"/>} else if (action == "pitem") { //print item</text:p>
      <text:p text:style-name="P19"><text:s text:c="12"/>std::string id;</text:p>
      <text:p text:style-name="P19"><text:s text:c="12"/>std::cout &lt;&lt; "Enter item id: ";</text:p>
      <text:p text:style-name="P19"><text:s text:c="12"/>std::cin &gt;&gt; id;</text:p>
      <text:p text:style-name="P19"/>
      <text:p text:style-name="P19"><text:s text:c="12"/>tree-&gt;PrintItem(id);</text:p>
      <text:p text:style-name="P19"><text:s text:c="8"/>} else if (action == "help" || action == "h") {</text:p>
      <text:p text:style-name="P19"><text:s text:c="12"/>std::cout &lt;&lt; "'h' <text:s text:c="6"/>- display the help." &lt;&lt; std::endl;</text:p>
      <text:p text:style-name="P19"><text:s text:c="12"/>std::cout &lt;&lt; "'d' <text:s text:c="6"/>- delete the tree." &lt;&lt; std::endl;</text:p>
      <text:p text:style-name="P19"><text:s text:c="12"/>std::cout &lt;&lt; "'p' <text:s text:c="6"/>- output the tree." &lt;&lt; std::endl;</text:p>
      <text:p text:style-name="P19"><text:s text:c="12"/>std::cout &lt;&lt; "'i' <text:s text:c="6"/>- insert the figure into the tree." &lt;&lt; std::endl;</text:p>
      <text:p text:style-name="P19"><text:s text:c="12"/>std::cout &lt;&lt; "'pitem' <text:s text:c="2"/>- print item by id." &lt;&lt; std::endl;</text:p>
      <text:p text:style-name="P19"><text:s text:c="12"/>std::cout &lt;&lt; "'q' <text:s text:c="6"/>- exit the program." &lt;&lt; std::endl;</text:p>
      <text:p text:style-name="P19"><text:s text:c="8"/>}</text:p>
      <text:p text:style-name="P19"><text:s text:c="4"/>}</text:p>
      <text:p text:style-name="P19"><text:s text:c="4"/></text:p>
      <text:p text:style-name="P19"><text:s text:c="4"/>return 0;</text:p>
      <text:p text:style-name="P19">}</text:p>
      <text:p text:style-name="P19"/>
      <text:p text:style-name="P5">ПРИМЕР РАБОТЫ ПРОГРАММЫ</text:p>
      <text:p text:style-name="P120">Type 'h' for help.</text:p>
      <text:p text:style-name="P120">&gt; h</text:p>
      <text:p text:style-name="P120">'h' <text:s text:c="6"/>- display the help.</text:p>
      <text:p text:style-name="P120">'d' <text:s text:c="6"/>- delete the tree.</text:p>
      <text:p text:style-name="P120">'p' <text:s text:c="6"/>- output the tree.</text:p>
      <text:p text:style-name="P120">'i' <text:s text:c="6"/>- insert the figure into the tree.</text:p>
      <text:p text:style-name="P120">'pitem' <text:s text:c="2"/>- print item by id.</text:p>
      <text:p text:style-name="P120">'q' <text:s text:c="6"/>- exit the program.</text:p>
      <text:p text:style-name="P120">&gt; i</text:p>
      <text:p text:style-name="P120">Enter parent id: 0</text:p>
      <text:p text:style-name="P120">Enter node id: r</text:p>
      <text:p text:style-name="P120">Enter type of figure:</text:p>
      <text:p text:style-name="P120">1 - rectangle;</text:p>
      <text:p text:style-name="P120">2 - rhombus;</text:p>
      <text:p text:style-name="P120">3 - trapezium.</text:p>
      <text:p text:style-name="P120">1</text:p>
      <text:p text:style-name="P120">Enter side_a, side_b</text:p>
      <text:p text:style-name="P120">1 1</text:p>
      <text:p text:style-name="P120">Retrangle created: 1, 1</text:p>
      <text:p text:style-name="P120">&gt; p</text:p>
      <text:p text:style-name="P120">r rec(1, 1)</text:p>
      <text:p text:style-name="P120"/>
      <text:p text:style-name="P120">&gt; i</text:p>
      <text:p text:style-name="P120">Enter parent id: r</text:p>
      <text:p text:style-name="P120">Enter node id: rc</text:p>
      <text:p text:style-name="P120">Enter type of figure:</text:p>
      <text:p text:style-name="P120"><text:soft-page-break/>1 - rectangle;</text:p>
      <text:p text:style-name="P120">2 - rhombus;</text:p>
      <text:p text:style-name="P120">3 - trapezium.</text:p>
      <text:p text:style-name="P120">3</text:p>
      <text:p text:style-name="P120">Enter side_a, side_b, side_h</text:p>
      <text:p text:style-name="P120">3 2 4</text:p>
      <text:p text:style-name="P120">Trapezium created: 3, 2, 4</text:p>
      <text:p text:style-name="P120">&gt; p</text:p>
      <text:p text:style-name="P120">r rec(1, 1)</text:p>
      <text:p text:style-name="P120"/>
      <text:p text:style-name="P120"><text:s text:c="8"/>rc tra(3, 2, 4)</text:p>
      <text:p text:style-name="P120"/>
      <text:p text:style-name="P120">&gt; i</text:p>
      <text:p text:style-name="P120">Enter parent id: r</text:p>
      <text:p text:style-name="P120">Enter node id: rcb</text:p>
      <text:p text:style-name="P120">Enter type of figure:</text:p>
      <text:p text:style-name="P120">1 - rectangle;</text:p>
      <text:p text:style-name="P120">2 - rhombus;</text:p>
      <text:p text:style-name="P120">3 - trapezium.</text:p>
      <text:p text:style-name="P120">2</text:p>
      <text:p text:style-name="P120">Enter side_a, side_h</text:p>
      <text:p text:style-name="P120">1 2</text:p>
      <text:p text:style-name="P120">Rhombus created: 1, 2</text:p>
      <text:p text:style-name="P120">&gt; i</text:p>
      <text:p text:style-name="P120">Enter parent id: r</text:p>
      <text:p text:style-name="P120">Enter node id: rcbb</text:p>
      <text:p text:style-name="P120">Enter type of figure:</text:p>
      <text:p text:style-name="P120">1 - rectangle;</text:p>
      <text:p text:style-name="P120">2 - rhombus;</text:p>
      <text:p text:style-name="P120">3 - trapezium.</text:p>
      <text:p text:style-name="P120">1</text:p>
      <text:p text:style-name="P120">Enter side_a, side_b</text:p>
      <text:p text:style-name="P120">3 4</text:p>
      <text:p text:style-name="P120">Retrangle created: 3, 4</text:p>
      <text:p text:style-name="P120">&gt; i</text:p>
      <text:p text:style-name="P120">Enter parent id: rcb</text:p>
      <text:p text:style-name="P120">Enter node id: rcbc</text:p>
      <text:p text:style-name="P120">Enter type of figure:</text:p>
      <text:p text:style-name="P120">1 - rectangle;</text:p>
      <text:p text:style-name="P120">2 - rhombus;</text:p>
      <text:p text:style-name="P120">3 - trapezium.</text:p>
      <text:p text:style-name="P120">2</text:p>
      <text:p text:style-name="P120">Enter side_a, side_h</text:p>
      <text:p text:style-name="P120">5 2</text:p>
      <text:p text:style-name="P120">Rhombus created: 5, 2</text:p>
      <text:p text:style-name="P120">&gt; p</text:p>
      <text:p text:style-name="P120">r rec(1, 1)</text:p>
      <text:p text:style-name="P120"/>
      <text:p text:style-name="P120"><text:s text:c="8"/>rc tra(3, 2, 4)</text:p>
      <text:p text:style-name="P120"/>
      <text:p text:style-name="P120"><text:s text:c="8"/>rcb rho(1, 2)</text:p>
      <text:p text:style-name="P120"/>
      <text:p text:style-name="P120"><text:s text:c="16"/>rcbc rho(5, 2)</text:p>
      <text:p text:style-name="P120"/>
      <text:p text:style-name="P120"><text:s text:c="8"/>rcbb rec(3, 4)</text:p>
      <text:p text:style-name="P120"/>
      <text:p text:style-name="P120">&gt; pitem</text:p>
      <text:p text:style-name="P120">Enter item id: rcb</text:p>
      <text:p text:style-name="P120">rcb rho(1, 2)</text:p>
      <text:p text:style-name="P120">&gt; q</text:p>
      <text:p text:style-name="P120">Rhombus deleted</text:p>
      <text:p text:style-name="P120">Retrangle deleted</text:p>
      <text:p text:style-name="P120">Rhombus deleted</text:p>
      <text:p text:style-name="P120">Trapezium deleted</text:p>
      <text:p text:style-name="P120">Retrangle deleted</text:p>
      <text:p text:style-name="P120">The tree is deleted</text:p>
      <text:p text:style-name="P15"/>
      <text:p text:style-name="P5">ВЫВОД</text:p>
      <text:p text:style-name="P5"><text:tab/>В лабораторной работе №3 мы добавляем оставшиеся две фигуры и оптимизируем программу с помощью умных указателей. <text:span text:style-name="T57">Данная ЛР сильно доработана по сравнению с предыдущей, пользовательский интерфейс более понятен, и каждая удачная операция над структурой завершается комментарием. Было интересно поработать над этой ЛР.</text:span></text:p>
      <text:p text:style-name="P5"/>
      <text:p text:style-name="P5"/>
      <text:p text:style-name="P5"/>
      <text:p text:style-name="P83">Национальный исследовательский институт</text:p>
      <text:p text:style-name="P60"><text:span text:style-name="T34">«</text:span><text:span text:style-name="T35">Московский Авиационный Институт</text:span><text:span text:style-name="T30">»</text:span></text:p>
      <text:p text:style-name="P55"/>
      <text:p text:style-name="P56"><text:span text:style-name="T32">факультет </text:span><text:span text:style-name="T36">ИНФОРМАЦИОННЫ</text:span><text:span text:style-name="T37">Х</text:span><text:span text:style-name="T36"> ТЕХНОЛОГИ</text:span><text:span text:style-name="T37">Й</text:span><text:span text:style-name="T36"> И ПРИКЛАДН</text:span><text:span text:style-name="T37">ОЙ</text:span><text:span text:style-name="T36"> МАТЕМАТИК</text:span><text:span text:style-name="T37">И</text:span></text:p>
      <text:p text:style-name="P57"><text:span text:style-name="T17">Кафедра </text:span><text:a xlink:type="simple" xlink:href="https://www.mai.ru/education/fpmf/806/" text:style-name="Internet_20_link" text:visited-style-name="Visited_20_Internet_20_Link"><text:span text:style-name="T38">вычислительн</text:span></text:a><text:a xlink:type="simple" xlink:href="https://www.mai.ru/education/fpmf/806/" text:style-name="Internet_20_link" text:visited-style-name="Visited_20_Internet_20_Link"><text:span text:style-name="T39">ой</text:span></text:a><text:a xlink:type="simple" xlink:href="https://www.mai.ru/education/fpmf/806/" text:style-name="Internet_20_link" text:visited-style-name="Visited_20_Internet_20_Link"><text:span text:style-name="T38"> математик</text:span></text:a><text:a xlink:type="simple" xlink:href="https://www.mai.ru/education/fpmf/806/" text:style-name="Internet_20_link" text:visited-style-name="Visited_20_Internet_20_Link"><text:span text:style-name="T39">и</text:span></text:a><text:a xlink:type="simple" xlink:href="https://www.mai.ru/education/fpmf/806/" text:style-name="Internet_20_link" text:visited-style-name="Visited_20_Internet_20_Link"><text:span text:style-name="T38"> и программировани</text:span></text:a><text:span text:style-name="T39">я</text:span></text:p>
      <text:p text:style-name="P51"/>
      <text:p text:style-name="P53"/>
      <text:p text:style-name="P62"/>
      <text:p text:style-name="P58"/>
      <text:h text:style-name="P80" text:outline-level="1"/>
      <text:h text:style-name="P80" text:outline-level="1"/>
      <text:p text:style-name="P78"/>
      <text:h text:style-name="P81" text:outline-level="1">Отчет по лабораторной работе № <text:span text:style-name="T42">4</text:span></text:h>
      <text:h text:style-name="P82" text:outline-level="1">по курсу «Объектно-ориентированное программирование»</text:h>
      <text:p text:style-name="P69"/>
      <text:p text:style-name="P69"/>
      <text:p text:style-name="P63">Работу выполнил </text:p>
      <text:p text:style-name="P63">студент <text:span text:style-name="T44">2</text:span><text:span text:style-name="T45"> </text:span>курса </text:p>
      <text:p text:style-name="P63"><text:span text:style-name="T43">очного</text:span> отделения</text:p>
      <text:p text:style-name="P64"><text:span text:style-name="T57">Нурмаммедов Э</text:span>.В</text:p>
      <text:p text:style-name="P65">группы М80-208Б-<text:span text:style-name="T57">17</text:span></text:p>
      <text:p text:style-name="P63"/>
      <text:p text:style-name="P66"><text:span text:style-name="T50">п</text:span>реподавател<text:span text:style-name="T50">ь:</text:span></text:p>
      <text:p text:style-name="P66">Поповкин Александр Викторович</text:p>
      <text:p text:style-name="P67"/>
      <text:p text:style-name="P68"/>
      <text:p text:style-name="P70"/>
      <text:p text:style-name="P71"/>
      <text:p text:style-name="P71"/>
      <text:p text:style-name="P71"/>
      <text:p text:style-name="P59">Оценка:</text:p>
      <table:table table:name="Таблица4" table:style-name="Таблица4">
        <table:table-column table:style-name="Таблица4.A"/>
        <table:table-row>
          <table:table-cell table:style-name="Таблица4.A1" office:value-type="string">
            <text:p text:style-name="P79"/>
          </table:table-cell>
        </table:table-row>
      </table:table>
      <text:p text:style-name="P61"/>
      <text:p text:style-name="P52">Подпись <text:span text:style-name="T41">преподавателя</text:span></text:p>
      <text:p text:style-name="P54"><text:s text:c="14"/></text:p>
      <text:p text:style-name="P52">Подпись студента</text:p>
      <text:p text:style-name="P54"><text:s text:c="14"/></text:p>
      <text:p text:style-name="P52"><text:span text:style-name="T41">Ч</text:span>исло</text:p>
      <text:p text:style-name="P52"><text:span text:style-name="T48">30</text:span><text:span text:style-name="T46">.</text:span><text:span text:style-name="T47">1</text:span><text:span text:style-name="T48">1</text:span><text:span text:style-name="T46">.</text:span><text:span text:style-name="T47">2018</text:span></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88"><text:span text:style-name="T24">Москва-20</text:span><text:span text:style-name="T25">1</text:span><text:span text:style-name="T26">8</text:span></text:p>
      <text:p text:style-name="P3"><text:soft-page-break/>Лабораторная работа №4</text:p>
      <text:p text:style-name="P3"/>
      <text:p text:style-name="P5">ЗАДАНИЕ</text:p>
      <text:p text:style-name="P5"><text:tab/>Необходимо спроектировать и запрограммировать на языке C++ шаблон класса- контейнера первого<text:tab/>уровня, содержащий все три фигуры класса фигуры, согласно вариантов задания (реализованную в ЛР1). Классы должны удовлетворять следующим правилам:</text:p>
      <text:list xml:id="list1036286364" text:style-name="WW8Num16">
        <text:list-item>
          <text:p text:style-name="P96">Требования к классам фигуры аналогичны требованиям из лабораторной работы 1.</text:p>
        </text:list-item>
        <text:list-item>
          <text:p text:style-name="P130"><text:span text:style-name="T14"><text:s/></text:span><text:span text:style-name="T1">Шаблон класса-контейнера должен содержать объекты используя std:shared_ptr&lt;…&gt;.</text:span></text:p>
        </text:list-item>
        <text:list-item>
          <text:p text:style-name="P96">Шаблон класса-контейнера должен иметь метод по добавлению фигуры в контейнер.</text:p>
        </text:list-item>
        <text:list-item>
          <text:p text:style-name="P96">Шаблон класса-контейнера должен иметь методы по получению фигуры из контейнера (определяется структурой контейнера).</text:p>
        </text:list-item>
        <text:list-item>
          <text:p text:style-name="P96">Шаблон класса-контейнера должен иметь метод по удалению фигуры из контейнера (определяется структурой контейнера).</text:p>
        </text:list-item>
        <text:list-item>
          <text:p text:style-name="P96">Шаблон класса-контейнера<text:tab/> должен иметь перегруженный оператор<text:tab/>по выводу контейнера в поток std::ostream (&lt;&lt;).</text:p>
        </text:list-item>
        <text:list-item>
          <text:p text:style-name="P96">Шаблон класса-контейнера должен иметь деструктор,<text:tab/>удаляющий все элементы контейнера.</text:p>
        </text:list-item>
        <text:list-item>
          <text:p text:style-name="P96">Классы должны быть расположены в раздельных файлах: отдельно заголовки (.h), отдельно описание методов (.cpp).<text:tab/></text:p>
        </text:list-item>
      </text:list>
      <text:p text:style-name="P5"/>
      <text:p text:style-name="P5">ОПИСАНИЕ</text:p>
      <text:p text:style-name="P5"/>
      <text:p text:style-name="P1"><text:tab/>Шаблоны (templates) - очень мощное средство. Шаблонные функции и классы позволяют очень сильно упростить программисту жизнь и сберечь огромное количество времени, сил и нервов.</text:p>
      <text:p text:style-name="P1"><text:tab/>У шаблонных функций должен быть аргумент, чтобы компилятор мог определить какой именно тип использовать. В шаблонах можно использовать несколько параметрических типов, и конечно же можно смешивать параметрические типы со стандартными (только нужно позаботиться о правильном приведении типов). <text:span text:style-name="T58">К</text:span>роме стандартных типов, они могут работать и с пользовательскими.</text:p>
      <text:p text:style-name="P75"/>
      <text:p text:style-name="P75">ЛИСТИНГ ПРОГРАММЫ</text:p>
      <text:p text:style-name="P7">T<text:span text:style-name="T58">Ntree</text:span>.h<text:span text:style-name="T58">pp</text:span></text:p>
      <text:p text:style-name="P7"/>
      <text:p text:style-name="P19">#ifndef TNTREE_H</text:p>
      <text:p text:style-name="P19">#define TNTREE_H</text:p>
      <text:p text:style-name="P19">#include &lt;iostream&gt;</text:p>
      <text:p text:style-name="P19">#include &lt;string&gt;</text:p>
      <text:p text:style-name="P19">#include "figure.hpp"</text:p>
      <text:p text:style-name="P19">#include "retrangle.hpp"</text:p>
      <text:p text:style-name="P19">#include "rhombus.hpp"</text:p>
      <text:p text:style-name="P19">#include "trapezium.hpp"</text:p>
      <text:p text:style-name="P19">#include "TNtreeItem.hpp"</text:p>
      <text:p text:style-name="P19"/>
      <text:p text:style-name="P19">template&lt;class T&gt; </text:p>
      <text:p text:style-name="P19">class TNtree {</text:p>
      <text:p text:style-name="P19">public:</text:p>
      <text:p text:style-name="P19"><text:s text:c="4"/>TNtree&lt;T&gt;();</text:p>
      <text:p text:style-name="P19"><text:s text:c="4"/>TNtree&lt;T&gt;(const TNtree&lt; TNtreeItem&lt;T&gt; &gt;&amp; orig);</text:p>
      <text:p text:style-name="P19"/>
      <text:p text:style-name="P19"><text:s text:c="4"/>void Push(std::string parent_id, std::string cur_id, std::shared_ptr&lt;T&gt; fig);</text:p>
      <text:p text:style-name="P19"><text:s text:c="4"/>void Remove(std::string cur_id);</text:p>
      <text:p text:style-name="P19"><text:s text:c="4"/>void NodeRemove(std::shared_ptr&lt; TNtreeItem&lt;T&gt; &gt; tree, std::string id);</text:p>
      <text:p text:style-name="P19"><text:s text:c="4"/>void PrintTree(std::shared_ptr&lt;TNtreeItem&lt;T&gt; &gt; tree, int num);</text:p>
      <text:p text:style-name="P19"><text:s text:c="4"/>void PrintItem(std::string id);</text:p>
      <text:p text:style-name="P19"><text:s text:c="4"/>void SetNull(std::shared_ptr&lt;TNtreeItem&lt;T&gt; &gt; tree);</text:p>
      <text:p text:style-name="P19"><text:soft-page-break/></text:p>
      <text:p text:style-name="P19"><text:s text:c="4"/>std::shared_ptr&lt;TNtreeItem&lt;T&gt; &gt; GetRoot();</text:p>
      <text:p text:style-name="P19"><text:s text:c="4"/>bool IsEmpty();</text:p>
      <text:p text:style-name="P19"><text:s text:c="4"/>virtual ~TNtree();</text:p>
      <text:p text:style-name="P19"><text:s text:c="4"/></text:p>
      <text:p text:style-name="P19"><text:s text:c="4"/>std::shared_ptr&lt;TNtreeItem&lt;T&gt;&gt; root;</text:p>
      <text:p text:style-name="P19"><text:s text:c="4"/>std::shared_ptr&lt;TNtreeItem&lt;T&gt; &gt; FindNode(std::shared_ptr&lt;TNtreeItem&lt;T&gt;&gt; node, std::string id);</text:p>
      <text:p text:style-name="P19">};</text:p>
      <text:p text:style-name="P19"/>
      <text:p text:style-name="P19">#endif</text:p>
      <text:p text:style-name="P11"/>
      <text:p text:style-name="P133"><text:span text:style-name="T12">T</text:span><text:span text:style-name="T13">Ntree</text:span><text:span text:style-name="T9">.</text:span><text:span text:style-name="T12">cpp</text:span></text:p>
      <text:p text:style-name="P113"/>
      <text:p text:style-name="P116">#include &lt;string&gt;</text:p>
      <text:p text:style-name="P116"/>
      <text:p text:style-name="P116">#include "TNtree.hpp"</text:p>
      <text:p text:style-name="P116">#include "TNtreeItem.hpp"</text:p>
      <text:p text:style-name="P116">#include "figure.hpp"</text:p>
      <text:p text:style-name="P116">#include "retrangle.hpp"</text:p>
      <text:p text:style-name="P116">#include "rhombus.hpp"</text:p>
      <text:p text:style-name="P116">#include "trapezium.hpp"</text:p>
      <text:p text:style-name="P116"/>
      <text:p text:style-name="P116">template&lt;class T&gt;</text:p>
      <text:p text:style-name="P116">TNtree&lt;T&gt;::TNtree() {</text:p>
      <text:p text:style-name="P116"><text:s text:c="4"/>root = nullptr;</text:p>
      <text:p text:style-name="P116">}</text:p>
      <text:p text:style-name="P116"/>
      <text:p text:style-name="P116">template&lt;class T&gt;</text:p>
      <text:p text:style-name="P116">std::shared_ptr&lt;TNtreeItem&lt;T&gt;&gt; TNtree&lt;T&gt;::FindNode(std::shared_ptr&lt;TNtreeItem&lt;T&gt;&gt; tree_item, std::string find_id) {</text:p>
      <text:p text:style-name="P116"><text:s text:c="4"/>if (tree_item-&gt;GetID() == find_id) {</text:p>
      <text:p text:style-name="P116"><text:s text:c="8"/>return tree_item;</text:p>
      <text:p text:style-name="P116"><text:s text:c="4"/>}</text:p>
      <text:p text:style-name="P116"><text:s text:c="4"/>if (tree_item-&gt;GetChild()) {</text:p>
      <text:p text:style-name="P116"><text:s text:c="8"/>std::shared_ptr&lt;TNtreeItem&lt;T&gt;&gt; tr = FindNode(tree_item-&gt;GetChild(), find_id);</text:p>
      <text:p text:style-name="P116"><text:s text:c="8"/>if (tr != nullptr) {</text:p>
      <text:p text:style-name="P116"><text:s text:c="12"/>return tr;</text:p>
      <text:p text:style-name="P116"><text:s text:c="8"/>}</text:p>
      <text:p text:style-name="P116"><text:s text:c="4"/>}</text:p>
      <text:p text:style-name="P116"><text:s text:c="4"/>if (tree_item-&gt;GetSibling()) {</text:p>
      <text:p text:style-name="P116"><text:s text:c="8"/>std::shared_ptr&lt;TNtreeItem&lt;T&gt;&gt; tr = FindNode(tree_item-&gt;GetSibling(), find_id);</text:p>
      <text:p text:style-name="P116"><text:s text:c="8"/>if (tr != nullptr) {</text:p>
      <text:p text:style-name="P116"><text:s text:c="12"/>return tr;</text:p>
      <text:p text:style-name="P116"><text:s text:c="8"/>}</text:p>
      <text:p text:style-name="P116"><text:s text:c="4"/>}</text:p>
      <text:p text:style-name="P116"><text:s text:c="4"/>return nullptr;</text:p>
      <text:p text:style-name="P116">}</text:p>
      <text:p text:style-name="P116"/>
      <text:p text:style-name="P116">template&lt;class T&gt; </text:p>
      <text:p text:style-name="P116">void TNtree&lt;T&gt;::Push(std::string parent_id, std::string cur_id, std::shared_ptr&lt;T&gt; fig) {</text:p>
      <text:p text:style-name="P116"><text:s text:c="4"/>if (!root) {</text:p>
      <text:p text:style-name="P116"><text:s text:c="8"/>root = std::shared_ptr&lt;TNtreeItem&lt;T&gt;&gt;(new TNtreeItem&lt;T&gt;(cur_id, fig));</text:p>
      <text:p text:style-name="P116"><text:s text:c="8"/>return;</text:p>
      <text:p text:style-name="P116"><text:s text:c="4"/>}</text:p>
      <text:p text:style-name="P116"><text:s text:c="4"/>else {</text:p>
      <text:p text:style-name="P116"><text:s text:c="8"/>std::shared_ptr&lt;TNtreeItem&lt;T&gt;&gt; parent_node = FindNode(root, parent_id);</text:p>
      <text:p text:style-name="P116"><text:s text:c="8"/>if (parent_node) {</text:p>
      <text:p text:style-name="P116"><text:s text:c="12"/>std::shared_ptr&lt;TNtreeItem&lt;T&gt;&gt; p(new TNtreeItem&lt;T&gt;(cur_id, fig));</text:p>
      <text:p text:style-name="P116"><text:s text:c="12"/>if(!parent_node-&gt;GetChild()) {</text:p>
      <text:p text:style-name="P116"><text:s text:c="16"/>parent_node-&gt;SetChild(p);</text:p>
      <text:p text:style-name="P116"><text:s text:c="12"/>}</text:p>
      <text:p text:style-name="P116"><text:s text:c="12"/>else {</text:p>
      <text:p text:style-name="P116"><text:s text:c="16"/>std::shared_ptr&lt;TNtreeItem&lt;T&gt;&gt; sibling = parent_node-&gt;GetChild();</text:p>
      <text:p text:style-name="P116"><text:soft-page-break/><text:s text:c="16"/>while (sibling-&gt;GetSibling()) {</text:p>
      <text:p text:style-name="P116"><text:s text:c="20"/>sibling = sibling-&gt;GetSibling();</text:p>
      <text:p text:style-name="P116"><text:s text:c="16"/>}</text:p>
      <text:p text:style-name="P116"><text:s text:c="16"/>sibling-&gt;SetSibling(p);</text:p>
      <text:p text:style-name="P116"><text:s text:c="12"/>}</text:p>
      <text:p text:style-name="P116"><text:s text:c="8"/>}</text:p>
      <text:p text:style-name="P116"><text:s text:c="8"/>else {</text:p>
      <text:p text:style-name="P116"><text:s text:c="12"/>std::cout &lt;&lt; "No such parent" &lt;&lt; std::endl;</text:p>
      <text:p text:style-name="P116"><text:s text:c="8"/>}</text:p>
      <text:p text:style-name="P116"><text:s text:c="4"/>}</text:p>
      <text:p text:style-name="P116">}</text:p>
      <text:p text:style-name="P116"/>
      <text:p text:style-name="P116">template&lt;class T&gt;</text:p>
      <text:p text:style-name="P116">bool TNtree&lt;T&gt;::IsEmpty() {</text:p>
      <text:p text:style-name="P116"><text:s text:c="4"/>return root == nullptr; <text:s text:c="3"/></text:p>
      <text:p text:style-name="P116">}</text:p>
      <text:p text:style-name="P116"/>
      <text:p text:style-name="P116">template&lt;class T&gt;</text:p>
      <text:p text:style-name="P116">void TNtree&lt;T&gt;::NodeRemove(std::shared_ptr&lt;TNtreeItem&lt;T&gt;&gt; tree_item, std::string id) {</text:p>
      <text:p text:style-name="P116"><text:s text:c="4"/>if (tree_item-&gt;GetChild()) {</text:p>
      <text:p text:style-name="P116"><text:s text:c="8"/>if (tree_item-&gt;GetChild()-&gt;GetID() == id) {</text:p>
      <text:p text:style-name="P116"><text:s text:c="12"/>std::shared_ptr&lt;TNtreeItem&lt;T&gt;&gt; tr = tree_item-&gt;GetChild();</text:p>
      <text:p text:style-name="P116"><text:s text:c="12"/>tree_item-&gt;SetChild(tree_item-&gt;GetChild()-&gt;GetSibling());</text:p>
      <text:p text:style-name="P116"><text:s text:c="12"/>SetNull(tr-&gt;GetSibling());</text:p>
      <text:p text:style-name="P116"><text:s text:c="12"/>delete tr.get();</text:p>
      <text:p text:style-name="P116"><text:s text:c="12"/>return;</text:p>
      <text:p text:style-name="P116"><text:s text:c="8"/>}</text:p>
      <text:p text:style-name="P116"><text:s text:c="8"/>else {</text:p>
      <text:p text:style-name="P116"><text:s text:c="12"/>NodeRemove(tree_item-&gt;GetChild(), id);</text:p>
      <text:p text:style-name="P116"><text:s text:c="8"/>}</text:p>
      <text:p text:style-name="P116"><text:s text:c="4"/>}</text:p>
      <text:p text:style-name="P116"><text:s text:c="4"/>if (tree_item-&gt;GetSibling()) {</text:p>
      <text:p text:style-name="P116"><text:s text:c="8"/>if(tree_item-&gt;GetSibling()-&gt;GetID() == id) {</text:p>
      <text:p text:style-name="P116"><text:s text:c="12"/>std::shared_ptr&lt;TNtreeItem&lt;T&gt;&gt; tr = tree_item-&gt;GetSibling();</text:p>
      <text:p text:style-name="P116"><text:s text:c="12"/>tree_item-&gt;SetSibling(tree_item-&gt;GetSibling()-&gt;GetSibling());</text:p>
      <text:p text:style-name="P116"><text:s text:c="12"/>SetNull(tr-&gt;GetSibling());</text:p>
      <text:p text:style-name="P116"><text:s text:c="12"/>delete tr.get();</text:p>
      <text:p text:style-name="P116"><text:s text:c="12"/>return;</text:p>
      <text:p text:style-name="P116"><text:s text:c="8"/>}</text:p>
      <text:p text:style-name="P116"><text:s text:c="8"/>else {</text:p>
      <text:p text:style-name="P116"><text:s text:c="12"/>NodeRemove(tree_item-&gt;GetSibling(), id); </text:p>
      <text:p text:style-name="P116"><text:s text:c="8"/>}</text:p>
      <text:p text:style-name="P116"><text:s text:c="4"/>}</text:p>
      <text:p text:style-name="P116">}</text:p>
      <text:p text:style-name="P116"/>
      <text:p text:style-name="P116">template&lt;class T&gt;</text:p>
      <text:p text:style-name="P116">void TNtree&lt;T&gt;::SetNull(std::shared_ptr&lt;TNtreeItem&lt;T&gt;&gt; tr) {</text:p>
      <text:p text:style-name="P116"><text:s text:c="4"/>tr = nullptr;</text:p>
      <text:p text:style-name="P116">}</text:p>
      <text:p text:style-name="P116"/>
      <text:p text:style-name="P116">template&lt;class T&gt;</text:p>
      <text:p text:style-name="P116">std::shared_ptr&lt;TNtreeItem&lt;T&gt;&gt; TNtree&lt;T&gt;::GetRoot() {</text:p>
      <text:p text:style-name="P116"><text:s text:c="4"/>return this-&gt;root;</text:p>
      <text:p text:style-name="P116">}</text:p>
      <text:p text:style-name="P116"/>
      <text:p text:style-name="P116">template&lt;class T&gt;</text:p>
      <text:p text:style-name="P116">void TNtree&lt;T&gt;::Remove(std::string id) {</text:p>
      <text:p text:style-name="P116"><text:s text:c="4"/>if (root-&gt;GetID() == id &amp;&amp; !root-&gt;GetChild()) {</text:p>
      <text:p text:style-name="P116"><text:s text:c="8"/>delete root.get(); </text:p>
      <text:p text:style-name="P116"><text:s text:c="4"/>} else if(root-&gt;GetID() == id &amp;&amp; root-&gt;GetChild()) {</text:p>
      <text:p text:style-name="P116"><text:s text:c="8"/>std::cout&lt;&lt;"Root has child !!!" &lt;&lt; std::endl;</text:p>
      <text:p text:style-name="P116"><text:s text:c="4"/>}</text:p>
      <text:p text:style-name="P116"><text:s text:c="4"/>else {</text:p>
      <text:p text:style-name="P116"><text:s text:c="8"/>NodeRemove(root, id);</text:p>
      <text:p text:style-name="P116"><text:s text:c="4"/>}</text:p>
      <text:p text:style-name="P116">}</text:p>
      <text:p text:style-name="P116"/>
      <text:p text:style-name="P116">template&lt;class T&gt;</text:p>
      <text:p text:style-name="P116">void TNtree&lt;T&gt;::PrintTree (std::shared_ptr&lt;TNtreeItem&lt;T&gt;&gt; tree_item, int num) {</text:p>
      <text:p text:style-name="P116"><text:soft-page-break/><text:s text:c="4"/>if (tree_item) {</text:p>
      <text:p text:style-name="P116"><text:s text:c="8"/>for (int i = 0; i &lt; num; ++i) {</text:p>
      <text:p text:style-name="P116"><text:s text:c="12"/>printf("\t");</text:p>
      <text:p text:style-name="P116"><text:s text:c="8"/>}</text:p>
      <text:p text:style-name="P116"><text:s text:c="8"/>std::cout &lt;&lt; tree_item-&gt;GetID() &lt;&lt; " ";</text:p>
      <text:p text:style-name="P116"><text:s text:c="8"/>tree_item-&gt;GetFigure()-&gt;Print();</text:p>
      <text:p text:style-name="P116"><text:s text:c="8"/>std::cout &lt;&lt; std::endl;</text:p>
      <text:p text:style-name="P116"><text:s text:c="8"/>if (tree_item-&gt;GetChild()) {</text:p>
      <text:p text:style-name="P116"><text:s text:c="12"/>PrintTree(tree_item-&gt;GetChild(), num + 1);</text:p>
      <text:p text:style-name="P116"><text:s text:c="8"/>}</text:p>
      <text:p text:style-name="P116"><text:s text:c="8"/>if (tree_item-&gt;GetSibling()) {</text:p>
      <text:p text:style-name="P116"><text:s text:c="12"/>PrintTree(tree_item-&gt;GetSibling(), num);</text:p>
      <text:p text:style-name="P116"><text:s text:c="8"/>}</text:p>
      <text:p text:style-name="P116"><text:s text:c="4"/>}</text:p>
      <text:p text:style-name="P116">}</text:p>
      <text:p text:style-name="P116"/>
      <text:p text:style-name="P116">template&lt;class T&gt;</text:p>
      <text:p text:style-name="P116">void TNtree&lt;T&gt;::PrintItem(std::string id) {</text:p>
      <text:p text:style-name="P116"><text:s text:c="4"/>std::shared_ptr&lt;TNtreeItem&lt;T&gt;&gt; tmp = FindNode(root, id);</text:p>
      <text:p text:style-name="P116"><text:s text:c="4"/>if(tmp) {</text:p>
      <text:p text:style-name="P116"><text:s text:c="8"/>std::cout &lt;&lt; tmp-&gt;GetID() &lt;&lt; " ";</text:p>
      <text:p text:style-name="P116"><text:s text:c="8"/>tmp-&gt;GetFigure()-&gt;Print();</text:p>
      <text:p text:style-name="P116"><text:s text:c="4"/>}</text:p>
      <text:p text:style-name="P116">}</text:p>
      <text:p text:style-name="P116"/>
      <text:p text:style-name="P116">template&lt;class T&gt;</text:p>
      <text:p text:style-name="P116">TNtree&lt;T&gt;::~TNtree() {</text:p>
      <text:p text:style-name="P116"><text:s text:c="4"/>delete root.get();</text:p>
      <text:p text:style-name="P116">}</text:p>
      <text:p text:style-name="P116"/>
      <text:p text:style-name="P116">template class TNtree&lt;Figure&gt;;</text:p>
      <text:p text:style-name="P115"/>
      <text:p text:style-name="P7">T<text:span text:style-name="T58">Ntree</text:span>Item.h<text:span text:style-name="T58">pp</text:span></text:p>
      <text:p text:style-name="P19"/>
      <text:p text:style-name="P19">#ifndef TNTREEITEM_H</text:p>
      <text:p text:style-name="P19">#define TNTREEITEM_H</text:p>
      <text:p text:style-name="P19">#include &lt;string&gt;</text:p>
      <text:p text:style-name="P19">#include &lt;memory&gt;</text:p>
      <text:p text:style-name="P19">#include &lt;cstdlib&gt;</text:p>
      <text:p text:style-name="P19">#include "figure.hpp"</text:p>
      <text:p text:style-name="P19">#include "retrangle.hpp"</text:p>
      <text:p text:style-name="P19">#include "rhombus.hpp"</text:p>
      <text:p text:style-name="P19">#include "trapezium.hpp"</text:p>
      <text:p text:style-name="P19"/>
      <text:p text:style-name="P19">template&lt;class T&gt; class TNtreeItem {</text:p>
      <text:p text:style-name="P19">public:</text:p>
      <text:p text:style-name="P19"><text:s text:c="4"/>TNtreeItem ();</text:p>
      <text:p text:style-name="P19"><text:s text:c="4"/>TNtreeItem (std::string id, const std::shared_ptr&lt;T&gt; fig);</text:p>
      <text:p text:style-name="P19"><text:s text:c="4"/>template&lt;class A&gt; friend std::ostream&amp; operator&lt;&lt;(std::ostream&amp; os, const std::shared_ptr&lt;TNtreeItem&lt;A&gt;&gt;&amp; obj);</text:p>
      <text:p text:style-name="P19"><text:s text:c="4"/>void SetChild(std::shared_ptr&lt;TNtreeItem&lt;T&gt;&gt; child);</text:p>
      <text:p text:style-name="P19"><text:s text:c="4"/>void SetSibling(std::shared_ptr&lt;TNtreeItem&lt;T&gt;&gt; sibling);</text:p>
      <text:p text:style-name="P19"><text:s text:c="4"/>std::shared_ptr&lt;TNtreeItem&lt;T&gt; &gt; GetChild();</text:p>
      <text:p text:style-name="P19"><text:s text:c="4"/>std::shared_ptr&lt;TNtreeItem&lt;T&gt; &gt; GetSibling();</text:p>
      <text:p text:style-name="P19"><text:s text:c="4"/>std::shared_ptr&lt;T&gt; GetFigure() const; //не изменяет нестат. элементы</text:p>
      <text:p text:style-name="P19"><text:s text:c="4"/>std::string GetID();</text:p>
      <text:p text:style-name="P19"/>
      <text:p text:style-name="P19"><text:s text:c="4"/>virtual ~TNtreeItem();</text:p>
      <text:p text:style-name="P19"/>
      <text:p text:style-name="P19"><text:s text:c="4"/>std::shared_ptr&lt;T&gt; fig;</text:p>
      <text:p text:style-name="P19"><text:s text:c="4"/>std::string id;</text:p>
      <text:p text:style-name="P19"><text:s text:c="4"/>std::shared_ptr&lt;TNtreeItem&lt;T&gt;&gt; child;</text:p>
      <text:p text:style-name="P19"><text:s text:c="4"/>std::shared_ptr&lt;TNtreeItem&lt;T&gt;&gt; sibling;</text:p>
      <text:p text:style-name="P19">};</text:p>
      <text:p text:style-name="P19"/>
      <text:p text:style-name="P19">#endif</text:p>
      <text:p text:style-name="P11"/>
      <text:p text:style-name="P7">T<text:span text:style-name="T58">Ntree</text:span>Item.cpp</text:p>
      <text:p text:style-name="P19"/>
      <text:p text:style-name="P19">#include &lt;iostream&gt;</text:p>
      <text:p text:style-name="P19">#include "TNtreeItem.hpp"</text:p>
      <text:p text:style-name="P19"><text:soft-page-break/>#include "figure.hpp"</text:p>
      <text:p text:style-name="P19">#include "retrangle.hpp"</text:p>
      <text:p text:style-name="P19">#include "rhombus.hpp"</text:p>
      <text:p text:style-name="P19">#include "trapezium.hpp"</text:p>
      <text:p text:style-name="P19"/>
      <text:p text:style-name="P19">template &lt;class T&gt; TNtreeItem&lt;T&gt;::TNtreeItem() {</text:p>
      <text:p text:style-name="P19"><text:s text:c="4"/>(*this).child = nullptr;</text:p>
      <text:p text:style-name="P19"><text:s text:c="4"/>(*this).sibling = nullptr;</text:p>
      <text:p text:style-name="P19"><text:s text:c="4"/>(*this).id = "";</text:p>
      <text:p text:style-name="P19">}</text:p>
      <text:p text:style-name="P19"/>
      <text:p text:style-name="P19">template &lt;class T&gt; TNtreeItem&lt;T&gt;::TNtreeItem(std::string id, std::shared_ptr&lt;T&gt; fig) {</text:p>
      <text:p text:style-name="P19"><text:s text:c="4"/>(*this).fig = fig;</text:p>
      <text:p text:style-name="P19"><text:s text:c="4"/>(*this).child = nullptr;</text:p>
      <text:p text:style-name="P19"><text:s text:c="4"/>(*this).sibling = nullptr;</text:p>
      <text:p text:style-name="P19"><text:s text:c="4"/>(*this).id = id;</text:p>
      <text:p text:style-name="P19">}</text:p>
      <text:p text:style-name="P19"/>
      <text:p text:style-name="P19">template &lt;class T&gt;</text:p>
      <text:p text:style-name="P19">void TNtreeItem&lt;T&gt;::SetChild(std::shared_ptr&lt;TNtreeItem&lt;T&gt;&gt; child) {</text:p>
      <text:p text:style-name="P19"><text:s text:c="4"/>(*this).child = child;</text:p>
      <text:p text:style-name="P19">}</text:p>
      <text:p text:style-name="P19"/>
      <text:p text:style-name="P19">template &lt;class T&gt;</text:p>
      <text:p text:style-name="P19">void TNtreeItem&lt;T&gt;::SetSibling(std::shared_ptr&lt;TNtreeItem&lt;T&gt;&gt; sibling) {</text:p>
      <text:p text:style-name="P19"><text:s text:c="4"/>(*this).sibling = sibling;</text:p>
      <text:p text:style-name="P19">}</text:p>
      <text:p text:style-name="P19"/>
      <text:p text:style-name="P19">template &lt;class T&gt;</text:p>
      <text:p text:style-name="P19">std::shared_ptr&lt;T&gt; TNtreeItem&lt;T&gt;::GetFigure() const {</text:p>
      <text:p text:style-name="P19"><text:s text:c="4"/>return (*this).fig;</text:p>
      <text:p text:style-name="P19">}</text:p>
      <text:p text:style-name="P19"/>
      <text:p text:style-name="P19">template &lt;class T&gt;</text:p>
      <text:p text:style-name="P19">std::shared_ptr&lt;TNtreeItem&lt;T&gt;&gt; TNtreeItem&lt;T&gt;::GetChild() {</text:p>
      <text:p text:style-name="P19"><text:s text:c="4"/>return (*this).child;</text:p>
      <text:p text:style-name="P19">}</text:p>
      <text:p text:style-name="P19"/>
      <text:p text:style-name="P19">template &lt;class T&gt;</text:p>
      <text:p text:style-name="P19">std::shared_ptr&lt;TNtreeItem&lt;T&gt;&gt; TNtreeItem&lt;T&gt;::GetSibling() {</text:p>
      <text:p text:style-name="P19"><text:s text:c="4"/>return (*this).sibling;</text:p>
      <text:p text:style-name="P19">}</text:p>
      <text:p text:style-name="P19"/>
      <text:p text:style-name="P19">template &lt;class T&gt;</text:p>
      <text:p text:style-name="P19">std::string TNtreeItem&lt;T&gt;::GetID() {</text:p>
      <text:p text:style-name="P19"><text:s text:c="4"/>return (*this).id;</text:p>
      <text:p text:style-name="P19">}</text:p>
      <text:p text:style-name="P19"/>
      <text:p text:style-name="P19">template &lt;class A&gt;</text:p>
      <text:p text:style-name="P19">std::ostream&amp; operator&lt;&lt;(std::ostream&amp; os, const std::shared_ptr&lt;TNtreeItem&lt;A&gt;&gt;&amp; obj) {</text:p>
      <text:p text:style-name="P19"><text:s text:c="4"/>os &lt;&lt; obj.get()-&gt;fig &lt;&lt; std::endl;</text:p>
      <text:p text:style-name="P19"><text:s text:c="4"/>return os;</text:p>
      <text:p text:style-name="P19">}</text:p>
      <text:p text:style-name="P19"/>
      <text:p text:style-name="P19">template &lt;class T&gt;</text:p>
      <text:p text:style-name="P19">TNtreeItem&lt;T&gt;::~TNtreeItem() {</text:p>
      <text:p text:style-name="P19"><text:s text:c="4"/>delete child.get();</text:p>
      <text:p text:style-name="P19"><text:s text:c="4"/>delete sibling.get();</text:p>
      <text:p text:style-name="P19">}</text:p>
      <text:p text:style-name="P19"/>
      <text:p text:style-name="P19">template class TNtreeItem&lt;Figure&gt;;</text:p>
      <text:p text:style-name="P19">template std::ostream&amp; operator&lt;&lt;(std::ostream&amp; os, const std::shared_ptr&lt;TNtreeItem&lt;Figure&gt;&gt;&amp; obj);</text:p>
      <text:p text:style-name="P11"/>
      <text:p text:style-name="P7"><text:span text:style-name="T58">m</text:span>ain.cpp</text:p>
      <text:p text:style-name="P19"/>
      <text:p text:style-name="P119">Не изменилось.</text:p>
      <text:p text:style-name="P119"/>
      <text:p text:style-name="P21"/>
      <text:p text:style-name="P76"><text:soft-page-break/>ПРИМЕР РАБОТЫ ПРОГРАММЫ</text:p>
      <text:p text:style-name="P25">Type 'h' for help.</text:p>
      <text:p text:style-name="P25">&gt; h</text:p>
      <text:p text:style-name="P25">'h' <text:s text:c="6"/>- display the help.</text:p>
      <text:p text:style-name="P25">'d' <text:s text:c="6"/>- delete the tree.</text:p>
      <text:p text:style-name="P25">'p' <text:s text:c="6"/>- output the tree.</text:p>
      <text:p text:style-name="P25">'i' <text:s text:c="6"/>- insert the figure into the tree.</text:p>
      <text:p text:style-name="P25">'pitem' <text:s text:c="2"/>- print item by id.</text:p>
      <text:p text:style-name="P25">'q' <text:s text:c="6"/>- exit the program.</text:p>
      <text:p text:style-name="P25">&gt; i</text:p>
      <text:p text:style-name="P25">Enter parent id: 0</text:p>
      <text:p text:style-name="P25">Enter node id: r</text:p>
      <text:p text:style-name="P25">Enter type of figure:</text:p>
      <text:p text:style-name="P25">1 - rectangle;</text:p>
      <text:p text:style-name="P25">2 - rhombus;</text:p>
      <text:p text:style-name="P25">3 - trapezium.</text:p>
      <text:p text:style-name="P25">1</text:p>
      <text:p text:style-name="P25">Enter side_a, side_b</text:p>
      <text:p text:style-name="P25">1 1</text:p>
      <text:p text:style-name="P25">Retrangle created: 1, 1</text:p>
      <text:p text:style-name="P25">&gt; p</text:p>
      <text:p text:style-name="P25">r rec(1, 1)</text:p>
      <text:p text:style-name="P25"/>
      <text:p text:style-name="P25">&gt; i</text:p>
      <text:p text:style-name="P25">Enter parent id: r</text:p>
      <text:p text:style-name="P25">Enter node id: rc</text:p>
      <text:p text:style-name="P25">Enter type of figure:</text:p>
      <text:p text:style-name="P25">1 - rectangle;</text:p>
      <text:p text:style-name="P25">2 - rhombus;</text:p>
      <text:p text:style-name="P25">3 - trapezium.</text:p>
      <text:p text:style-name="P25">3</text:p>
      <text:p text:style-name="P25">Enter side_a, side_b, side_h</text:p>
      <text:p text:style-name="P25">3 2 4</text:p>
      <text:p text:style-name="P25">Trapezium created: 3, 2, 4</text:p>
      <text:p text:style-name="P25">&gt; p</text:p>
      <text:p text:style-name="P25">r rec(1, 1)</text:p>
      <text:p text:style-name="P25"/>
      <text:p text:style-name="P25"><text:s text:c="8"/>rc tra(3, 2, 4)</text:p>
      <text:p text:style-name="P25"/>
      <text:p text:style-name="P25">&gt; i</text:p>
      <text:p text:style-name="P25">Enter parent id: r</text:p>
      <text:p text:style-name="P25">Enter node id: rcb</text:p>
      <text:p text:style-name="P25">Enter type of figure:</text:p>
      <text:p text:style-name="P25">1 - rectangle;</text:p>
      <text:p text:style-name="P25">2 - rhombus;</text:p>
      <text:p text:style-name="P25">3 - trapezium.</text:p>
      <text:p text:style-name="P25">2</text:p>
      <text:p text:style-name="P25">Enter side_a, side_h</text:p>
      <text:p text:style-name="P25">1 2</text:p>
      <text:p text:style-name="P25">Rhombus created: 1, 2</text:p>
      <text:p text:style-name="P25">&gt; i</text:p>
      <text:p text:style-name="P25">Enter parent id: r</text:p>
      <text:p text:style-name="P25">Enter node id: rcbb</text:p>
      <text:p text:style-name="P25">Enter type of figure:</text:p>
      <text:p text:style-name="P25">1 - rectangle;</text:p>
      <text:p text:style-name="P25">2 - rhombus;</text:p>
      <text:p text:style-name="P25">3 - trapezium.</text:p>
      <text:p text:style-name="P25">1</text:p>
      <text:p text:style-name="P25">Enter side_a, side_b</text:p>
      <text:p text:style-name="P25">3 4</text:p>
      <text:p text:style-name="P25">Retrangle created: 3, 4</text:p>
      <text:p text:style-name="P25">&gt; i</text:p>
      <text:p text:style-name="P25">Enter parent id: rcb</text:p>
      <text:p text:style-name="P25">Enter node id: rcbc</text:p>
      <text:p text:style-name="P25">Enter type of figure:</text:p>
      <text:p text:style-name="P25">1 - rectangle;</text:p>
      <text:p text:style-name="P25">2 - rhombus;</text:p>
      <text:p text:style-name="P25">3 - trapezium.</text:p>
      <text:p text:style-name="P25">2</text:p>
      <text:p text:style-name="P25">Enter side_a, side_h</text:p>
      <text:p text:style-name="P25">5 2</text:p>
      <text:p text:style-name="P25">Rhombus created: 5, 2</text:p>
      <text:p text:style-name="P25">&gt; p</text:p>
      <text:p text:style-name="P25">r rec(1, 1)</text:p>
      <text:p text:style-name="P25"/>
      <text:p text:style-name="P25"><text:s text:c="8"/>rc tra(3, 2, 4)</text:p>
      <text:p text:style-name="P25"/>
      <text:p text:style-name="P25"><text:s text:c="8"/>rcb rho(1, 2)</text:p>
      <text:p text:style-name="P25"><text:soft-page-break/></text:p>
      <text:p text:style-name="P25"><text:s text:c="16"/>rcbc rho(5, 2)</text:p>
      <text:p text:style-name="P25"/>
      <text:p text:style-name="P25"><text:s text:c="8"/>rcbb rec(3, 4)</text:p>
      <text:p text:style-name="P25"/>
      <text:p text:style-name="P25">&gt; q</text:p>
      <text:p text:style-name="P25">Rhombus deleted</text:p>
      <text:p text:style-name="P25">Retrangle deleted</text:p>
      <text:p text:style-name="P25">Rhombus deleted</text:p>
      <text:p text:style-name="P25">Trapezium deleted</text:p>
      <text:p text:style-name="P25">Retrangle deleted</text:p>
      <text:p text:style-name="P25">The tree is deleted</text:p>
      <text:p text:style-name="P77"/>
      <text:p text:style-name="P5">ВЫВОД</text:p>
      <text:p text:style-name="P5"><text:tab/>В ходе 4 лабораторной работы я познакомил<text:span text:style-name="T51">ся</text:span> с шаблонами. <text:span text:style-name="T58">Они очень сильно упрощают написание основной части программы, если речь идет о больших и емких задач. Вместо написания одной и той же функции вставки в дерево для разных фигур, мы пишем ее для общего случая. </text:span></text:p>
      <text:p text:style-name="P5"/>
      <text:p text:style-name="P5"/>
      <text:p text:style-name="P5"/>
      <text:p text:style-name="P83">Национальный исследовательский институт</text:p>
      <text:p text:style-name="P60"><text:span text:style-name="T34">«</text:span><text:span text:style-name="T35">Московский Авиационный Институт</text:span><text:span text:style-name="T30">»</text:span></text:p>
      <text:p text:style-name="P55"/>
      <text:p text:style-name="P56"><text:span text:style-name="T32">факультет </text:span><text:span text:style-name="T36">ИНФОРМАЦИОННЫ</text:span><text:span text:style-name="T37">Х</text:span><text:span text:style-name="T36"> ТЕХНОЛОГИ</text:span><text:span text:style-name="T37">Й</text:span><text:span text:style-name="T36"> И ПРИКЛАДН</text:span><text:span text:style-name="T37">ОЙ</text:span><text:span text:style-name="T36"> МАТЕМАТИК</text:span><text:span text:style-name="T37">И</text:span></text:p>
      <text:p text:style-name="P57"><text:span text:style-name="T17">Кафедра </text:span><text:a xlink:type="simple" xlink:href="https://www.mai.ru/education/fpmf/806/" text:style-name="Internet_20_link" text:visited-style-name="Visited_20_Internet_20_Link"><text:span text:style-name="T38">вычислительн</text:span></text:a><text:a xlink:type="simple" xlink:href="https://www.mai.ru/education/fpmf/806/" text:style-name="Internet_20_link" text:visited-style-name="Visited_20_Internet_20_Link"><text:span text:style-name="T39">ой</text:span></text:a><text:a xlink:type="simple" xlink:href="https://www.mai.ru/education/fpmf/806/" text:style-name="Internet_20_link" text:visited-style-name="Visited_20_Internet_20_Link"><text:span text:style-name="T38"> математик</text:span></text:a><text:a xlink:type="simple" xlink:href="https://www.mai.ru/education/fpmf/806/" text:style-name="Internet_20_link" text:visited-style-name="Visited_20_Internet_20_Link"><text:span text:style-name="T39">и</text:span></text:a><text:a xlink:type="simple" xlink:href="https://www.mai.ru/education/fpmf/806/" text:style-name="Internet_20_link" text:visited-style-name="Visited_20_Internet_20_Link"><text:span text:style-name="T38"> и программировани</text:span></text:a><text:span text:style-name="T39">я</text:span></text:p>
      <text:p text:style-name="P51"/>
      <text:p text:style-name="P53"/>
      <text:p text:style-name="P62"/>
      <text:p text:style-name="P58"/>
      <text:h text:style-name="P80" text:outline-level="1"/>
      <text:h text:style-name="P80" text:outline-level="1"/>
      <text:p text:style-name="P78"/>
      <text:h text:style-name="P81" text:outline-level="1">Отчет по лабораторной работе № <text:span text:style-name="T40">5</text:span></text:h>
      <text:h text:style-name="P82" text:outline-level="1">по курсу «Объектно-ориентированное программирование»</text:h>
      <text:p text:style-name="P69"/>
      <text:p text:style-name="P69"/>
      <text:p text:style-name="P63">Работу выполнил </text:p>
      <text:p text:style-name="P63">студент <text:span text:style-name="T44">2</text:span><text:span text:style-name="T45"> </text:span>курса </text:p>
      <text:p text:style-name="P63"><text:span text:style-name="T43">очного</text:span> отделения</text:p>
      <text:p text:style-name="P64"><text:span text:style-name="T59">Нурмаммедов</text:span> <text:span text:style-name="T59">Э</text:span>.В</text:p>
      <text:p text:style-name="P65">группы М80-208Б-<text:span text:style-name="T59">17</text:span></text:p>
      <text:p text:style-name="P63"/>
      <text:p text:style-name="P66"><text:span text:style-name="T50">п</text:span>реподавател<text:span text:style-name="T50">ь:</text:span></text:p>
      <text:p text:style-name="P66">Поповкин Александр Викторович</text:p>
      <text:p text:style-name="P67"/>
      <text:p text:style-name="P68"/>
      <text:p text:style-name="P70"/>
      <text:p text:style-name="P71"/>
      <text:p text:style-name="P71"/>
      <text:p text:style-name="P71"/>
      <text:p text:style-name="P59">Оценка:</text:p>
      <table:table table:name="Таблица5" table:style-name="Таблица5">
        <table:table-column table:style-name="Таблица5.A"/>
        <table:table-row>
          <table:table-cell table:style-name="Таблица5.A1" office:value-type="string">
            <text:p text:style-name="P79"/>
          </table:table-cell>
        </table:table-row>
      </table:table>
      <text:p text:style-name="P61"/>
      <text:p text:style-name="P52">Подпись <text:span text:style-name="T41">преподавателя</text:span></text:p>
      <text:p text:style-name="P54"><text:s text:c="14"/></text:p>
      <text:p text:style-name="P52">Подпись студента</text:p>
      <text:p text:style-name="P54"><text:s text:c="14"/></text:p>
      <text:p text:style-name="P52"><text:span text:style-name="T41">Ч</text:span>исло</text:p>
      <text:p text:style-name="P52"><text:span text:style-name="T48">17</text:span><text:span text:style-name="T46">.</text:span><text:span text:style-name="T48">01</text:span><text:span text:style-name="T46">.</text:span><text:span text:style-name="T47">201</text:span><text:span text:style-name="T48">9</text:span></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Москва-20</text:span><text:span text:style-name="T19">1</text:span><text:span text:style-name="T22">8</text:span></text:p>
      <text:p text:style-name="P5"><text:soft-page-break/>ЗАДАНИЕ</text:p>
      <text:p text:style-name="P5"/>
      <text:p text:style-name="P140">Используя структуры данных, разработанные для предыдущей лабораторной работы (ЛР№4) спроектировать и разработать Итератор для динамической структуры данных.<text:tab/></text:p>
      <text:p text:style-name="P140">Итератор должен быть разработан в виде шаблона и должен уметь работать со всеми типами фигур, согласно варианту задания.<text:tab/></text:p>
      <text:p text:style-name="P49"><text:span text:style-name="T1">Итератор должен позволять использовать структуру данных в<text:tab/>операторах типа for. Например</text:span><text:span text:style-name="T10">: for(auto i : stack) <text:s/>std::cout &lt;&lt; *i &lt;&lt; std::endl.</text:span></text:p>
      <text:p text:style-name="P5"/>
      <text:p text:style-name="P5">ОПИСАНИЕ</text:p>
      <text:p text:style-name="P5"/>
      <text:p text:style-name="P1"><text:tab/>Для доступа к элементам некоторого множества элементов алгоритмы stl используют специальные объекты, называемые итераторами. В контейнерных типах stl они доступны через методы класса (например, begin() в шаблоне класса vector). Функциональные возможности указателей и итераторов близки, так что обычный указатель тоже может использоваться как итератор.</text:p>
      <text:p text:style-name="P1">категории итераторов:</text:p>
      <text:list xml:id="list3798135538" text:style-name="WW8Num21">
        <text:list-item>
          <text:p text:style-name="P97">итератор ввода (input iterator) - используется потоками ввода;</text:p>
        </text:list-item>
        <text:list-item>
          <text:p text:style-name="P97">итератор вывода (output iterator) - используется потоками вывода;</text:p>
        </text:list-item>
        <text:list-item>
          <text:p text:style-name="P97">однонаправленный итератор (forward iterator) - для прохода по элементам в одном направлении;</text:p>
        </text:list-item>
        <text:list-item>
          <text:p text:style-name="P97">двунаправленный итератор (bidirectional iterator) - способен пройтись по элементам в любом направлении. Такие итераторы реализованы в некоторых контейнерных типах stl (list, set, multiset, map, multimap);</text:p>
        </text:list-item>
        <text:list-item>
          <text:p text:style-name="P97">итераторы произвольного доступа (random access) - через них можно иметь доступ к любому элемента. Такие итераторы реализованы в некоторых контейнерных типах stl (vector, deque, string, array).</text:p>
        </text:list-item>
      </text:list>
      <text:p text:style-name="P5"/>
      <text:p text:style-name="P5">ЛИСТИНГ ПРОГРАММЫ</text:p>
      <text:p text:style-name="P5"/>
      <text:p text:style-name="P7">TIterator.h<text:span text:style-name="T59">pp</text:span></text:p>
      <text:p text:style-name="P19">#ifndef TITERATOR_H</text:p>
      <text:p text:style-name="P19">#define TITERATOR_H</text:p>
      <text:p text:style-name="P19"/>
      <text:p text:style-name="P19">#include &lt;memory&gt;</text:p>
      <text:p text:style-name="P19">#include &lt;iostream&gt;</text:p>
      <text:p text:style-name="P19"/>
      <text:p text:style-name="P19">template &lt;class N, class T&gt;</text:p>
      <text:p text:style-name="P19">class TIterator</text:p>
      <text:p text:style-name="P19">{</text:p>
      <text:p text:style-name="P19">public:</text:p>
      <text:p text:style-name="P19"><text:s text:c="4"/>TIterator(std::shared_ptr&lt;N&gt; n) {</text:p>
      <text:p text:style-name="P19"><text:s text:c="8"/>cur = n;</text:p>
      <text:p text:style-name="P19"><text:s text:c="4"/>}</text:p>
      <text:p text:style-name="P19"/>
      <text:p text:style-name="P19"><text:s text:c="4"/>std::shared_ptr&lt;T&gt; operator* () {</text:p>
      <text:p text:style-name="P19"><text:s text:c="8"/>return cur-&gt;GetFigure();</text:p>
      <text:p text:style-name="P19"><text:s text:c="4"/>}</text:p>
      <text:p text:style-name="P19"/>
      <text:p text:style-name="P19"><text:s text:c="4"/>std::shared_ptr&lt;T&gt; operator-&gt; () {</text:p>
      <text:p text:style-name="P19"><text:s text:c="8"/>return cur-&gt;GetFigure();</text:p>
      <text:p text:style-name="P19"><text:s text:c="4"/>}</text:p>
      <text:p text:style-name="P19"/>
      <text:p text:style-name="P19"><text:s text:c="4"/>void operator++() {</text:p>
      <text:p text:style-name="P19"><text:s text:c="8"/>cur = cur-&gt;GetNext();</text:p>
      <text:p text:style-name="P19"><text:s text:c="4"/>}</text:p>
      <text:p text:style-name="P19"/>
      <text:p text:style-name="P19"><text:s text:c="4"/>TIterator operator++ (int) {</text:p>
      <text:p text:style-name="P19"><text:s text:c="8"/>TIterator cur(*this);</text:p>
      <text:p text:style-name="P19"><text:s text:c="8"/>++(*this);</text:p>
      <text:p text:style-name="P19"><text:s text:c="8"/>return cur;</text:p>
      <text:p text:style-name="P19"><text:soft-page-break/><text:s text:c="4"/>}</text:p>
      <text:p text:style-name="P19"/>
      <text:p text:style-name="P19"><text:s text:c="4"/>bool operator== (const TIterator &amp;i) {</text:p>
      <text:p text:style-name="P19"><text:s text:c="8"/>return (cur-&gt;GetFigure()-&gt;Square() == i.cur-&gt;GetFigure()-&gt;Square());</text:p>
      <text:p text:style-name="P19"><text:s text:c="4"/>}</text:p>
      <text:p text:style-name="P19"/>
      <text:p text:style-name="P19"><text:s text:c="4"/>bool operator!= (const TIterator &amp;i) {</text:p>
      <text:p text:style-name="P19"><text:s text:c="8"/>return (cur-&gt;GetFigure()-&gt;Square() != i.cur-&gt;GetFigure()-&gt;Square());</text:p>
      <text:p text:style-name="P19"><text:s text:c="4"/>}</text:p>
      <text:p text:style-name="P19"/>
      <text:p text:style-name="P19"><text:s text:c="4"/>bool operator&lt;= (const TIterator &amp;i) {</text:p>
      <text:p text:style-name="P19"><text:s text:c="8"/>return (cur-&gt;GetFigure()-&gt;Square() &lt;= i.cur-&gt;GetFigure()-&gt;Square());</text:p>
      <text:p text:style-name="P19"><text:s text:c="4"/>}</text:p>
      <text:p text:style-name="P19"/>
      <text:p text:style-name="P19">private:</text:p>
      <text:p text:style-name="P19"><text:s text:c="4"/>std::shared_ptr&lt;N&gt; cur;</text:p>
      <text:p text:style-name="P19">};</text:p>
      <text:p text:style-name="P19"/>
      <text:p text:style-name="P19">#endif</text:p>
      <text:p text:style-name="P11"/>
      <text:p text:style-name="P7">T<text:span text:style-name="T59">Ntree</text:span>.h<text:span text:style-name="T59">pp</text:span></text:p>
      <text:p text:style-name="P19"/>
      <text:p text:style-name="P19">#ifndef TBINTREE_H</text:p>
      <text:p text:style-name="P19">#define TBINTREE_H</text:p>
      <text:p text:style-name="P19"/>
      <text:p text:style-name="P19">#include &lt;cstdlib&gt;</text:p>
      <text:p text:style-name="P19">#include &lt;iostream&gt;</text:p>
      <text:p text:style-name="P19">#include "TNtreeItem.hpp"</text:p>
      <text:p text:style-name="P19">#include "TIterator.hpp"</text:p>
      <text:p text:style-name="P19"/>
      <text:p text:style-name="P19">template &lt;class T&gt; </text:p>
      <text:p text:style-name="P19">class TBinTree {</text:p>
      <text:p text:style-name="P19">public:</text:p>
      <text:p text:style-name="P19"><text:s text:c="4"/>TBinTree();</text:p>
      <text:p text:style-name="P19"><text:s text:c="4"/></text:p>
      <text:p text:style-name="P19"><text:s text:c="4"/>void Push(std::shared_ptr&lt;T&gt; &amp;obj);</text:p>
      <text:p text:style-name="P19"><text:s text:c="4"/>std::shared_ptr&lt;TBinTreeItem&lt;T&gt;&gt; Find(std::shared_ptr&lt;T&gt; &amp;obj);</text:p>
      <text:p text:style-name="P19"><text:s text:c="4"/>void PrintBTS();</text:p>
      <text:p text:style-name="P19"><text:s text:c="4"/>void PrintBTS(std::ostream&amp; os);</text:p>
      <text:p text:style-name="P19"><text:s text:c="4"/>void Remove(double square);</text:p>
      <text:p text:style-name="P19"><text:s text:c="4"/>bool empty();</text:p>
      <text:p text:style-name="P19"><text:s text:c="4"/>template &lt;class A&gt; friend std::ostream&amp; operator&lt;&lt;(std::ostream&amp; os, TBinTree&lt;A&gt; &amp;tree);</text:p>
      <text:p text:style-name="P19"/>
      <text:p text:style-name="P19"><text:s text:c="4"/>TIterator&lt;TBinTreeItem&lt;T&gt;,T&gt; begin();</text:p>
      <text:p text:style-name="P19"><text:s text:c="4"/>TIterator&lt;TBinTreeItem&lt;T&gt;,T&gt; end();</text:p>
      <text:p text:style-name="P19"/>
      <text:p text:style-name="P19"><text:s text:c="4"/>virtual ~TBinTree();</text:p>
      <text:p text:style-name="P19">private:</text:p>
      <text:p text:style-name="P19"><text:s text:c="4"/>std::shared_ptr&lt;TBinTreeItem&lt;T&gt;&gt; root;</text:p>
      <text:p text:style-name="P19"><text:s text:c="4"/>std::shared_ptr&lt;TBinTreeItem&lt;T&gt;&gt; minValueNode(std::shared_ptr&lt;TBinTreeItem&lt;T&gt;&gt; root);</text:p>
      <text:p text:style-name="P19"><text:s text:c="4"/>std::shared_ptr&lt;TBinTreeItem&lt;T&gt;&gt; RemoveNode(std::shared_ptr&lt;TBinTreeItem&lt;T&gt;&gt; root, double square);</text:p>
      <text:p text:style-name="P19"><text:s text:c="4"/>void PrintTree(std::shared_ptr&lt;TBinTreeItem&lt;T&gt;&gt; item, size_t a, std::ostream&amp; os);</text:p>
      <text:p text:style-name="P19">};</text:p>
      <text:p text:style-name="P19"/>
      <text:p text:style-name="P19">#endif</text:p>
      <text:p text:style-name="P11"/>
      <text:p text:style-name="P7">T<text:span text:style-name="T59">Ntree</text:span>.cpp</text:p>
      <text:p text:style-name="P19"/>
      <text:p text:style-name="P19">#include "TNtree.hpp"</text:p>
      <text:p text:style-name="P19">#include "figure.hpp"</text:p>
      <text:p text:style-name="P19"/>
      <text:p text:style-name="P19">template &lt;class T&gt;</text:p>
      <text:p text:style-name="P19">TBinTree&lt;T&gt;::TBinTree() {</text:p>
      <text:p text:style-name="P19"><text:s text:c="4"/>root = nullptr;</text:p>
      <text:p text:style-name="P19">}</text:p>
      <text:p text:style-name="P19"/>
      <text:p text:style-name="P19"><text:soft-page-break/>template &lt;class T&gt;</text:p>
      <text:p text:style-name="P19">std::shared_ptr&lt;TBinTreeItem&lt;T&gt;&gt; TBinTree&lt;T&gt;::Find(std::shared_ptr&lt;T&gt; &amp;obj) {</text:p>
      <text:p text:style-name="P19"><text:s text:c="4"/>std::shared_ptr&lt;TBinTreeItem&lt;T&gt;&gt; item = root;</text:p>
      <text:p text:style-name="P19"><text:s text:c="4"/>while (item != nullptr) {</text:p>
      <text:p text:style-name="P19"><text:s text:c="8"/>if (item-&gt;item-&gt;Square() == obj-&gt;Square()) {</text:p>
      <text:p text:style-name="P19"><text:s text:c="12"/>return item;</text:p>
      <text:p text:style-name="P19"><text:s text:c="8"/>} else if (item-&gt;item-&gt;Square() &gt; obj-&gt;Square()) {</text:p>
      <text:p text:style-name="P19"><text:s text:c="12"/>item = item-&gt;left_son;</text:p>
      <text:p text:style-name="P19"><text:s text:c="8"/>} else if (item-&gt;item-&gt;Square() &lt; obj-&gt;Square()) {</text:p>
      <text:p text:style-name="P19"><text:s text:c="12"/>item = item-&gt;right_son;</text:p>
      <text:p text:style-name="P19"><text:s text:c="8"/>}</text:p>
      <text:p text:style-name="P19"><text:s text:c="4"/>}</text:p>
      <text:p text:style-name="P19"><text:s text:c="4"/>return nullptr;</text:p>
      <text:p text:style-name="P19">}</text:p>
      <text:p text:style-name="P19"/>
      <text:p text:style-name="P19">template &lt;class T&gt;</text:p>
      <text:p text:style-name="P19">std::shared_ptr&lt;TBinTreeItem&lt;T&gt;&gt; TBinTree&lt;T&gt;::minValueNode(std::shared_ptr&lt;TBinTreeItem&lt;T&gt;&gt; root) {</text:p>
      <text:p text:style-name="P19"><text:s text:c="5"/>std::shared_ptr&lt;TBinTreeItem&lt;T&gt;&gt; min = root;</text:p>
      <text:p text:style-name="P19"><text:s/></text:p>
      <text:p text:style-name="P19"><text:s text:c="4"/>while (min-&gt;left_son != nullptr) {</text:p>
      <text:p text:style-name="P19"><text:s text:c="8"/>min = min-&gt;left_son;</text:p>
      <text:p text:style-name="P19"><text:s text:c="4"/>}</text:p>
      <text:p text:style-name="P19"><text:s/></text:p>
      <text:p text:style-name="P19"><text:s text:c="4"/>return min;</text:p>
      <text:p text:style-name="P19">}</text:p>
      <text:p text:style-name="P19"/>
      <text:p text:style-name="P19">template &lt;class T&gt;</text:p>
      <text:p text:style-name="P19">std::shared_ptr&lt;TBinTreeItem&lt;T&gt;&gt; TBinTree&lt;T&gt;::RemoveNode(std::shared_ptr&lt;TBinTreeItem&lt;T&gt;&gt; root, double square) {</text:p>
      <text:p text:style-name="P19"><text:s text:c="4"/>if (root == nullptr) {</text:p>
      <text:p text:style-name="P19"><text:s text:c="8"/>return root;</text:p>
      <text:p text:style-name="P19"><text:s text:c="4"/>}</text:p>
      <text:p text:style-name="P19"><text:s/></text:p>
      <text:p text:style-name="P19"><text:s text:c="4"/>if (square &lt; root-&gt;item-&gt;Square()) {</text:p>
      <text:p text:style-name="P19"><text:s text:c="8"/>root-&gt;left_son = RemoveNode(root-&gt;left_son, square);</text:p>
      <text:p text:style-name="P19"><text:s text:c="4"/>} else if (square &gt; root-&gt;item-&gt;Square()) {</text:p>
      <text:p text:style-name="P19"><text:s text:c="8"/>root-&gt;right_son = RemoveNode(root-&gt;right_son, square);</text:p>
      <text:p text:style-name="P19"><text:s text:c="4"/>} else {</text:p>
      <text:p text:style-name="P19"><text:s text:c="8"/>if (root-&gt;left_son == nullptr) {</text:p>
      <text:p text:style-name="P19"><text:s text:c="12"/>std::shared_ptr&lt;TBinTreeItem&lt;T&gt;&gt; temp = root-&gt;right_son;</text:p>
      <text:p text:style-name="P19"><text:s text:c="12"/>root-&gt;left_son = nullptr;</text:p>
      <text:p text:style-name="P19"><text:s text:c="12"/>root-&gt;right_son = nullptr;</text:p>
      <text:p text:style-name="P19"><text:s text:c="12"/>root-&gt;par = nullptr;</text:p>
      <text:p text:style-name="P19"><text:s text:c="12"/>return temp;</text:p>
      <text:p text:style-name="P19"><text:s text:c="8"/>} else if (root-&gt;right_son == nullptr) {</text:p>
      <text:p text:style-name="P19"><text:s text:c="12"/>std::shared_ptr&lt;TBinTreeItem&lt;T&gt;&gt; temp = root-&gt;left_son;</text:p>
      <text:p text:style-name="P19"><text:s text:c="12"/>root-&gt;left_son = nullptr;</text:p>
      <text:p text:style-name="P19"><text:s text:c="12"/>root-&gt;right_son = nullptr;</text:p>
      <text:p text:style-name="P19"><text:s text:c="12"/>root-&gt;par = nullptr;</text:p>
      <text:p text:style-name="P19"><text:s text:c="12"/>return temp;</text:p>
      <text:p text:style-name="P19"><text:s text:c="8"/>}</text:p>
      <text:p text:style-name="P19"><text:s text:c="4"/></text:p>
      <text:p text:style-name="P19"><text:s text:c="8"/>std::shared_ptr&lt;TBinTreeItem&lt;T&gt;&gt; temp = minValueNode(root-&gt;right_son);</text:p>
      <text:p text:style-name="P19"><text:s text:c="8"/>root-&gt;item = temp-&gt;item;</text:p>
      <text:p text:style-name="P19"><text:s text:c="8"/>root-&gt;right_son = RemoveNode(root-&gt;right_son, temp-&gt;item-&gt;Square());</text:p>
      <text:p text:style-name="P19"><text:s text:c="4"/>}</text:p>
      <text:p text:style-name="P19"><text:s text:c="4"/>return root;</text:p>
      <text:p text:style-name="P19">}</text:p>
      <text:p text:style-name="P19"/>
      <text:p text:style-name="P19">template &lt;class T&gt;</text:p>
      <text:p text:style-name="P19">void TBinTree&lt;T&gt;::Remove(double square) {</text:p>
      <text:p text:style-name="P19"><text:s text:c="4"/>root = TBinTree&lt;T&gt;::RemoveNode(root, square);</text:p>
      <text:p text:style-name="P19"/>
      <text:p text:style-name="P19">}</text:p>
      <text:p text:style-name="P19"/>
      <text:p text:style-name="P19">template &lt;class T&gt;</text:p>
      <text:p text:style-name="P19">void TBinTree&lt;T&gt;::Push(std::shared_ptr&lt;T&gt; &amp;obj) {</text:p>
      <text:p text:style-name="P19"><text:s text:c="4"/>if (root == nullptr) {</text:p>
      <text:p text:style-name="P19"><text:soft-page-break/><text:s text:c="8"/>root = std::make_shared&lt;TBinTreeItem&lt;T&gt;&gt;(obj);</text:p>
      <text:p text:style-name="P19"><text:s text:c="8"/>return;</text:p>
      <text:p text:style-name="P19"><text:s text:c="4"/>}</text:p>
      <text:p text:style-name="P19"/>
      <text:p text:style-name="P19"><text:s text:c="4"/>std::shared_ptr&lt;TBinTreeItem&lt;T&gt;&gt; item = root;</text:p>
      <text:p text:style-name="P19"><text:s text:c="4"/>while (true) {</text:p>
      <text:p text:style-name="P19"><text:s text:c="8"/>if (obj-&gt;Square() &lt;= item-&gt;item-&gt;Square()) {</text:p>
      <text:p text:style-name="P19"><text:s text:c="12"/>if (item-&gt;left_son == nullptr) {</text:p>
      <text:p text:style-name="P19"><text:s text:c="16"/>item-&gt;left_son = std::make_shared&lt;TBinTreeItem&lt;T&gt;&gt;(obj);</text:p>
      <text:p text:style-name="P19"><text:s text:c="16"/>break;</text:p>
      <text:p text:style-name="P19"><text:s text:c="12"/>} else {</text:p>
      <text:p text:style-name="P19"><text:s text:c="16"/>item = item-&gt;left_son;</text:p>
      <text:p text:style-name="P19"><text:s text:c="12"/>}</text:p>
      <text:p text:style-name="P19"><text:s text:c="8"/>} else {</text:p>
      <text:p text:style-name="P19"><text:s text:c="12"/>if (item-&gt;right_son == nullptr) {</text:p>
      <text:p text:style-name="P19"><text:s text:c="16"/>item-&gt;right_son = std::make_shared&lt;TBinTreeItem&lt;T&gt;&gt;(obj);</text:p>
      <text:p text:style-name="P19"><text:s text:c="16"/>break;</text:p>
      <text:p text:style-name="P19"><text:s text:c="12"/>} else {</text:p>
      <text:p text:style-name="P19"><text:s text:c="16"/>item = item-&gt;right_son;</text:p>
      <text:p text:style-name="P19"><text:s text:c="12"/>}</text:p>
      <text:p text:style-name="P19"><text:s text:c="8"/>}</text:p>
      <text:p text:style-name="P19"><text:s text:c="4"/>}</text:p>
      <text:p text:style-name="P19">}</text:p>
      <text:p text:style-name="P19"/>
      <text:p text:style-name="P19">template &lt;class T&gt;</text:p>
      <text:p text:style-name="P19">void TBinTree&lt;T&gt;::PrintTree(std::shared_ptr&lt;TBinTreeItem&lt;T&gt;&gt; item, size_t a, std::ostream&amp; os) {</text:p>
      <text:p text:style-name="P19"><text:s text:c="4"/>for (size_t i = 0; i &lt; a; i++) {</text:p>
      <text:p text:style-name="P19"><text:s text:c="8"/>os &lt;&lt; " <text:s/>";</text:p>
      <text:p text:style-name="P19"><text:s text:c="4"/>}</text:p>
      <text:p text:style-name="P19"><text:s text:c="4"/>item-&gt;GetFigure()-&gt;Print();</text:p>
      <text:p text:style-name="P19"><text:s text:c="4"/>if (item-&gt;left_son != nullptr) {</text:p>
      <text:p text:style-name="P19"><text:s text:c="8"/>TBinTree&lt;T&gt;::PrintTree(item-&gt;left_son, a + 1, os);</text:p>
      <text:p text:style-name="P19"><text:s text:c="4"/>} else if (item-&gt;right_son != nullptr) {</text:p>
      <text:p text:style-name="P19"><text:s text:c="8"/>for (size_t i = 0; i &lt;= a; i++) {</text:p>
      <text:p text:style-name="P19"><text:s text:c="12"/>os &lt;&lt; " <text:s/>";</text:p>
      <text:p text:style-name="P19"><text:s text:c="8"/>}</text:p>
      <text:p text:style-name="P19"><text:s text:c="8"/>os &lt;&lt; "null" &lt;&lt; std::endl;</text:p>
      <text:p text:style-name="P19"><text:s text:c="4"/>}</text:p>
      <text:p text:style-name="P19"><text:s text:c="4"/>if (item-&gt;right_son != nullptr) {</text:p>
      <text:p text:style-name="P19"><text:s text:c="8"/>TBinTree&lt;T&gt;::PrintTree(item-&gt;right_son, a + 1, os);</text:p>
      <text:p text:style-name="P19"><text:s text:c="4"/>} else if (item-&gt;left_son != nullptr) {</text:p>
      <text:p text:style-name="P19"><text:s text:c="8"/>for (size_t i = 0; i &lt;= a; i++) {</text:p>
      <text:p text:style-name="P19"><text:s text:c="12"/>os &lt;&lt; " <text:s/>";</text:p>
      <text:p text:style-name="P19"><text:s text:c="8"/>}</text:p>
      <text:p text:style-name="P19"><text:s text:c="8"/>os &lt;&lt; "null" &lt;&lt; std::endl;</text:p>
      <text:p text:style-name="P19"><text:s text:c="4"/>}</text:p>
      <text:p text:style-name="P19">}</text:p>
      <text:p text:style-name="P19"/>
      <text:p text:style-name="P19"/>
      <text:p text:style-name="P19">template &lt;class T&gt;</text:p>
      <text:p text:style-name="P19">void TBinTree&lt;T&gt;::PrintBTS() {</text:p>
      <text:p text:style-name="P19"><text:s text:c="4"/>if (root != nullptr) {</text:p>
      <text:p text:style-name="P19"><text:s text:c="8"/>TBinTree&lt;T&gt;::PrintTree(root, 0, std::cout);</text:p>
      <text:p text:style-name="P19"><text:s text:c="4"/>}</text:p>
      <text:p text:style-name="P19">}</text:p>
      <text:p text:style-name="P19"/>
      <text:p text:style-name="P19">template &lt;class T&gt;</text:p>
      <text:p text:style-name="P19">void TBinTree&lt;T&gt;::PrintBTS(std::ostream&amp; os) {</text:p>
      <text:p text:style-name="P19"><text:s text:c="4"/>if (root != nullptr) {</text:p>
      <text:p text:style-name="P19"><text:s text:c="8"/>TBinTree&lt;T&gt;::PrintTree(root, 0, os);</text:p>
      <text:p text:style-name="P19"><text:s text:c="4"/>}</text:p>
      <text:p text:style-name="P19">}</text:p>
      <text:p text:style-name="P19"/>
      <text:p text:style-name="P19">template &lt;class T&gt;</text:p>
      <text:p text:style-name="P19">bool TBinTree&lt;T&gt;::empty() {</text:p>
      <text:p text:style-name="P19"><text:s text:c="4"/>return root == nullptr;</text:p>
      <text:p text:style-name="P19">}</text:p>
      <text:p text:style-name="P19"/>
      <text:p text:style-name="P19">template &lt;class T&gt;</text:p>
      <text:p text:style-name="P19">TBinTree&lt;T&gt;::~TBinTree() {}</text:p>
      <text:p text:style-name="P19"><text:soft-page-break/></text:p>
      <text:p text:style-name="P19">template &lt;class T&gt;</text:p>
      <text:p text:style-name="P19">std::ostream&amp; operator&lt;&lt;(std::ostream&amp; os, TBinTree&lt;T&gt; &amp;tree) {</text:p>
      <text:p text:style-name="P19"><text:s text:c="4"/>tree.PrintBTS(os);</text:p>
      <text:p text:style-name="P19"><text:s text:c="4"/>return os;</text:p>
      <text:p text:style-name="P19">}</text:p>
      <text:p text:style-name="P19"/>
      <text:p text:style-name="P19">template &lt;class T&gt;</text:p>
      <text:p text:style-name="P19">TIterator&lt;TBinTreeItem&lt;T&gt;,T&gt; TBinTree&lt;T&gt;::begin() {</text:p>
      <text:p text:style-name="P19"><text:s text:c="4"/>return TIterator&lt;TBinTreeItem&lt;T&gt;,T&gt;(root);</text:p>
      <text:p text:style-name="P19">}</text:p>
      <text:p text:style-name="P19"/>
      <text:p text:style-name="P19">template &lt;class T&gt;</text:p>
      <text:p text:style-name="P19">TIterator&lt;TBinTreeItem&lt;T&gt;,T&gt; TBinTree&lt;T&gt;::end() {</text:p>
      <text:p text:style-name="P19"><text:s text:c="4"/>std::shared_ptr&lt;TBinTreeItem&lt;T&gt;&gt; tmp = root;</text:p>
      <text:p text:style-name="P19"><text:s text:c="4"/>while (tmp-&gt;right_son) {</text:p>
      <text:p text:style-name="P19"><text:s text:c="8"/>tmp = tmp-&gt;right_son;</text:p>
      <text:p text:style-name="P19"><text:s text:c="4"/>}</text:p>
      <text:p text:style-name="P19"><text:s text:c="4"/>return TIterator&lt;TBinTreeItem&lt;T&gt;,T&gt;(tmp);</text:p>
      <text:p text:style-name="P19">}</text:p>
      <text:p text:style-name="P19"/>
      <text:p text:style-name="P19">template class TBinTree&lt;Figure&gt;;</text:p>
      <text:p text:style-name="P19">template std::ostream&amp; operator&lt;&lt;(std::ostream&amp; os, TBinTree&lt;Figure&gt; &amp;tree);</text:p>
      <text:p text:style-name="P11"/>
      <text:p text:style-name="P7">T<text:span text:style-name="T59">Ntree</text:span>Item.h<text:span text:style-name="T59">pp</text:span></text:p>
      <text:p text:style-name="P19">#ifndef TBINTREEITEM_H</text:p>
      <text:p text:style-name="P19">#define TBINTREEITEM_H</text:p>
      <text:p text:style-name="P19"/>
      <text:p text:style-name="P19">#include &lt;cstdlib&gt;</text:p>
      <text:p text:style-name="P19">#include &lt;iostream&gt;</text:p>
      <text:p text:style-name="P19">#include &lt;memory&gt;</text:p>
      <text:p text:style-name="P19">#include "retrangle.hpp"</text:p>
      <text:p text:style-name="P19">#include "rhombus.hpp"</text:p>
      <text:p text:style-name="P19">#include "trapezium.hpp"</text:p>
      <text:p text:style-name="P19">#include "TAllocator.hpp"</text:p>
      <text:p text:style-name="P19"/>
      <text:p text:style-name="P19">template &lt;class T&gt; class TBinTree;</text:p>
      <text:p text:style-name="P19"/>
      <text:p text:style-name="P19">template &lt;class T&gt; class TBinTreeItem {</text:p>
      <text:p text:style-name="P19">public:</text:p>
      <text:p text:style-name="P19"><text:s text:c="4"/>TBinTreeItem();</text:p>
      <text:p text:style-name="P19"><text:s text:c="4"/>TBinTreeItem(const std::shared_ptr&lt;T&gt; &amp;obj);</text:p>
      <text:p text:style-name="P19"/>
      <text:p text:style-name="P19"><text:s text:c="4"/>std::shared_ptr&lt;T&gt; GetFigure();</text:p>
      <text:p text:style-name="P19"><text:s text:c="4"/>~TBinTreeItem();</text:p>
      <text:p text:style-name="P19"><text:s text:c="4"/>std::shared_ptr&lt;TBinTreeItem&lt;T&gt;&gt; GetNext();</text:p>
      <text:p text:style-name="P19"/>
      <text:p text:style-name="P19"><text:s text:c="4"/>void *operator new(size_t size);</text:p>
      <text:p text:style-name="P19"><text:s text:c="4"/>void operator delete(void *ptr);</text:p>
      <text:p text:style-name="P19"><text:s text:c="4"/></text:p>
      <text:p text:style-name="P19"><text:s text:c="4"/>friend class TBinTree&lt;T&gt;;</text:p>
      <text:p text:style-name="P19">private:</text:p>
      <text:p text:style-name="P19"><text:s text:c="4"/>std::shared_ptr&lt;T&gt; item;</text:p>
      <text:p text:style-name="P19"><text:s text:c="4"/>std::shared_ptr&lt;TBinTreeItem&lt;T&gt;&gt; left_son;</text:p>
      <text:p text:style-name="P19"><text:s text:c="4"/>std::shared_ptr&lt;TBinTreeItem&lt;T&gt;&gt; right_son;</text:p>
      <text:p text:style-name="P19"><text:s text:c="4"/>std::shared_ptr&lt;TBinTreeItem&lt;T&gt;&gt; par;</text:p>
      <text:p text:style-name="P19"/>
      <text:p text:style-name="P19"><text:s text:c="4"/>static TAllocationBlock btree_allocator;</text:p>
      <text:p text:style-name="P19">};</text:p>
      <text:p text:style-name="P19"/>
      <text:p text:style-name="P19">#endif</text:p>
      <text:p text:style-name="P11"/>
      <text:p text:style-name="P7">T<text:span text:style-name="T59">Ntree</text:span>Item.cpp</text:p>
      <text:p text:style-name="P19">#include "TNtreeItem.hpp"</text:p>
      <text:p text:style-name="P19">#include "figure.hpp"</text:p>
      <text:p text:style-name="P19"/>
      <text:p text:style-name="P19">template &lt;class T&gt;</text:p>
      <text:p text:style-name="P19">TBinTreeItem&lt;T&gt;::TBinTreeItem() {</text:p>
      <text:p text:style-name="P19"><text:s text:c="4"/>left_son = nullptr;</text:p>
      <text:p text:style-name="P19"><text:s text:c="4"/>right_son = nullptr;</text:p>
      <text:p text:style-name="P19"><text:soft-page-break/><text:s text:c="4"/>par = nullptr;</text:p>
      <text:p text:style-name="P19">}</text:p>
      <text:p text:style-name="P19"/>
      <text:p text:style-name="P19">template &lt;class T&gt;</text:p>
      <text:p text:style-name="P19">TBinTreeItem&lt;T&gt;::TBinTreeItem(const std::shared_ptr&lt;T&gt; &amp;obj) {</text:p>
      <text:p text:style-name="P19"><text:s text:c="4"/>this-&gt;item = obj;</text:p>
      <text:p text:style-name="P19"><text:s text:c="4"/>left_son = nullptr;</text:p>
      <text:p text:style-name="P19"><text:s text:c="4"/>right_son = nullptr;</text:p>
      <text:p text:style-name="P19"><text:s text:c="4"/>par = nullptr;</text:p>
      <text:p text:style-name="P19">}</text:p>
      <text:p text:style-name="P19"/>
      <text:p text:style-name="P19">template &lt;class T&gt; TAllocationBlock</text:p>
      <text:p text:style-name="P19">TBinTreeItem&lt;T&gt;::btree_allocator(sizeof(TBinTreeItem&lt;T&gt;), 100);</text:p>
      <text:p text:style-name="P19"/>
      <text:p text:style-name="P19">template &lt;class T&gt;</text:p>
      <text:p text:style-name="P19">TBinTreeItem&lt;T&gt;::~TBinTreeItem() {}</text:p>
      <text:p text:style-name="P19"/>
      <text:p text:style-name="P19">template &lt;class T&gt;</text:p>
      <text:p text:style-name="P19">std::shared_ptr&lt;T&gt; TBinTreeItem&lt;T&gt;::GetFigure() {</text:p>
      <text:p text:style-name="P19"><text:s text:c="4"/>return this-&gt;item;</text:p>
      <text:p text:style-name="P19">}</text:p>
      <text:p text:style-name="P19"/>
      <text:p text:style-name="P19">template &lt;class T&gt;</text:p>
      <text:p text:style-name="P19">std::shared_ptr&lt;TBinTreeItem&lt;T&gt;&gt; TBinTreeItem&lt;T&gt;::GetNext() { <text:s text:c="2"/>//for iterator</text:p>
      <text:p text:style-name="P19"><text:s text:c="4"/>if (this-&gt;left_son) {</text:p>
      <text:p text:style-name="P19"><text:s text:c="8"/>return this-&gt;left_son;</text:p>
      <text:p text:style-name="P19"><text:s text:c="4"/>} else if (this-&gt;right_son) {</text:p>
      <text:p text:style-name="P19"><text:s text:c="8"/>return this-&gt;right_son;</text:p>
      <text:p text:style-name="P19"><text:s text:c="4"/>} else if (!this-&gt;par) {</text:p>
      <text:p text:style-name="P19"><text:s text:c="8"/>return nullptr;</text:p>
      <text:p text:style-name="P19"><text:s text:c="4"/>} else {</text:p>
      <text:p text:style-name="P19"><text:s text:c="8"/>std::shared_ptr&lt;TBinTreeItem&lt;T&gt;&gt; tmp = this-&gt;par;</text:p>
      <text:p text:style-name="P19"><text:s text:c="8"/>while (!tmp-&gt;right_son) {</text:p>
      <text:p text:style-name="P19"><text:s text:c="12"/>if (!tmp-&gt;par) {</text:p>
      <text:p text:style-name="P19"><text:s text:c="16"/>return nullptr;</text:p>
      <text:p text:style-name="P19"><text:s text:c="12"/>}</text:p>
      <text:p text:style-name="P19"><text:s text:c="12"/>tmp = tmp-&gt;par;</text:p>
      <text:p text:style-name="P19"><text:s text:c="8"/>}</text:p>
      <text:p text:style-name="P19"><text:s text:c="8"/>return tmp-&gt;right_son;</text:p>
      <text:p text:style-name="P19"><text:s text:c="4"/>}</text:p>
      <text:p text:style-name="P19">}</text:p>
      <text:p text:style-name="P19"/>
      <text:p text:style-name="P19">template &lt;class T&gt;</text:p>
      <text:p text:style-name="P19">void *TBinTreeItem&lt;T&gt;::operator new(size_t size) {</text:p>
      <text:p text:style-name="P19"><text:s text:c="4"/>return btree_allocator.allocate();</text:p>
      <text:p text:style-name="P19">}</text:p>
      <text:p text:style-name="P19"/>
      <text:p text:style-name="P19">template &lt;class T&gt;</text:p>
      <text:p text:style-name="P19">void TBinTreeItem&lt;T&gt;::operator delete(void *ptr) {</text:p>
      <text:p text:style-name="P19"><text:s text:c="4"/>btree_allocator.deallocate(ptr);</text:p>
      <text:p text:style-name="P19">}</text:p>
      <text:p text:style-name="P19"/>
      <text:p text:style-name="P19">template class TBinTreeItem&lt;Figure&gt;;</text:p>
      <text:p text:style-name="P11"/>
      <text:p text:style-name="P7"><text:span text:style-name="T59">m</text:span>ain.cpp</text:p>
      <text:p text:style-name="P19">#include &lt;iostream&gt;</text:p>
      <text:p text:style-name="P19">#include &lt;cstdlib&gt;</text:p>
      <text:p text:style-name="P19">#include &lt;cstring&gt;</text:p>
      <text:p text:style-name="P19">#include &lt;memory&gt;</text:p>
      <text:p text:style-name="P19"/>
      <text:p text:style-name="P19">#include "figure.hpp"</text:p>
      <text:p text:style-name="P19">#include "retrangle.hpp"</text:p>
      <text:p text:style-name="P19">#include "rhombus.hpp"</text:p>
      <text:p text:style-name="P19">#include "trapezium.hpp"</text:p>
      <text:p text:style-name="P19">#include "TNtree.hpp"</text:p>
      <text:p text:style-name="P19"/>
      <text:p text:style-name="P19">void menu() {</text:p>
      <text:p text:style-name="P19"><text:s text:c="4"/>std::cout &lt;&lt; "Menu:" &lt;&lt; std::endl;</text:p>
      <text:p text:style-name="P19"><text:s text:c="4"/>std::cout &lt;&lt; "1) Insert rectangle" &lt;&lt; std::endl;</text:p>
      <text:p text:style-name="P19"><text:s text:c="4"/>std::cout &lt;&lt; "2) Insert rhombus" &lt;&lt; std::endl;</text:p>
      <text:p text:style-name="P19"><text:soft-page-break/><text:s text:c="4"/>std::cout &lt;&lt; "3) Insert trapezium" &lt;&lt; std::endl;</text:p>
      <text:p text:style-name="P19"><text:s text:c="4"/>std::cout &lt;&lt; "4) Delete the figure from tree by square" &lt;&lt; std::endl;</text:p>
      <text:p text:style-name="P19"><text:s text:c="4"/>std::cout &lt;&lt; "5) Print tree" <text:s/>&lt;&lt; std::endl;</text:p>
      <text:p text:style-name="P19"><text:s text:c="4"/>std::cout &lt;&lt; "6) Print tree items by iterators" <text:s/>&lt;&lt; std::endl;</text:p>
      <text:p text:style-name="P19"><text:s text:c="4"/>std::cout &lt;&lt; "0) Exit the program" &lt;&lt; std::endl;</text:p>
      <text:p text:style-name="P19">}</text:p>
      <text:p text:style-name="P19"/>
      <text:p text:style-name="P19">int main(void) {</text:p>
      <text:p text:style-name="P19"><text:s text:c="4"/>int act = 0;</text:p>
      <text:p text:style-name="P19"><text:s text:c="4"/>TBinTree&lt;Figure&gt; tree;</text:p>
      <text:p text:style-name="P19"><text:s text:c="4"/>std::shared_ptr&lt;Figure&gt; ptr;</text:p>
      <text:p text:style-name="P19"><text:s text:c="4"/>std::cout &lt;&lt; "To display help enter 7" &lt;&lt; std::endl;</text:p>
      <text:p text:style-name="P19"><text:s text:c="4"/>do {</text:p>
      <text:p text:style-name="P19"><text:s text:c="8"/>std::cin &gt;&gt; act;</text:p>
      <text:p text:style-name="P19"><text:s text:c="8"/>int side_a, side_b, side_h;</text:p>
      <text:p text:style-name="P19"><text:s text:c="8"/>switch(act) {</text:p>
      <text:p text:style-name="P19"><text:s text:c="12"/>case 1:</text:p>
      <text:p text:style-name="P19"><text:s text:c="16"/>std::cout &lt;&lt; "Enter sides of rectangle" &lt;&lt; std::endl;</text:p>
      <text:p text:style-name="P19"><text:s text:c="16"/>std::cin &gt;&gt; side_a &gt;&gt; side_b;</text:p>
      <text:p text:style-name="P19"><text:s text:c="16"/>ptr = std::make_shared&lt;Retrangle&gt;(side_a, side_b);</text:p>
      <text:p text:style-name="P19"><text:s text:c="16"/>tree.Push(ptr);</text:p>
      <text:p text:style-name="P19"><text:s text:c="16"/>break;</text:p>
      <text:p text:style-name="P19"><text:s text:c="12"/>case 2:</text:p>
      <text:p text:style-name="P19"><text:s text:c="16"/>std::cout &lt;&lt; "Enter sides of rhombus" &lt;&lt; std::endl;</text:p>
      <text:p text:style-name="P19"><text:s text:c="16"/>std::cin &gt;&gt; side_a &gt;&gt; side_h;</text:p>
      <text:p text:style-name="P19"><text:s text:c="16"/>ptr = std::make_shared&lt;Rhombus&gt;(side_a, side_h);</text:p>
      <text:p text:style-name="P19"><text:s text:c="16"/>tree.Push(ptr);</text:p>
      <text:p text:style-name="P19"><text:s text:c="16"/>break;</text:p>
      <text:p text:style-name="P19"><text:s text:c="12"/>case 3:</text:p>
      <text:p text:style-name="P19"><text:s text:c="12"/>std::cout &lt;&lt; "Enter sides of trapezium" &lt;&lt; std::endl;</text:p>
      <text:p text:style-name="P19"><text:s text:c="16"/>std::cin &gt;&gt; side_a &gt;&gt; side_b &gt;&gt; side_h;</text:p>
      <text:p text:style-name="P19"><text:s text:c="16"/>ptr = std::make_shared&lt;Trapezium&gt;(side_a, side_b, side_h);</text:p>
      <text:p text:style-name="P19"><text:s text:c="16"/>tree.Push(ptr);</text:p>
      <text:p text:style-name="P19"><text:s text:c="16"/>break;</text:p>
      <text:p text:style-name="P19"><text:s text:c="12"/>case 4:</text:p>
      <text:p text:style-name="P19"><text:s text:c="16"/></text:p>
      <text:p text:style-name="P19"><text:s text:c="16"/>if (tree.empty()) {</text:p>
      <text:p text:style-name="P19"><text:s text:c="20"/>std::cout &lt;&lt; "Tree is empty" &lt;&lt; std::endl;</text:p>
      <text:p text:style-name="P19"><text:s text:c="16"/>} else {</text:p>
      <text:p text:style-name="P19"><text:s text:c="20"/>int32_t numb;</text:p>
      <text:p text:style-name="P19"><text:s text:c="20"/>std::cin &gt;&gt; numb;</text:p>
      <text:p text:style-name="P19"><text:s text:c="20"/>tree.Remove(numb);</text:p>
      <text:p text:style-name="P19"><text:s text:c="16"/>}</text:p>
      <text:p text:style-name="P19"><text:s text:c="16"/>break;</text:p>
      <text:p text:style-name="P19"><text:s text:c="12"/>case 5:</text:p>
      <text:p text:style-name="P19"><text:s text:c="16"/>if (tree.empty()) {</text:p>
      <text:p text:style-name="P19"><text:s text:c="20"/>std::cout &lt;&lt; "Tree is empty" &lt;&lt; std::endl;</text:p>
      <text:p text:style-name="P19"><text:s text:c="16"/>} else {</text:p>
      <text:p text:style-name="P19"><text:s text:c="20"/>std::cout &lt;&lt; tree &lt;&lt; std::endl;</text:p>
      <text:p text:style-name="P19"><text:s text:c="16"/>}</text:p>
      <text:p text:style-name="P19"><text:s text:c="16"/>break;</text:p>
      <text:p text:style-name="P19"><text:s text:c="12"/>case 6:</text:p>
      <text:p text:style-name="P19"><text:s text:c="16"/>if (tree.empty()) {</text:p>
      <text:p text:style-name="P19"><text:s text:c="20"/>std::cout &lt;&lt; "Tree is empty" &lt;&lt; std::endl;</text:p>
      <text:p text:style-name="P19"><text:s text:c="16"/>} else {</text:p>
      <text:p text:style-name="P19"><text:s text:c="20"/>for(auto i : tree) {</text:p>
      <text:p text:style-name="P19"><text:s text:c="24"/>i-&gt;Print();</text:p>
      <text:p text:style-name="P19"><text:s text:c="20"/>}</text:p>
      <text:p text:style-name="P19"><text:s text:c="20"/>tree.end()-&gt;Print();</text:p>
      <text:p text:style-name="P19"><text:s text:c="16"/>}</text:p>
      <text:p text:style-name="P19"><text:s text:c="16"/>break;</text:p>
      <text:p text:style-name="P19"><text:s text:c="12"/>case 7:</text:p>
      <text:p text:style-name="P19"><text:s text:c="16"/>menu();</text:p>
      <text:p text:style-name="P19"><text:s text:c="16"/>break;</text:p>
      <text:p text:style-name="P19"><text:s text:c="12"/>case 0:</text:p>
      <text:p text:style-name="P19"><text:s text:c="16"/>break;</text:p>
      <text:p text:style-name="P19"><text:s text:c="12"/>default:</text:p>
      <text:p text:style-name="P19"><text:s text:c="16"/>std::cout &lt;&lt; "No such comand" &lt;&lt; std::endl;;</text:p>
      <text:p text:style-name="P19"><text:s text:c="16"/>break;</text:p>
      <text:p text:style-name="P19"><text:s text:c="8"/>}</text:p>
      <text:p text:style-name="P19"><text:s text:c="4"/>} while (act);</text:p>
      <text:p text:style-name="P19"><text:soft-page-break/><text:s text:c="4"/>return 0;</text:p>
      <text:p text:style-name="P19">}</text:p>
      <text:p text:style-name="P18"/>
      <text:p text:style-name="P18">ПРИМЕР РАБОТЫ ПРОГРАММЫ</text:p>
      <text:p text:style-name="P18"/>
      <text:p text:style-name="P120">TAllocationBlock: Memory init</text:p>
      <text:p text:style-name="P120">To display help enter 7</text:p>
      <text:p text:style-name="P120">1</text:p>
      <text:p text:style-name="P120">Enter sides of rectangle</text:p>
      <text:p text:style-name="P120"><text:span text:style-name="T67">2</text:span> <text:span text:style-name="T67">2</text:span></text:p>
      <text:p text:style-name="P120">Retrangle created: <text:span text:style-name="T67">2</text:span>, <text:span text:style-name="T67">2</text:span></text:p>
      <text:p text:style-name="P120">1</text:p>
      <text:p text:style-name="P120">Enter sides of rectangle</text:p>
      <text:p text:style-name="P121">4 4</text:p>
      <text:p text:style-name="P120">Retrangle created: <text:span text:style-name="T67">4</text:span>, <text:span text:style-name="T67">4</text:span></text:p>
      <text:p text:style-name="P120">6</text:p>
      <text:p text:style-name="P120">rec(<text:span text:style-name="T67">2</text:span>, <text:span text:style-name="T67">2</text:span>)</text:p>
      <text:p text:style-name="P120">rec(<text:span text:style-name="T67">4</text:span>, <text:span text:style-name="T67">4</text:span>)</text:p>
      <text:p text:style-name="P120">5</text:p>
      <text:p text:style-name="P120">rec(<text:span text:style-name="T67">2</text:span>, <text:span text:style-name="T67">2</text:span>)</text:p>
      <text:p text:style-name="P120"><text:s text:c="2"/>null</text:p>
      <text:p text:style-name="P120"><text:s text:c="2"/>rec(<text:span text:style-name="T67">4</text:span>, <text:span text:style-name="T67">4</text:span>)</text:p>
      <text:p text:style-name="P120"/>
      <text:p text:style-name="P120">1</text:p>
      <text:p text:style-name="P120">Enter sides of rectangle</text:p>
      <text:p text:style-name="P121">6 7</text:p>
      <text:p text:style-name="P120">Retrangle created: <text:span text:style-name="T67">6</text:span>, <text:span text:style-name="T67">7</text:span></text:p>
      <text:p text:style-name="P120">5</text:p>
      <text:p text:style-name="P120">rec(<text:span text:style-name="T67">2</text:span>, <text:span text:style-name="T67">2</text:span>)</text:p>
      <text:p text:style-name="P120"><text:s text:c="2"/>null</text:p>
      <text:p text:style-name="P120"><text:s text:c="2"/>rec(<text:span text:style-name="T67">4</text:span>, <text:span text:style-name="T67">4</text:span>)</text:p>
      <text:p text:style-name="P120"><text:s text:c="4"/>null</text:p>
      <text:p text:style-name="P120"><text:s text:c="4"/>rec(<text:span text:style-name="T67">6</text:span>, <text:span text:style-name="T67">7</text:span>)</text:p>
      <text:p text:style-name="P120"/>
      <text:p text:style-name="P120">6</text:p>
      <text:p text:style-name="P120">rec(<text:span text:style-name="T67">2</text:span>, <text:span text:style-name="T67">2</text:span>)</text:p>
      <text:p text:style-name="P120">rec(<text:span text:style-name="T67">4</text:span>, <text:span text:style-name="T67">4</text:span>)</text:p>
      <text:p text:style-name="P120">rec(<text:span text:style-name="T67">6</text:span>, <text:span text:style-name="T67">7</text:span>)</text:p>
      <text:p text:style-name="P120">1</text:p>
      <text:p text:style-name="P120">Enter sides of rectangle</text:p>
      <text:p text:style-name="P120">1 0</text:p>
      <text:p text:style-name="P120">Retrangle created: 1, 0</text:p>
      <text:p text:style-name="P120">5</text:p>
      <text:p text:style-name="P120">rec(<text:span text:style-name="T67">2</text:span>, <text:span text:style-name="T67">2</text:span>)</text:p>
      <text:p text:style-name="P120"><text:s text:c="2"/>rec(1, 0)</text:p>
      <text:p text:style-name="P120"><text:s text:c="2"/>rec(<text:span text:style-name="T67">4</text:span>, <text:span text:style-name="T67">4</text:span>)</text:p>
      <text:p text:style-name="P120"><text:s text:c="4"/>null</text:p>
      <text:p text:style-name="P120"><text:s text:c="4"/>rec(<text:span text:style-name="T67">6</text:span>, <text:span text:style-name="T67">7</text:span>)</text:p>
      <text:p text:style-name="P120"/>
      <text:p text:style-name="P120">0</text:p>
      <text:p text:style-name="P120">Retrangle deleted</text:p>
      <text:p text:style-name="P120">Retrangle deleted</text:p>
      <text:p text:style-name="P120">Retrangle deleted</text:p>
      <text:p text:style-name="P120">Retrangle deleted</text:p>
      <text:p text:style-name="P120">TAllocationBlock: Memory freed</text:p>
      <text:p text:style-name="P19"/>
      <text:p text:style-name="P13"/>
      <text:p text:style-name="P5">ВЫВОД</text:p>
      <text:p text:style-name="P5"><text:tab/>В 5 лабораторной работе мы добавляем итератор, что облегчает обращение к объектам и позволяет обращаться к ним по значениям. <text:span text:style-name="T67">В данной ЛР мне пришлось реализовать получение следущего элемента дерева. Это оказалось не самым легким занятием. Поэтому программа переписывалась несколько раз, т. к. реализация моего дерева не подходила для качественного написания итераторов. </text:span></text:p>
      <text:p text:style-name="P83">Национальный исследовательский институт</text:p>
      <text:p text:style-name="P60"><text:span text:style-name="T34">«</text:span><text:span text:style-name="T35">Московский Авиационный Институт</text:span><text:span text:style-name="T30">»</text:span></text:p>
      <text:p text:style-name="P55"/>
      <text:p text:style-name="P56"><text:span text:style-name="T32">факультет </text:span><text:span text:style-name="T36">ИНФОРМАЦИОННЫ</text:span><text:span text:style-name="T37">Х</text:span><text:span text:style-name="T36"> ТЕХНОЛОГИ</text:span><text:span text:style-name="T37">Й</text:span><text:span text:style-name="T36"> И ПРИКЛАДН</text:span><text:span text:style-name="T37">ОЙ</text:span><text:span text:style-name="T36"> МАТЕМАТИК</text:span><text:span text:style-name="T37">И</text:span></text:p>
      <text:p text:style-name="P57"><text:span text:style-name="T17">Кафедра </text:span><text:a xlink:type="simple" xlink:href="https://www.mai.ru/education/fpmf/806/" text:style-name="Internet_20_link" text:visited-style-name="Visited_20_Internet_20_Link"><text:span text:style-name="T38">вычислительн</text:span></text:a><text:a xlink:type="simple" xlink:href="https://www.mai.ru/education/fpmf/806/" text:style-name="Internet_20_link" text:visited-style-name="Visited_20_Internet_20_Link"><text:span text:style-name="T39">ой</text:span></text:a><text:a xlink:type="simple" xlink:href="https://www.mai.ru/education/fpmf/806/" text:style-name="Internet_20_link" text:visited-style-name="Visited_20_Internet_20_Link"><text:span text:style-name="T38"> математик</text:span></text:a><text:a xlink:type="simple" xlink:href="https://www.mai.ru/education/fpmf/806/" text:style-name="Internet_20_link" text:visited-style-name="Visited_20_Internet_20_Link"><text:span text:style-name="T39">и</text:span></text:a><text:a xlink:type="simple" xlink:href="https://www.mai.ru/education/fpmf/806/" text:style-name="Internet_20_link" text:visited-style-name="Visited_20_Internet_20_Link"><text:span text:style-name="T38"> и программировани</text:span></text:a><text:span text:style-name="T39">я</text:span></text:p>
      <text:p text:style-name="P51"/>
      <text:p text:style-name="P53"/>
      <text:p text:style-name="P62"/>
      <text:p text:style-name="P58"/>
      <text:h text:style-name="P80" text:outline-level="1"/>
      <text:h text:style-name="P80" text:outline-level="1"/>
      <text:p text:style-name="P78"/>
      <text:h text:style-name="P81" text:outline-level="1">Отчет по лабораторной работе № <text:span text:style-name="T42">6</text:span></text:h>
      <text:h text:style-name="P82" text:outline-level="1">по курсу «Объектно-ориентированное программирование»</text:h>
      <text:p text:style-name="P69"/>
      <text:p text:style-name="P69"/>
      <text:p text:style-name="P63">Работу выполнил </text:p>
      <text:p text:style-name="P63">студент <text:span text:style-name="T44">2</text:span><text:span text:style-name="T45"> </text:span>курса </text:p>
      <text:p text:style-name="P63"><text:span text:style-name="T43">очного</text:span> отделения</text:p>
      <text:p text:style-name="P64"><text:span text:style-name="T66">Нурмаммедов</text:span> <text:span text:style-name="T66">Э</text:span>.В</text:p>
      <text:p text:style-name="P65">группы М80-208Б-<text:span text:style-name="T66">17</text:span></text:p>
      <text:p text:style-name="P63"/>
      <text:p text:style-name="P66"><text:span text:style-name="T50">п</text:span>реподавател<text:span text:style-name="T50">ь:</text:span></text:p>
      <text:p text:style-name="P66">Поповкин Александр Викторович</text:p>
      <text:p text:style-name="P67"/>
      <text:p text:style-name="P68"/>
      <text:p text:style-name="P70"/>
      <text:p text:style-name="P71"/>
      <text:p text:style-name="P71"/>
      <text:p text:style-name="P71"/>
      <text:p text:style-name="P59">Оценка:</text:p>
      <table:table table:name="Таблица6" table:style-name="Таблица6">
        <table:table-column table:style-name="Таблица6.A"/>
        <table:table-row>
          <table:table-cell table:style-name="Таблица6.A1" office:value-type="string">
            <text:p text:style-name="P79"/>
          </table:table-cell>
        </table:table-row>
      </table:table>
      <text:p text:style-name="P61"/>
      <text:p text:style-name="P52">Подпись <text:span text:style-name="T41">преподавателя</text:span></text:p>
      <text:p text:style-name="P54"><text:s text:c="14"/></text:p>
      <text:p text:style-name="P52">Подпись студента</text:p>
      <text:p text:style-name="P54"><text:s text:c="14"/></text:p>
      <text:p text:style-name="P52"><text:span text:style-name="T41">Ч</text:span>исло</text:p>
      <text:p text:style-name="P52"><text:span text:style-name="T48">17</text:span><text:span text:style-name="T46">.</text:span><text:span text:style-name="T48">01</text:span><text:span text:style-name="T46">.</text:span><text:span text:style-name="T47">201</text:span><text:span text:style-name="T48">9</text:span></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88"><text:span text:style-name="T24">Москва-20</text:span><text:span text:style-name="T25">1</text:span><text:span text:style-name="T26">8</text:span></text:p>
      <text:p text:style-name="P5"><text:soft-page-break/>ЗАДАНИЕ</text:p>
      <text:p text:style-name="P5"><text:tab/>Используя структуры данных, разработанные для предыдущей лабораторной работы (ЛР№5) спроектировать и разработать аллокатор памяти для динамической структуры данных.<text:tab/></text:p>
      <text:p text:style-name="P140">Цель построения аллокатора – минимизация вызова операции malloc. Аллокатор должен выделять большие блоки памяти для хранения фигур и при создании новых фигур-объектов выделять место под объекты в этой памяти. Аллокатор должен хранить списки использованных/свободных блоков. Для хранения списка свободных блоков нужно применять динамическую структуру данных (контейнер 2-го уровня,<text:tab/>согласно варианта задания).<text:tab/>Для вызова аллокатора должны быть переопределены оператор new и delete у классов-фигур.</text:p>
      <text:p text:style-name="P5"/>
      <text:p text:style-name="P5">ОПИСАНИЕ</text:p>
      <text:p text:style-name="P1"><text:tab/>Класс шаблона описывает объект, который управляет выделением и освобождением памяти для массивов объектов типа типа. Объект класса распределителя — объект распределителя по умолчанию, заданный в конструкторы несколько классов шаблонов контейнера из стандартной библиотеки C++.</text:p>
      <text:p text:style-name="P1"><text:tab/>Все контейнеры библиотеки стандартных шаблонов имеют параметр шаблона, который по умолчанию распределителя. Создание контейнера с пользовательским распределителем дает возможность управлять выделением и освобождением памяти для элементов контейнера.</text:p>
      <text:p text:style-name="P1">Например, объект распределителя может выделить память в закрытой куче или в общей памяти. Он также может выполнить оптимизацию для крупных или мелких объектов. Он может также указывать, посредством определения типов, которые он предоставляет, что доступ к элементам возможен только через специальные объекты доступа, управляющие общей памятью или выполняющие автоматическую сборку мусора. Таким образом, класс, который выделяет память с использованием объекта распределителя, должен использовать эти типы для объявления указателя и объектов ссылок, как это делают контейнеры в стандартной библиотеке C++.</text:p>
      <text:p text:style-name="P1"/>
      <text:p text:style-name="P1">ЛИСТИНГ ПРОГРАММЫ</text:p>
      <text:p text:style-name="P11"/>
      <text:p text:style-name="P8">TAllocat<text:span text:style-name="T66">or</text:span>.h<text:span text:style-name="T66">pp</text:span></text:p>
      <text:p text:style-name="P19"/>
      <text:p text:style-name="P19">#ifndef TALLOCATIONBLOCK_H</text:p>
      <text:p text:style-name="P19">#define TALLOCATIONBLOCK_H</text:p>
      <text:p text:style-name="P19">#include &lt;cstdlib&gt;</text:p>
      <text:p text:style-name="P19"/>
      <text:p text:style-name="P19">class TAllocationBlock {</text:p>
      <text:p text:style-name="P19">public:</text:p>
      <text:p text:style-name="P19"><text:s text:c="4"/>TAllocationBlock(size_t size,size_t count);</text:p>
      <text:p text:style-name="P19"><text:s text:c="4"/>void *allocate();</text:p>
      <text:p text:style-name="P19"><text:s text:c="4"/>void deallocate(void *pointer);</text:p>
      <text:p text:style-name="P19"><text:s text:c="4"/>bool has_free_blocks();</text:p>
      <text:p text:style-name="P19"><text:s text:c="4"/>virtual ~TAllocationBlock();</text:p>
      <text:p text:style-name="P19">private:</text:p>
      <text:p text:style-name="P19"><text:s text:c="4"/>size_t _size;</text:p>
      <text:p text:style-name="P19"><text:s text:c="4"/>size_t _count;</text:p>
      <text:p text:style-name="P19"><text:s text:c="4"/>char *_used_blocks;</text:p>
      <text:p text:style-name="P19"><text:s text:c="4"/>void **_free_blocks;</text:p>
      <text:p text:style-name="P19"><text:s text:c="4"/>size_t _free_count;</text:p>
      <text:p text:style-name="P19">};</text:p>
      <text:p text:style-name="P19">#endif</text:p>
      <text:p text:style-name="P11"/>
      <text:p text:style-name="P8">TAllocat<text:span text:style-name="T66">ors</text:span>.cpp</text:p>
      <text:p text:style-name="P19">#include "TAllocator.hpp"</text:p>
      <text:p text:style-name="P19">#include &lt;iostream&gt;</text:p>
      <text:p text:style-name="P19"/>
      <text:p text:style-name="P19"/>
      <text:p text:style-name="P19">TAllocationBlock::TAllocationBlock(size_t size, size_t count) : </text:p>
      <text:p text:style-name="P19">_size(size),_count(count) {</text:p>
      <text:p text:style-name="P19"><text:soft-page-break/><text:s text:c="4"/>_used_blocks = (char*)malloc(_size*_count);</text:p>
      <text:p text:style-name="P19"><text:s text:c="4"/>_free_blocks = (void**)malloc(sizeof(void*) *_count);</text:p>
      <text:p text:style-name="P19"><text:s text:c="4"/></text:p>
      <text:p text:style-name="P19"><text:s text:c="4"/>for(size_t i=0;i&lt;_count;i++) _free_blocks[i] = _used_blocks+i*_size;</text:p>
      <text:p text:style-name="P19"><text:s text:c="4"/>_free_count = _count;</text:p>
      <text:p text:style-name="P19"><text:s text:c="4"/>std::cout &lt;&lt; "TAllocationBlock: Memory init" &lt;&lt; std::endl;</text:p>
      <text:p text:style-name="P19">}</text:p>
      <text:p text:style-name="P19"/>
      <text:p text:style-name="P19">void *TAllocationBlock::allocate() {</text:p>
      <text:p text:style-name="P19"><text:s text:c="4"/>void *result = nullptr;</text:p>
      <text:p text:style-name="P19"/>
      <text:p text:style-name="P19"><text:s text:c="4"/>if(_free_count &gt; 0) { </text:p>
      <text:p text:style-name="P19"><text:s text:c="8"/>result = _free_blocks[_free_count-1];</text:p>
      <text:p text:style-name="P19"><text:s text:c="8"/>_free_count--;</text:p>
      <text:p text:style-name="P19"><text:s text:c="8"/>std::cout &lt;&lt; "TAllocationBlock: Allocate " &lt;&lt; (_count-_free_count) &lt;&lt;</text:p>
      <text:p text:style-name="P19"><text:s text:c="8"/>" of " &lt;&lt; _count &lt;&lt; std::endl;</text:p>
      <text:p text:style-name="P19"><text:s text:c="4"/>} else {</text:p>
      <text:p text:style-name="P19"><text:s text:c="8"/>std::cout &lt;&lt; "TAllocationBlock: No memory exception" &lt;&lt; std::endl;</text:p>
      <text:p text:style-name="P19"><text:s text:c="4"/>}</text:p>
      <text:p text:style-name="P19"><text:s text:c="4"/>return result;</text:p>
      <text:p text:style-name="P19">}</text:p>
      <text:p text:style-name="P19"/>
      <text:p text:style-name="P19">void TAllocationBlock::deallocate(void *pointer) {</text:p>
      <text:p text:style-name="P19"><text:s text:c="4"/>std::cout &lt;&lt; "TAllocationBlock: Deallocate block "&lt;&lt; std::endl;</text:p>
      <text:p text:style-name="P19"><text:s text:c="4"/>_free_blocks[_free_count] = pointer;</text:p>
      <text:p text:style-name="P19"><text:s text:c="4"/>_free_count ++;</text:p>
      <text:p text:style-name="P19">}</text:p>
      <text:p text:style-name="P19"/>
      <text:p text:style-name="P19">bool TAllocationBlock::has_free_blocks() {</text:p>
      <text:p text:style-name="P19"><text:s text:c="4"/>return _free_count&gt;0;</text:p>
      <text:p text:style-name="P19">}</text:p>
      <text:p text:style-name="P19"/>
      <text:p text:style-name="P19">TAllocationBlock::~TAllocationBlock() {</text:p>
      <text:p text:style-name="P19"><text:s text:c="4"/>if(_free_count&lt;_count) {</text:p>
      <text:p text:style-name="P19"><text:s text:c="8"/>std::cout &lt;&lt; "TAllocationBlock: Memory leak?" &lt;&lt; std::endl;</text:p>
      <text:p text:style-name="P19"><text:s text:c="4"/>} else {</text:p>
      <text:p text:style-name="P19"><text:s text:c="8"/>std::cout &lt;&lt; "TAllocationBlock: Memory freed" &lt;&lt; std::endl;</text:p>
      <text:p text:style-name="P19"><text:s text:c="4"/>}</text:p>
      <text:p text:style-name="P19"><text:s text:c="4"/>free(_free_blocks);</text:p>
      <text:p text:style-name="P19"><text:s text:c="4"/>free(_used_blocks);</text:p>
      <text:p text:style-name="P124"><text:span text:style-name="T27">}</text:span></text:p>
      <text:p text:style-name="P8"/>
      <text:p text:style-name="P8">TIterator.h<text:span text:style-name="T66">pp</text:span></text:p>
      <text:p text:style-name="P19">#ifndef TITERATOR_H</text:p>
      <text:p text:style-name="P19">#define TITERATOR_H</text:p>
      <text:p text:style-name="P19"/>
      <text:p text:style-name="P19">#include &lt;memory&gt;</text:p>
      <text:p text:style-name="P19">#include &lt;iostream&gt;</text:p>
      <text:p text:style-name="P19"/>
      <text:p text:style-name="P19">template &lt;class N, class T&gt;</text:p>
      <text:p text:style-name="P19">class TIterator</text:p>
      <text:p text:style-name="P19">{</text:p>
      <text:p text:style-name="P19">public:</text:p>
      <text:p text:style-name="P19"><text:s text:c="4"/>TIterator(std::shared_ptr&lt;N&gt; n) {</text:p>
      <text:p text:style-name="P19"><text:s text:c="8"/>cur = n;</text:p>
      <text:p text:style-name="P19"><text:s text:c="4"/>}</text:p>
      <text:p text:style-name="P19"/>
      <text:p text:style-name="P19"><text:s text:c="4"/>std::shared_ptr&lt;T&gt; operator* () {</text:p>
      <text:p text:style-name="P19"><text:s text:c="8"/>return cur-&gt;GetFigure();</text:p>
      <text:p text:style-name="P19"><text:s text:c="4"/>}</text:p>
      <text:p text:style-name="P19"/>
      <text:p text:style-name="P19"><text:s text:c="4"/>std::shared_ptr&lt;T&gt; operator-&gt; () {</text:p>
      <text:p text:style-name="P19"><text:s text:c="8"/>return cur-&gt;GetFigure();</text:p>
      <text:p text:style-name="P19"><text:s text:c="4"/>}</text:p>
      <text:p text:style-name="P19"/>
      <text:p text:style-name="P19"><text:s text:c="4"/>void operator++() {</text:p>
      <text:p text:style-name="P19"><text:s text:c="8"/>cur = cur-&gt;GetNext();</text:p>
      <text:p text:style-name="P19"><text:s text:c="4"/>}</text:p>
      <text:p text:style-name="P19"/>
      <text:p text:style-name="P19"><text:s text:c="4"/>TIterator operator++ (int) {</text:p>
      <text:p text:style-name="P19"><text:s text:c="8"/>TIterator cur(*this);</text:p>
      <text:p text:style-name="P19"><text:soft-page-break/><text:s text:c="8"/>++(*this);</text:p>
      <text:p text:style-name="P19"><text:s text:c="8"/>return cur;</text:p>
      <text:p text:style-name="P19"><text:s text:c="4"/>}</text:p>
      <text:p text:style-name="P19"/>
      <text:p text:style-name="P19"><text:s text:c="4"/>bool operator== (const TIterator &amp;i) {</text:p>
      <text:p text:style-name="P19"><text:s text:c="8"/>return (cur-&gt;GetFigure()-&gt;Square() == i.cur-&gt;GetFigure()-&gt;Square());</text:p>
      <text:p text:style-name="P19"><text:s text:c="4"/>}</text:p>
      <text:p text:style-name="P19"/>
      <text:p text:style-name="P19"><text:s text:c="4"/>bool operator!= (const TIterator &amp;i) {</text:p>
      <text:p text:style-name="P19"><text:s text:c="8"/>return (cur-&gt;GetFigure()-&gt;Square() != i.cur-&gt;GetFigure()-&gt;Square());</text:p>
      <text:p text:style-name="P19"><text:s text:c="4"/>}</text:p>
      <text:p text:style-name="P19"/>
      <text:p text:style-name="P19"><text:s text:c="4"/>bool operator&lt;= (const TIterator &amp;i) {</text:p>
      <text:p text:style-name="P19"><text:s text:c="8"/>return (cur-&gt;GetFigure()-&gt;Square() &lt;= i.cur-&gt;GetFigure()-&gt;Square());</text:p>
      <text:p text:style-name="P19"><text:s text:c="4"/>}</text:p>
      <text:p text:style-name="P19"/>
      <text:p text:style-name="P19">private:</text:p>
      <text:p text:style-name="P19"><text:s text:c="4"/>std::shared_ptr&lt;N&gt; cur;</text:p>
      <text:p text:style-name="P19">};</text:p>
      <text:p text:style-name="P19"/>
      <text:p text:style-name="P19">#endif</text:p>
      <text:p text:style-name="P11"/>
      <text:p text:style-name="P8">Main.cpp</text:p>
      <text:p text:style-name="P19">#include &lt;iostream&gt;</text:p>
      <text:p text:style-name="P19">#include &lt;cstdlib&gt;</text:p>
      <text:p text:style-name="P19">#include &lt;cstring&gt;</text:p>
      <text:p text:style-name="P19">#include &lt;memory&gt;</text:p>
      <text:p text:style-name="P19"/>
      <text:p text:style-name="P19">#include "figure.hpp"</text:p>
      <text:p text:style-name="P19">#include "retrangle.hpp"</text:p>
      <text:p text:style-name="P19">#include "rhombus.hpp"</text:p>
      <text:p text:style-name="P19">#include "trapezium.hpp"</text:p>
      <text:p text:style-name="P19">#include "TNtree.hpp"</text:p>
      <text:p text:style-name="P19"/>
      <text:p text:style-name="P19">void menu() {</text:p>
      <text:p text:style-name="P19"><text:s text:c="4"/>std::cout &lt;&lt; "Menu:" &lt;&lt; std::endl;</text:p>
      <text:p text:style-name="P19"><text:s text:c="4"/>std::cout &lt;&lt; "1) Insert rectangle" &lt;&lt; std::endl;</text:p>
      <text:p text:style-name="P19"><text:s text:c="4"/>std::cout &lt;&lt; "2) Insert rhombus" &lt;&lt; std::endl;</text:p>
      <text:p text:style-name="P19"><text:s text:c="4"/>std::cout &lt;&lt; "3) Insert trapezium" &lt;&lt; std::endl;</text:p>
      <text:p text:style-name="P19"><text:s text:c="4"/>std::cout &lt;&lt; "4) Delete the figure from tree by square" &lt;&lt; std::endl;</text:p>
      <text:p text:style-name="P19"><text:s text:c="4"/>std::cout &lt;&lt; "5) Print tree" <text:s/>&lt;&lt; std::endl;</text:p>
      <text:p text:style-name="P19"><text:s text:c="4"/>std::cout &lt;&lt; "6) Print tree items by iterators" <text:s/>&lt;&lt; std::endl;</text:p>
      <text:p text:style-name="P19"><text:s text:c="4"/>std::cout &lt;&lt; "0) Exit the program" &lt;&lt; std::endl;</text:p>
      <text:p text:style-name="P19">}</text:p>
      <text:p text:style-name="P19"/>
      <text:p text:style-name="P19">int main(void) {</text:p>
      <text:p text:style-name="P19"><text:s text:c="4"/>int act = 0;</text:p>
      <text:p text:style-name="P19"><text:s text:c="4"/>TBinTree&lt;Figure&gt; tree;</text:p>
      <text:p text:style-name="P19"><text:s text:c="4"/>std::shared_ptr&lt;Figure&gt; ptr;</text:p>
      <text:p text:style-name="P19"><text:s text:c="4"/>std::cout &lt;&lt; "To display help enter 7" &lt;&lt; std::endl;</text:p>
      <text:p text:style-name="P19"><text:s text:c="4"/>do {</text:p>
      <text:p text:style-name="P19"><text:s text:c="8"/>std::cin &gt;&gt; act;</text:p>
      <text:p text:style-name="P19"><text:s text:c="8"/>int side_a, side_b, side_h;</text:p>
      <text:p text:style-name="P19"><text:s text:c="8"/>switch(act) {</text:p>
      <text:p text:style-name="P19"><text:s text:c="12"/>case 1:</text:p>
      <text:p text:style-name="P19"><text:s text:c="16"/>std::cout &lt;&lt; "Enter sides of rectangle" &lt;&lt; std::endl;</text:p>
      <text:p text:style-name="P19"><text:s text:c="16"/>std::cin &gt;&gt; side_a &gt;&gt; side_b;</text:p>
      <text:p text:style-name="P19"><text:s text:c="16"/>ptr = std::make_shared&lt;Retrangle&gt;(side_a, side_b);</text:p>
      <text:p text:style-name="P19"><text:s text:c="16"/>tree.Push(ptr);</text:p>
      <text:p text:style-name="P19"><text:s text:c="16"/>break;</text:p>
      <text:p text:style-name="P19"><text:s text:c="12"/>case 2:</text:p>
      <text:p text:style-name="P19"><text:s text:c="16"/>std::cout &lt;&lt; "Enter sides of rhombus" &lt;&lt; std::endl;</text:p>
      <text:p text:style-name="P19"><text:s text:c="16"/>std::cin &gt;&gt; side_a &gt;&gt; side_h;</text:p>
      <text:p text:style-name="P19"><text:s text:c="16"/>ptr = std::make_shared&lt;Rhombus&gt;(side_a, side_h);</text:p>
      <text:p text:style-name="P19"><text:s text:c="16"/>tree.Push(ptr);</text:p>
      <text:p text:style-name="P19"><text:s text:c="16"/>break;</text:p>
      <text:p text:style-name="P19"><text:s text:c="12"/>case 3:</text:p>
      <text:p text:style-name="P19"><text:s text:c="12"/>std::cout &lt;&lt; "Enter sides of trapezium" &lt;&lt; std::endl;</text:p>
      <text:p text:style-name="P19"><text:s text:c="16"/>std::cin &gt;&gt; side_a &gt;&gt; side_b &gt;&gt; side_h;</text:p>
      <text:p text:style-name="P19"><text:s text:c="16"/>ptr = std::make_shared&lt;Trapezium&gt;(side_a, side_b, side_h);</text:p>
      <text:p text:style-name="P19"><text:s text:c="16"/>tree.Push(ptr);</text:p>
      <text:p text:style-name="P19"><text:soft-page-break/><text:s text:c="16"/>break;</text:p>
      <text:p text:style-name="P19"><text:s text:c="12"/>case 4:</text:p>
      <text:p text:style-name="P19"><text:s text:c="16"/></text:p>
      <text:p text:style-name="P19"><text:s text:c="16"/>if (tree.empty()) {</text:p>
      <text:p text:style-name="P19"><text:s text:c="20"/>std::cout &lt;&lt; "Tree is empty" &lt;&lt; std::endl;</text:p>
      <text:p text:style-name="P19"><text:s text:c="16"/>} else {</text:p>
      <text:p text:style-name="P19"><text:s text:c="20"/>int32_t numb;</text:p>
      <text:p text:style-name="P19"><text:s text:c="20"/>std::cin &gt;&gt; numb;</text:p>
      <text:p text:style-name="P19"><text:s text:c="20"/>tree.Remove(numb);</text:p>
      <text:p text:style-name="P19"><text:s text:c="16"/>}</text:p>
      <text:p text:style-name="P19"><text:s text:c="16"/>break;</text:p>
      <text:p text:style-name="P19"><text:s text:c="12"/>case 5:</text:p>
      <text:p text:style-name="P19"><text:s text:c="16"/>if (tree.empty()) {</text:p>
      <text:p text:style-name="P19"><text:s text:c="20"/>std::cout &lt;&lt; "Tree is empty" &lt;&lt; std::endl;</text:p>
      <text:p text:style-name="P19"><text:s text:c="16"/>} else {</text:p>
      <text:p text:style-name="P19"><text:s text:c="20"/>std::cout &lt;&lt; tree &lt;&lt; std::endl;</text:p>
      <text:p text:style-name="P19"><text:s text:c="16"/>}</text:p>
      <text:p text:style-name="P19"><text:s text:c="16"/>break;</text:p>
      <text:p text:style-name="P19"><text:s text:c="12"/>case 6:</text:p>
      <text:p text:style-name="P19"><text:s text:c="16"/>if (tree.empty()) {</text:p>
      <text:p text:style-name="P19"><text:s text:c="20"/>std::cout &lt;&lt; "Tree is empty" &lt;&lt; std::endl;</text:p>
      <text:p text:style-name="P19"><text:s text:c="16"/>} else {</text:p>
      <text:p text:style-name="P19"><text:s text:c="20"/>for(auto i : tree) {</text:p>
      <text:p text:style-name="P19"><text:s text:c="24"/>i-&gt;Print();</text:p>
      <text:p text:style-name="P19"><text:s text:c="20"/>}</text:p>
      <text:p text:style-name="P19"><text:s text:c="20"/>tree.end()-&gt;Print();</text:p>
      <text:p text:style-name="P19"><text:s text:c="16"/>}</text:p>
      <text:p text:style-name="P19"><text:s text:c="16"/>break;</text:p>
      <text:p text:style-name="P19"><text:s text:c="12"/>case 7:</text:p>
      <text:p text:style-name="P19"><text:s text:c="16"/>menu();</text:p>
      <text:p text:style-name="P19"><text:s text:c="16"/>break;</text:p>
      <text:p text:style-name="P19"><text:s text:c="12"/>case 0:</text:p>
      <text:p text:style-name="P19"><text:s text:c="16"/>break;</text:p>
      <text:p text:style-name="P19"><text:s text:c="12"/>default:</text:p>
      <text:p text:style-name="P19"><text:s text:c="16"/>std::cout &lt;&lt; "No such comand" &lt;&lt; std::endl;;</text:p>
      <text:p text:style-name="P19"><text:s text:c="16"/>break;</text:p>
      <text:p text:style-name="P19"><text:s text:c="8"/>}</text:p>
      <text:p text:style-name="P19"><text:s text:c="4"/>} while (act);</text:p>
      <text:p text:style-name="P19"><text:s text:c="4"/>return 0;</text:p>
      <text:p text:style-name="P19">}</text:p>
      <text:p text:style-name="P18"/>
      <text:p text:style-name="P18">ПРИМЕР РАБОТЫ ПРОГРАММЫ</text:p>
      <text:p text:style-name="P18"/>
      <text:p text:style-name="P25">TAllocationBlock: Memory init</text:p>
      <text:p text:style-name="P25">To display help enter 7</text:p>
      <text:p text:style-name="P25">1</text:p>
      <text:p text:style-name="P25">Enter sides of rectangle</text:p>
      <text:p text:style-name="P25">1 1</text:p>
      <text:p text:style-name="P25">Retrangle created: 1, 1</text:p>
      <text:p text:style-name="P25">1</text:p>
      <text:p text:style-name="P25">Enter sides of rectangle</text:p>
      <text:p text:style-name="P25">2 2</text:p>
      <text:p text:style-name="P25">Retrangle created: 2, 2</text:p>
      <text:p text:style-name="P25">6</text:p>
      <text:p text:style-name="P25">rec(1, 1)</text:p>
      <text:p text:style-name="P25">rec(2, 2)</text:p>
      <text:p text:style-name="P25">5</text:p>
      <text:p text:style-name="P25">rec(1, 1)</text:p>
      <text:p text:style-name="P25"><text:s text:c="2"/>null</text:p>
      <text:p text:style-name="P25"><text:s text:c="2"/>rec(2, 2)</text:p>
      <text:p text:style-name="P25"/>
      <text:p text:style-name="P25">1</text:p>
      <text:p text:style-name="P25">Enter sides of rectangle</text:p>
      <text:p text:style-name="P25">3 3</text:p>
      <text:p text:style-name="P25">Retrangle created: 3, 3</text:p>
      <text:p text:style-name="P25">5</text:p>
      <text:p text:style-name="P25">rec(1, 1)</text:p>
      <text:p text:style-name="P25"><text:s text:c="2"/>null</text:p>
      <text:p text:style-name="P25"><text:s text:c="2"/>rec(2, 2)</text:p>
      <text:p text:style-name="P25"><text:s text:c="4"/>null</text:p>
      <text:p text:style-name="P25"><text:s text:c="4"/>rec(3, 3)</text:p>
      <text:p text:style-name="P25"/>
      <text:p text:style-name="P25">6</text:p>
      <text:p text:style-name="P25">rec(1, 1)</text:p>
      <text:p text:style-name="P25"><text:soft-page-break/>rec(2, 2)</text:p>
      <text:p text:style-name="P25">rec(3, 3)</text:p>
      <text:p text:style-name="P25">1</text:p>
      <text:p text:style-name="P25">Enter sides of rectangle</text:p>
      <text:p text:style-name="P25">1 0</text:p>
      <text:p text:style-name="P25">Retrangle created: 1, 0</text:p>
      <text:p text:style-name="P25">5</text:p>
      <text:p text:style-name="P25">rec(1, 1)</text:p>
      <text:p text:style-name="P25"><text:s text:c="2"/>rec(1, 0)</text:p>
      <text:p text:style-name="P25"><text:s text:c="2"/>rec(2, 2)</text:p>
      <text:p text:style-name="P25"><text:s text:c="4"/>null</text:p>
      <text:p text:style-name="P25"><text:s text:c="4"/>rec(3, 3)</text:p>
      <text:p text:style-name="P123"/>
      <text:p text:style-name="P123">0</text:p>
      <text:p text:style-name="P25">Retrangle deleted</text:p>
      <text:p text:style-name="P18">Retrangle deleted</text:p>
      <text:p text:style-name="P18">Retrangle deleted</text:p>
      <text:p text:style-name="P18">Retrangle deleted</text:p>
      <text:p text:style-name="P18">TAllocationBlock: Memory freed</text:p>
      <text:p text:style-name="P11"/>
      <text:p text:style-name="P5">ВЫВОД</text:p>
      <text:p text:style-name="P26"><text:span text:style-name="T1"><text:tab/>В ходе 6 работы я ознакомил</text:span><text:span text:style-name="T3">ся </text:span><text:span text:style-name="T6">с</text:span><text:span text:style-name="T1"> аллокатор</text:span><text:span text:style-name="T6">ами</text:span><text:span text:style-name="T1"> памяти</text:span><text:span text:style-name="T6">. Как оказалось, они так же помогают упростить написание кода, но наиболее важным плюсом является то, что применяя аллокаторы мы сильно экономим время выполнения программы, т. к. каждый системный вызов new или malloc ресурсозатратны. Также с помощью аллокаторов легче искать утечки памяти.</text:span></text:p>
      <text:p text:style-name="P5"/>
      <text:p text:style-name="P5"/>
      <text:p text:style-name="P5"/>
      <text:p text:style-name="P5"/>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83">Национальный исследовательский институт</text:p>
      <text:p text:style-name="P60"><text:span text:style-name="T34">«</text:span><text:span text:style-name="T35">Московский Авиационный Институт</text:span><text:span text:style-name="T30">»</text:span></text:p>
      <text:p text:style-name="P55"/>
      <text:p text:style-name="P56"><text:span text:style-name="T32">факультет </text:span><text:span text:style-name="T36">ИНФОРМАЦИОННЫ</text:span><text:span text:style-name="T37">Х</text:span><text:span text:style-name="T36"> ТЕХНОЛОГИ</text:span><text:span text:style-name="T37">Й</text:span><text:span text:style-name="T36"> И ПРИКЛАДН</text:span><text:span text:style-name="T37">ОЙ</text:span><text:span text:style-name="T36"> МАТЕМАТИК</text:span><text:span text:style-name="T37">И</text:span></text:p>
      <text:p text:style-name="P57"><text:span text:style-name="T17">Кафедра </text:span><text:a xlink:type="simple" xlink:href="https://www.mai.ru/education/fpmf/806/" text:style-name="Internet_20_link" text:visited-style-name="Visited_20_Internet_20_Link"><text:span text:style-name="T38">вычислительн</text:span></text:a><text:a xlink:type="simple" xlink:href="https://www.mai.ru/education/fpmf/806/" text:style-name="Internet_20_link" text:visited-style-name="Visited_20_Internet_20_Link"><text:span text:style-name="T39">ой</text:span></text:a><text:a xlink:type="simple" xlink:href="https://www.mai.ru/education/fpmf/806/" text:style-name="Internet_20_link" text:visited-style-name="Visited_20_Internet_20_Link"><text:span text:style-name="T38"> математик</text:span></text:a><text:a xlink:type="simple" xlink:href="https://www.mai.ru/education/fpmf/806/" text:style-name="Internet_20_link" text:visited-style-name="Visited_20_Internet_20_Link"><text:span text:style-name="T39">и</text:span></text:a><text:a xlink:type="simple" xlink:href="https://www.mai.ru/education/fpmf/806/" text:style-name="Internet_20_link" text:visited-style-name="Visited_20_Internet_20_Link"><text:span text:style-name="T38"> и программировани</text:span></text:a><text:span text:style-name="T39">я</text:span></text:p>
      <text:p text:style-name="P51"/>
      <text:p text:style-name="P53"/>
      <text:p text:style-name="P62"/>
      <text:p text:style-name="P58"/>
      <text:h text:style-name="P80" text:outline-level="1"/>
      <text:h text:style-name="P80" text:outline-level="1"/>
      <text:p text:style-name="P78"/>
      <text:h text:style-name="P81" text:outline-level="1">Отчет по лабораторной работе № <text:span text:style-name="T42">7</text:span></text:h>
      <text:h text:style-name="P82" text:outline-level="1">по курсу «Объектно-ориентированное программирование»</text:h>
      <text:p text:style-name="P69"/>
      <text:p text:style-name="P69"/>
      <text:p text:style-name="P63">Работу выполнил </text:p>
      <text:p text:style-name="P63">студент <text:span text:style-name="T44">2</text:span><text:span text:style-name="T45"> </text:span>курса </text:p>
      <text:p text:style-name="P63"><text:span text:style-name="T43">очного</text:span> отделения</text:p>
      <text:p text:style-name="P64"><text:span text:style-name="T60">Нурмаммедов</text:span> <text:span text:style-name="T60">Э</text:span>.В.</text:p>
      <text:p text:style-name="P65">группы М80-208Б-<text:span text:style-name="T60">17</text:span></text:p>
      <text:p text:style-name="P63"/>
      <text:p text:style-name="P66"><text:span text:style-name="T50">п</text:span>реподавател<text:span text:style-name="T50">ь:</text:span></text:p>
      <text:p text:style-name="P66">Поповкин Александр Викторович</text:p>
      <text:p text:style-name="P67"/>
      <text:p text:style-name="P68"/>
      <text:p text:style-name="P70"/>
      <text:p text:style-name="P71"/>
      <text:p text:style-name="P71"/>
      <text:p text:style-name="P71"/>
      <text:p text:style-name="P59">Оценка:</text:p>
      <table:table table:name="Таблица7" table:style-name="Таблица7">
        <table:table-column table:style-name="Таблица7.A"/>
        <table:table-row>
          <table:table-cell table:style-name="Таблица7.A1" office:value-type="string">
            <text:p text:style-name="P79"/>
          </table:table-cell>
        </table:table-row>
      </table:table>
      <text:p text:style-name="P61"/>
      <text:p text:style-name="P52">Подпись <text:span text:style-name="T41">преподавателя</text:span></text:p>
      <text:p text:style-name="P54"><text:s text:c="14"/></text:p>
      <text:p text:style-name="P52">Подпись студента</text:p>
      <text:p text:style-name="P54"><text:s text:c="14"/></text:p>
      <text:p text:style-name="P52"><text:span text:style-name="T41">Ч</text:span>исло</text:p>
      <text:p text:style-name="P52"><text:span text:style-name="T48">17</text:span><text:span text:style-name="T46">.</text:span><text:span text:style-name="T48">01</text:span><text:span text:style-name="T46">.</text:span><text:span text:style-name="T47">201</text:span><text:span text:style-name="T48">9</text:span></text:p>
      <text:p text:style-name="P27"><text:span text:style-name="T20"/></text:p>
      <text:p text:style-name="P27"><text:span text:style-name="T20"/></text:p>
      <text:p text:style-name="P27"><text:span text:style-name="T20"/></text:p>
      <text:p text:style-name="P27"><text:span text:style-name="T20"/></text:p>
      <text:p text:style-name="P27"><text:span text:style-name="T20"/></text:p>
      <text:p text:style-name="P27"><text:span text:style-name="T20"/></text:p>
      <text:p text:style-name="P27"><text:span text:style-name="T20"/></text:p>
      <text:p text:style-name="P27"><text:span text:style-name="T20"/></text:p>
      <text:p text:style-name="P27"><text:span text:style-name="T20"/></text:p>
      <text:p text:style-name="P27"><text:span text:style-name="T20">Москва-20</text:span><text:span text:style-name="T21">1</text:span><text:span text:style-name="T23">8</text:span></text:p>
      <text:p text:style-name="P4"><text:soft-page-break/>Лабораторная работа №7</text:p>
      <text:p text:style-name="P5"/>
      <text:p text:style-name="P5">ЗАДАНИЕ</text:p>
      <text:p text:style-name="P5"><text:tab/>Необходимо реализовать динамическую структуру данных – «Хранилище объектов» и алгоритм работы с ней. «Хранилище объектов» представляет собой контейнер (Контейнер 1-го уровня) – очередь.</text:p>
      <text:p text:style-name="P26"><text:span text:style-name="T1"><text:tab/>Каждым элементом контейнера, в свою очередь, является динамической структурой данных одного из следующих<text:tab/> видов<text:tab/>(Контейнер 2-го уровня) – </text:span><text:span text:style-name="T10">N</text:span><text:span text:style-name="T1">-дерево.</text:span></text:p>
      <text:p text:style-name="P5"/>
      <text:p text:style-name="P5">ОПИСАНИЕ</text:p>
      <text:p text:style-name="P1"><text:tab/>Принцип открытости/закрытости (Open/Closed Principle) можно сформулировать так:</text:p>
      <text:p text:style-name="P48">Сущности программы должны быть открыты для расширения, но закрыты для изменения.</text:p>
      <text:p text:style-name="P48"/>
      <text:p text:style-name="P48">Суть этого принципа состоит в том, что система должна быть построена таким образом, что все ее последующие изменения должны быть реализованы с помощью добавления нового кода, а не изменения уже существующего.</text:p>
      <text:p text:style-name="P72"/>
      <text:p text:style-name="P1">Противоречие является лишь кажущимся, поскольку термины соответствуют разным целевым установкам:</text:p>
      <text:list xml:id="list446971071" text:style-name="WW8Num5">
        <text:list-item>
          <text:p text:style-name="P99">Модуль называют открытым, если он еще доступен для расширения. Например, имеется возможность расширить множество операций в нем или добавить поля к его структурам данных.</text:p>
        </text:list-item>
        <text:list-item>
          <text:p text:style-name="P99">Модуль называют закрытым, если он доступен для использования другими модулями. Это означает, что модуль (его интерфейс — с точки зрения скрытия информации) уже имеет строго определенное окончательное описание. На уровне реализации закрытое состояние модуля означает, что модуль можно компилировать, сохранять в библиотеке и делать его доступным для использования другими модулями (его клиентами ). На этапе проектирования или спецификации закрытие модуля означает, что он одобрен руководством, внесен в официальный репозиторий утвержденных программных элементов проекта — базу проекта (project baseline ), и его интерфейс опубликован в интересах авторов других модулей.</text:p>
        </text:list-item>
      </text:list>
      <text:p text:style-name="P1"/>
      <text:p text:style-name="P43">ЛИСТИНГ ПРОГРАММЫ</text:p>
      <text:p text:style-name="P43"/>
      <text:p text:style-name="P45">T<text:span text:style-name="T60">Ntree</text:span>.h</text:p>
      <text:p text:style-name="P19">#ifndef BIN_TREE_H</text:p>
      <text:p text:style-name="P19">#define BIN_TREE_H</text:p>
      <text:p text:style-name="P19"/>
      <text:p text:style-name="P19">#include &lt;iostream&gt;</text:p>
      <text:p text:style-name="P19">#include &lt;cstdlib&gt;</text:p>
      <text:p text:style-name="P19">#include "TIterator.h"</text:p>
      <text:p text:style-name="P19"/>
      <text:p text:style-name="P19">using namespace std;</text:p>
      <text:p text:style-name="P19"/>
      <text:p text:style-name="P19">template&lt;typename T&gt;</text:p>
      <text:p text:style-name="P19">struct node {</text:p>
      <text:p text:style-name="P19"><text:tab/>shared_ptr&lt;T&gt; obj;</text:p>
      <text:p text:style-name="P19"><text:tab/>node&lt;T&gt; *leftson, *rightson, *par;</text:p>
      <text:p text:style-name="P19"><text:tab/>node(T*);</text:p>
      <text:p text:style-name="P19">};</text:p>
      <text:p text:style-name="P19"/>
      <text:p text:style-name="P19">template&lt;typename T&gt;</text:p>
      <text:p text:style-name="P19">node&lt;T&gt;::node(T *obj_ptr) {</text:p>
      <text:p text:style-name="P19"><text:tab/>obj = shared_ptr&lt;T&gt;(obj_ptr);</text:p>
      <text:p text:style-name="P19"><text:tab/>leftson = rightson = par = nullptr;</text:p>
      <text:p text:style-name="P19">}</text:p>
      <text:p text:style-name="P19"/>
      <text:p text:style-name="P19"><text:soft-page-break/>template&lt;typename T&gt;</text:p>
      <text:p text:style-name="P19">class BinTree {</text:p>
      <text:p text:style-name="P19"><text:tab/>friend class Iterator&lt;T&gt;;</text:p>
      <text:p text:style-name="P19"><text:tab/>friend ostream&amp; operator&lt;&lt;(ostream &amp;os, BinTree&lt;T&gt; &amp;bintree) {</text:p>
      <text:p text:style-name="P19"><text:tab/><text:tab/>bintree.print(os, bintree.m_root, 0);</text:p>
      <text:p text:style-name="P19"><text:tab/><text:tab/>return os;</text:p>
      <text:p text:style-name="P19"><text:tab/>}</text:p>
      <text:p text:style-name="P19"><text:tab/>typedef node&lt;T&gt;* node_ptr;</text:p>
      <text:p text:style-name="P19">public:</text:p>
      <text:p text:style-name="P19"><text:tab/>BinTree();</text:p>
      <text:p text:style-name="P19"><text:tab/>~BinTree();</text:p>
      <text:p text:style-name="P19"><text:tab/>void Insert(T *obj_ptr);</text:p>
      <text:p text:style-name="P19"><text:tab/>void Remove(T&amp;);</text:p>
      <text:p text:style-name="P19"><text:tab/>void Print();</text:p>
      <text:p text:style-name="P19"><text:tab/>Iterator&lt;T&gt; Find(T&amp;);</text:p>
      <text:p text:style-name="P19"><text:tab/>void Clear();</text:p>
      <text:p text:style-name="P19"><text:tab/>Iterator&lt;T&gt; begin();</text:p>
      <text:p text:style-name="P19"><text:tab/>Iterator&lt;T&gt; end();</text:p>
      <text:p text:style-name="P19">private:</text:p>
      <text:p text:style-name="P19"><text:tab/>node_ptr m_root;</text:p>
      <text:p text:style-name="P19"><text:tab/>void insert(node_ptr, node_ptr);</text:p>
      <text:p text:style-name="P19"><text:tab/>void remove(node_ptr, T&amp;);</text:p>
      <text:p text:style-name="P19"><text:tab/>void print(ostream&amp;, node_ptr, int);</text:p>
      <text:p text:style-name="P19"><text:tab/>node_ptr find(node_ptr, T&amp;);</text:p>
      <text:p text:style-name="P19"><text:tab/>static node_ptr min(node_ptr);</text:p>
      <text:p text:style-name="P19"><text:tab/>static node_ptr max(node_ptr);</text:p>
      <text:p text:style-name="P19"><text:tab/>static node_ptr next(node_ptr);</text:p>
      <text:p text:style-name="P19"><text:tab/>static node&lt;T&gt;* prev(node_ptr tree, BinTree&lt;T&gt;* bin_tree_ptr);</text:p>
      <text:p text:style-name="P19"><text:tab/>void clear(node_ptr);</text:p>
      <text:p text:style-name="P19">};</text:p>
      <text:p text:style-name="P19"/>
      <text:p text:style-name="P19"/>
      <text:p text:style-name="P19">template&lt;typename T&gt;</text:p>
      <text:p text:style-name="P19">BinTree&lt;T&gt;::BinTree() : m_root(nullptr) {}</text:p>
      <text:p text:style-name="P19"/>
      <text:p text:style-name="P19">template&lt;typename T&gt;</text:p>
      <text:p text:style-name="P19">BinTree&lt;T&gt;::~BinTree() {</text:p>
      <text:p text:style-name="P19"><text:tab/>clear(m_root);</text:p>
      <text:p text:style-name="P19">}</text:p>
      <text:p text:style-name="P19"/>
      <text:p text:style-name="P19">template&lt;typename T&gt;</text:p>
      <text:p text:style-name="P19">void <text:s/>BinTree&lt;T&gt;::Insert(T *obj_ptr) {</text:p>
      <text:p text:style-name="P19"><text:tab/>insert(m_root, new node&lt;T&gt;(obj_ptr));</text:p>
      <text:p text:style-name="P19">}</text:p>
      <text:p text:style-name="P19"/>
      <text:p text:style-name="P19">template&lt;typename T&gt;</text:p>
      <text:p text:style-name="P19">void BinTree&lt;T&gt;::Print() {</text:p>
      <text:p text:style-name="P19"><text:tab/>print(cout, m_root, 0);</text:p>
      <text:p text:style-name="P19">}</text:p>
      <text:p text:style-name="P19"/>
      <text:p text:style-name="P19">template&lt;typename T&gt;</text:p>
      <text:p text:style-name="P19">Iterator&lt;T&gt; BinTree&lt;T&gt;::Find(T &amp;obj){</text:p>
      <text:p text:style-name="P19"><text:tab/>return Iterator&lt;T&gt;(find(m_root, obj), this);</text:p>
      <text:p text:style-name="P19">}</text:p>
      <text:p text:style-name="P19"/>
      <text:p text:style-name="P19">template&lt;typename T&gt;</text:p>
      <text:p text:style-name="P19">void BinTree&lt;T&gt;::Remove(T &amp;obj) {</text:p>
      <text:p text:style-name="P19"><text:tab/>remove(m_root, obj);</text:p>
      <text:p text:style-name="P19">}</text:p>
      <text:p text:style-name="P19"/>
      <text:p text:style-name="P19">template&lt;typename T&gt;</text:p>
      <text:p text:style-name="P19">void BinTree&lt;T&gt;::Clear() {</text:p>
      <text:p text:style-name="P19"><text:tab/>clear(m_root);</text:p>
      <text:p text:style-name="P19"><text:tab/>m_root = nullptr;</text:p>
      <text:p text:style-name="P19">}</text:p>
      <text:p text:style-name="P19"/>
      <text:p text:style-name="P19">template&lt;typename T&gt;</text:p>
      <text:p text:style-name="P19">Iterator&lt;T&gt; BinTree&lt;T&gt;::begin() {</text:p>
      <text:p text:style-name="P19"><text:tab/>return Iterator&lt;T&gt;(min(m_root), this);</text:p>
      <text:p text:style-name="P19">}</text:p>
      <text:p text:style-name="P19"/>
      <text:p text:style-name="P19"><text:soft-page-break/>template&lt;typename T&gt;</text:p>
      <text:p text:style-name="P19">Iterator&lt;T&gt; BinTree&lt;T&gt;::end() {</text:p>
      <text:p text:style-name="P19"><text:tab/>return Iterator&lt;T&gt;(nullptr, this);</text:p>
      <text:p text:style-name="P19">}</text:p>
      <text:p text:style-name="P19"/>
      <text:p text:style-name="P19">template&lt;typename T&gt;</text:p>
      <text:p text:style-name="P19">void BinTree&lt;T&gt;::insert(node_ptr tree, node_ptr ins) {</text:p>
      <text:p text:style-name="P19"><text:tab/>if (m_root == nullptr) {</text:p>
      <text:p text:style-name="P19"><text:tab/><text:tab/>m_root = ins;</text:p>
      <text:p text:style-name="P19"><text:tab/><text:tab/>m_root-&gt;par = nullptr;</text:p>
      <text:p text:style-name="P19"><text:tab/><text:tab/>return;</text:p>
      <text:p text:style-name="P19"><text:tab/>}</text:p>
      <text:p text:style-name="P19"><text:tab/>node_ptr par = nullptr;</text:p>
      <text:p text:style-name="P19"><text:tab/>while (tree != nullptr) {</text:p>
      <text:p text:style-name="P19"><text:tab/><text:tab/>par = tree;</text:p>
      <text:p text:style-name="P19"><text:tab/><text:tab/>if (*(ins-&gt;obj) &lt; *(tree-&gt;obj))</text:p>
      <text:p text:style-name="P19"><text:tab/><text:tab/><text:tab/>tree = tree-&gt;leftson;</text:p>
      <text:p text:style-name="P19"><text:tab/><text:tab/>else</text:p>
      <text:p text:style-name="P19"><text:tab/><text:tab/><text:tab/>tree = tree-&gt;rightson;</text:p>
      <text:p text:style-name="P19"><text:tab/>}</text:p>
      <text:p text:style-name="P19"><text:tab/>if (*(ins-&gt;obj) &lt; *(par-&gt;obj)) {</text:p>
      <text:p text:style-name="P19"><text:tab/><text:tab/>par-&gt;leftson = ins;</text:p>
      <text:p text:style-name="P19"><text:tab/><text:tab/>ins-&gt;par = par;</text:p>
      <text:p text:style-name="P19"><text:tab/>}</text:p>
      <text:p text:style-name="P19"><text:tab/>else {</text:p>
      <text:p text:style-name="P19"><text:tab/><text:tab/>par-&gt;rightson = ins;</text:p>
      <text:p text:style-name="P19"><text:tab/><text:tab/>ins-&gt;par = par;</text:p>
      <text:p text:style-name="P19"><text:tab/>}</text:p>
      <text:p text:style-name="P19">}</text:p>
      <text:p text:style-name="P19"/>
      <text:p text:style-name="P19">template&lt;typename T&gt;</text:p>
      <text:p text:style-name="P19">void BinTree&lt;T&gt;::remove(node_ptr tree, T &amp;obj) {</text:p>
      <text:p text:style-name="P19"><text:tab/>bool is_leftson_side = true;</text:p>
      <text:p text:style-name="P19"><text:tab/>node_ptr par = nullptr;</text:p>
      <text:p text:style-name="P19"/>
      <text:p text:style-name="P19"><text:tab/>while (!(*(tree-&gt;obj) == obj)) {</text:p>
      <text:p text:style-name="P19"><text:tab/><text:tab/>par = tree;</text:p>
      <text:p text:style-name="P19"><text:tab/><text:tab/>if (obj &lt; *(tree-&gt;obj)) {</text:p>
      <text:p text:style-name="P19"><text:tab/><text:tab/><text:tab/>is_leftson_side = true;</text:p>
      <text:p text:style-name="P19"><text:tab/><text:tab/><text:tab/>tree = tree-&gt;leftson;</text:p>
      <text:p text:style-name="P19"><text:tab/><text:tab/>}</text:p>
      <text:p text:style-name="P19"><text:tab/><text:tab/>else if (obj &gt; *(tree-&gt;obj)) {</text:p>
      <text:p text:style-name="P19"><text:tab/><text:tab/><text:tab/>is_leftson_side = false;</text:p>
      <text:p text:style-name="P19"><text:tab/><text:tab/><text:tab/>tree = tree-&gt;rightson;</text:p>
      <text:p text:style-name="P19"><text:tab/><text:tab/>}</text:p>
      <text:p text:style-name="P19"><text:tab/><text:tab/>if (tree == nullptr)</text:p>
      <text:p text:style-name="P19"><text:tab/><text:tab/><text:tab/>return;</text:p>
      <text:p text:style-name="P19"><text:tab/>}</text:p>
      <text:p text:style-name="P19"/>
      <text:p text:style-name="P19"><text:tab/>if (par == nullptr) {</text:p>
      <text:p text:style-name="P19"><text:tab/><text:tab/>node_ptr minimal = min(m_root-&gt;rightson);</text:p>
      <text:p text:style-name="P19"><text:tab/><text:tab/>if (m_root-&gt;rightson == minimal) {</text:p>
      <text:p text:style-name="P19"><text:tab/><text:tab/><text:tab/>minimal-&gt;leftson = m_root-&gt;leftson;</text:p>
      <text:p text:style-name="P19"><text:tab/><text:tab/><text:tab/>if (minimal-&gt;leftson != nullptr)</text:p>
      <text:p text:style-name="P19"><text:tab/><text:tab/><text:tab/><text:tab/>minimal-&gt;leftson-&gt;par = m_root;</text:p>
      <text:p text:style-name="P19"><text:tab/><text:tab/>}</text:p>
      <text:p text:style-name="P19"><text:tab/><text:tab/>else {</text:p>
      <text:p text:style-name="P19"><text:tab/><text:tab/><text:tab/>minimal-&gt;par-&gt;leftson = minimal-&gt;rightson;</text:p>
      <text:p text:style-name="P19"><text:tab/><text:tab/><text:tab/>if (minimal-&gt;rightson != nullptr)</text:p>
      <text:p text:style-name="P19"><text:tab/><text:tab/><text:tab/><text:tab/>minimal-&gt;rightson-&gt;par = minimal-&gt;par;</text:p>
      <text:p text:style-name="P19"><text:tab/><text:tab/><text:tab/>minimal-&gt;leftson = m_root-&gt;leftson;</text:p>
      <text:p text:style-name="P19"><text:tab/><text:tab/><text:tab/>if (minimal-&gt;leftson != nullptr)</text:p>
      <text:p text:style-name="P19"><text:tab/><text:tab/><text:tab/><text:tab/>minimal-&gt;leftson-&gt;par = minimal;</text:p>
      <text:p text:style-name="P19"><text:tab/><text:tab/><text:tab/>minimal-&gt;rightson = m_root-&gt;rightson;</text:p>
      <text:p text:style-name="P19"><text:tab/><text:tab/><text:tab/>if (minimal-&gt;rightson != nullptr)</text:p>
      <text:p text:style-name="P19"><text:tab/><text:tab/><text:tab/><text:tab/>minimal-&gt;rightson-&gt;par = minimal;</text:p>
      <text:p text:style-name="P19"><text:tab/><text:tab/>}</text:p>
      <text:p text:style-name="P19"><text:tab/><text:tab/>minimal-&gt;par = nullptr;</text:p>
      <text:p text:style-name="P19"><text:tab/><text:tab/>delete m_root;</text:p>
      <text:p text:style-name="P19"><text:tab/><text:tab/>m_root = minimal;</text:p>
      <text:p text:style-name="P19"><text:tab/><text:tab/>return;</text:p>
      <text:p text:style-name="P19"><text:soft-page-break/></text:p>
      <text:p text:style-name="P19"><text:tab/>}</text:p>
      <text:p text:style-name="P19"><text:tab/>if (tree-&gt;leftson == nullptr &amp;&amp; tree-&gt;rightson == nullptr) {</text:p>
      <text:p text:style-name="P19"><text:tab/><text:tab/>if (is_leftson_side)</text:p>
      <text:p text:style-name="P19"><text:tab/><text:tab/><text:tab/>par-&gt;leftson = nullptr;</text:p>
      <text:p text:style-name="P19"><text:tab/><text:tab/>else</text:p>
      <text:p text:style-name="P19"><text:tab/><text:tab/><text:tab/>par-&gt;rightson = nullptr;</text:p>
      <text:p text:style-name="P19"><text:tab/>}</text:p>
      <text:p text:style-name="P19"><text:tab/>else if (tree-&gt;leftson == nullptr) {</text:p>
      <text:p text:style-name="P19"><text:tab/><text:tab/>if (is_leftson_side)</text:p>
      <text:p text:style-name="P19"><text:tab/><text:tab/><text:tab/>par-&gt;leftson = tree-&gt;rightson;</text:p>
      <text:p text:style-name="P19"><text:tab/><text:tab/>else</text:p>
      <text:p text:style-name="P19"><text:tab/><text:tab/><text:tab/>par-&gt;rightson = tree-&gt;rightson;</text:p>
      <text:p text:style-name="P19"><text:tab/>}</text:p>
      <text:p text:style-name="P19"><text:tab/>else if (tree-&gt;rightson == nullptr) {</text:p>
      <text:p text:style-name="P19"><text:tab/><text:tab/>if (is_leftson_side)</text:p>
      <text:p text:style-name="P19"><text:tab/><text:tab/><text:tab/>par-&gt;leftson = tree-&gt;leftson;</text:p>
      <text:p text:style-name="P19"><text:tab/><text:tab/>else</text:p>
      <text:p text:style-name="P19"><text:tab/><text:tab/><text:tab/>par-&gt;rightson = tree-&gt;leftson;</text:p>
      <text:p text:style-name="P19"><text:tab/>}</text:p>
      <text:p text:style-name="P19"><text:tab/>else {</text:p>
      <text:p text:style-name="P19"><text:tab/><text:tab/>node_ptr minimal = min(tree-&gt;rightson);</text:p>
      <text:p text:style-name="P19"><text:tab/><text:tab/>if (tree-&gt;rightson == minimal) {</text:p>
      <text:p text:style-name="P19"><text:tab/><text:tab/><text:tab/>minimal-&gt;leftson = tree-&gt;leftson;</text:p>
      <text:p text:style-name="P19"><text:tab/><text:tab/><text:tab/>minimal-&gt;par = par;</text:p>
      <text:p text:style-name="P19"><text:tab/><text:tab/><text:tab/>if (is_leftson_side) {</text:p>
      <text:p text:style-name="P19"><text:tab/><text:tab/><text:tab/><text:tab/>par-&gt;leftson = minimal;</text:p>
      <text:p text:style-name="P19"><text:tab/><text:tab/><text:tab/>}</text:p>
      <text:p text:style-name="P19"><text:tab/><text:tab/><text:tab/>else {</text:p>
      <text:p text:style-name="P19"><text:tab/><text:tab/><text:tab/><text:tab/>par-&gt;rightson = minimal;</text:p>
      <text:p text:style-name="P19"><text:tab/><text:tab/><text:tab/>}</text:p>
      <text:p text:style-name="P19"><text:tab/><text:tab/>}</text:p>
      <text:p text:style-name="P19"><text:tab/><text:tab/>else {</text:p>
      <text:p text:style-name="P19"><text:tab/><text:tab/><text:tab/>minimal-&gt;par-&gt;leftson = minimal-&gt;rightson;</text:p>
      <text:p text:style-name="P19"><text:tab/><text:tab/><text:tab/>if (minimal-&gt;rightson != nullptr)</text:p>
      <text:p text:style-name="P19"><text:tab/><text:tab/><text:tab/><text:tab/>minimal-&gt;rightson-&gt;par = minimal-&gt;par;</text:p>
      <text:p text:style-name="P19"><text:tab/><text:tab/><text:tab/>minimal-&gt;par = par;</text:p>
      <text:p text:style-name="P19"><text:tab/><text:tab/><text:tab/>minimal-&gt;leftson = tree-&gt;leftson;</text:p>
      <text:p text:style-name="P19"><text:tab/><text:tab/><text:tab/>if (minimal-&gt;leftson != nullptr)</text:p>
      <text:p text:style-name="P19"><text:tab/><text:tab/><text:tab/><text:tab/>minimal-&gt;leftson-&gt;par = minimal;</text:p>
      <text:p text:style-name="P19"><text:tab/><text:tab/><text:tab/>minimal-&gt;rightson = tree-&gt;rightson;</text:p>
      <text:p text:style-name="P19"><text:tab/><text:tab/><text:tab/>if (minimal-&gt;rightson != nullptr)</text:p>
      <text:p text:style-name="P19"><text:tab/><text:tab/><text:tab/><text:tab/>minimal-&gt;rightson-&gt;par = minimal;</text:p>
      <text:p text:style-name="P19"><text:tab/><text:tab/><text:tab/>if (is_leftson_side) {</text:p>
      <text:p text:style-name="P19"><text:tab/><text:tab/><text:tab/><text:tab/>par-&gt;leftson = minimal;</text:p>
      <text:p text:style-name="P19"><text:tab/><text:tab/><text:tab/>}</text:p>
      <text:p text:style-name="P19"><text:tab/><text:tab/><text:tab/>else {</text:p>
      <text:p text:style-name="P19"><text:tab/><text:tab/><text:tab/><text:tab/>par-&gt;rightson = minimal;</text:p>
      <text:p text:style-name="P19"><text:tab/><text:tab/><text:tab/>}</text:p>
      <text:p text:style-name="P19"><text:tab/><text:tab/>}</text:p>
      <text:p text:style-name="P19"><text:tab/>}</text:p>
      <text:p text:style-name="P19"><text:tab/>delete tree;</text:p>
      <text:p text:style-name="P19"><text:tab/>return;</text:p>
      <text:p text:style-name="P19">}</text:p>
      <text:p text:style-name="P19"/>
      <text:p text:style-name="P19">template&lt;typename T&gt;</text:p>
      <text:p text:style-name="P19">void BinTree&lt;T&gt;::print(ostream &amp;os, node_ptr tree, int tab) {</text:p>
      <text:p text:style-name="P19"><text:tab/>const int tab_increment = 2;</text:p>
      <text:p text:style-name="P19"><text:tab/>if (tree == nullptr)</text:p>
      <text:p text:style-name="P19"><text:tab/><text:tab/>return;</text:p>
      <text:p text:style-name="P19"><text:tab/>print(os, tree-&gt;leftson, tab + tab_increment);</text:p>
      <text:p text:style-name="P19"><text:tab/>for (int i = 0; i &lt; tab; ++i)</text:p>
      <text:p text:style-name="P19"><text:tab/><text:tab/>os &lt;&lt; ' ';</text:p>
      <text:p text:style-name="P19"><text:tab/>os &lt;&lt; *(tree-&gt;obj) &lt;&lt; endl;</text:p>
      <text:p text:style-name="P19"><text:tab/>print(os, tree-&gt;rightson, tab + tab_increment);</text:p>
      <text:p text:style-name="P19">}</text:p>
      <text:p text:style-name="P19"/>
      <text:p text:style-name="P19">template&lt;typename T&gt;</text:p>
      <text:p text:style-name="P19">node&lt;T&gt;* BinTree&lt;T&gt;::find(node_ptr tree, T &amp;obj) {</text:p>
      <text:p text:style-name="P19"><text:tab/>while (tree != nullptr &amp;&amp; !(*(tree-&gt;obj) == obj)) {</text:p>
      <text:p text:style-name="P19"><text:tab/><text:tab/>if (obj &lt; *(tree-&gt;obj))</text:p>
      <text:p text:style-name="P19"><text:soft-page-break/><text:tab/><text:tab/><text:tab/>tree = tree-&gt;leftson;</text:p>
      <text:p text:style-name="P19"><text:tab/><text:tab/>else</text:p>
      <text:p text:style-name="P19"><text:tab/><text:tab/><text:tab/>tree = tree-&gt;rightson;</text:p>
      <text:p text:style-name="P19"><text:tab/>}</text:p>
      <text:p text:style-name="P19"><text:tab/>return tree;</text:p>
      <text:p text:style-name="P19">}</text:p>
      <text:p text:style-name="P19"/>
      <text:p text:style-name="P19">template&lt;typename T&gt;</text:p>
      <text:p text:style-name="P19">node&lt;T&gt;* BinTree&lt;T&gt;::min(node_ptr tree) {</text:p>
      <text:p text:style-name="P19"><text:tab/>if (tree == nullptr)</text:p>
      <text:p text:style-name="P19"><text:tab/><text:tab/>return nullptr;</text:p>
      <text:p text:style-name="P19"><text:tab/>while (tree-&gt;leftson != nullptr)</text:p>
      <text:p text:style-name="P19"><text:tab/><text:tab/>tree = tree-&gt;leftson;</text:p>
      <text:p text:style-name="P19"><text:tab/>return tree;</text:p>
      <text:p text:style-name="P19">}</text:p>
      <text:p text:style-name="P19"/>
      <text:p text:style-name="P19">template&lt;typename T&gt;</text:p>
      <text:p text:style-name="P19">node&lt;T&gt;* BinTree&lt;T&gt;::max(node_ptr tree) {</text:p>
      <text:p text:style-name="P19"><text:tab/>if (tree == nullptr)</text:p>
      <text:p text:style-name="P19"><text:tab/><text:tab/>return nullptr;</text:p>
      <text:p text:style-name="P19"><text:tab/>while (tree-&gt;rightson != nullptr)</text:p>
      <text:p text:style-name="P19"><text:tab/><text:tab/>tree = tree-&gt;rightson;</text:p>
      <text:p text:style-name="P19"><text:tab/>return tree;</text:p>
      <text:p text:style-name="P19">}</text:p>
      <text:p text:style-name="P19"/>
      <text:p text:style-name="P19">template&lt;typename T&gt;</text:p>
      <text:p text:style-name="P19">node&lt;T&gt;* BinTree&lt;T&gt;::next(node_ptr tree) {</text:p>
      <text:p text:style-name="P19"><text:tab/>if (tree-&gt;rightson != nullptr)</text:p>
      <text:p text:style-name="P19"><text:tab/><text:tab/>return min(tree-&gt;rightson);</text:p>
      <text:p text:style-name="P19"><text:tab/>while (tree-&gt;par != nullptr &amp;&amp; tree-&gt;par-&gt;leftson != tree) {</text:p>
      <text:p text:style-name="P19"><text:tab/><text:tab/>tree = tree-&gt;par;</text:p>
      <text:p text:style-name="P19"><text:tab/>}</text:p>
      <text:p text:style-name="P19"><text:tab/>return tree-&gt;par;</text:p>
      <text:p text:style-name="P19">}</text:p>
      <text:p text:style-name="P19"/>
      <text:p text:style-name="P19">template&lt;typename T&gt;</text:p>
      <text:p text:style-name="P19">node&lt;T&gt;* BinTree&lt;T&gt;::prev(node_ptr tree, BinTree&lt;T&gt; *bin_tree_ptr) {</text:p>
      <text:p text:style-name="P19"><text:tab/>if (tree == nullptr)</text:p>
      <text:p text:style-name="P19"><text:tab/><text:tab/>return max(bin_tree_ptr-&gt;m_root);</text:p>
      <text:p text:style-name="P19"><text:tab/>if (tree-&gt;leftson != nullptr)</text:p>
      <text:p text:style-name="P19"><text:tab/><text:tab/>return max(tree-&gt;leftson);</text:p>
      <text:p text:style-name="P19"><text:tab/>while (tree-&gt;par != nullptr &amp;&amp; tree-&gt;par-&gt;rightson != tree) {</text:p>
      <text:p text:style-name="P19"><text:tab/><text:tab/>tree = tree-&gt;par;</text:p>
      <text:p text:style-name="P19"><text:tab/>}</text:p>
      <text:p text:style-name="P19"><text:tab/>return tree-&gt;par;</text:p>
      <text:p text:style-name="P19">}</text:p>
      <text:p text:style-name="P19"/>
      <text:p text:style-name="P19">template&lt;typename T&gt;</text:p>
      <text:p text:style-name="P19">void BinTree&lt;T&gt;::clear(node_ptr tree) {</text:p>
      <text:p text:style-name="P19"><text:tab/>if (tree == nullptr)</text:p>
      <text:p text:style-name="P19"><text:tab/><text:tab/>return;</text:p>
      <text:p text:style-name="P19"><text:tab/>clear(tree-&gt;leftson);</text:p>
      <text:p text:style-name="P19"><text:tab/>clear(tree-&gt;rightson);</text:p>
      <text:p text:style-name="P19"><text:tab/>delete tree;</text:p>
      <text:p text:style-name="P19">}</text:p>
      <text:p text:style-name="P19"/>
      <text:p text:style-name="P19">#endif</text:p>
      <text:p text:style-name="P47"/>
      <text:p text:style-name="P45">TAllocat<text:span text:style-name="T60">or</text:span>.h</text:p>
      <text:p text:style-name="P19"/>
      <text:p text:style-name="P19">#ifndef ALLOCATOR_H</text:p>
      <text:p text:style-name="P19">#define ALLOCATOR_H</text:p>
      <text:p text:style-name="P19"/>
      <text:p text:style-name="P19">#include &lt;cstdlib&gt;</text:p>
      <text:p text:style-name="P19">#include &lt;algorithm&gt;</text:p>
      <text:p text:style-name="P19"/>
      <text:p text:style-name="P19">#include "TMassive.h"</text:p>
      <text:p text:style-name="P19"/>
      <text:p text:style-name="P19">class Allocator {</text:p>
      <text:p text:style-name="P19">public:</text:p>
      <text:p text:style-name="P19"><text:tab/>Allocator(size_t size, size_t block_size);</text:p>
      <text:p text:style-name="P19"><text:soft-page-break/><text:tab/>~Allocator();</text:p>
      <text:p text:style-name="P19"><text:tab/>void* allocate();</text:p>
      <text:p text:style-name="P19"><text:tab/>void deallocate(void *to_deallocate);</text:p>
      <text:p text:style-name="P19"><text:tab/>bool has_free_blocks();</text:p>
      <text:p text:style-name="P19"><text:tab/>size_t blocks_available();</text:p>
      <text:p text:style-name="P19">private:</text:p>
      <text:p text:style-name="P19"><text:tab/>Array&lt;char*&gt; m_blocks;</text:p>
      <text:p text:style-name="P19"><text:tab/>size_t m_free_blocks_count;</text:p>
      <text:p text:style-name="P19"><text:tab/>size_t m_size;</text:p>
      <text:p text:style-name="P19"><text:tab/>char *m_memory;</text:p>
      <text:p text:style-name="P19">};</text:p>
      <text:p text:style-name="P19">#endif</text:p>
      <text:p text:style-name="P46"/>
      <text:p text:style-name="P142">TAllocat<text:span text:style-name="T60">ors</text:span>.<text:span text:style-name="T60">cpp</text:span></text:p>
      <text:p text:style-name="P114"/>
      <text:p text:style-name="P117">#include "TAllocator.h"</text:p>
      <text:p text:style-name="P117"/>
      <text:p text:style-name="P117">Allocator::Allocator(size_t size, size_t block_size) : m_size(size) {</text:p>
      <text:p text:style-name="P117"><text:tab/>m_memory = static_cast&lt;char*&gt;(malloc(sizeof(char) * size));</text:p>
      <text:p text:style-name="P117"><text:tab/>size_t blocks_count = size / block_size;</text:p>
      <text:p text:style-name="P117"><text:tab/>m_blocks = std::move(Array&lt;char*&gt;(blocks_count));</text:p>
      <text:p text:style-name="P117"><text:tab/>for (size_t i = 0; i &lt; blocks_count; ++i)</text:p>
      <text:p text:style-name="P117"><text:tab/><text:tab/>m_blocks[i] = m_memory + i * block_size;</text:p>
      <text:p text:style-name="P117"><text:tab/>m_free_blocks_count = blocks_count;</text:p>
      <text:p text:style-name="P117">}</text:p>
      <text:p text:style-name="P117">Allocator::~Allocator() {</text:p>
      <text:p text:style-name="P117"><text:tab/>free(m_memory);</text:p>
      <text:p text:style-name="P117">}</text:p>
      <text:p text:style-name="P117">void* Allocator::allocate() {</text:p>
      <text:p text:style-name="P117"><text:tab/>if (m_free_blocks_count &gt; 0) {</text:p>
      <text:p text:style-name="P117"><text:tab/><text:tab/>void *result = m_blocks[m_free_blocks_count - 1];</text:p>
      <text:p text:style-name="P117"><text:tab/><text:tab/>--m_free_blocks_count;</text:p>
      <text:p text:style-name="P117"><text:tab/><text:tab/>return static_cast&lt;void*&gt;(result);</text:p>
      <text:p text:style-name="P117"><text:tab/>}</text:p>
      <text:p text:style-name="P117"><text:tab/>return nullptr;</text:p>
      <text:p text:style-name="P117">}</text:p>
      <text:p text:style-name="P117">void Allocator::deallocate(void *to_deallocate) {</text:p>
      <text:p text:style-name="P117"><text:tab/>++m_free_blocks_count;</text:p>
      <text:p text:style-name="P117"><text:tab/>m_blocks[m_free_blocks_count - 1] = static_cast&lt;char*&gt;(to_deallocate);</text:p>
      <text:p text:style-name="P117">}</text:p>
      <text:p text:style-name="P117">bool Allocator::has_free_blocks() {</text:p>
      <text:p text:style-name="P117"><text:tab/>return m_free_blocks_count &gt; 0;</text:p>
      <text:p text:style-name="P117">}</text:p>
      <text:p text:style-name="P117">size_t Allocator::blocks_available() {</text:p>
      <text:p text:style-name="P117"><text:tab/>return m_free_blocks_count;</text:p>
      <text:p text:style-name="P117">}</text:p>
      <text:p text:style-name="P141"/>
      <text:p text:style-name="P46"/>
      <text:p text:style-name="P45">TIterator.h</text:p>
      <text:p text:style-name="P19">#ifndef ITERATOR_H</text:p>
      <text:p text:style-name="P19">#define ITERATOR_H</text:p>
      <text:p text:style-name="P19"/>
      <text:p text:style-name="P19">#include &lt;memory&gt;</text:p>
      <text:p text:style-name="P19"/>
      <text:p text:style-name="P19">//#include "TNtree.h"</text:p>
      <text:p text:style-name="P19"/>
      <text:p text:style-name="P19">template&lt;typename T&gt;</text:p>
      <text:p text:style-name="P19">struct node;</text:p>
      <text:p text:style-name="P19"/>
      <text:p text:style-name="P19">template&lt;typename T&gt;</text:p>
      <text:p text:style-name="P19">class BinTree;</text:p>
      <text:p text:style-name="P19"/>
      <text:p text:style-name="P19">template&lt;typename T&gt;</text:p>
      <text:p text:style-name="P19">class Iterator {</text:p>
      <text:p text:style-name="P19"><text:tab/>typedef node&lt;T&gt;* node_ptr;</text:p>
      <text:p text:style-name="P19">private:</text:p>
      <text:p text:style-name="P19"><text:tab/>BinTree&lt;T&gt; *bin_tree_ptr;</text:p>
      <text:p text:style-name="P19"><text:tab/>node_ptr tree;</text:p>
      <text:p text:style-name="P19">public:</text:p>
      <text:p text:style-name="P19"><text:tab/>Iterator() {};</text:p>
      <text:p text:style-name="P19"><text:soft-page-break/><text:tab/>Iterator(node_ptr p, BinTree&lt;T&gt; *bt_ptr) : tree(p), bin_tree_ptr(bt_ptr) {}</text:p>
      <text:p text:style-name="P19"><text:tab/>std::shared_ptr&lt;T&gt;&amp; operator*() {</text:p>
      <text:p text:style-name="P19"><text:tab/><text:tab/>return tree-&gt;obj;</text:p>
      <text:p text:style-name="P19"><text:tab/>}</text:p>
      <text:p text:style-name="P19"><text:tab/>T* operator-&gt;() {</text:p>
      <text:p text:style-name="P19"><text:tab/><text:tab/>return tree-&gt;obj.get();</text:p>
      <text:p text:style-name="P19"><text:tab/>}</text:p>
      <text:p text:style-name="P19"><text:tab/>Iterator&lt;T&gt;&amp; operator++() {</text:p>
      <text:p text:style-name="P19"><text:tab/><text:tab/>tree = BinTree&lt;T&gt;::next(tree);</text:p>
      <text:p text:style-name="P19"><text:tab/><text:tab/>return *this;</text:p>
      <text:p text:style-name="P19"><text:tab/>}</text:p>
      <text:p text:style-name="P19"><text:tab/>Iterator&lt;T&gt;&amp; operator--() {</text:p>
      <text:p text:style-name="P19"><text:tab/><text:tab/>tree = BinTree&lt;T&gt;::prev(tree, bin_tree_ptr);</text:p>
      <text:p text:style-name="P19"><text:tab/><text:tab/>return *this;</text:p>
      <text:p text:style-name="P19"><text:tab/>}</text:p>
      <text:p text:style-name="P19"><text:tab/>bool operator==(const Iterator&lt;T&gt; &amp;other) {</text:p>
      <text:p text:style-name="P19"><text:tab/><text:tab/>return bin_tree_ptr == other.bin_tree_ptr &amp;&amp; tree == other.tree;</text:p>
      <text:p text:style-name="P19"><text:tab/>}</text:p>
      <text:p text:style-name="P19"><text:tab/>bool operator!=(const Iterator&lt;T&gt; &amp;other) {</text:p>
      <text:p text:style-name="P19"><text:tab/><text:tab/>return !(*this == other);</text:p>
      <text:p text:style-name="P19"><text:tab/>}</text:p>
      <text:p text:style-name="P19">};</text:p>
      <text:p text:style-name="P19">#endif </text:p>
      <text:p text:style-name="P46"/>
      <text:p text:style-name="P45">T<text:span text:style-name="T60">Massive</text:span>.h</text:p>
      <text:p text:style-name="P19">#ifndef TMASSIVE_H</text:p>
      <text:p text:style-name="P19">#define TMASSIVE_H</text:p>
      <text:p text:style-name="P19">#include &lt;cstring&gt;</text:p>
      <text:p text:style-name="P19">#include &lt;iostream&gt;</text:p>
      <text:p text:style-name="P19"/>
      <text:p text:style-name="P19">template&lt;typename T&gt;</text:p>
      <text:p text:style-name="P19">class Array {</text:p>
      <text:p text:style-name="P19">public:</text:p>
      <text:p text:style-name="P19"><text:tab/>Array();</text:p>
      <text:p text:style-name="P19"><text:tab/>Array(size_t s);</text:p>
      <text:p text:style-name="P19"><text:tab/>Array(const Array&lt;T&gt; &amp;other);</text:p>
      <text:p text:style-name="P19"><text:tab/>Array(Array&lt;T&gt; &amp;&amp;other);</text:p>
      <text:p text:style-name="P19"><text:tab/>~Array();</text:p>
      <text:p text:style-name="P19"><text:tab/>size_t Size() const;</text:p>
      <text:p text:style-name="P19"><text:tab/>const T&amp; operator[](const size_t index) const;</text:p>
      <text:p text:style-name="P19"><text:tab/>T&amp; operator[](const size_t index);</text:p>
      <text:p text:style-name="P19"><text:tab/>Array&lt;T&gt;&amp; operator=(const Array&lt;T&gt; &amp;other);</text:p>
      <text:p text:style-name="P19"><text:tab/>Array&lt;T&gt;&amp; operator=(Array&lt;T&gt; &amp;&amp;other);</text:p>
      <text:p text:style-name="P19"><text:tab/>T* begin();</text:p>
      <text:p text:style-name="P19"><text:tab/>T* end();</text:p>
      <text:p text:style-name="P19"><text:tab/>T* Find(const T &amp;obj);</text:p>
      <text:p text:style-name="P19"><text:tab/>T* Remove(T* it);</text:p>
      <text:p text:style-name="P19">private:</text:p>
      <text:p text:style-name="P19"><text:tab/>T *m_ptr;</text:p>
      <text:p text:style-name="P19"><text:tab/>size_t m_size;</text:p>
      <text:p text:style-name="P19">};</text:p>
      <text:p text:style-name="P19"/>
      <text:p text:style-name="P19">template&lt;typename T&gt;</text:p>
      <text:p text:style-name="P19">Array&lt;T&gt;::Array() : m_ptr(nullptr), m_size(0) {}</text:p>
      <text:p text:style-name="P19"/>
      <text:p text:style-name="P19">template&lt;typename T&gt;</text:p>
      <text:p text:style-name="P19">Array&lt;T&gt;::Array(size_t s) : m_size(s) {</text:p>
      <text:p text:style-name="P19"><text:tab/>m_ptr = static_cast&lt;T*&gt;(malloc(sizeof(T) * m_size));</text:p>
      <text:p text:style-name="P19"><text:tab/>for (size_t i = 0; i &lt; m_size; ++i)</text:p>
      <text:p text:style-name="P19"><text:tab/><text:tab/>new (m_ptr + i) T();<text:tab/><text:tab/>// placement new</text:p>
      <text:p text:style-name="P19">}</text:p>
      <text:p text:style-name="P19"/>
      <text:p text:style-name="P19">template&lt;typename T&gt;</text:p>
      <text:p text:style-name="P19">Array&lt;T&gt;::Array(const Array&lt;T&gt; &amp;other) {</text:p>
      <text:p text:style-name="P19"><text:tab/>m_size = other.m_size;</text:p>
      <text:p text:style-name="P19"><text:tab/>memcpy(m_ptr, other.m_ptr, sizeof(T) * m_size);</text:p>
      <text:p text:style-name="P19">}</text:p>
      <text:p text:style-name="P19"/>
      <text:p text:style-name="P19">template&lt;typename T&gt;</text:p>
      <text:p text:style-name="P19">Array&lt;T&gt;::Array(Array&lt;T&gt; &amp;&amp;other) {</text:p>
      <text:p text:style-name="P19"><text:soft-page-break/><text:tab/>m_ptr = other.m_ptr;</text:p>
      <text:p text:style-name="P19"><text:tab/>m_size = other.m_size;</text:p>
      <text:p text:style-name="P19"><text:tab/>other.m_ptr = nullptr;</text:p>
      <text:p text:style-name="P19"><text:tab/>other.m_size = 0;</text:p>
      <text:p text:style-name="P19">}</text:p>
      <text:p text:style-name="P19"/>
      <text:p text:style-name="P19">template&lt;typename T&gt;</text:p>
      <text:p text:style-name="P19">Array&lt;T&gt;::~Array() {</text:p>
      <text:p text:style-name="P19"><text:tab/>if (m_ptr != nullptr) {</text:p>
      <text:p text:style-name="P19"><text:tab/><text:tab/>for (size_t i = 0; i &lt; m_size; ++i)</text:p>
      <text:p text:style-name="P19"><text:tab/><text:tab/><text:tab/>m_ptr[i].~T();</text:p>
      <text:p text:style-name="P19"><text:tab/><text:tab/>free(m_ptr);</text:p>
      <text:p text:style-name="P19"><text:tab/>}</text:p>
      <text:p text:style-name="P19">}</text:p>
      <text:p text:style-name="P19"/>
      <text:p text:style-name="P19">template&lt;typename T&gt;</text:p>
      <text:p text:style-name="P19">size_t Array&lt;T&gt;::Size() const {</text:p>
      <text:p text:style-name="P19"><text:tab/>return m_size;</text:p>
      <text:p text:style-name="P19">}</text:p>
      <text:p text:style-name="P19"/>
      <text:p text:style-name="P19">template&lt;typename T&gt;</text:p>
      <text:p text:style-name="P19">const T&amp; Array&lt;T&gt;::operator[](const size_t index) const {</text:p>
      <text:p text:style-name="P19"><text:tab/>return m_ptr[index];</text:p>
      <text:p text:style-name="P19">}</text:p>
      <text:p text:style-name="P19"/>
      <text:p text:style-name="P19">template&lt;typename T&gt;</text:p>
      <text:p text:style-name="P19">T&amp; Array&lt;T&gt;::operator[](const size_t index) {</text:p>
      <text:p text:style-name="P19"><text:tab/>return m_ptr[index];</text:p>
      <text:p text:style-name="P19">}</text:p>
      <text:p text:style-name="P19"/>
      <text:p text:style-name="P19">template&lt;typename T&gt;</text:p>
      <text:p text:style-name="P19">Array&lt;T&gt;&amp; Array&lt;T&gt;::operator=(const Array&lt;T&gt; &amp;other) {</text:p>
      <text:p text:style-name="P19"><text:tab/>m_size = other.m_size;</text:p>
      <text:p text:style-name="P19"><text:tab/>memcpy(m_ptr, other.m_ptr, sizeof(T) * m_size);</text:p>
      <text:p text:style-name="P19"><text:tab/>return *this;</text:p>
      <text:p text:style-name="P19">}</text:p>
      <text:p text:style-name="P19"/>
      <text:p text:style-name="P19">template&lt;typename T&gt;</text:p>
      <text:p text:style-name="P19">Array&lt;T&gt;&amp; Array&lt;T&gt;::operator=(Array&lt;T&gt; &amp;&amp;other) {</text:p>
      <text:p text:style-name="P19"><text:tab/>m_ptr = other.m_ptr;</text:p>
      <text:p text:style-name="P19"><text:tab/>m_size = other.m_size;</text:p>
      <text:p text:style-name="P19"><text:tab/>other.m_ptr = nullptr;</text:p>
      <text:p text:style-name="P19"><text:tab/>other.m_size = 0;</text:p>
      <text:p text:style-name="P19"><text:tab/>return *this;</text:p>
      <text:p text:style-name="P19">}</text:p>
      <text:p text:style-name="P19"/>
      <text:p text:style-name="P19">template&lt;typename T&gt;</text:p>
      <text:p text:style-name="P19">T* Array&lt;T&gt;::begin() {</text:p>
      <text:p text:style-name="P19"><text:tab/>return &amp;m_ptr[0];</text:p>
      <text:p text:style-name="P19">}</text:p>
      <text:p text:style-name="P19"/>
      <text:p text:style-name="P19">template&lt;typename T&gt;</text:p>
      <text:p text:style-name="P19">T* Array&lt;T&gt;::end() {</text:p>
      <text:p text:style-name="P19"><text:tab/>return m_ptr + m_size;</text:p>
      <text:p text:style-name="P19">}</text:p>
      <text:p text:style-name="P19">template&lt;typename T&gt;</text:p>
      <text:p text:style-name="P19">bool operator&lt;(const Array&lt;T&gt; &amp;arr1, const Array&lt;T&gt; &amp;arr2) {</text:p>
      <text:p text:style-name="P19"><text:tab/>return *(arr1[0]) &lt; *(arr2[0]);</text:p>
      <text:p text:style-name="P19">}</text:p>
      <text:p text:style-name="P19"/>
      <text:p text:style-name="P19">template&lt;typename T&gt;</text:p>
      <text:p text:style-name="P19">bool operator&gt;(const Array&lt;T&gt; &amp;arr1, const Array&lt;T&gt; &amp;arr2) {</text:p>
      <text:p text:style-name="P19"><text:tab/>return *(arr1[0]) &gt; *(arr2[0]);</text:p>
      <text:p text:style-name="P19">}</text:p>
      <text:p text:style-name="P19"/>
      <text:p text:style-name="P19">template&lt;typename T&gt;</text:p>
      <text:p text:style-name="P19">bool operator==(const Array&lt;T&gt; &amp;arr1, const Array&lt;T&gt; &amp;arr2) {</text:p>
      <text:p text:style-name="P19"><text:tab/>return *(arr1[0]) == *(arr2[0]);</text:p>
      <text:p text:style-name="P19">}</text:p>
      <text:p text:style-name="P19">template&lt;typename T&gt;</text:p>
      <text:p text:style-name="P19">std::ostream&amp; operator&lt;&lt;(std::ostream &amp;os, const Array&lt;T&gt; &amp;arr) {</text:p>
      <text:p text:style-name="P19"><text:soft-page-break/><text:tab/>if (arr[0] == nullptr)</text:p>
      <text:p text:style-name="P19"><text:tab/><text:tab/>return os;</text:p>
      <text:p text:style-name="P19"><text:tab/>os &lt;&lt; "{ ";</text:p>
      <text:p text:style-name="P19"><text:tab/>auto size = arr.Size();</text:p>
      <text:p text:style-name="P19"><text:tab/>for (decltype(size) i = 0; i &lt; size; ++i) {</text:p>
      <text:p text:style-name="P19"><text:tab/><text:tab/>if (arr[i] == nullptr)</text:p>
      <text:p text:style-name="P19"><text:tab/><text:tab/><text:tab/>continue;</text:p>
      <text:p text:style-name="P19"><text:tab/><text:tab/>os &lt;&lt; *(arr[i]) &lt;&lt; ' ';</text:p>
      <text:p text:style-name="P19"><text:tab/>}</text:p>
      <text:p text:style-name="P19"><text:tab/>os &lt;&lt; '}';</text:p>
      <text:p text:style-name="P19"><text:tab/>return os;</text:p>
      <text:p text:style-name="P19">}</text:p>
      <text:p text:style-name="P19">template&lt;typename T&gt;</text:p>
      <text:p text:style-name="P19">T* Array&lt;T&gt;::Find(const T &amp;obj) {</text:p>
      <text:p text:style-name="P19"><text:tab/>for (size_t i = 0; i &lt; m_size; ++i)</text:p>
      <text:p text:style-name="P19"><text:tab/><text:tab/>if (m_ptr[i] == obj)</text:p>
      <text:p text:style-name="P19"><text:tab/><text:tab/><text:tab/>return &amp;m_ptr[i];</text:p>
      <text:p text:style-name="P19"><text:tab/>return nullptr;</text:p>
      <text:p text:style-name="P19">}</text:p>
      <text:p text:style-name="P19"/>
      <text:p text:style-name="P19">template&lt;typename T&gt;</text:p>
      <text:p text:style-name="P19">T* Array&lt;T&gt;::Remove(T *it) {</text:p>
      <text:p text:style-name="P19"><text:tab/>it-&gt;~T();</text:p>
      <text:p text:style-name="P19"><text:tab/>T* end = this-&gt;end();</text:p>
      <text:p text:style-name="P19"><text:tab/>while ((it+1) != end) {</text:p>
      <text:p text:style-name="P19"><text:tab/><text:tab/>*it = *(it + 1);</text:p>
      <text:p text:style-name="P19"><text:tab/><text:tab/>++it;</text:p>
      <text:p text:style-name="P19"><text:tab/>}</text:p>
      <text:p text:style-name="P19"><text:tab/>*it = T();</text:p>
      <text:p text:style-name="P19"><text:tab/>--m_size;</text:p>
      <text:p text:style-name="P19"><text:tab/>return it;</text:p>
      <text:p text:style-name="P19">}</text:p>
      <text:p text:style-name="P19">#endif</text:p>
      <text:p text:style-name="P141"/>
      <text:p text:style-name="P46"/>
      <text:p text:style-name="P45">Main.cpp</text:p>
      <text:p text:style-name="P19">#include &lt;iostream&gt;</text:p>
      <text:p text:style-name="P19">#include &lt;memory&gt;</text:p>
      <text:p text:style-name="P19"/>
      <text:p text:style-name="P19">#include "TNtree.h"</text:p>
      <text:p text:style-name="P19">#include "figure.h"</text:p>
      <text:p text:style-name="P19">#include "retrangle.h"</text:p>
      <text:p text:style-name="P19">#include "rhombus.h"</text:p>
      <text:p text:style-name="P19">#include "trapezium.h"</text:p>
      <text:p text:style-name="P19">#include "TMassive.h"</text:p>
      <text:p text:style-name="P19"/>
      <text:p text:style-name="P19">#define MAX_ARRAY_SIZE 3</text:p>
      <text:p text:style-name="P19"/>
      <text:p text:style-name="P19">using namespace std;</text:p>
      <text:p text:style-name="P19"/>
      <text:p text:style-name="P19">Figure* CreateFigure(char type);</text:p>
      <text:p text:style-name="P19">Figure* FindInTree(Figure *figure, BinTree&lt;Array&lt;shared_ptr&lt;Figure&gt;&gt;&gt; &amp;tree);</text:p>
      <text:p text:style-name="P19">void RemoveFromTree(Figure *figure, BinTree&lt;Array&lt;shared_ptr&lt;Figure&gt;&gt;&gt; &amp;tree);</text:p>
      <text:p text:style-name="P19"/>
      <text:p text:style-name="P19">const size_t memory_page_size = 65536;</text:p>
      <text:p text:style-name="P19">const size_t block_size = max({ sizeof(Retrangle), sizeof(Rhombus), sizeof(Trapezium) });</text:p>
      <text:p text:style-name="P19"/>
      <text:p text:style-name="P19">Allocator Figure::allocator = Allocator(memory_page_size, block_size);</text:p>
      <text:p text:style-name="P19"/>
      <text:p text:style-name="P19">int main() {</text:p>
      <text:p text:style-name="P19"><text:tab/>BinTree&lt;Array&lt;shared_ptr&lt;Figure&gt;&gt;&gt; tree;</text:p>
      <text:p text:style-name="P19"><text:tab/></text:p>
      <text:p text:style-name="P19"><text:tab/>int count = 0;</text:p>
      <text:p text:style-name="P19"><text:tab/>Array&lt;shared_ptr&lt;Figure&gt;&gt; *array = new Array&lt;shared_ptr&lt;Figure&gt;&gt;(MAX_ARRAY_SIZE);</text:p>
      <text:p text:style-name="P19"/>
      <text:p text:style-name="P19"><text:tab/>tree.Insert(array);</text:p>
      <text:p text:style-name="P19"/>
      <text:p text:style-name="P19"><text:tab/>char command = 0;</text:p>
      <text:p text:style-name="P19"><text:soft-page-break/><text:tab/>char fig_type = 0;</text:p>
      <text:p text:style-name="P19"/>
      <text:p text:style-name="P19"><text:tab/>while (1) {</text:p>
      <text:p text:style-name="P19"><text:tab/><text:tab/>cout &lt;&lt; "Enter a command &lt;a/f/r/p/h/i&gt;" &lt;&lt; endl;</text:p>
      <text:p text:style-name="P19"><text:tab/><text:tab/>cin &gt;&gt; command;</text:p>
      <text:p text:style-name="P19"><text:tab/><text:tab/>if (cin.eof())</text:p>
      <text:p text:style-name="P19"><text:tab/><text:tab/><text:tab/>break;</text:p>
      <text:p text:style-name="P19"><text:tab/><text:tab/>if (command == 'a') {</text:p>
      <text:p text:style-name="P19"><text:tab/><text:tab/><text:tab/>cout &lt;&lt; "Enter a figure &lt;1/2/3&gt; to insert" &lt;&lt; endl;</text:p>
      <text:p text:style-name="P19"><text:tab/><text:tab/><text:tab/>cin &gt;&gt; fig_type;</text:p>
      <text:p text:style-name="P19"><text:tab/><text:tab/><text:tab/>if (fig_type != '3' &amp;&amp; fig_type != '2' &amp;&amp; fig_type != '1')</text:p>
      <text:p text:style-name="P19"><text:tab/><text:tab/><text:tab/><text:tab/>continue;</text:p>
      <text:p text:style-name="P19"><text:tab/><text:tab/><text:tab/>if (count &gt;= MAX_ARRAY_SIZE) {</text:p>
      <text:p text:style-name="P19"><text:tab/><text:tab/><text:tab/><text:tab/>count = 0;</text:p>
      <text:p text:style-name="P19"><text:tab/><text:tab/><text:tab/><text:tab/>array = new Array&lt;shared_ptr&lt;Figure&gt;&gt;(MAX_ARRAY_SIZE);</text:p>
      <text:p text:style-name="P19"><text:tab/><text:tab/><text:tab/><text:tab/>(*array)[count] = shared_ptr&lt;Figure&gt;(CreateFigure(fig_type));</text:p>
      <text:p text:style-name="P19"><text:tab/><text:tab/><text:tab/><text:tab/>tree.Insert(array);</text:p>
      <text:p text:style-name="P19"><text:tab/><text:tab/><text:tab/><text:tab/>++count;</text:p>
      <text:p text:style-name="P19"><text:tab/><text:tab/><text:tab/><text:tab/>continue;</text:p>
      <text:p text:style-name="P19"><text:tab/><text:tab/><text:tab/>}</text:p>
      <text:p text:style-name="P19"><text:tab/><text:tab/><text:tab/>(*array)[count] = shared_ptr&lt;Figure&gt;(CreateFigure(fig_type));</text:p>
      <text:p text:style-name="P19"><text:tab/><text:tab/><text:tab/>++count;</text:p>
      <text:p text:style-name="P19"><text:tab/><text:tab/>}</text:p>
      <text:p text:style-name="P19"><text:tab/><text:tab/>else if (command == 'f') {</text:p>
      <text:p text:style-name="P19"><text:tab/><text:tab/><text:tab/>cout &lt;&lt; "Enter a figure &lt;1/2/3&gt; to find" &lt;&lt; endl;</text:p>
      <text:p text:style-name="P19"><text:tab/><text:tab/><text:tab/>cin &gt;&gt; fig_type;</text:p>
      <text:p text:style-name="P19"><text:tab/><text:tab/><text:tab/>if (fig_type != '3' &amp;&amp; fig_type != '2' &amp;&amp; fig_type != '1')</text:p>
      <text:p text:style-name="P19"><text:tab/><text:tab/><text:tab/><text:tab/>continue;</text:p>
      <text:p text:style-name="P19"><text:tab/><text:tab/><text:tab/>Figure *temp_figure = CreateFigure(fig_type);</text:p>
      <text:p text:style-name="P19"/>
      <text:p text:style-name="P19"><text:tab/><text:tab/><text:tab/>temp_figure = FindInTree(temp_figure, tree);</text:p>
      <text:p text:style-name="P19"><text:tab/><text:tab/><text:tab/>if (temp_figure != nullptr) {</text:p>
      <text:p text:style-name="P19"><text:tab/><text:tab/><text:tab/><text:tab/>cout &lt;&lt; "Found: " &lt;&lt; endl;</text:p>
      <text:p text:style-name="P19"><text:tab/><text:tab/><text:tab/><text:tab/>cout &lt;&lt; *temp_figure &lt;&lt; endl;</text:p>
      <text:p text:style-name="P19"><text:tab/><text:tab/><text:tab/>}</text:p>
      <text:p text:style-name="P19"><text:tab/><text:tab/><text:tab/>else {</text:p>
      <text:p text:style-name="P19"><text:tab/><text:tab/><text:tab/><text:tab/>cout &lt;&lt; "Nothing found" &lt;&lt; endl;</text:p>
      <text:p text:style-name="P19"><text:tab/><text:tab/><text:tab/>}</text:p>
      <text:p text:style-name="P19"><text:tab/><text:tab/>}</text:p>
      <text:p text:style-name="P19"><text:tab/><text:tab/>else if (command == 'p') {</text:p>
      <text:p text:style-name="P19"><text:tab/><text:tab/><text:tab/>cout &lt;&lt; "Current state of the tree: " &lt;&lt; endl;</text:p>
      <text:p text:style-name="P19"><text:tab/><text:tab/><text:tab/>tree.Print();</text:p>
      <text:p text:style-name="P19"><text:tab/><text:tab/>}</text:p>
      <text:p text:style-name="P19"><text:tab/><text:tab/>else if (command == 'e') {</text:p>
      <text:p text:style-name="P19"><text:tab/><text:tab/><text:tab/>break;</text:p>
      <text:p text:style-name="P19"><text:tab/><text:tab/>}</text:p>
      <text:p text:style-name="P19"><text:tab/><text:tab/>else if (command == 'i') {</text:p>
      <text:p text:style-name="P19"><text:tab/><text:tab/><text:tab/>cout &lt;&lt; "inorder print: " &lt;&lt; endl;</text:p>
      <text:p text:style-name="P19"><text:tab/><text:tab/><text:tab/>for (auto el : tree)</text:p>
      <text:p text:style-name="P19"><text:tab/><text:tab/><text:tab/><text:tab/>cout &lt;&lt; *el &lt;&lt; ' ';</text:p>
      <text:p text:style-name="P19"><text:tab/><text:tab/><text:tab/>cout &lt;&lt; endl;</text:p>
      <text:p text:style-name="P19"><text:tab/><text:tab/>}</text:p>
      <text:p text:style-name="P19"><text:tab/><text:tab/>else if (command == 'r') {</text:p>
      <text:p text:style-name="P19"><text:tab/><text:tab/><text:tab/>cout &lt;&lt; "Enter a figure &lt;1/2/3&gt; to find" &lt;&lt; endl;</text:p>
      <text:p text:style-name="P19"><text:tab/><text:tab/><text:tab/>cin &gt;&gt; fig_type;</text:p>
      <text:p text:style-name="P19"><text:tab/><text:tab/><text:tab/>if (fig_type != '3' &amp;&amp; fig_type != '2' &amp;&amp; fig_type != '1')</text:p>
      <text:p text:style-name="P19"><text:tab/><text:tab/><text:tab/><text:tab/>continue;</text:p>
      <text:p text:style-name="P19"><text:tab/><text:tab/><text:tab/>Figure *temp_figure = CreateFigure(fig_type);</text:p>
      <text:p text:style-name="P19"><text:tab/><text:tab/><text:tab/>RemoveFromTree(temp_figure, tree);</text:p>
      <text:p text:style-name="P19"><text:tab/><text:tab/><text:tab/>cout &lt;&lt; "Removed" &lt;&lt; endl;</text:p>
      <text:p text:style-name="P19"><text:tab/><text:tab/>}</text:p>
      <text:p text:style-name="P19"><text:tab/><text:tab/>else if (command == '3') {</text:p>
      <text:p text:style-name="P19"><text:tab/><text:tab/><text:tab/>cout &lt;&lt;</text:p>
      <text:p text:style-name="P19"><text:tab/><text:tab/><text:tab/><text:tab/>R"(commands:</text:p>
      <text:p text:style-name="P19"><text:tab/>a -- add,</text:p>
      <text:p text:style-name="P19"><text:tab/>f -- find item,</text:p>
      <text:p text:style-name="P19"><text:tab/>r -- remove tree item,</text:p>
      <text:p text:style-name="P19"><text:tab/>p -- print tree,</text:p>
      <text:p text:style-name="P19"><text:tab/>h -- help,</text:p>
      <text:p text:style-name="P19"><text:soft-page-break/><text:tab/>i -- inorder print,</text:p>
      <text:p text:style-name="P19"><text:tab/>e -- exit program.</text:p>
      <text:p text:style-name="P19">figures:</text:p>
      <text:p text:style-name="P19"><text:tab/>1 _ _ -- rectangle side1 side2,</text:p>
      <text:p text:style-name="P19"><text:tab/>2 _ _ -- rhombus side height,</text:p>
      <text:p text:style-name="P19"><text:tab/>3 _ _ _ -- trapezium side1 side2 height.)" &lt;&lt; endl;</text:p>
      <text:p text:style-name="P19"><text:tab/><text:tab/>}</text:p>
      <text:p text:style-name="P19"><text:tab/>}</text:p>
      <text:p text:style-name="P19">}</text:p>
      <text:p text:style-name="P19"/>
      <text:p text:style-name="P19">Figure* CreateFigure(char type) {</text:p>
      <text:p text:style-name="P19"><text:tab/>Figure *fig = nullptr;</text:p>
      <text:p text:style-name="P19"><text:tab/>if (type == '1')</text:p>
      <text:p text:style-name="P19"><text:tab/><text:tab/>fig = new Retrangle(std::cin);</text:p>
      <text:p text:style-name="P19"><text:tab/>else if (type == '2')</text:p>
      <text:p text:style-name="P19"><text:tab/><text:tab/>fig = new Rhombus(std::cin);</text:p>
      <text:p text:style-name="P19"><text:tab/>else if (type == '3')</text:p>
      <text:p text:style-name="P19"><text:tab/><text:tab/>fig = new Trapezium(std::cin);</text:p>
      <text:p text:style-name="P19"><text:tab/>return fig;</text:p>
      <text:p text:style-name="P19">}</text:p>
      <text:p text:style-name="P19"/>
      <text:p text:style-name="P19">Figure* FindInTree(Figure *figure, BinTree&lt;Array&lt;shared_ptr&lt;Figure&gt;&gt;&gt; &amp;tree) {</text:p>
      <text:p text:style-name="P19"><text:tab/>auto cur_it = tree.begin();</text:p>
      <text:p text:style-name="P19"><text:tab/>auto end_it = tree.end();</text:p>
      <text:p text:style-name="P19"><text:tab/>for (; cur_it != end_it; ++cur_it) {</text:p>
      <text:p text:style-name="P19"><text:tab/><text:tab/>auto &amp;cur_array = **cur_it;</text:p>
      <text:p text:style-name="P19"><text:tab/><text:tab/>auto size = cur_array.Size();</text:p>
      <text:p text:style-name="P19"><text:tab/><text:tab/>decltype(size) i = 0;</text:p>
      <text:p text:style-name="P19"><text:tab/><text:tab/>for (; i &lt; size; ++i) {</text:p>
      <text:p text:style-name="P19"><text:tab/><text:tab/><text:tab/>if (*cur_array[i] == *figure) {</text:p>
      <text:p text:style-name="P19"><text:tab/><text:tab/><text:tab/><text:tab/>return cur_array[i].get();</text:p>
      <text:p text:style-name="P19"><text:tab/><text:tab/><text:tab/>}</text:p>
      <text:p text:style-name="P19"><text:tab/><text:tab/>}</text:p>
      <text:p text:style-name="P19"><text:tab/>}</text:p>
      <text:p text:style-name="P19">}</text:p>
      <text:p text:style-name="P19"/>
      <text:p text:style-name="P19">void RemoveFromTree(Figure *figure, BinTree&lt;Array&lt;shared_ptr&lt;Figure&gt;&gt;&gt; &amp;tree) {</text:p>
      <text:p text:style-name="P19"><text:tab/>auto cur_it = tree.begin();</text:p>
      <text:p text:style-name="P19"><text:tab/>auto end_it = tree.end();</text:p>
      <text:p text:style-name="P19"><text:tab/>for (; cur_it != end_it; ++cur_it) {</text:p>
      <text:p text:style-name="P19"><text:tab/><text:tab/>auto &amp;cur_array = **cur_it;</text:p>
      <text:p text:style-name="P19"><text:tab/><text:tab/>auto size = cur_array.Size();</text:p>
      <text:p text:style-name="P19"><text:tab/><text:tab/>decltype(size) i = 0;</text:p>
      <text:p text:style-name="P19"><text:tab/><text:tab/>for (; i &lt; size; ++i) {</text:p>
      <text:p text:style-name="P19"><text:tab/><text:tab/><text:tab/>if (cur_array[i] &amp;&amp; *cur_array[i] == *figure) {</text:p>
      <text:p text:style-name="P19"><text:tab/><text:tab/><text:tab/><text:tab/>cur_array.Remove(&amp;cur_array[i]);</text:p>
      <text:p text:style-name="P19"><text:tab/><text:tab/><text:tab/><text:tab/>return;</text:p>
      <text:p text:style-name="P19"><text:tab/><text:tab/><text:tab/>}</text:p>
      <text:p text:style-name="P19"><text:tab/><text:tab/>}</text:p>
      <text:p text:style-name="P19"><text:tab/>}</text:p>
      <text:p text:style-name="P19">}</text:p>
      <text:p text:style-name="P18"/>
      <text:p text:style-name="P18">ПРИМЕР РАБОТЫ ПРОГРАММЫ</text:p>
      <text:p text:style-name="P18"/>
      <text:p text:style-name="P120">Enter a command &lt;a/f/r/p/h/i&gt;</text:p>
      <text:p text:style-name="P120">a</text:p>
      <text:p text:style-name="P120">Enter a figure &lt;1/2/3&gt; to insert</text:p>
      <text:p text:style-name="P120">1 1 1</text:p>
      <text:p text:style-name="P120">Enter a command &lt;a/f/r/p/h/i&gt;</text:p>
      <text:p text:style-name="P120">a</text:p>
      <text:p text:style-name="P120">Enter a figure &lt;1/2/3&gt; to insert</text:p>
      <text:p text:style-name="P120">2 2 2</text:p>
      <text:p text:style-name="P120">Enter a command &lt;a/f/r/p/h/i&gt;</text:p>
      <text:p text:style-name="P120">a</text:p>
      <text:p text:style-name="P120">Enter a figure &lt;1/2/3&gt; to insert</text:p>
      <text:p text:style-name="P120">3 1 2 3</text:p>
      <text:p text:style-name="P120">Enter a command &lt;a/f/r/p/h/i&gt;</text:p>
      <text:p text:style-name="P120">p</text:p>
      <text:p text:style-name="P120">Current state of the tree:</text:p>
      <text:p text:style-name="P120">{ rec(1, 1) rho(2, 2) tra(1,2,3) }</text:p>
      <text:p text:style-name="P120">Enter a command &lt;a/f/r/p/h/i&gt;</text:p>
      <text:p text:style-name="P120"><text:soft-page-break/>1 2 2</text:p>
      <text:p text:style-name="P120">Enter a command &lt;a/f/r/p/h/i&gt;</text:p>
      <text:p text:style-name="P120">Enter a command &lt;a/f/r/p/h/i&gt;</text:p>
      <text:p text:style-name="P120">Enter a command &lt;a/f/r/p/h/i&gt;</text:p>
      <text:p text:style-name="P120">a</text:p>
      <text:p text:style-name="P120">Enter a figure &lt;1/2/3&gt; to insert</text:p>
      <text:p text:style-name="P120">1 2 2</text:p>
      <text:p text:style-name="P120">Enter a command &lt;a/f/r/p/h/i&gt;</text:p>
      <text:p text:style-name="P120">a</text:p>
      <text:p text:style-name="P120">Enter a figure &lt;1/2/3&gt; to insert</text:p>
      <text:p text:style-name="P120">2 3 3</text:p>
      <text:p text:style-name="P120">Enter a command &lt;a/f/r/p/h/i&gt;</text:p>
      <text:p text:style-name="P120">a</text:p>
      <text:p text:style-name="P120">Enter a figure &lt;1/2/3&gt; to insert</text:p>
      <text:p text:style-name="P120">3 4 5</text:p>
      <text:p text:style-name="P120">5</text:p>
      <text:p text:style-name="P120">Enter a command &lt;a/f/r/p/h/i&gt;</text:p>
      <text:p text:style-name="P120">p</text:p>
      <text:p text:style-name="P120">Current state of the tree:</text:p>
      <text:p text:style-name="P120">{ rec(1, 1) rho(2, 2) tra(1,2,3) }</text:p>
      <text:p text:style-name="P120"><text:s text:c="2"/>{ rec(2, 2) rho(3, 3) tra(4,5,5) }</text:p>
      <text:p text:style-name="P120">Enter a command &lt;a/f/r/p/h/i&gt;</text:p>
      <text:p text:style-name="P120">a</text:p>
      <text:p text:style-name="P120">Enter a figure &lt;1/2/3&gt; to insert</text:p>
      <text:p text:style-name="P120">2 2 3</text:p>
      <text:p text:style-name="P120">Enter a command &lt;a/f/r/p/h/i&gt;</text:p>
      <text:p text:style-name="P120">i</text:p>
      <text:p text:style-name="P120">inorder print:</text:p>
      <text:p text:style-name="P120">{ rec(1, 1) rho(2, 2) tra(1,2,3) } { rec(2, 2) rho(3, 3) tra(4,5,5) } { rho(2, 3) }</text:p>
      <text:p text:style-name="P120">Enter a command &lt;a/f/r/p/h/i&gt;</text:p>
      <text:p text:style-name="P120">p</text:p>
      <text:p text:style-name="P120">Current state of the tree:</text:p>
      <text:p text:style-name="P120">{ rec(1, 1) rho(2, 2) tra(1,2,3) }</text:p>
      <text:p text:style-name="P120"><text:s text:c="2"/>{ rec(2, 2) rho(3, 3) tra(4,5,5) }</text:p>
      <text:p text:style-name="P120"><text:s text:c="4"/>{ rho(2, 3) }</text:p>
      <text:p text:style-name="P120">Enter a command &lt;a/f/r/p/h/i&gt;</text:p>
      <text:p text:style-name="P120">e</text:p>
      <text:p text:style-name="P120">Rhombus deleted</text:p>
      <text:p text:style-name="P120">Rectangle deleted</text:p>
      <text:p text:style-name="P120">Rhombus deleted</text:p>
      <text:p text:style-name="P120">Trapezium deleted</text:p>
      <text:p text:style-name="P120">Rectangle deleted</text:p>
      <text:p text:style-name="P120">Rhombus deleted</text:p>
      <text:p text:style-name="P120">Trapezium deleted</text:p>
      <text:p text:style-name="P19"/>
      <text:p text:style-name="P18"/>
      <text:p text:style-name="P18">ВЫВОД</text:p>
      <text:p text:style-name="P18"/>
      <text:p text:style-name="Standard"><text:tab/><text:span text:style-name="T1">В седьмой лабораторной работе создается программа, которая позволяет хранить контейнер в контейнере, в котором хранятся фигуры. </text:span><text:span text:style-name="T5">В</text:span><text:span text:style-name="T3">о время её выполнения я узнал очень много нового </text:span><text:span text:style-name="T5">и полезного</text:span><text:span text:style-name="T3">. </text:span><text:span text:style-name="T5">Данную ЛР <text:s/>можно считать самой трудоемкой и сложной <text:s/>по реализации. Но работа выполнена и программа работает корректно.</text:span></text:p>
      <text:p text:style-name="P44"/>
      <text:p text:style-name="P23"/>
      <text:p text:style-name="P22"/>
      <text:p text:style-name="P14"/>
      <text:p text:style-name="P5"/>
      <text:p text:style-name="P5"/>
      <text:p text:style-name="P5"/>
      <text:p text:style-name="P5"/>
      <text:p text:style-name="P5"/>
      <text:p text:style-name="P83">Национальный исследовательский институт</text:p>
      <text:p text:style-name="P60"><text:span text:style-name="T34">«</text:span><text:span text:style-name="T35">Московский Авиационный Институт</text:span><text:span text:style-name="T30">»</text:span></text:p>
      <text:p text:style-name="P55"/>
      <text:p text:style-name="P56"><text:span text:style-name="T32">факультет </text:span><text:span text:style-name="T36">ИНФОРМАЦИОННЫ</text:span><text:span text:style-name="T37">Х</text:span><text:span text:style-name="T36"> ТЕХНОЛОГИ</text:span><text:span text:style-name="T37">Й</text:span><text:span text:style-name="T36"> И ПРИКЛАДН</text:span><text:span text:style-name="T37">ОЙ</text:span><text:span text:style-name="T36"> МАТЕМАТИК</text:span><text:span text:style-name="T37">И</text:span></text:p>
      <text:p text:style-name="P57"><text:span text:style-name="T17">Кафедра </text:span><text:a xlink:type="simple" xlink:href="https://www.mai.ru/education/fpmf/806/" text:style-name="Internet_20_link" text:visited-style-name="Visited_20_Internet_20_Link"><text:span text:style-name="T38">вычислительн</text:span></text:a><text:a xlink:type="simple" xlink:href="https://www.mai.ru/education/fpmf/806/" text:style-name="Internet_20_link" text:visited-style-name="Visited_20_Internet_20_Link"><text:span text:style-name="T39">ой</text:span></text:a><text:a xlink:type="simple" xlink:href="https://www.mai.ru/education/fpmf/806/" text:style-name="Internet_20_link" text:visited-style-name="Visited_20_Internet_20_Link"><text:span text:style-name="T38"> математик</text:span></text:a><text:a xlink:type="simple" xlink:href="https://www.mai.ru/education/fpmf/806/" text:style-name="Internet_20_link" text:visited-style-name="Visited_20_Internet_20_Link"><text:span text:style-name="T39">и</text:span></text:a><text:a xlink:type="simple" xlink:href="https://www.mai.ru/education/fpmf/806/" text:style-name="Internet_20_link" text:visited-style-name="Visited_20_Internet_20_Link"><text:span text:style-name="T38"> и программировани</text:span></text:a><text:span text:style-name="T39">я</text:span></text:p>
      <text:p text:style-name="P51"/>
      <text:p text:style-name="P53"/>
      <text:p text:style-name="P62"/>
      <text:p text:style-name="P58"/>
      <text:h text:style-name="P80" text:outline-level="1"/>
      <text:h text:style-name="P80" text:outline-level="1"/>
      <text:p text:style-name="P78"/>
      <text:h text:style-name="P81" text:outline-level="1">Отчет по лабораторной работе № <text:span text:style-name="T42">8</text:span></text:h>
      <text:h text:style-name="P82" text:outline-level="1">по курсу «Объектно-ориентированное программирование»</text:h>
      <text:p text:style-name="P69"/>
      <text:p text:style-name="P69"/>
      <text:p text:style-name="P63">Работу выполнил </text:p>
      <text:p text:style-name="P63">студент <text:span text:style-name="T44">2</text:span><text:span text:style-name="T45"> </text:span>курса </text:p>
      <text:p text:style-name="P63"><text:span text:style-name="T43">очного</text:span> отделения</text:p>
      <text:p text:style-name="P64"><text:span text:style-name="T61">Нурмаммедов</text:span> <text:span text:style-name="T61">Э</text:span>.В</text:p>
      <text:p text:style-name="P65">группы М80-208Б-<text:span text:style-name="T61">17</text:span></text:p>
      <text:p text:style-name="P63"/>
      <text:p text:style-name="P66"><text:span text:style-name="T50">п</text:span>реподавател<text:span text:style-name="T50">ь:</text:span></text:p>
      <text:p text:style-name="P66">Поповкин Александр Викторович</text:p>
      <text:p text:style-name="P67"/>
      <text:p text:style-name="P68"/>
      <text:p text:style-name="P70"/>
      <text:p text:style-name="P71"/>
      <text:p text:style-name="P71"/>
      <text:p text:style-name="P71"/>
      <text:p text:style-name="P59">Оценка:</text:p>
      <table:table table:name="Таблица8" table:style-name="Таблица8">
        <table:table-column table:style-name="Таблица8.A"/>
        <table:table-row>
          <table:table-cell table:style-name="Таблица8.A1" office:value-type="string">
            <text:p text:style-name="P79"/>
          </table:table-cell>
        </table:table-row>
      </table:table>
      <text:p text:style-name="P61"/>
      <text:p text:style-name="P52">Подпись <text:span text:style-name="T41">преподавателя</text:span></text:p>
      <text:p text:style-name="P54"><text:s text:c="14"/></text:p>
      <text:p text:style-name="P52">Подпись студента</text:p>
      <text:p text:style-name="P54"><text:s text:c="14"/></text:p>
      <text:p text:style-name="P52"><text:span text:style-name="T41">Ч</text:span>исло</text:p>
      <text:p text:style-name="P52"><text:span text:style-name="T49">17</text:span><text:span text:style-name="T46">.</text:span><text:span text:style-name="T49">01</text:span><text:span text:style-name="T46">.</text:span><text:span text:style-name="T47">201</text:span><text:span text:style-name="T49">9</text:span></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text:p>
      <text:p text:style-name="P50"><text:span text:style-name="T30">Москва-20</text:span><text:span text:style-name="T31">1</text:span><text:span text:style-name="T33">8</text:span></text:p>
      <text:p text:style-name="P50"><text:span text:style-name="T33"/></text:p>
      <text:p text:style-name="P5"><text:soft-page-break/>ЗАДАНИЕ</text:p>
      <text:p text:style-name="P5"><text:tab/>Используя структуры данных, разработанные для лабораторной работы №6 (контейнер первого уровня<text:tab/>и классы-фигуры) разработать алгоритм быстрой сортировки для класса-контейнера .<text:tab/></text:p>
      <text:p text:style-name="P140">Необходимо разработать два вида алгоритма:</text:p>
      <text:list xml:id="list119147627" text:style-name="WW8Num3">
        <text:list-item>
          <text:p text:style-name="P100">Обычный, без параллельных вызовов.</text:p>
        </text:list-item>
        <text:list-item>
          <text:p text:style-name="P100">С использованием параллельных вызовов. В этом случае, каждый рекурсивный<text:tab/>вызов сортировки должен создаваться в отдельном потоке.<text:tab/></text:p>
        </text:list-item>
      </text:list>
      <text:p text:style-name="P5"><text:tab/></text:p>
      <text:p text:style-name="P140">Для создания потоков использовать механизмы: </text:p>
      <text:list xml:id="list3793302647" text:style-name="WW8Num7">
        <text:list-item>
          <text:p text:style-name="P101">Future</text:p>
        </text:list-item>
        <text:list-item>
          <text:p text:style-name="P101">packaged_task/async<text:tab/></text:p>
        </text:list-item>
      </text:list>
      <text:p text:style-name="P5"><text:tab/></text:p>
      <text:p text:style-name="P140">Для обеспечения потоко-безопасности структур данных использовать:</text:p>
      <text:list xml:id="list2587476734" text:style-name="WW8Num11">
        <text:list-item>
          <text:p text:style-name="P102">mutex</text:p>
        </text:list-item>
        <text:list-item>
          <text:p text:style-name="P102">lock_guard<text:tab/></text:p>
        </text:list-item>
      </text:list>
      <text:p text:style-name="P5"/>
      <text:p text:style-name="P5">ОПИСАНИЕ</text:p>
      <text:p text:style-name="P5"><text:tab/>Параллельное программирование – это техника программирования, которая использует преимущества многоядерных или многопроцессорных компьютеров. Параллельное программирование может быть сложным, которое включает в себя черты более традиционного или последовательного программирования, но в параллельном имеются три дополнительных этапа:</text:p>
      <text:list xml:id="list2303165217" text:style-name="WW8Num14">
        <text:list-item>
          <text:p text:style-name="P103">определение параллелизма: анализ задачи с целью выделить подзадачи, которые могут выполняться одновременно.</text:p>
        </text:list-item>
        <text:list-item>
          <text:p text:style-name="P103">Выявление параллелизма: изменение структуры задачи таким образом, чтобы можно было эффективно выполнять задачи.</text:p>
        </text:list-item>
        <text:list-item>
          <text:p text:style-name="P103">Выражение параллелизма: реализация параллельного алгоритма в исходном коде с помощью системы обозначений параллельного программирования.</text:p>
        </text:list-item>
      </text:list>
      <text:p text:style-name="P5"/>
      <text:p text:style-name="Standard"><text:span text:style-name="T1">ЛИСТИНГ</text:span><text:span text:style-name="T10"> </text:span><text:span text:style-name="T1">ПРОГРАММЫ</text:span></text:p>
      <text:p text:style-name="P10"/>
      <text:p text:style-name="P8"><text:span text:style-name="T61">Sort</text:span>.h</text:p>
      <text:p text:style-name="P106">#ifndef QUICK_SORT_H</text:p>
      <text:p text:style-name="P106">#define QUICK_SORT_H</text:p>
      <text:p text:style-name="P106">#endif </text:p>
      <text:p text:style-name="P106"/>
      <text:p text:style-name="P106">#include &lt;mutex&gt;</text:p>
      <text:p text:style-name="P106">#include &lt;thread&gt;</text:p>
      <text:p text:style-name="P106">#include &lt;functional&gt;</text:p>
      <text:p text:style-name="P106">#include "TMassive.h"</text:p>
      <text:p text:style-name="P106"/>
      <text:p text:style-name="P106">template&lt;typename T, typename P&gt;</text:p>
      <text:p text:style-name="P106">void quick_sort_parallel(Array&lt;T&gt; &amp;arr, size_t start, size_t finish, P predicate);</text:p>
      <text:p text:style-name="P106">template&lt;typename T, typename P&gt;</text:p>
      <text:p text:style-name="P106">void quick_sort(Array&lt;T&gt; &amp;arr, size_t start, size_t finish, P predicate);</text:p>
      <text:p text:style-name="P106">template&lt;typename T, typename P&gt;</text:p>
      <text:p text:style-name="P106">bool is_sorted(const Array&lt;T&gt; &amp;arr, P predicate);</text:p>
      <text:p text:style-name="P106"/>
      <text:p text:style-name="P106">template&lt;typename T, typename P&gt;</text:p>
      <text:p text:style-name="P106">void quick_sort(Array&lt;T&gt; &amp;arr, size_t start, size_t finish, P predicate) {</text:p>
      <text:p text:style-name="P106"><text:tab/>T pivot = arr[(start + finish) / 2 + 1];</text:p>
      <text:p text:style-name="P106"><text:tab/>size_t left = start;</text:p>
      <text:p text:style-name="P106"><text:tab/>size_t right = finish;</text:p>
      <text:p text:style-name="P106"/>
      <text:p text:style-name="P106"><text:soft-page-break/><text:tab/>while (left &lt;= right) {</text:p>
      <text:p text:style-name="P106"><text:tab/><text:tab/>while (predicate(arr[left], pivot) &lt; 0)</text:p>
      <text:p text:style-name="P106"><text:tab/><text:tab/><text:tab/>++left;</text:p>
      <text:p text:style-name="P106"><text:tab/><text:tab/>while (predicate(arr[right], pivot) &gt; 0)</text:p>
      <text:p text:style-name="P106"><text:tab/><text:tab/><text:tab/>--right;</text:p>
      <text:p text:style-name="P106"><text:tab/><text:tab/>if (left &lt;= right) {</text:p>
      <text:p text:style-name="P106"><text:tab/><text:tab/><text:tab/>if (left != right) {</text:p>
      <text:p text:style-name="P106"><text:tab/><text:tab/><text:tab/><text:tab/>auto temp = arr[left];</text:p>
      <text:p text:style-name="P106"><text:tab/><text:tab/><text:tab/><text:tab/>arr[left] = arr[right];</text:p>
      <text:p text:style-name="P106"><text:tab/><text:tab/><text:tab/><text:tab/>arr[right] = temp;</text:p>
      <text:p text:style-name="P106"><text:tab/><text:tab/><text:tab/>}</text:p>
      <text:p text:style-name="P106"><text:tab/><text:tab/><text:tab/>++left;</text:p>
      <text:p text:style-name="P106"><text:tab/><text:tab/><text:tab/>--right;</text:p>
      <text:p text:style-name="P106"><text:tab/><text:tab/>}</text:p>
      <text:p text:style-name="P106"><text:tab/>}</text:p>
      <text:p text:style-name="P106"><text:tab/></text:p>
      <text:p text:style-name="P106"><text:tab/>if (start &lt; right)<text:tab/></text:p>
      <text:p text:style-name="P106"><text:tab/><text:tab/>quick_sort(arr, start, right, predicate);</text:p>
      <text:p text:style-name="P106"><text:tab/>if (finish &gt; left)<text:tab/></text:p>
      <text:p text:style-name="P106"><text:tab/><text:tab/>quick_sort(arr, left, finish, predicate);</text:p>
      <text:p text:style-name="P106">}</text:p>
      <text:p text:style-name="P106"/>
      <text:p text:style-name="P106">template&lt;typename T, typename P&gt;</text:p>
      <text:p text:style-name="P106">void quick_sort_parallel(Array&lt;T&gt; &amp;arr, size_t start, size_t finish, P predicate) {</text:p>
      <text:p text:style-name="P106"><text:tab/>T pivot = arr[(start + finish) / 2 + 1];</text:p>
      <text:p text:style-name="P106"><text:tab/>size_t left = start;</text:p>
      <text:p text:style-name="P106"><text:tab/>size_t right = finish;</text:p>
      <text:p text:style-name="P106"/>
      <text:p text:style-name="P106"><text:tab/>static std::mutex mut;</text:p>
      <text:p text:style-name="P106"><text:tab/>static int threads_available = hardware_concurrency() - 1;</text:p>
      <text:p text:style-name="P106"/>
      <text:p text:style-name="P106"><text:tab/>bool is_left_threaded = false;</text:p>
      <text:p text:style-name="P106"><text:tab/>bool is_right_threaded = false;</text:p>
      <text:p text:style-name="P106"/>
      <text:p text:style-name="P106"><text:tab/>while (left &lt;= right) {</text:p>
      <text:p text:style-name="P106"><text:tab/><text:tab/>while (predicate(arr[left], pivot) &lt; 0)</text:p>
      <text:p text:style-name="P106"><text:tab/><text:tab/><text:tab/>++left;</text:p>
      <text:p text:style-name="P106"><text:tab/><text:tab/>while (predicate(arr[right], pivot) &gt; 0)</text:p>
      <text:p text:style-name="P106"><text:tab/><text:tab/><text:tab/>--right;</text:p>
      <text:p text:style-name="P106"><text:tab/><text:tab/>if (left &lt;= right) {</text:p>
      <text:p text:style-name="P106"><text:tab/><text:tab/><text:tab/>if (left != right) {</text:p>
      <text:p text:style-name="P106"><text:tab/><text:tab/><text:tab/><text:tab/>auto temp = arr[left];</text:p>
      <text:p text:style-name="P106"><text:tab/><text:tab/><text:tab/><text:tab/>arr[left] = arr[right];</text:p>
      <text:p text:style-name="P106"><text:tab/><text:tab/><text:tab/><text:tab/>arr[right] = temp;</text:p>
      <text:p text:style-name="P106"><text:tab/><text:tab/><text:tab/>}</text:p>
      <text:p text:style-name="P106"><text:tab/><text:tab/><text:tab/>++left;<text:tab/></text:p>
      <text:p text:style-name="P106"><text:tab/><text:tab/><text:tab/>--right;</text:p>
      <text:p text:style-name="P106"><text:tab/><text:tab/>}</text:p>
      <text:p text:style-name="P106"><text:tab/>}</text:p>
      <text:p text:style-name="P106"><text:tab/>std::thread left_thread;</text:p>
      <text:p text:style-name="P106"><text:tab/>std::thread right_thread;</text:p>
      <text:p text:style-name="P106"><text:tab/></text:p>
      <text:p text:style-name="P106"><text:tab/>if (start &lt; right) {<text:tab/></text:p>
      <text:p text:style-name="P106"><text:tab/><text:tab/>mut.lock();</text:p>
      <text:p text:style-name="P106"><text:tab/><text:tab/>if (threads_available &gt; 0) {</text:p>
      <text:p text:style-name="P106"><text:soft-page-break/><text:tab/><text:tab/><text:tab/>left_thread = std::thread(quick_sort_parallel&lt;T&gt;, std::ref(arr), start, right, predicate);</text:p>
      <text:p text:style-name="P106"><text:tab/><text:tab/><text:tab/>is_left_threaded = true;</text:p>
      <text:p text:style-name="P106"><text:tab/><text:tab/><text:tab/>--threads_available;</text:p>
      <text:p text:style-name="P106"><text:tab/><text:tab/><text:tab/>mut.unlock();</text:p>
      <text:p text:style-name="P106"><text:tab/><text:tab/>}</text:p>
      <text:p text:style-name="P106"><text:tab/><text:tab/>else {</text:p>
      <text:p text:style-name="P106"><text:tab/><text:tab/><text:tab/>mut.unlock();</text:p>
      <text:p text:style-name="P106"><text:tab/><text:tab/><text:tab/>quick_sort(arr, start, right);</text:p>
      <text:p text:style-name="P106"><text:tab/><text:tab/>}</text:p>
      <text:p text:style-name="P106"><text:tab/>};</text:p>
      <text:p text:style-name="P106"><text:tab/>if (finish &gt; left) {<text:tab/></text:p>
      <text:p text:style-name="P106"><text:tab/><text:tab/>mut.lock();</text:p>
      <text:p text:style-name="P106"><text:tab/><text:tab/>if (threads_available &gt; 0) {</text:p>
      <text:p text:style-name="P106"><text:tab/><text:tab/><text:tab/>right_thread = std::thread(quick_sort_parallel&lt;T&gt;, std::ref(arr), left, finish, predicate);</text:p>
      <text:p text:style-name="P106"><text:tab/><text:tab/><text:tab/>is_right_threaded = true;</text:p>
      <text:p text:style-name="P106"><text:tab/><text:tab/><text:tab/>--threads_available;</text:p>
      <text:p text:style-name="P106"><text:tab/><text:tab/><text:tab/>mut.unlock();</text:p>
      <text:p text:style-name="P106"><text:tab/><text:tab/>}</text:p>
      <text:p text:style-name="P106"><text:tab/><text:tab/>else {</text:p>
      <text:p text:style-name="P106"><text:tab/><text:tab/><text:tab/>mut.unlock();</text:p>
      <text:p text:style-name="P106"><text:tab/><text:tab/><text:tab/>quick_sort(arr, left, finish);</text:p>
      <text:p text:style-name="P106"><text:tab/><text:tab/>}</text:p>
      <text:p text:style-name="P106"><text:tab/>}</text:p>
      <text:p text:style-name="P106"><text:tab/>if (is_left_threaded) {</text:p>
      <text:p text:style-name="P106"><text:tab/><text:tab/>left_thread.join();</text:p>
      <text:p text:style-name="P106"><text:tab/><text:tab/>mut.lock();</text:p>
      <text:p text:style-name="P106"><text:tab/><text:tab/>++threads_available;</text:p>
      <text:p text:style-name="P106"><text:tab/><text:tab/>mut.unlock();</text:p>
      <text:p text:style-name="P106"><text:tab/>}</text:p>
      <text:p text:style-name="P106"><text:tab/>if (is_right_threaded) {</text:p>
      <text:p text:style-name="P106"><text:tab/><text:tab/>right_thread.join();</text:p>
      <text:p text:style-name="P106"><text:tab/><text:tab/>mut.lock();</text:p>
      <text:p text:style-name="P106"><text:tab/><text:tab/>++threads_available;</text:p>
      <text:p text:style-name="P106"><text:tab/><text:tab/>mut.unlock();</text:p>
      <text:p text:style-name="P106"><text:tab/>}</text:p>
      <text:p text:style-name="P106">}</text:p>
      <text:p text:style-name="P106"/>
      <text:p text:style-name="P106">template&lt;typename T, typename P&gt;</text:p>
      <text:p text:style-name="P106">bool is_sorted(const Array&lt;T&gt; &amp;arr, P predicate) {</text:p>
      <text:p text:style-name="P106"><text:tab/>auto size = arr.Size();</text:p>
      <text:p text:style-name="P106"><text:tab/>for (decltype(size) i = 1; i &lt; size; ++i)</text:p>
      <text:p text:style-name="P106"><text:tab/><text:tab/>if (predicate(arr[i - 1] &gt; arr[i]) &gt; 0)</text:p>
      <text:p text:style-name="P106"><text:tab/><text:tab/><text:tab/>return false;</text:p>
      <text:p text:style-name="P106"><text:tab/>return true;</text:p>
      <text:p text:style-name="P106">}</text:p>
      <text:p text:style-name="P12"/>
      <text:p text:style-name="P111"><text:span text:style-name="T61">main</text:span>.<text:span text:style-name="T61">cpp</text:span></text:p>
      <text:p text:style-name="P111"/>
      <text:p text:style-name="P18">#include &lt;iostream&gt;</text:p>
      <text:p text:style-name="P18">#include &lt;memory&gt;</text:p>
      <text:p text:style-name="P18"/>
      <text:p text:style-name="P18">//#include "TNtree.h"</text:p>
      <text:p text:style-name="P18">#include "figure.h"</text:p>
      <text:p text:style-name="P18">#include "retrangle.h"</text:p>
      <text:p text:style-name="P18">#include "rhombus.h"</text:p>
      <text:p text:style-name="P18"><text:soft-page-break/>#include "trapezium.h"</text:p>
      <text:p text:style-name="P18">#include "TMassive.h"</text:p>
      <text:p text:style-name="P18"/>
      <text:p text:style-name="P18">#include &lt;iostream&gt;</text:p>
      <text:p text:style-name="P18">#include &lt;memory&gt;</text:p>
      <text:p text:style-name="P18">#include &lt;vector&gt;</text:p>
      <text:p text:style-name="P18"/>
      <text:p text:style-name="P18">#include "Sort.h"</text:p>
      <text:p text:style-name="P18"/>
      <text:p text:style-name="P18">using namespace std;</text:p>
      <text:p text:style-name="P18"/>
      <text:p text:style-name="P18">const size_t page_size = 65536;</text:p>
      <text:p text:style-name="P18">const size_t obj_size = max({ sizeof(Retrangle), sizeof(Rhombus) , sizeof(Trapezium) });</text:p>
      <text:p text:style-name="P18"/>
      <text:p text:style-name="P18">Allocator Figure::allocator = Allocator(page_size, obj_size);</text:p>
      <text:p text:style-name="P18"/>
      <text:p text:style-name="P18">int main()</text:p>
      <text:p text:style-name="P18">{</text:p>
      <text:p text:style-name="P18"><text:tab/>size_t size = 0;</text:p>
      <text:p text:style-name="P18"/>
      <text:p text:style-name="P18"><text:tab/>cout &lt;&lt; "How much figures do you want to sort?" &lt;&lt; endl;</text:p>
      <text:p text:style-name="P18"><text:tab/>cin &gt;&gt; size;</text:p>
      <text:p text:style-name="P18"/>
      <text:p text:style-name="P18"><text:tab/>Array&lt;shared_ptr&lt;Figure&gt;&gt; array(size);</text:p>
      <text:p text:style-name="P18"/>
      <text:p text:style-name="P18"><text:tab/>auto comparator = [](auto &amp;f1, auto &amp;f2) -&gt; int {</text:p>
      <text:p text:style-name="P18"><text:tab/><text:tab/>return *f1 == *f2 ? 0 : *f1 &lt; *f2 ? -1 : 1; };</text:p>
      <text:p text:style-name="P18"/>
      <text:p text:style-name="P18"><text:tab/>auto gen_figure = [](char type) -&gt; shared_ptr&lt;Figure&gt; {</text:p>
      <text:p text:style-name="P18"><text:tab/><text:tab/>switch (type) {</text:p>
      <text:p text:style-name="P18"><text:tab/><text:tab/>case '<text:span text:style-name="T62">1</text:span>':</text:p>
      <text:p text:style-name="P18"><text:tab/><text:tab/><text:tab/>return shared_ptr&lt;Figure&gt;(new Retrangle(cin));</text:p>
      <text:p text:style-name="P18"><text:tab/><text:tab/>case '<text:span text:style-name="T62">2</text:span>':</text:p>
      <text:p text:style-name="P18"><text:tab/><text:tab/><text:tab/>return shared_ptr&lt;Figure&gt;(new Rhombus(cin));</text:p>
      <text:p text:style-name="P18"><text:tab/><text:tab/>case '<text:span text:style-name="T62">3</text:span>':</text:p>
      <text:p text:style-name="P18"><text:tab/><text:tab/><text:tab/>return shared_ptr&lt;Figure&gt;(new Trapezium(cin));</text:p>
      <text:p text:style-name="P18"><text:tab/><text:tab/>default:</text:p>
      <text:p text:style-name="P18"><text:tab/><text:tab/><text:tab/>return shared_ptr&lt;Figure&gt;(nullptr);</text:p>
      <text:p text:style-name="P18"><text:tab/><text:tab/>}</text:p>
      <text:p text:style-name="P18"><text:tab/>};</text:p>
      <text:p text:style-name="P18"/>
      <text:p text:style-name="P18"><text:tab/>char type;</text:p>
      <text:p text:style-name="P18"><text:tab/>for (int i = 0; i &lt; size; ++i) {</text:p>
      <text:p text:style-name="P18"><text:tab/><text:tab/>cout &lt;&lt; "Enter figure, please (1 _ _/2 _ _/3 _ _ _)" &lt;&lt; endl;</text:p>
      <text:p text:style-name="P18"><text:tab/><text:tab/>cin &gt;&gt; type;</text:p>
      <text:p text:style-name="P18"><text:tab/><text:tab/>array[i] = gen_figure(type);</text:p>
      <text:p text:style-name="P18"><text:tab/>}</text:p>
      <text:p text:style-name="P18"/>
      <text:p text:style-name="P18"><text:tab/>cout &lt;&lt; "Entered figures: " &lt;&lt; endl;</text:p>
      <text:p text:style-name="P18"><text:tab/>for (auto el : array)</text:p>
      <text:p text:style-name="P18"><text:tab/><text:tab/>cout &lt;&lt; *el &lt;&lt; ' ';</text:p>
      <text:p text:style-name="P18"><text:tab/>cout &lt;&lt; endl;</text:p>
      <text:p text:style-name="P18"/>
      <text:p text:style-name="P18"><text:tab/>quick_sort(array, 0, size - 1, comparator);</text:p>
      <text:p text:style-name="P18"/>
      <text:p text:style-name="P18"><text:tab/>cout &lt;&lt; "Sorted: " &lt;&lt; endl;</text:p>
      <text:p text:style-name="P18"><text:tab/>for (auto el : array)</text:p>
      <text:p text:style-name="P18"><text:tab/><text:tab/>cout &lt;&lt; *el &lt;&lt; ' ';</text:p>
      <text:p text:style-name="P18"><text:tab/>cout &lt;&lt; endl;</text:p>
      <text:p text:style-name="P18"/>
      <text:p text:style-name="P18"><text:tab/>system("read -p 'Press Enter to continue...' var");</text:p>
      <text:p text:style-name="P18"><text:s text:c="4"/>return 0;</text:p>
      <text:p text:style-name="P18">}</text:p>
      <text:p text:style-name="P18"/>
      <text:p text:style-name="P5">ПРИМЕР РАБОТЫ ПРОГРАММЫ</text:p>
      <text:p text:style-name="P120">How much figures do you want to sort?</text:p>
      <text:p text:style-name="P120">3</text:p>
      <text:p text:style-name="P120">Enter figure, please (1 _ _/2 _ _/3 _ _ _)</text:p>
      <text:p text:style-name="P120">1 2 3</text:p>
      <text:p text:style-name="P120">Enter figure, please (1 _ _/2 _ _/3 _ _ _)</text:p>
      <text:p text:style-name="P120"><text:soft-page-break/>2 2 1</text:p>
      <text:p text:style-name="P120">Enter figure, please (1 _ _/2 _ _/3 _ _ _)</text:p>
      <text:p text:style-name="P120">3 1 1 1</text:p>
      <text:p text:style-name="P120">Entered figures:</text:p>
      <text:p text:style-name="P120">rec(2, 3) rho(2, 1) tra(1,1,1)</text:p>
      <text:p text:style-name="P120">Sorted:</text:p>
      <text:p text:style-name="P120">tra(1,1,1) rho(2, 1) rec(2, 3)</text:p>
      <text:p text:style-name="P120">Press Enter to continue...</text:p>
      <text:p text:style-name="P120">Trapezium deleted</text:p>
      <text:p text:style-name="P120">Rhombus deleted</text:p>
      <text:p text:style-name="P120">Rectangle deleted</text:p>
      <text:p text:style-name="P120"/>
      <text:p text:style-name="P120">How much figures do you want to sort?</text:p>
      <text:p text:style-name="P120">2</text:p>
      <text:p text:style-name="P120">Enter figure, please (1 _ _/2 _ _/3 _ _ _)</text:p>
      <text:p text:style-name="P120">1 3 3</text:p>
      <text:p text:style-name="P120">Enter figure, please (1 _ _/2 _ _/3 _ _ _)</text:p>
      <text:p text:style-name="P120">2 2 2</text:p>
      <text:p text:style-name="P120">Entered figures:</text:p>
      <text:p text:style-name="P120">rec(3, 3) rho(2, 2)</text:p>
      <text:p text:style-name="P120">Sorted:</text:p>
      <text:p text:style-name="P120">rho(2, 2) rec(3, 3)</text:p>
      <text:p text:style-name="P120">Press Enter to continue...</text:p>
      <text:p text:style-name="P120">Rhombus deleted</text:p>
      <text:p text:style-name="P120">Rectangle deleted</text:p>
      <text:p text:style-name="P25"/>
      <text:p text:style-name="P25"/>
      <text:p text:style-name="P1">ВЫВОД</text:p>
      <text:p text:style-name="P1"/>
      <text:p text:style-name="P90"><text:span text:style-name="T63"><text:tab/>В ходе лабораторной работы я изучил </text:span><text:span text:style-name="T64">основы </text:span><text:span text:style-name="T63">параллельно</text:span><text:span text:style-name="T64">го</text:span><text:span text:style-name="T63"> программировани</text:span><text:span text:style-name="T64">я</text:span><text:span text:style-name="T63">, которое позволяет осуществлять сортировку </text:span><text:span text:style-name="T64">за более быстрый промежуток с помощью распараллеливания потоков</text:span><text:span text:style-name="T63">. То есть, все рекурсивные вызовы осуществ</text:span><text:span text:style-name="T64">л</text:span><text:span text:style-name="T63">яются в </text:span><text:span text:style-name="T65">разных </text:span><text:span text:style-name="T63">поток</text:span><text:span text:style-name="T65">ах. В этой ЛР применялись также знания, полученные в курсе Операционных сис</text:span><text:span text:style-name="T64">тем.</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Droid Sans Mono" svg:font-family="'Droid Sans Mono', monospace, monospace, 'Droid Sans Fallback'"/>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Narrow" svg:font-family="'Liberation Sans Narrow'" style:font-family-generic="swiss" style:font-pitch="variable"/>
    <style:font-face style:name="Verdana" svg:font-family="Verdana"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ru" fo:country="RU"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cm" fo:margin-right="0.134cm" fo:line-height="150%" fo:text-align="center" style:justify-single-word="false" fo:text-indent="0cm" style:auto-text-indent="false"/>
      <style:text-properties fo:font-size="10pt" fo:language="none" fo:country="none" fo:font-style="italic" fo:font-weight="bold" style:font-size-asian="10pt" style:font-style-asian="italic" style:font-weight-asian="bold" style:font-size-complex="10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Обычный_20__28_веб_29_" style:display-name="Обычный (веб)" style:family="paragraph" style:parent-style-name="Standard">
      <style:paragraph-properties fo:margin-top="0.494cm" fo:margin-bottom="0.494cm" loext:contextual-spacing="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apple-style-span" style:family="text" style:parent-style-name="Основной_20_шрифт_20_абзаца"/>
    <style:style style:name="Заголовок_20_Знак" style:display-name="Заголовок Знак" style:family="text">
      <style:text-properties fo:font-style="italic" fo:font-weight="bold" style:font-style-asian="italic" style:font-weight-asian="bold"/>
    </style:style>
    <style:style style:name="Emphasis" style:family="text" style:parent-style-name="Основной_20_шрифт_20_абзаца">
      <style:text-properties fo:font-style="italic" style:font-style-asian="italic" style:font-style-complex="italic"/>
    </style:style>
    <style:style style:name="define" style:family="text" style:parent-style-name="Основной_20_шрифт_20_абзаца"/>
    <style:style style:name="termin" style:family="text" style:parent-style-name="Основной_20_шрифт_20_абзаца"/>
    <style:style style:name="notermin" style:family="text" style:parent-style-name="Основной_20_шрифт_20_абзаца"/>
    <style:style style:name="Strong_20_Emphasis" style:display-name="Strong Emphasis" style:family="text" style:parent-style-name="Основной_20_шрифт_20_абзаца">
      <style:text-properties fo:font-weight="bold" style:font-weight-asian="bold" style:font-weight-complex="bold"/>
    </style:style>
    <style:style style:name="Пишущая_20_машинка_20_HTML" style:display-name="Пишущая машинка HTML" style:family="text" style:parent-style-name="Основной_20_шрифт_20_абзаца">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Заголовок_20_3_20_Знак" style:display-name="Заголовок 3 Знак" style:family="text" style:parent-style-name="Основной_20_шрифт_20_абзаца">
      <style:text-properties fo:font-size="13.5pt" fo:font-weight="bold" style:font-size-asian="13.5pt" style:font-weight-asian="bold" style:font-size-complex="13.5pt" style:font-weight-complex="bold"/>
    </style:style>
    <style:style style:name="b" style:family="text" style:parent-style-name="Основной_20_шрифт_20_абзаца"/>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43" style:display-name="ListLabel 43" style:family="text"/>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019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1.289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2.559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3.8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099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6.369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7.6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8.909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0.1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501cm" fo:margin-bottom="0.501cm" fo:margin-left="3cm" fo:margin-right="1.501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Федеральное агентство по образованию РФ Московский Государственный Технический Университет</dc:title>
    <dc:subject/>
    <meta:keyword/>
    <dc:description/>
    <meta:initial-creator>Catharsis96</meta:initial-creator>
    <meta:creation-date>2016-09-05T11:46:00</meta:creation-date>
    <dc:date>2019-01-18T12:05:30.501317383</dc:date>
    <meta:editing-cycles>14</meta:editing-cycles>
    <meta:editing-duration>PT18H15M56S</meta:editing-duration>
    <meta:generator>LibreOffice/6.0.6.2$Linux_X86_64 LibreOffice_project/00m0$Build-2</meta:generator>
    <meta:document-statistic meta:table-count="8" meta:image-count="0" meta:object-count="0" meta:page-count="64" meta:paragraph-count="3177" meta:word-count="11014" meta:character-count="91896" meta:non-whitespace-character-count="73459"/>
  </office:meta>
</office:document-meta>
</file>